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58.45pt"/>
    </style:style>
    <style:style style:name="co9" style:family="table-column">
      <style:table-column-properties fo:break-before="auto" style:column-width="53.8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69.9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49.4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back_wheel_stats.A2:left_back_wheel_stats.A153 left_back_wheel_stats.D1:left_back_wheel_stats.D1 left_back_wheel_stats.D2:left_back_wheel_stats.D153 left_back_wheel_stats.E1:left_back_wheel_stats.E1 left_back_wheel_stats.E2:left_back_wheel_stats.E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back_wheel_stats.A2:left_back_wheel_stats.A153 left_back_wheel_stats.G1:left_back_wheel_stats.G1 left_back_wheel_stats.G2:left_back_wheel_stats.G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52" calcext:value-type="float">
            <text:p>0.09995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6" calcext:value-type="float">
            <text:p>0.10003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21.15389" calcext:value-type="float">
            <text:p>-21.15389</text:p>
          </table:table-cell>
          <table:table-cell office:value-type="float" office:value="-1" calcext:value-type="float">
            <text:p>-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6071" calcext:value-type="float">
            <text:p>-0.176071</text:p>
          </table:table-cell>
          <table:table-cell office:value-type="float" office:value="-17.470127" calcext:value-type="float">
            <text:p>-17.470127</text:p>
          </table:table-cell>
          <table:table-cell office:value-type="float" office:value="-19.400044" calcext:value-type="float">
            <text:p>-19.400044</text:p>
          </table:table-cell>
          <table:table-cell office:value-type="float" office:value="-0.176071" calcext:value-type="float">
            <text:p>-0.176071</text:p>
          </table:table-cell>
          <table:table-cell office:value-type="float" office:value="0.100391" calcext:value-type="float">
            <text:p>0.10039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707525" calcext:value-type="float">
            <text:p>-2.70752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953679" calcext:value-type="float">
            <text:p>0.953679</text:p>
          </table:table-cell>
          <table:table-cell office:value-type="float" office:value="-0.081666" calcext:value-type="float">
            <text:p>-0.081666</text:p>
          </table:table-cell>
          <table:table-cell office:value-type="float" office:value="27.351508" calcext:value-type="float">
            <text:p>27.351508</text:p>
          </table:table-cell>
          <table:table-cell office:value-type="float" office:value="28.223521" calcext:value-type="float">
            <text:p>28.223521</text:p>
          </table:table-cell>
          <table:table-cell office:value-type="float" office:value="0.094405" calcext:value-type="float">
            <text:p>0.094405</text:p>
          </table:table-cell>
          <table:table-cell office:value-type="float" office:value="0.09899" calcext:value-type="float">
            <text:p>0.0989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495251" calcext:value-type="float">
            <text:p>-3.49525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741405" calcext:value-type="float">
            <text:p>1.741405</text:p>
          </table:table-cell>
          <table:table-cell office:value-type="float" office:value="0.094216" calcext:value-type="float">
            <text:p>0.094216</text:p>
          </table:table-cell>
          <table:table-cell office:value-type="float" office:value="7.799279" calcext:value-type="float">
            <text:p>7.799279</text:p>
          </table:table-cell>
          <table:table-cell office:value-type="float" office:value="9.6349" calcext:value-type="float">
            <text:p>9.6349</text:p>
          </table:table-cell>
          <table:table-cell office:value-type="float" office:value="0.175882" calcext:value-type="float">
            <text:p>0.175882</text:p>
          </table:table-cell>
          <table:table-cell office:value-type="float" office:value="0.101" calcext:value-type="float">
            <text:p>0.10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787811" calcext:value-type="float">
            <text:p>-0.787811</text:p>
          </table:table-cell>
          <table:table-cell office:value-type="float" office:value="-29.796887" calcext:value-type="float">
            <text:p>-29.796887</text:p>
          </table:table-cell>
          <table:table-cell office:value-type="float" office:value="-1" calcext:value-type="float">
            <text:p>-1</text:p>
          </table:table-cell>
          <table:table-cell office:value-type="float" office:value="-0.966035" calcext:value-type="float">
            <text:p>-0.966035</text:p>
          </table:table-cell>
          <table:table-cell office:value-type="float" office:value="-0.002387" calcext:value-type="float">
            <text:p>-0.002387</text:p>
          </table:table-cell>
          <table:table-cell office:value-type="float" office:value="-27.074619" calcext:value-type="float">
            <text:p>-27.074619</text:p>
          </table:table-cell>
          <table:table-cell office:value-type="float" office:value="-28.043041" calcext:value-type="float">
            <text:p>-28.043041</text:p>
          </table:table-cell>
          <table:table-cell office:value-type="float" office:value="-0.096603" calcext:value-type="float">
            <text:p>-0.096603</text:p>
          </table:table-cell>
          <table:table-cell office:value-type="float" office:value="0.099999" calcext:value-type="float">
            <text:p>0.09999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0273" calcext:value-type="float">
            <text:p>-1.80027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046427" calcext:value-type="float">
            <text:p>0.046427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10.124537" calcext:value-type="float">
            <text:p>10.124537</text:p>
          </table:table-cell>
          <table:table-cell office:value-type="float" office:value="10.173219" calcext:value-type="float">
            <text:p>10.173219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.100001" calcext:value-type="float">
            <text:p>0.10000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24663" calcext:value-type="float">
            <text:p>-2.42466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670817" calcext:value-type="float">
            <text:p>0.670817</text:p>
          </table:table-cell>
          <table:table-cell office:value-type="float" office:value="0.069284" calcext:value-type="float">
            <text:p>0.069284</text:p>
          </table:table-cell>
          <table:table-cell office:value-type="float" office:value="6.248898" calcext:value-type="float">
            <text:p>6.248898</text:p>
          </table:table-cell>
          <table:table-cell office:value-type="float" office:value="6.988999" calcext:value-type="float">
            <text:p>6.988999</text:p>
          </table:table-cell>
          <table:table-cell office:value-type="float" office:value="0.067028" calcext:value-type="float">
            <text:p>0.067028</text:p>
          </table:table-cell>
          <table:table-cell office:value-type="float" office:value="0.09992" calcext:value-type="float">
            <text:p>0.0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525" calcext:value-type="float">
            <text:p>-0.338525</text:p>
          </table:table-cell>
          <table:table-cell office:value-type="float" office:value="-24.096147" calcext:value-type="float">
            <text:p>-24.096147</text:p>
          </table:table-cell>
          <table:table-cell office:value-type="float" office:value="-1" calcext:value-type="float">
            <text:p>-1</text:p>
          </table:table-cell>
          <table:table-cell office:value-type="float" office:value="-1.415321" calcext:value-type="float">
            <text:p>-1.415321</text:p>
          </table:table-cell>
          <table:table-cell office:value-type="float" office:value="-0.072294" calcext:value-type="float">
            <text:p>-0.072294</text:p>
          </table:table-cell>
          <table:table-cell office:value-type="float" office:value="-20.854686" calcext:value-type="float">
            <text:p>-20.854686</text:p>
          </table:table-cell>
          <table:table-cell office:value-type="float" office:value="-22.342301" calcext:value-type="float">
            <text:p>-22.342301</text:p>
          </table:table-cell>
          <table:table-cell office:value-type="float" office:value="-0.141577" calcext:value-type="float">
            <text:p>-0.141577</text:p>
          </table:table-cell>
          <table:table-cell office:value-type="float" office:value="0.100032" calcext:value-type="float">
            <text:p>0.10003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99198" calcext:value-type="float">
            <text:p>-1.79919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045352" calcext:value-type="float">
            <text:p>0.045352</text:p>
          </table:table-cell>
          <table:table-cell office:value-type="float" office:value="-0.067801" calcext:value-type="float">
            <text:p>-0.067801</text:p>
          </table:table-cell>
          <table:table-cell office:value-type="float" office:value="14.744439" calcext:value-type="float">
            <text:p>14.744439</text:p>
          </table:table-cell>
          <table:table-cell office:value-type="float" office:value="14.72199" calcext:value-type="float">
            <text:p>14.72199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099066" calcext:value-type="float">
            <text:p>0.099066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82514" calcext:value-type="float">
            <text:p>-2.48251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728668" calcext:value-type="float">
            <text:p>0.728668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6.742149" calcext:value-type="float">
            <text:p>6.742149</text:p>
          </table:table-cell>
          <table:table-cell office:value-type="float" office:value="7.476866" calcext:value-type="float">
            <text:p>7.476866</text:p>
          </table:table-cell>
          <table:table-cell office:value-type="float" office:value="0.07385" calcext:value-type="float">
            <text:p>0.07385</text:p>
          </table:table-cell>
          <table:table-cell office:value-type="float" office:value="0.10135" calcext:value-type="float">
            <text:p>0.10135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" calcext:value-type="float">
            <text:p>-0.169</text:p>
          </table:table-cell>
          <table:table-cell office:value-type="float" office:value="-26.6926" calcext:value-type="float">
            <text:p>-26.6926</text:p>
          </table:table-cell>
          <table:table-cell office:value-type="float" office:value="-1" calcext:value-type="float">
            <text:p>-1</text:p>
          </table:table-cell>
          <table:table-cell office:value-type="float" office:value="-1.584846" calcext:value-type="float">
            <text:p>-1.584846</text:p>
          </table:table-cell>
          <table:table-cell office:value-type="float" office:value="-0.151979" calcext:value-type="float">
            <text:p>-0.151979</text:p>
          </table:table-cell>
          <table:table-cell office:value-type="float" office:value="-23.201929" calcext:value-type="float">
            <text:p>-23.201929</text:p>
          </table:table-cell>
          <table:table-cell office:value-type="float" office:value="-24.938754" calcext:value-type="float">
            <text:p>-24.938754</text:p>
          </table:table-cell>
          <table:table-cell office:value-type="float" office:value="-0.158028" calcext:value-type="float">
            <text:p>-0.158028</text:p>
          </table:table-cell>
          <table:table-cell office:value-type="float" office:value="0.099712" calcext:value-type="float">
            <text:p>0.0997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7355" calcext:value-type="float">
            <text:p>-1.63735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16491" calcext:value-type="float">
            <text:p>-0.116491</text:p>
          </table:table-cell>
          <table:table-cell office:value-type="float" office:value="0.012438" calcext:value-type="float">
            <text:p>0.012438</text:p>
          </table:table-cell>
          <table:table-cell office:value-type="float" office:value="14.678282" calcext:value-type="float">
            <text:p>14.678282</text:p>
          </table:table-cell>
          <table:table-cell office:value-type="float" office:value="14.57423" calcext:value-type="float">
            <text:p>14.57423</text:p>
          </table:table-cell>
          <table:table-cell office:value-type="float" office:value="-0.011653" calcext:value-type="float">
            <text:p>-0.011653</text:p>
          </table:table-cell>
          <table:table-cell office:value-type="float" office:value="0.100036" calcext:value-type="float">
            <text:p>0.10003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9551" calcext:value-type="float">
            <text:p>-2.1955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441664" calcext:value-type="float">
            <text:p>0.441664</text:p>
          </table:table-cell>
          <table:table-cell office:value-type="float" office:value="-0.037618" calcext:value-type="float">
            <text:p>-0.037618</text:p>
          </table:table-cell>
          <table:table-cell office:value-type="float" office:value="5.558582" calcext:value-type="float">
            <text:p>5.558582</text:p>
          </table:table-cell>
          <table:table-cell office:value-type="float" office:value="5.962628" calcext:value-type="float">
            <text:p>5.962628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0.100413" calcext:value-type="float">
            <text:p>0.100413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473" calcext:value-type="float">
            <text:p>-0.225473</text:p>
          </table:table-cell>
          <table:table-cell office:value-type="float" office:value="-23.452486" calcext:value-type="float">
            <text:p>-23.452486</text:p>
          </table:table-cell>
          <table:table-cell office:value-type="float" office:value="-1" calcext:value-type="float">
            <text:p>-1</text:p>
          </table:table-cell>
          <table:table-cell office:value-type="float" office:value="-1.528373" calcext:value-type="float">
            <text:p>-1.528373</text:p>
          </table:table-cell>
          <table:table-cell office:value-type="float" office:value="-0.365531" calcext:value-type="float">
            <text:p>-0.365531</text:p>
          </table:table-cell>
          <table:table-cell office:value-type="float" office:value="-19.804736" calcext:value-type="float">
            <text:p>-19.804736</text:p>
          </table:table-cell>
          <table:table-cell office:value-type="float" office:value="-21.69864" calcext:value-type="float">
            <text:p>-21.69864</text:p>
          </table:table-cell>
          <table:table-cell office:value-type="float" office:value="-0.152032" calcext:value-type="float">
            <text:p>-0.152032</text:p>
          </table:table-cell>
          <table:table-cell office:value-type="float" office:value="0.099473" calcext:value-type="float">
            <text:p>0.09947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19042" calcext:value-type="float">
            <text:p>-1.51904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234804" calcext:value-type="float">
            <text:p>-0.234804</text:p>
          </table:table-cell>
          <table:table-cell office:value-type="float" office:value="-0.292336" calcext:value-type="float">
            <text:p>-0.292336</text:p>
          </table:table-cell>
          <table:table-cell office:value-type="float" office:value="12.975795" calcext:value-type="float">
            <text:p>12.975795</text:p>
          </table:table-cell>
          <table:table-cell office:value-type="float" office:value="12.448655" calcext:value-type="float">
            <text:p>12.448655</text:p>
          </table:table-cell>
          <table:table-cell office:value-type="float" office:value="-0.023408" calcext:value-type="float">
            <text:p>-0.023408</text:p>
          </table:table-cell>
          <table:table-cell office:value-type="float" office:value="0.099691" calcext:value-type="float">
            <text:p>0.09969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10202" calcext:value-type="float">
            <text:p>-2.31020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-0.241295" calcext:value-type="float">
            <text:p>-0.241295</text:p>
          </table:table-cell>
          <table:table-cell office:value-type="float" office:value="7.904727" calcext:value-type="float">
            <text:p>7.904727</text:p>
          </table:table-cell>
          <table:table-cell office:value-type="float" office:value="8.219788" calcext:value-type="float">
            <text:p>8.219788</text:p>
          </table:table-cell>
          <table:table-cell office:value-type="float" office:value="0.055684" calcext:value-type="float">
            <text:p>0.055684</text:p>
          </table:table-cell>
          <table:table-cell office:value-type="float" office:value="0.100087" calcext:value-type="float">
            <text:p>0.100087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3858" calcext:value-type="float">
            <text:p>-0.33858</text:p>
          </table:table-cell>
          <table:table-cell office:value-type="float" office:value="-23.357117" calcext:value-type="float">
            <text:p>-23.357117</text:p>
          </table:table-cell>
          <table:table-cell office:value-type="float" office:value="-1" calcext:value-type="float">
            <text:p>-1</text:p>
          </table:table-cell>
          <table:table-cell office:value-type="float" office:value="-1.415267" calcext:value-type="float">
            <text:p>-1.415267</text:p>
          </table:table-cell>
          <table:table-cell office:value-type="float" office:value="-0.449691" calcext:value-type="float">
            <text:p>-0.449691</text:p>
          </table:table-cell>
          <table:table-cell office:value-type="float" office:value="-19.738313" calcext:value-type="float">
            <text:p>-19.738313</text:p>
          </table:table-cell>
          <table:table-cell office:value-type="float" office:value="-21.603271" calcext:value-type="float">
            <text:p>-21.603271</text:p>
          </table:table-cell>
          <table:table-cell office:value-type="float" office:value="-0.141368" calcext:value-type="float">
            <text:p>-0.141368</text:p>
          </table:table-cell>
          <table:table-cell office:value-type="float" office:value="0.099888" calcext:value-type="float">
            <text:p>0.09988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3778" calcext:value-type="float">
            <text:p>-1.57377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80068" calcext:value-type="float">
            <text:p>-0.180068</text:p>
          </table:table-cell>
          <table:table-cell office:value-type="float" office:value="-0.326012" calcext:value-type="float">
            <text:p>-0.326012</text:p>
          </table:table-cell>
          <table:table-cell office:value-type="float" office:value="12.427046" calcext:value-type="float">
            <text:p>12.427046</text:p>
          </table:table-cell>
          <table:table-cell office:value-type="float" office:value="11.920967" calcext:value-type="float">
            <text:p>11.920967</text:p>
          </table:table-cell>
          <table:table-cell office:value-type="float" office:value="-0.017898" calcext:value-type="float">
            <text:p>-0.017898</text:p>
          </table:table-cell>
          <table:table-cell office:value-type="float" office:value="0.099396" calcext:value-type="float">
            <text:p>0.099396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650321" calcext:value-type="float">
            <text:p>-2.65032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896475" calcext:value-type="float">
            <text:p>0.896475</text:p>
          </table:table-cell>
          <table:table-cell office:value-type="float" office:value="-0.239707" calcext:value-type="float">
            <text:p>-0.239707</text:p>
          </table:table-cell>
          <table:table-cell office:value-type="float" office:value="10.62905" calcext:value-type="float">
            <text:p>10.62905</text:p>
          </table:table-cell>
          <table:table-cell office:value-type="float" office:value="11.285818" calcext:value-type="float">
            <text:p>11.285818</text:p>
          </table:table-cell>
          <table:table-cell office:value-type="float" office:value="0.090798" calcext:value-type="float">
            <text:p>0.090798</text:p>
          </table:table-cell>
          <table:table-cell office:value-type="float" office:value="0.101283" calcext:value-type="float">
            <text:p>0.101283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677586" calcext:value-type="float">
            <text:p>-0.677586</text:p>
          </table:table-cell>
          <table:table-cell office:value-type="float" office:value="-23.045589" calcext:value-type="float">
            <text:p>-23.045589</text:p>
          </table:table-cell>
          <table:table-cell office:value-type="float" office:value="-1" calcext:value-type="float">
            <text:p>-1</text:p>
          </table:table-cell>
          <table:table-cell office:value-type="float" office:value="-1.07626" calcext:value-type="float">
            <text:p>-1.07626</text:p>
          </table:table-cell>
          <table:table-cell office:value-type="float" office:value="-0.420817" calcext:value-type="float">
            <text:p>-0.420817</text:p>
          </table:table-cell>
          <table:table-cell office:value-type="float" office:value="-19.794666" calcext:value-type="float">
            <text:p>-19.794666</text:p>
          </table:table-cell>
          <table:table-cell office:value-type="float" office:value="-21.291743" calcext:value-type="float">
            <text:p>-21.291743</text:p>
          </table:table-cell>
          <table:table-cell office:value-type="float" office:value="-0.10726" calcext:value-type="float">
            <text:p>-0.10726</text:p>
          </table:table-cell>
          <table:table-cell office:value-type="float" office:value="0.09966" calcext:value-type="float">
            <text:p>0.09966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6534" calcext:value-type="float">
            <text:p>-1.80653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052688" calcext:value-type="float">
            <text:p>0.052688</text:p>
          </table:table-cell>
          <table:table-cell office:value-type="float" office:value="-0.257585" calcext:value-type="float">
            <text:p>-0.257585</text:p>
          </table:table-cell>
          <table:table-cell office:value-type="float" office:value="11.429942" calcext:value-type="float">
            <text:p>11.429942</text:p>
          </table:table-cell>
          <table:table-cell office:value-type="float" office:value="11.225045" calcext:value-type="float">
            <text:p>11.225045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0.098771" calcext:value-type="float">
            <text:p>0.09877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817292" calcext:value-type="float">
            <text:p>-2.81729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063446" calcext:value-type="float">
            <text:p>1.063446</text:p>
          </table:table-cell>
          <table:table-cell office:value-type="float" office:value="-0.139255" calcext:value-type="float">
            <text:p>-0.139255</text:p>
          </table:table-cell>
          <table:table-cell office:value-type="float" office:value="10.076147" calcext:value-type="float">
            <text:p>10.076147</text:p>
          </table:table-cell>
          <table:table-cell office:value-type="float" office:value="11.000338" calcext:value-type="float">
            <text:p>11.000338</text:p>
          </table:table-cell>
          <table:table-cell office:value-type="float" office:value="0.106676" calcext:value-type="float">
            <text:p>0.106676</text:p>
          </table:table-cell>
          <table:table-cell office:value-type="float" office:value="0.100312" calcext:value-type="float">
            <text:p>0.100312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06403" calcext:value-type="float">
            <text:p>-0.506403</text:p>
          </table:table-cell>
          <table:table-cell office:value-type="float" office:value="-26.270145" calcext:value-type="float">
            <text:p>-26.270145</text:p>
          </table:table-cell>
          <table:table-cell office:value-type="float" office:value="-1" calcext:value-type="float">
            <text:p>-1</text:p>
          </table:table-cell>
          <table:table-cell office:value-type="float" office:value="-1.247443" calcext:value-type="float">
            <text:p>-1.247443</text:p>
          </table:table-cell>
          <table:table-cell office:value-type="float" office:value="-0.309159" calcext:value-type="float">
            <text:p>-0.309159</text:p>
          </table:table-cell>
          <table:table-cell office:value-type="float" office:value="-22.959697" calcext:value-type="float">
            <text:p>-22.959697</text:p>
          </table:table-cell>
          <table:table-cell office:value-type="float" office:value="-24.516299" calcext:value-type="float">
            <text:p>-24.516299</text:p>
          </table:table-cell>
          <table:table-cell office:value-type="float" office:value="-0.125555" calcext:value-type="float">
            <text:p>-0.125555</text:p>
          </table:table-cell>
          <table:table-cell office:value-type="float" office:value="0.10065" calcext:value-type="float">
            <text:p>0.1006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8332" calcext:value-type="float">
            <text:p>-1.85833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104486" calcext:value-type="float">
            <text:p>0.104486</text:p>
          </table:table-cell>
          <table:table-cell office:value-type="float" office:value="-0.146795" calcext:value-type="float">
            <text:p>-0.146795</text:p>
          </table:table-cell>
          <table:table-cell office:value-type="float" office:value="13.67212" calcext:value-type="float">
            <text:p>13.67212</text:p>
          </table:table-cell>
          <table:table-cell office:value-type="float" office:value="13.62981" calcext:value-type="float">
            <text:p>13.62981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0.098882" calcext:value-type="float">
            <text:p>0.098882</text:p>
          </table:table-cell>
          <table:table-cell>
            <draw:frame table:end-cell-address="left_back_wheel_stats.AB32" table:end-x="25.85pt" table:end-y="12.25pt" draw:z-index="2" draw:style-name="gr1" draw:text-style-name="P1" svg:width="918.2pt" svg:height="88.81pt" svg:x="3.66pt" svg:y="0.28pt">
              <draw:object draw:notify-on-update-of-ranges="left_back_wheel_stats.A2:left_back_wheel_stats.A153 left_back_wheel_stats.H1:left_back_wheel_stats.H1 left_back_wheel_stats.H2:left_back_wheel_stats.H153 left_back_wheel_stats.I1:left_back_wheel_stats.I1 left_back_wheel_stats.I2:left_back_wheel_stats.I153 left_back_wheel_stats.J1:left_back_wheel_stats.J1 left_back_wheel_stats.J2:left_back_wheel_stats.J15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43437" calcext:value-type="float">
            <text:p>-2.14343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389591" calcext:value-type="float">
            <text:p>0.389591</text:p>
          </table:table-cell>
          <table:table-cell office:value-type="float" office:value="-0.083888" calcext:value-type="float">
            <text:p>-0.083888</text:p>
          </table:table-cell>
          <table:table-cell office:value-type="float" office:value="2.812043" calcext:value-type="float">
            <text:p>2.812043</text:p>
          </table:table-cell>
          <table:table-cell office:value-type="float" office:value="3.117745" calcext:value-type="float">
            <text:p>3.117745</text:p>
          </table:table-cell>
          <table:table-cell office:value-type="float" office:value="0.039499" calcext:value-type="float">
            <text:p>0.039499</text:p>
          </table:table-cell>
          <table:table-cell office:value-type="float" office:value="0.101387" calcext:value-type="float">
            <text:p>0.10138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963" calcext:value-type="float">
            <text:p>-0.168963</text:p>
          </table:table-cell>
          <table:table-cell office:value-type="float" office:value="-23.381358" calcext:value-type="float">
            <text:p>-23.381358</text:p>
          </table:table-cell>
          <table:table-cell office:value-type="float" office:value="-1" calcext:value-type="float">
            <text:p>-1</text:p>
          </table:table-cell>
          <table:table-cell office:value-type="float" office:value="-1.584883" calcext:value-type="float">
            <text:p>-1.584883</text:p>
          </table:table-cell>
          <table:table-cell office:value-type="float" office:value="-0.298062" calcext:value-type="float">
            <text:p>-0.298062</text:p>
          </table:table-cell>
          <table:table-cell office:value-type="float" office:value="-19.744567" calcext:value-type="float">
            <text:p>-19.744567</text:p>
          </table:table-cell>
          <table:table-cell office:value-type="float" office:value="-21.627512" calcext:value-type="float">
            <text:p>-21.627512</text:p>
          </table:table-cell>
          <table:table-cell office:value-type="float" office:value="-0.15849" calcext:value-type="float">
            <text:p>-0.15849</text:p>
          </table:table-cell>
          <table:table-cell office:value-type="float" office:value="0.100001" calcext:value-type="float">
            <text:p>0.10000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91848" calcext:value-type="float">
            <text:p>-1.69184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061999" calcext:value-type="float">
            <text:p>-0.061999</text:p>
          </table:table-cell>
          <table:table-cell office:value-type="float" office:value="-0.16278" calcext:value-type="float">
            <text:p>-0.16278</text:p>
          </table:table-cell>
          <table:table-cell office:value-type="float" office:value="15.511441" calcext:value-type="float">
            <text:p>15.511441</text:p>
          </table:table-cell>
          <table:table-cell office:value-type="float" office:value="15.286662" calcext:value-type="float">
            <text:p>15.286662</text:p>
          </table:table-cell>
          <table:table-cell office:value-type="float" office:value="-0.006087" calcext:value-type="float">
            <text:p>-0.006087</text:p>
          </table:table-cell>
          <table:table-cell office:value-type="float" office:value="0.098178" calcext:value-type="float">
            <text:p>0.098178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6025" calcext:value-type="float">
            <text:p>-2.08602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332179" calcext:value-type="float">
            <text:p>0.332179</text:p>
          </table:table-cell>
          <table:table-cell office:value-type="float" office:value="-0.111512" calcext:value-type="float">
            <text:p>-0.111512</text:p>
          </table:table-cell>
          <table:table-cell office:value-type="float" office:value="3.923767" calcext:value-type="float">
            <text:p>3.923767</text:p>
          </table:table-cell>
          <table:table-cell office:value-type="float" office:value="4.144434" calcext:value-type="float">
            <text:p>4.144434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.100459" calcext:value-type="float">
            <text:p>0.10045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754" calcext:value-type="float">
            <text:p>-0.168754</text:p>
          </table:table-cell>
          <table:table-cell office:value-type="float" office:value="-22.6344" calcext:value-type="float">
            <text:p>-22.6344</text:p>
          </table:table-cell>
          <table:table-cell office:value-type="float" office:value="-1" calcext:value-type="float">
            <text:p>-1</text:p>
          </table:table-cell>
          <table:table-cell office:value-type="float" office:value="-1.585092" calcext:value-type="float">
            <text:p>-1.585092</text:p>
          </table:table-cell>
          <table:table-cell office:value-type="float" office:value="-0.362829" calcext:value-type="float">
            <text:p>-0.362829</text:p>
          </table:table-cell>
          <table:table-cell office:value-type="float" office:value="-18.932632" calcext:value-type="float">
            <text:p>-18.932632</text:p>
          </table:table-cell>
          <table:table-cell office:value-type="float" office:value="-20.880553" calcext:value-type="float">
            <text:p>-20.880553</text:p>
          </table:table-cell>
          <table:table-cell office:value-type="float" office:value="-0.160519" calcext:value-type="float">
            <text:p>-0.160519</text:p>
          </table:table-cell>
          <table:table-cell office:value-type="float" office:value="0.101268" calcext:value-type="float">
            <text:p>0.101268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50992" calcext:value-type="float">
            <text:p>-1.75099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002855" calcext:value-type="float">
            <text:p>-0.002855</text:p>
          </table:table-cell>
          <table:table-cell office:value-type="float" office:value="-0.255856" calcext:value-type="float">
            <text:p>-0.255856</text:p>
          </table:table-cell>
          <table:table-cell office:value-type="float" office:value="15.74663" calcext:value-type="float">
            <text:p>15.74663</text:p>
          </table:table-cell>
          <table:table-cell office:value-type="float" office:value="15.48792" calcext:value-type="float">
            <text:p>15.48792</text:p>
          </table:table-cell>
          <table:table-cell office:value-type="float" office:value="-0.000287" calcext:value-type="float">
            <text:p>-0.000287</text:p>
          </table:table-cell>
          <table:table-cell office:value-type="float" office:value="0.100481" calcext:value-type="float">
            <text:p>0.10048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84706" calcext:value-type="float">
            <text:p>-2.28470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53086" calcext:value-type="float">
            <text:p>0.53086</text:p>
          </table:table-cell>
          <table:table-cell office:value-type="float" office:value="-0.208093" calcext:value-type="float">
            <text:p>-0.208093</text:p>
          </table:table-cell>
          <table:table-cell office:value-type="float" office:value="5.349123" calcext:value-type="float">
            <text:p>5.349123</text:p>
          </table:table-cell>
          <table:table-cell office:value-type="float" office:value="5.671891" calcext:value-type="float">
            <text:p>5.671891</text:p>
          </table:table-cell>
          <table:table-cell office:value-type="float" office:value="0.052967" calcext:value-type="float">
            <text:p>0.052967</text:p>
          </table:table-cell>
          <table:table-cell office:value-type="float" office:value="0.099776" calcext:value-type="float">
            <text:p>0.099776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3598" calcext:value-type="float">
            <text:p>-0.113598</text:p>
          </table:table-cell>
          <table:table-cell office:value-type="float" office:value="-25.690755" calcext:value-type="float">
            <text:p>-25.690755</text:p>
          </table:table-cell>
          <table:table-cell office:value-type="float" office:value="-1" calcext:value-type="float">
            <text:p>-1</text:p>
          </table:table-cell>
          <table:table-cell office:value-type="float" office:value="-1.640248" calcext:value-type="float">
            <text:p>-1.640248</text:p>
          </table:table-cell>
          <table:table-cell office:value-type="float" office:value="-0.477985" calcext:value-type="float">
            <text:p>-0.477985</text:p>
          </table:table-cell>
          <table:table-cell office:value-type="float" office:value="-21.818675" calcext:value-type="float">
            <text:p>-21.818675</text:p>
          </table:table-cell>
          <table:table-cell office:value-type="float" office:value="-23.936908" calcext:value-type="float">
            <text:p>-23.936908</text:p>
          </table:table-cell>
          <table:table-cell office:value-type="float" office:value="-0.163216" calcext:value-type="float">
            <text:p>-0.163216</text:p>
          </table:table-cell>
          <table:table-cell office:value-type="float" office:value="0.099507" calcext:value-type="float">
            <text:p>0.099507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4301" calcext:value-type="float">
            <text:p>-1.46430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289545" calcext:value-type="float">
            <text:p>-0.289545</text:p>
          </table:table-cell>
          <table:table-cell office:value-type="float" office:value="-0.381662" calcext:value-type="float">
            <text:p>-0.381662</text:p>
          </table:table-cell>
          <table:table-cell office:value-type="float" office:value="13.37897" calcext:value-type="float">
            <text:p>13.37897</text:p>
          </table:table-cell>
          <table:table-cell office:value-type="float" office:value="12.707763" calcext:value-type="float">
            <text:p>12.707763</text:p>
          </table:table-cell>
          <table:table-cell office:value-type="float" office:value="-0.029232" calcext:value-type="float">
            <text:p>-0.029232</text:p>
          </table:table-cell>
          <table:table-cell office:value-type="float" office:value="0.100957" calcext:value-type="float">
            <text:p>0.100957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7424" calcext:value-type="float">
            <text:p>-2.08742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333578" calcext:value-type="float">
            <text:p>0.333578</text:p>
          </table:table-cell>
          <table:table-cell office:value-type="float" office:value="-0.358754" calcext:value-type="float">
            <text:p>-0.358754</text:p>
          </table:table-cell>
          <table:table-cell office:value-type="float" office:value="6.253495" calcext:value-type="float">
            <text:p>6.253495</text:p>
          </table:table-cell>
          <table:table-cell office:value-type="float" office:value="6.228318" calcext:value-type="float">
            <text:p>6.228318</text:p>
          </table:table-cell>
          <table:table-cell office:value-type="float" office:value="0.033239" calcext:value-type="float">
            <text:p>0.033239</text:p>
          </table:table-cell>
          <table:table-cell office:value-type="float" office:value="0.099644" calcext:value-type="float">
            <text:p>0.099644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523" calcext:value-type="float">
            <text:p>-0.225523</text:p>
          </table:table-cell>
          <table:table-cell office:value-type="float" office:value="-22.531295" calcext:value-type="float">
            <text:p>-22.531295</text:p>
          </table:table-cell>
          <table:table-cell office:value-type="float" office:value="-1" calcext:value-type="float">
            <text:p>-1</text:p>
          </table:table-cell>
          <table:table-cell office:value-type="float" office:value="-1.528323" calcext:value-type="float">
            <text:p>-1.528323</text:p>
          </table:table-cell>
          <table:table-cell office:value-type="float" office:value="-0.550435" calcext:value-type="float">
            <text:p>-0.550435</text:p>
          </table:table-cell>
          <table:table-cell office:value-type="float" office:value="-18.698691" calcext:value-type="float">
            <text:p>-18.698691</text:p>
          </table:table-cell>
          <table:table-cell office:value-type="float" office:value="-20.777448" calcext:value-type="float">
            <text:p>-20.777448</text:p>
          </table:table-cell>
          <table:table-cell office:value-type="float" office:value="-0.152181" calcext:value-type="float">
            <text:p>-0.152181</text:p>
          </table:table-cell>
          <table:table-cell office:value-type="float" office:value="0.099574" calcext:value-type="float">
            <text:p>0.099574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4271" calcext:value-type="float">
            <text:p>-1.63427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19575" calcext:value-type="float">
            <text:p>-0.119575</text:p>
          </table:table-cell>
          <table:table-cell office:value-type="float" office:value="-0.403782" calcext:value-type="float">
            <text:p>-0.403782</text:p>
          </table:table-cell>
          <table:table-cell office:value-type="float" office:value="14.231049" calcext:value-type="float">
            <text:p>14.231049</text:p>
          </table:table-cell>
          <table:table-cell office:value-type="float" office:value="13.707692" calcext:value-type="float">
            <text:p>13.707692</text:p>
          </table:table-cell>
          <table:table-cell office:value-type="float" office:value="-0.011837" calcext:value-type="float">
            <text:p>-0.011837</text:p>
          </table:table-cell>
          <table:table-cell office:value-type="float" office:value="0.098991" calcext:value-type="float">
            <text:p>0.09899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2178" calcext:value-type="float">
            <text:p>-2.0217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267934" calcext:value-type="float">
            <text:p>0.267934</text:p>
          </table:table-cell>
          <table:table-cell office:value-type="float" office:value="-0.370408" calcext:value-type="float">
            <text:p>-0.370408</text:p>
          </table:table-cell>
          <table:table-cell office:value-type="float" office:value="3.805003" calcext:value-type="float">
            <text:p>3.805003</text:p>
          </table:table-cell>
          <table:table-cell office:value-type="float" office:value="3.702529" calcext:value-type="float">
            <text:p>3.702529</text:p>
          </table:table-cell>
          <table:table-cell office:value-type="float" office:value="0.027287" calcext:value-type="float">
            <text:p>0.027287</text:p>
          </table:table-cell>
          <table:table-cell office:value-type="float" office:value="0.101842" calcext:value-type="float">
            <text:p>0.101842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3069" calcext:value-type="float">
            <text:p>-0.113069</text:p>
          </table:table-cell>
          <table:table-cell office:value-type="float" office:value="-23.185661" calcext:value-type="float">
            <text:p>-23.185661</text:p>
          </table:table-cell>
          <table:table-cell office:value-type="float" office:value="-1" calcext:value-type="float">
            <text:p>-1</text:p>
          </table:table-cell>
          <table:table-cell office:value-type="float" office:value="-1.640777" calcext:value-type="float">
            <text:p>-1.640777</text:p>
          </table:table-cell>
          <table:table-cell office:value-type="float" office:value="-0.566685" calcext:value-type="float">
            <text:p>-0.566685</text:p>
          </table:table-cell>
          <table:table-cell office:value-type="float" office:value="-19.224353" calcext:value-type="float">
            <text:p>-19.224353</text:p>
          </table:table-cell>
          <table:table-cell office:value-type="float" office:value="-21.431815" calcext:value-type="float">
            <text:p>-21.431815</text:p>
          </table:table-cell>
          <table:table-cell office:value-type="float" office:value="-0.162906" calcext:value-type="float">
            <text:p>-0.162906</text:p>
          </table:table-cell>
          <table:table-cell office:value-type="float" office:value="0.099286" calcext:value-type="float">
            <text:p>0.099286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4327" calcext:value-type="float">
            <text:p>-1.80432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050481" calcext:value-type="float">
            <text:p>0.050481</text:p>
          </table:table-cell>
          <table:table-cell office:value-type="float" office:value="-0.401177" calcext:value-type="float">
            <text:p>-0.401177</text:p>
          </table:table-cell>
          <table:table-cell office:value-type="float" office:value="17.113671" calcext:value-type="float">
            <text:p>17.113671</text:p>
          </table:table-cell>
          <table:table-cell office:value-type="float" office:value="16.762976" calcext:value-type="float">
            <text:p>16.762976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98825" calcext:value-type="float">
            <text:p>0.098825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86864" calcext:value-type="float">
            <text:p>-2.98686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33018" calcext:value-type="float">
            <text:p>1.233018</text:p>
          </table:table-cell>
          <table:table-cell office:value-type="float" office:value="-0.27528" calcext:value-type="float">
            <text:p>-0.27528</text:p>
          </table:table-cell>
          <table:table-cell office:value-type="float" office:value="11.608067" calcext:value-type="float">
            <text:p>11.608067</text:p>
          </table:table-cell>
          <table:table-cell office:value-type="float" office:value="12.565805" calcext:value-type="float">
            <text:p>12.565805</text:p>
          </table:table-cell>
          <table:table-cell office:value-type="float" office:value="0.12561" calcext:value-type="float">
            <text:p>0.12561</text:p>
          </table:table-cell>
          <table:table-cell office:value-type="float" office:value="0.101872" calcext:value-type="float">
            <text:p>0.10187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474" calcext:value-type="float">
            <text:p>-1.183474</text:p>
          </table:table-cell>
          <table:table-cell office:value-type="float" office:value="-20.856809" calcext:value-type="float">
            <text:p>-20.856809</text:p>
          </table:table-cell>
          <table:table-cell office:value-type="float" office:value="-1" calcext:value-type="float">
            <text:p>-1</text:p>
          </table:table-cell>
          <table:table-cell office:value-type="float" office:value="-0.570372" calcext:value-type="float">
            <text:p>-0.570372</text:p>
          </table:table-cell>
          <table:table-cell office:value-type="float" office:value="-0.384927" calcext:value-type="float">
            <text:p>-0.384927</text:p>
          </table:table-cell>
          <table:table-cell office:value-type="float" office:value="-18.147664" calcext:value-type="float">
            <text:p>-18.147664</text:p>
          </table:table-cell>
          <table:table-cell office:value-type="float" office:value="-19.102962" calcext:value-type="float">
            <text:p>-19.102962</text:p>
          </table:table-cell>
          <table:table-cell office:value-type="float" office:value="-0.05668" calcext:value-type="float">
            <text:p>-0.05668</text:p>
          </table:table-cell>
          <table:table-cell office:value-type="float" office:value="0.099373" calcext:value-type="float">
            <text:p>0.09937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55737" calcext:value-type="float">
            <text:p>-2.35573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601891" calcext:value-type="float">
            <text:p>0.601891</text:p>
          </table:table-cell>
          <table:table-cell office:value-type="float" office:value="-0.162354" calcext:value-type="float">
            <text:p>-0.162354</text:p>
          </table:table-cell>
          <table:table-cell office:value-type="float" office:value="11.886932" calcext:value-type="float">
            <text:p>11.886932</text:p>
          </table:table-cell>
          <table:table-cell office:value-type="float" office:value="12.32647" calcext:value-type="float">
            <text:p>12.32647</text:p>
          </table:table-cell>
          <table:table-cell office:value-type="float" office:value="0.059357" calcext:value-type="float">
            <text:p>0.059357</text:p>
          </table:table-cell>
          <table:table-cell office:value-type="float" office:value="0.098618" calcext:value-type="float">
            <text:p>0.098618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3.004048" calcext:value-type="float">
            <text:p>-3.00404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50201" calcext:value-type="float">
            <text:p>1.250201</text:p>
          </table:table-cell>
          <table:table-cell office:value-type="float" office:value="-0.006513" calcext:value-type="float">
            <text:p>-0.006513</text:p>
          </table:table-cell>
          <table:table-cell office:value-type="float" office:value="6.401726" calcext:value-type="float">
            <text:p>6.401726</text:p>
          </table:table-cell>
          <table:table-cell office:value-type="float" office:value="7.645415" calcext:value-type="float">
            <text:p>7.645415</text:p>
          </table:table-cell>
          <table:table-cell office:value-type="float" office:value="0.126609" calcext:value-type="float">
            <text:p>0.126609</text:p>
          </table:table-cell>
          <table:table-cell office:value-type="float" office:value="0.101271" calcext:value-type="float">
            <text:p>0.10127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49939" calcext:value-type="float">
            <text:p>-0.449939</text:p>
          </table:table-cell>
          <table:table-cell office:value-type="float" office:value="-28.804379" calcext:value-type="float">
            <text:p>-28.804379</text:p>
          </table:table-cell>
          <table:table-cell office:value-type="float" office:value="-1" calcext:value-type="float">
            <text:p>-1</text:p>
          </table:table-cell>
          <table:table-cell office:value-type="float" office:value="-1.303907" calcext:value-type="float">
            <text:p>-1.303907</text:p>
          </table:table-cell>
          <table:table-cell office:value-type="float" office:value="-0.169961" calcext:value-type="float">
            <text:p>-0.169961</text:p>
          </table:table-cell>
          <table:table-cell office:value-type="float" office:value="-25.576665" calcext:value-type="float">
            <text:p>-25.576665</text:p>
          </table:table-cell>
          <table:table-cell office:value-type="float" office:value="-27.050533" calcext:value-type="float">
            <text:p>-27.050533</text:p>
          </table:table-cell>
          <table:table-cell office:value-type="float" office:value="-0.130209" calcext:value-type="float">
            <text:p>-0.130209</text:p>
          </table:table-cell>
          <table:table-cell office:value-type="float" office:value="0.099861" calcext:value-type="float">
            <text:p>0.09986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7778" calcext:value-type="float">
            <text:p>-1.57777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76068" calcext:value-type="float">
            <text:p>-0.176068</text:p>
          </table:table-cell>
          <table:table-cell office:value-type="float" office:value="-0.035329" calcext:value-type="float">
            <text:p>-0.035329</text:p>
          </table:table-cell>
          <table:table-cell office:value-type="float" office:value="11.315606" calcext:value-type="float">
            <text:p>11.315606</text:p>
          </table:table-cell>
          <table:table-cell office:value-type="float" office:value="11.104208" calcext:value-type="float">
            <text:p>11.104208</text:p>
          </table:table-cell>
          <table:table-cell office:value-type="float" office:value="-0.017549" calcext:value-type="float">
            <text:p>-0.017549</text:p>
          </table:table-cell>
          <table:table-cell office:value-type="float" office:value="0.099671" calcext:value-type="float">
            <text:p>0.09967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979355" calcext:value-type="float">
            <text:p>-2.97935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1.225509" calcext:value-type="float">
            <text:p>1.225509</text:p>
          </table:table-cell>
          <table:table-cell office:value-type="float" office:value="0.100438" calcext:value-type="float">
            <text:p>0.100438</text:p>
          </table:table-cell>
          <table:table-cell office:value-type="float" office:value="13.859849" calcext:value-type="float">
            <text:p>13.859849</text:p>
          </table:table-cell>
          <table:table-cell office:value-type="float" office:value="15.185795" calcext:value-type="float">
            <text:p>15.185795</text:p>
          </table:table-cell>
          <table:table-cell office:value-type="float" office:value="0.12393" calcext:value-type="float">
            <text:p>0.12393</text:p>
          </table:table-cell>
          <table:table-cell office:value-type="float" office:value="0.101125" calcext:value-type="float">
            <text:p>0.10112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2123" calcext:value-type="float">
            <text:p>-0.452123</text:p>
          </table:table-cell>
          <table:table-cell office:value-type="float" office:value="-28.320963" calcext:value-type="float">
            <text:p>-28.320963</text:p>
          </table:table-cell>
          <table:table-cell office:value-type="float" office:value="-1" calcext:value-type="float">
            <text:p>-1</text:p>
          </table:table-cell>
          <table:table-cell office:value-type="float" office:value="-1.301723" calcext:value-type="float">
            <text:p>-1.301723</text:p>
          </table:table-cell>
          <table:table-cell office:value-type="float" office:value="-0.057354" calcext:value-type="float">
            <text:p>-0.057354</text:p>
          </table:table-cell>
          <table:table-cell office:value-type="float" office:value="-25.20804" calcext:value-type="float">
            <text:p>-25.20804</text:p>
          </table:table-cell>
          <table:table-cell office:value-type="float" office:value="-26.567117" calcext:value-type="float">
            <text:p>-26.567117</text:p>
          </table:table-cell>
          <table:table-cell office:value-type="float" office:value="-0.130504" calcext:value-type="float">
            <text:p>-0.130504</text:p>
          </table:table-cell>
          <table:table-cell office:value-type="float" office:value="0.100255" calcext:value-type="float">
            <text:p>0.10025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9815" calcext:value-type="float">
            <text:p>-1.57981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74031" calcext:value-type="float">
            <text:p>-0.174031</text:p>
          </table:table-cell>
          <table:table-cell office:value-type="float" office:value="0.088332" calcext:value-type="float">
            <text:p>0.088332</text:p>
          </table:table-cell>
          <table:table-cell office:value-type="float" office:value="11.396135" calcext:value-type="float">
            <text:p>11.396135</text:p>
          </table:table-cell>
          <table:table-cell office:value-type="float" office:value="11.310435" calcext:value-type="float">
            <text:p>11.310435</text:p>
          </table:table-cell>
          <table:table-cell office:value-type="float" office:value="-0.017221" calcext:value-type="float">
            <text:p>-0.017221</text:p>
          </table:table-cell>
          <table:table-cell office:value-type="float" office:value="0.098954" calcext:value-type="float">
            <text:p>0.09895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700898" calcext:value-type="float">
            <text:p>-2.70089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947052" calcext:value-type="float">
            <text:p>0.947052</text:p>
          </table:table-cell>
          <table:table-cell office:value-type="float" office:value="0.178873" calcext:value-type="float">
            <text:p>0.178873</text:p>
          </table:table-cell>
          <table:table-cell office:value-type="float" office:value="11.114044" calcext:value-type="float">
            <text:p>11.114044</text:p>
          </table:table-cell>
          <table:table-cell office:value-type="float" office:value="12.239969" calcext:value-type="float">
            <text:p>12.239969</text:p>
          </table:table-cell>
          <table:table-cell office:value-type="float" office:value="0.09553" calcext:value-type="float">
            <text:p>0.09553</text:p>
          </table:table-cell>
          <table:table-cell office:value-type="float" office:value="0.100871" calcext:value-type="float">
            <text:p>0.10087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563311" calcext:value-type="float">
            <text:p>-0.563311</text:p>
          </table:table-cell>
          <table:table-cell office:value-type="float" office:value="-24.554441" calcext:value-type="float">
            <text:p>-24.554441</text:p>
          </table:table-cell>
          <table:table-cell office:value-type="float" office:value="-1" calcext:value-type="float">
            <text:p>-1</text:p>
          </table:table-cell>
          <table:table-cell office:value-type="float" office:value="-1.190535" calcext:value-type="float">
            <text:p>-1.190535</text:p>
          </table:table-cell>
          <table:table-cell office:value-type="float" office:value="-0.064855" calcext:value-type="float">
            <text:p>-0.064855</text:p>
          </table:table-cell>
          <table:table-cell office:value-type="float" office:value="-21.545205" calcext:value-type="float">
            <text:p>-21.545205</text:p>
          </table:table-cell>
          <table:table-cell office:value-type="float" office:value="-22.800595" calcext:value-type="float">
            <text:p>-22.800595</text:p>
          </table:table-cell>
          <table:table-cell office:value-type="float" office:value="-0.118118" calcext:value-type="float">
            <text:p>-0.118118</text:p>
          </table:table-cell>
          <table:table-cell office:value-type="float" office:value="0.099214" calcext:value-type="float">
            <text:p>0.09921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5278" calcext:value-type="float">
            <text:p>-1.85527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101432" calcext:value-type="float">
            <text:p>0.101432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13.110542" calcext:value-type="float">
            <text:p>13.110542</text:p>
          </table:table-cell>
          <table:table-cell office:value-type="float" office:value="13.213794" calcext:value-type="float">
            <text:p>13.213794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98544" calcext:value-type="float">
            <text:p>0.09854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75217" calcext:value-type="float">
            <text:p>-2.37521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621371" calcext:value-type="float">
            <text:p>0.621371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5.12322" calcext:value-type="float">
            <text:p>5.12322</text:p>
          </table:table-cell>
          <table:table-cell office:value-type="float" office:value="5.750115" calcext:value-type="float">
            <text:p>5.750115</text:p>
          </table:table-cell>
          <table:table-cell office:value-type="float" office:value="0.063061" calcext:value-type="float">
            <text:p>0.063061</text:p>
          </table:table-cell>
          <table:table-cell office:value-type="float" office:value="0.101487" calcext:value-type="float">
            <text:p>0.101487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8965" calcext:value-type="float">
            <text:p>-0.168965</text:p>
          </table:table-cell>
          <table:table-cell office:value-type="float" office:value="-25.638215" calcext:value-type="float">
            <text:p>-25.638215</text:p>
          </table:table-cell>
          <table:table-cell office:value-type="float" office:value="-1" calcext:value-type="float">
            <text:p>-1</text:p>
          </table:table-cell>
          <table:table-cell office:value-type="float" office:value="-1.584882" calcext:value-type="float">
            <text:p>-1.584882</text:p>
          </table:table-cell>
          <table:table-cell office:value-type="float" office:value="-0.279883" calcext:value-type="float">
            <text:p>-0.279883</text:p>
          </table:table-cell>
          <table:table-cell office:value-type="float" office:value="-22.019605" calcext:value-type="float">
            <text:p>-22.019605</text:p>
          </table:table-cell>
          <table:table-cell office:value-type="float" office:value="-23.884369" calcext:value-type="float">
            <text:p>-23.884369</text:p>
          </table:table-cell>
          <table:table-cell office:value-type="float" office:value="-0.158797" calcext:value-type="float">
            <text:p>-0.158797</text:p>
          </table:table-cell>
          <table:table-cell office:value-type="float" office:value="0.100195" calcext:value-type="float">
            <text:p>0.10019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30539" calcext:value-type="float">
            <text:p>-1.63053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23307" calcext:value-type="float">
            <text:p>-0.123307</text:p>
          </table:table-cell>
          <table:table-cell office:value-type="float" office:value="-0.161866" calcext:value-type="float">
            <text:p>-0.161866</text:p>
          </table:table-cell>
          <table:table-cell office:value-type="float" office:value="14.780822" calcext:value-type="float">
            <text:p>14.780822</text:p>
          </table:table-cell>
          <table:table-cell office:value-type="float" office:value="14.495649" calcext:value-type="float">
            <text:p>14.495649</text:p>
          </table:table-cell>
          <table:table-cell office:value-type="float" office:value="-0.012193" calcext:value-type="float">
            <text:p>-0.012193</text:p>
          </table:table-cell>
          <table:table-cell office:value-type="float" office:value="0.098883" calcext:value-type="float">
            <text:p>0.098883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200741" calcext:value-type="float">
            <text:p>-2.20074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446895" calcext:value-type="float">
            <text:p>0.446895</text:p>
          </table:table-cell>
          <table:table-cell office:value-type="float" office:value="-0.098891" calcext:value-type="float">
            <text:p>-0.098891</text:p>
          </table:table-cell>
          <table:table-cell office:value-type="float" office:value="5.609528" calcext:value-type="float">
            <text:p>5.609528</text:p>
          </table:table-cell>
          <table:table-cell office:value-type="float" office:value="5.957532" calcext:value-type="float">
            <text:p>5.957532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0.101649" calcext:value-type="float">
            <text:p>0.101649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51186" calcext:value-type="float">
            <text:p>-0.451186</text:p>
          </table:table-cell>
          <table:table-cell office:value-type="float" office:value="-20.921275" calcext:value-type="float">
            <text:p>-20.921275</text:p>
          </table:table-cell>
          <table:table-cell office:value-type="float" office:value="-1" calcext:value-type="float">
            <text:p>-1</text:p>
          </table:table-cell>
          <table:table-cell office:value-type="float" office:value="-1.30266" calcext:value-type="float">
            <text:p>-1.30266</text:p>
          </table:table-cell>
          <table:table-cell office:value-type="float" office:value="-0.352966" calcext:value-type="float">
            <text:p>-0.352966</text:p>
          </table:table-cell>
          <table:table-cell office:value-type="float" office:value="-17.511803" calcext:value-type="float">
            <text:p>-17.511803</text:p>
          </table:table-cell>
          <table:table-cell office:value-type="float" office:value="-19.167429" calcext:value-type="float">
            <text:p>-19.167429</text:p>
          </table:table-cell>
          <table:table-cell office:value-type="float" office:value="-0.130145" calcext:value-type="float">
            <text:p>-0.130145</text:p>
          </table:table-cell>
          <table:table-cell office:value-type="float" office:value="0.099907" calcext:value-type="float">
            <text:p>0.099907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29841" calcext:value-type="float">
            <text:p>-1.62984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24005" calcext:value-type="float">
            <text:p>-0.124005</text:p>
          </table:table-cell>
          <table:table-cell office:value-type="float" office:value="-0.234594" calcext:value-type="float">
            <text:p>-0.234594</text:p>
          </table:table-cell>
          <table:table-cell office:value-type="float" office:value="12.046162" calcext:value-type="float">
            <text:p>12.046162</text:p>
          </table:table-cell>
          <table:table-cell office:value-type="float" office:value="11.687563" calcext:value-type="float">
            <text:p>11.687563</text:p>
          </table:table-cell>
          <table:table-cell office:value-type="float" office:value="-0.012133" calcext:value-type="float">
            <text:p>-0.012133</text:p>
          </table:table-cell>
          <table:table-cell office:value-type="float" office:value="0.097845" calcext:value-type="float">
            <text:p>0.09784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90468" calcext:value-type="float">
            <text:p>-2.49046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736622" calcext:value-type="float">
            <text:p>0.736622</text:p>
          </table:table-cell>
          <table:table-cell office:value-type="float" office:value="-0.142155" calcext:value-type="float">
            <text:p>-0.142155</text:p>
          </table:table-cell>
          <table:table-cell office:value-type="float" office:value="8.428262" calcext:value-type="float">
            <text:p>8.428262</text:p>
          </table:table-cell>
          <table:table-cell office:value-type="float" office:value="9.022729" calcext:value-type="float">
            <text:p>9.022729</text:p>
          </table:table-cell>
          <table:table-cell office:value-type="float" office:value="0.075218" calcext:value-type="float">
            <text:p>0.075218</text:p>
          </table:table-cell>
          <table:table-cell office:value-type="float" office:value="0.102112" calcext:value-type="float">
            <text:p>0.102112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2525" calcext:value-type="float">
            <text:p>-0.392525</text:p>
          </table:table-cell>
          <table:table-cell office:value-type="float" office:value="-24.607968" calcext:value-type="float">
            <text:p>-24.607968</text:p>
          </table:table-cell>
          <table:table-cell office:value-type="float" office:value="-1" calcext:value-type="float">
            <text:p>-1</text:p>
          </table:table-cell>
          <table:table-cell office:value-type="float" office:value="-1.361321" calcext:value-type="float">
            <text:p>-1.361321</text:p>
          </table:table-cell>
          <table:table-cell office:value-type="float" office:value="-0.372912" calcext:value-type="float">
            <text:p>-0.372912</text:p>
          </table:table-cell>
          <table:table-cell office:value-type="float" office:value="-21.119888" calcext:value-type="float">
            <text:p>-21.119888</text:p>
          </table:table-cell>
          <table:table-cell office:value-type="float" office:value="-22.854121" calcext:value-type="float">
            <text:p>-22.854121</text:p>
          </table:table-cell>
          <table:table-cell office:value-type="float" office:value="-0.135227" calcext:value-type="float">
            <text:p>-0.135227</text:p>
          </table:table-cell>
          <table:table-cell office:value-type="float" office:value="0.099335" calcext:value-type="float">
            <text:p>0.09933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46896" calcext:value-type="float">
            <text:p>-1.74689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00695" calcext:value-type="float">
            <text:p>-0.00695</text:p>
          </table:table-cell>
          <table:table-cell office:value-type="float" office:value="-0.255481" calcext:value-type="float">
            <text:p>-0.255481</text:p>
          </table:table-cell>
          <table:table-cell office:value-type="float" office:value="13.706829" calcext:value-type="float">
            <text:p>13.706829</text:p>
          </table:table-cell>
          <table:table-cell office:value-type="float" office:value="13.444398" calcext:value-type="float">
            <text:p>13.444398</text:p>
          </table:table-cell>
          <table:table-cell office:value-type="float" office:value="-0.000687" calcext:value-type="float">
            <text:p>-0.000687</text:p>
          </table:table-cell>
          <table:table-cell office:value-type="float" office:value="0.09881" calcext:value-type="float">
            <text:p>0.0988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88496" calcext:value-type="float">
            <text:p>-2.48849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734649" calcext:value-type="float">
            <text:p>0.734649</text:p>
          </table:table-cell>
          <table:table-cell office:value-type="float" office:value="-0.190744" calcext:value-type="float">
            <text:p>-0.190744</text:p>
          </table:table-cell>
          <table:table-cell office:value-type="float" office:value="7.290161" calcext:value-type="float">
            <text:p>7.290161</text:p>
          </table:table-cell>
          <table:table-cell office:value-type="float" office:value="7.834067" calcext:value-type="float">
            <text:p>7.834067</text:p>
          </table:table-cell>
          <table:table-cell office:value-type="float" office:value="0.074733" calcext:value-type="float">
            <text:p>0.074733</text:p>
          </table:table-cell>
          <table:table-cell office:value-type="float" office:value="0.101726" calcext:value-type="float">
            <text:p>0.101726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446852" calcext:value-type="float">
            <text:p>-0.446852</text:p>
          </table:table-cell>
          <table:table-cell office:value-type="float" office:value="-23.913441" calcext:value-type="float">
            <text:p>-23.913441</text:p>
          </table:table-cell>
          <table:table-cell office:value-type="float" office:value="-1" calcext:value-type="float">
            <text:p>-1</text:p>
          </table:table-cell>
          <table:table-cell office:value-type="float" office:value="-1.306994" calcext:value-type="float">
            <text:p>-1.306994</text:p>
          </table:table-cell>
          <table:table-cell office:value-type="float" office:value="-0.384172" calcext:value-type="float">
            <text:p>-0.384172</text:p>
          </table:table-cell>
          <table:table-cell office:value-type="float" office:value="-20.468429" calcext:value-type="float">
            <text:p>-20.468429</text:p>
          </table:table-cell>
          <table:table-cell office:value-type="float" office:value="-22.159595" calcext:value-type="float">
            <text:p>-22.159595</text:p>
          </table:table-cell>
          <table:table-cell office:value-type="float" office:value="-0.130367" calcext:value-type="float">
            <text:p>-0.130367</text:p>
          </table:table-cell>
          <table:table-cell office:value-type="float" office:value="0.099746" calcext:value-type="float">
            <text:p>0.099746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31183" calcext:value-type="float">
            <text:p>-1.53118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222664" calcext:value-type="float">
            <text:p>-0.222664</text:p>
          </table:table-cell>
          <table:table-cell office:value-type="float" office:value="-0.247683" calcext:value-type="float">
            <text:p>-0.247683</text:p>
          </table:table-cell>
          <table:table-cell office:value-type="float" office:value="10.823164" calcext:value-type="float">
            <text:p>10.823164</text:p>
          </table:table-cell>
          <table:table-cell office:value-type="float" office:value="10.352818" calcext:value-type="float">
            <text:p>10.352818</text:p>
          </table:table-cell>
          <table:table-cell office:value-type="float" office:value="-0.022308" calcext:value-type="float">
            <text:p>-0.022308</text:p>
          </table:table-cell>
          <table:table-cell office:value-type="float" office:value="0.100186" calcext:value-type="float">
            <text:p>0.100186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8889" calcext:value-type="float">
            <text:p>-2.0888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335044" calcext:value-type="float">
            <text:p>0.335044</text:p>
          </table:table-cell>
          <table:table-cell office:value-type="float" office:value="-0.202164" calcext:value-type="float">
            <text:p>-0.202164</text:p>
          </table:table-cell>
          <table:table-cell office:value-type="float" office:value="5.606901" calcext:value-type="float">
            <text:p>5.606901</text:p>
          </table:table-cell>
          <table:table-cell office:value-type="float" office:value="5.739781" calcext:value-type="float">
            <text:p>5.739781</text:p>
          </table:table-cell>
          <table:table-cell office:value-type="float" office:value="0.033326" calcext:value-type="float">
            <text:p>0.033326</text:p>
          </table:table-cell>
          <table:table-cell office:value-type="float" office:value="0.099468" calcext:value-type="float">
            <text:p>0.099468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779" calcext:value-type="float">
            <text:p>-0.112779</text:p>
          </table:table-cell>
          <table:table-cell office:value-type="float" office:value="-23.534477" calcext:value-type="float">
            <text:p>-23.534477</text:p>
          </table:table-cell>
          <table:table-cell office:value-type="float" office:value="-1" calcext:value-type="float">
            <text:p>-1</text:p>
          </table:table-cell>
          <table:table-cell office:value-type="float" office:value="-1.641067" calcext:value-type="float">
            <text:p>-1.641067</text:p>
          </table:table-cell>
          <table:table-cell office:value-type="float" office:value="-0.411975" calcext:value-type="float">
            <text:p>-0.411975</text:p>
          </table:table-cell>
          <table:table-cell office:value-type="float" office:value="-19.727588" calcext:value-type="float">
            <text:p>-19.727588</text:p>
          </table:table-cell>
          <table:table-cell office:value-type="float" office:value="-21.780631" calcext:value-type="float">
            <text:p>-21.780631</text:p>
          </table:table-cell>
          <table:table-cell office:value-type="float" office:value="-0.164385" calcext:value-type="float">
            <text:p>-0.164385</text:p>
          </table:table-cell>
          <table:table-cell office:value-type="float" office:value="0.10017" calcext:value-type="float">
            <text:p>0.10017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714" calcext:value-type="float">
            <text:p>-1.4071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346706" calcext:value-type="float">
            <text:p>-0.346706</text:p>
          </table:table-cell>
          <table:table-cell office:value-type="float" office:value="-0.316109" calcext:value-type="float">
            <text:p>-0.316109</text:p>
          </table:table-cell>
          <table:table-cell office:value-type="float" office:value="13.091789" calcext:value-type="float">
            <text:p>13.091789</text:p>
          </table:table-cell>
          <table:table-cell office:value-type="float" office:value="12.428974" calcext:value-type="float">
            <text:p>12.428974</text:p>
          </table:table-cell>
          <table:table-cell office:value-type="float" office:value="-0.034278" calcext:value-type="float">
            <text:p>-0.034278</text:p>
          </table:table-cell>
          <table:table-cell office:value-type="float" office:value="0.098868" calcext:value-type="float">
            <text:p>0.098868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25597" calcext:value-type="float">
            <text:p>-2.025597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-0.276509" calcext:value-type="float">
            <text:p>-0.276509</text:p>
          </table:table-cell>
          <table:table-cell office:value-type="float" office:value="6.119096" calcext:value-type="float">
            <text:p>6.119096</text:p>
          </table:table-cell>
          <table:table-cell office:value-type="float" office:value="6.114337" calcext:value-type="float">
            <text:p>6.114337</text:p>
          </table:table-cell>
          <table:table-cell office:value-type="float" office:value="0.027466" calcext:value-type="float">
            <text:p>0.027466</text:p>
          </table:table-cell>
          <table:table-cell office:value-type="float" office:value="0.10107" calcext:value-type="float">
            <text:p>0.10107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3001" calcext:value-type="float">
            <text:p>-0.113001</text:p>
          </table:table-cell>
          <table:table-cell office:value-type="float" office:value="-23.075029" calcext:value-type="float">
            <text:p>-23.075029</text:p>
          </table:table-cell>
          <table:table-cell office:value-type="float" office:value="-1" calcext:value-type="float">
            <text:p>-1</text:p>
          </table:table-cell>
          <table:table-cell office:value-type="float" office:value="-1.640845" calcext:value-type="float">
            <text:p>-1.640845</text:p>
          </table:table-cell>
          <table:table-cell office:value-type="float" office:value="-0.515479" calcext:value-type="float">
            <text:p>-0.515479</text:p>
          </table:table-cell>
          <table:table-cell office:value-type="float" office:value="-19.164859" calcext:value-type="float">
            <text:p>-19.164859</text:p>
          </table:table-cell>
          <table:table-cell office:value-type="float" office:value="-21.321183" calcext:value-type="float">
            <text:p>-21.321183</text:p>
          </table:table-cell>
          <table:table-cell office:value-type="float" office:value="-0.163751" calcext:value-type="float">
            <text:p>-0.163751</text:p>
          </table:table-cell>
          <table:table-cell office:value-type="float" office:value="0.099797" calcext:value-type="float">
            <text:p>0.099797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0872" calcext:value-type="float">
            <text:p>-1.46087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292974" calcext:value-type="float">
            <text:p>-0.292974</text:p>
          </table:table-cell>
          <table:table-cell office:value-type="float" office:value="-0.409398" calcext:value-type="float">
            <text:p>-0.409398</text:p>
          </table:table-cell>
          <table:table-cell office:value-type="float" office:value="13.548887" calcext:value-type="float">
            <text:p>13.548887</text:p>
          </table:table-cell>
          <table:table-cell office:value-type="float" office:value="12.846516" calcext:value-type="float">
            <text:p>12.846516</text:p>
          </table:table-cell>
          <table:table-cell office:value-type="float" office:value="-0.029146" calcext:value-type="float">
            <text:p>-0.029146</text:p>
          </table:table-cell>
          <table:table-cell office:value-type="float" office:value="0.099482" calcext:value-type="float">
            <text:p>0.099482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316619" calcext:value-type="float">
            <text:p>-2.31661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562773" calcext:value-type="float">
            <text:p>0.562773</text:p>
          </table:table-cell>
          <table:table-cell office:value-type="float" office:value="-0.351868" calcext:value-type="float">
            <text:p>-0.351868</text:p>
          </table:table-cell>
          <table:table-cell office:value-type="float" office:value="8.472339" calcext:value-type="float">
            <text:p>8.472339</text:p>
          </table:table-cell>
          <table:table-cell office:value-type="float" office:value="8.683244" calcext:value-type="float">
            <text:p>8.683244</text:p>
          </table:table-cell>
          <table:table-cell office:value-type="float" office:value="0.056843" calcext:value-type="float">
            <text:p>0.056843</text:p>
          </table:table-cell>
          <table:table-cell office:value-type="float" office:value="0.101005" calcext:value-type="float">
            <text:p>0.101005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81563" calcext:value-type="float">
            <text:p>-0.281563</text:p>
          </table:table-cell>
          <table:table-cell office:value-type="float" office:value="-24.223107" calcext:value-type="float">
            <text:p>-24.223107</text:p>
          </table:table-cell>
          <table:table-cell office:value-type="float" office:value="-1" calcext:value-type="float">
            <text:p>-1</text:p>
          </table:table-cell>
          <table:table-cell office:value-type="float" office:value="-1.472283" calcext:value-type="float">
            <text:p>-1.472283</text:p>
          </table:table-cell>
          <table:table-cell office:value-type="float" office:value="-0.573303" calcext:value-type="float">
            <text:p>-0.573303</text:p>
          </table:table-cell>
          <table:table-cell office:value-type="float" office:value="-20.423675" calcext:value-type="float">
            <text:p>-20.423675</text:p>
          </table:table-cell>
          <table:table-cell office:value-type="float" office:value="-22.469261" calcext:value-type="float">
            <text:p>-22.469261</text:p>
          </table:table-cell>
          <table:table-cell office:value-type="float" office:value="-0.146701" calcext:value-type="float">
            <text:p>-0.146701</text:p>
          </table:table-cell>
          <table:table-cell office:value-type="float" office:value="0.099642" calcext:value-type="float">
            <text:p>0.099642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81129" calcext:value-type="float">
            <text:p>-1.58112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72717" calcext:value-type="float">
            <text:p>-0.172717</text:p>
          </table:table-cell>
          <table:table-cell office:value-type="float" office:value="-0.460533" calcext:value-type="float">
            <text:p>-0.460533</text:p>
          </table:table-cell>
          <table:table-cell office:value-type="float" office:value="12.754589" calcext:value-type="float">
            <text:p>12.754589</text:p>
          </table:table-cell>
          <table:table-cell office:value-type="float" office:value="12.121338" calcext:value-type="float">
            <text:p>12.121338</text:p>
          </table:table-cell>
          <table:table-cell office:value-type="float" office:value="-0.017598" calcext:value-type="float">
            <text:p>-0.017598</text:p>
          </table:table-cell>
          <table:table-cell office:value-type="float" office:value="0.10189" calcext:value-type="float">
            <text:p>0.10189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423357" calcext:value-type="float">
            <text:p>-2.42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3357" calcext:value-type="float">
            <text:p>2.423357</text:p>
          </table:table-cell>
          <table:table-cell office:value-type="float" office:value="-0.198093" calcext:value-type="float">
            <text:p>-0.198093</text:p>
          </table:table-cell>
          <table:table-cell office:value-type="float" office:value="26.198874" calcext:value-type="float">
            <text:p>26.198874</text:p>
          </table:table-cell>
          <table:table-cell office:value-type="float" office:value="28.424138" calcext:value-type="float">
            <text:p>28.424138</text:p>
          </table:table-cell>
          <table:table-cell office:value-type="float" office:value="0.240133" calcext:value-type="float">
            <text:p>0.240133</text:p>
          </table:table-cell>
          <table:table-cell office:value-type="float" office:value="0.099091" calcext:value-type="float">
            <text:p>0.099091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8683" calcext:value-type="float">
            <text:p>0.61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8683" calcext:value-type="float">
            <text:p>-0.618683</text:p>
          </table:table-cell>
          <table:table-cell office:value-type="float" office:value="-0.292872" calcext:value-type="float">
            <text:p>-0.292872</text:p>
          </table:table-cell>
          <table:table-cell office:value-type="float" office:value="-30.625609" calcext:value-type="float">
            <text:p>-30.625609</text:p>
          </table:table-cell>
          <table:table-cell office:value-type="float" office:value="-31.537165" calcext:value-type="float">
            <text:p>-31.537165</text:p>
          </table:table-cell>
          <table:table-cell office:value-type="float" office:value="-0.061454" calcext:value-type="float">
            <text:p>-0.061454</text:p>
          </table:table-cell>
          <table:table-cell office:value-type="float" office:value="0.09933" calcext:value-type="float">
            <text:p>0.09933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458" calcext:value-type="float">
            <text:p>0.84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458" calcext:value-type="float">
            <text:p>-0.845458</text:p>
          </table:table-cell>
          <table:table-cell office:value-type="float" office:value="-0.212897" calcext:value-type="float">
            <text:p>-0.212897</text:p>
          </table:table-cell>
          <table:table-cell office:value-type="float" office:value="-2.271402" calcext:value-type="float">
            <text:p>-2.271402</text:p>
          </table:table-cell>
          <table:table-cell office:value-type="float" office:value="-3.329756" calcext:value-type="float">
            <text:p>-3.329756</text:p>
          </table:table-cell>
          <table:table-cell office:value-type="float" office:value="-0.08441" calcext:value-type="float">
            <text:p>-0.08441</text:p>
          </table:table-cell>
          <table:table-cell office:value-type="float" office:value="0.099839" calcext:value-type="float">
            <text:p>0.099839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328" calcext:value-type="float">
            <text:p>0.33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8328" calcext:value-type="float">
            <text:p>-0.338328</text:p>
          </table:table-cell>
          <table:table-cell office:value-type="float" office:value="-0.212346" calcext:value-type="float">
            <text:p>-0.212346</text:p>
          </table:table-cell>
          <table:table-cell office:value-type="float" office:value="5.087164" calcext:value-type="float">
            <text:p>5.087164</text:p>
          </table:table-cell>
          <table:table-cell office:value-type="float" office:value="4.536489" calcext:value-type="float">
            <text:p>4.536489</text:p>
          </table:table-cell>
          <table:table-cell office:value-type="float" office:value="-0.033727" calcext:value-type="float">
            <text:p>-0.033727</text:p>
          </table:table-cell>
          <table:table-cell office:value-type="float" office:value="0.099688" calcext:value-type="float">
            <text:p>0.099688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39812" calcext:value-type="float">
            <text:p>-0.239812</text:p>
          </table:table-cell>
          <table:table-cell office:value-type="float" office:value="3.382746" calcext:value-type="float">
            <text:p>3.382746</text:p>
          </table:table-cell>
          <table:table-cell office:value-type="float" office:value="3.142935" calcext:value-type="float">
            <text:p>3.142935</text:p>
          </table:table-cell>
          <table:table-cell office:value-type="float" office:value="0" calcext:value-type="float">
            <text:p>0</text:p>
          </table:table-cell>
          <table:table-cell office:value-type="float" office:value="0.100016" calcext:value-type="float">
            <text:p>0.100016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7606" calcext:value-type="float">
            <text:p>-0.07606</text:p>
          </table:table-cell>
          <table:table-cell office:value-type="float" office:value="0" calcext:value-type="float">
            <text:p>0</text:p>
          </table:table-cell>
          <table:table-cell office:value-type="float" office:value="-0.07606" calcext:value-type="float">
            <text:p>-0.07606</text:p>
          </table:table-cell>
          <table:table-cell office:value-type="float" office:value="0" calcext:value-type="float">
            <text:p>0</text:p>
          </table:table-cell>
          <table:table-cell office:value-type="float" office:value="0.100142" calcext:value-type="float">
            <text:p>0.100142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7.153412" calcext:value-type="float">
            <text:p>37.153412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261086" calcext:value-type="float">
            <text:p>0.261086</text:p>
          </table:table-cell>
          <table:table-cell office:value-type="float" office:value="30.73848" calcext:value-type="float">
            <text:p>30.73848</text:p>
          </table:table-cell>
          <table:table-cell office:value-type="float" office:value="34.076488" calcext:value-type="float">
            <text:p>34.076488</text:p>
          </table:table-cell>
          <table:table-cell office:value-type="float" office:value="0.308" calcext:value-type="float">
            <text:p>0.308</text:p>
          </table:table-cell>
          <table:table-cell office:value-type="float" office:value="0.1001" calcext:value-type="float">
            <text:p>0.100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707874" calcext:value-type="float">
            <text:p>2.70787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0.369049" calcext:value-type="float">
            <text:p>0.369049</text:p>
          </table:table-cell>
          <table:table-cell office:value-type="float" office:value="0.240576" calcext:value-type="float">
            <text:p>0.240576</text:p>
          </table:table-cell>
          <table:table-cell office:value-type="float" office:value="-27.50508" calcext:value-type="float">
            <text:p>-27.50508</text:p>
          </table:table-cell>
          <table:table-cell office:value-type="float" office:value="-26.895454" calcext:value-type="float">
            <text:p>-26.895454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09845" calcext:value-type="float">
            <text:p>0.09845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21352" calcext:value-type="float">
            <text:p>5.02135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944429" calcext:value-type="float">
            <text:p>-1.944429</text:p>
          </table:table-cell>
          <table:table-cell office:value-type="float" office:value="0.192811" calcext:value-type="float">
            <text:p>0.192811</text:p>
          </table:table-cell>
          <table:table-cell office:value-type="float" office:value="-23.131996" calcext:value-type="float">
            <text:p>-23.131996</text:p>
          </table:table-cell>
          <table:table-cell office:value-type="float" office:value="-24.883615" calcext:value-type="float">
            <text:p>-24.883615</text:p>
          </table:table-cell>
          <table:table-cell office:value-type="float" office:value="-0.194466" calcext:value-type="float">
            <text:p>-0.194466</text:p>
          </table:table-cell>
          <table:table-cell office:value-type="float" office:value="0.100012" calcext:value-type="float">
            <text:p>0.100012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20406" calcext:value-type="float">
            <text:p>5.52040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443483" calcext:value-type="float">
            <text:p>-2.443483</text:p>
          </table:table-cell>
          <table:table-cell office:value-type="float" office:value="-0.03552" calcext:value-type="float">
            <text:p>-0.03552</text:p>
          </table:table-cell>
          <table:table-cell office:value-type="float" office:value="-4.95846" calcext:value-type="float">
            <text:p>-4.95846</text:p>
          </table:table-cell>
          <table:table-cell office:value-type="float" office:value="-7.437463" calcext:value-type="float">
            <text:p>-7.437463</text:p>
          </table:table-cell>
          <table:table-cell office:value-type="float" office:value="-0.245929" calcext:value-type="float">
            <text:p>-0.245929</text:p>
          </table:table-cell>
          <table:table-cell office:value-type="float" office:value="0.100647" calcext:value-type="float">
            <text:p>0.100647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06206" calcext:value-type="float">
            <text:p>4.906206</text:p>
          </table:table-cell>
          <table:table-cell office:value-type="float" office:value="6.959448" calcext:value-type="float">
            <text:p>6.959448</text:p>
          </table:table-cell>
          <table:table-cell office:value-type="float" office:value="1" calcext:value-type="float">
            <text:p>1</text:p>
          </table:table-cell>
          <table:table-cell office:value-type="float" office:value="-1.829283" calcext:value-type="float">
            <text:p>-1.829283</text:p>
          </table:table-cell>
          <table:table-cell office:value-type="float" office:value="-0.457764" calcext:value-type="float">
            <text:p>-0.457764</text:p>
          </table:table-cell>
          <table:table-cell office:value-type="float" office:value="6.169572" calcext:value-type="float">
            <text:p>6.169572</text:p>
          </table:table-cell>
          <table:table-cell office:value-type="float" office:value="3.882525" calcext:value-type="float">
            <text:p>3.882525</text:p>
          </table:table-cell>
          <table:table-cell office:value-type="float" office:value="-0.182111" calcext:value-type="float">
            <text:p>-0.182111</text:p>
          </table:table-cell>
          <table:table-cell office:value-type="float" office:value="0.099553" calcext:value-type="float">
            <text:p>0.099553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757442" calcext:value-type="float">
            <text:p>6.75744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680519" calcext:value-type="float">
            <text:p>-3.680519</text:p>
          </table:table-cell>
          <table:table-cell office:value-type="float" office:value="-0.764278" calcext:value-type="float">
            <text:p>-0.764278</text:p>
          </table:table-cell>
          <table:table-cell office:value-type="float" office:value="-18.516619" calcext:value-type="float">
            <text:p>-18.516619</text:p>
          </table:table-cell>
          <table:table-cell office:value-type="float" office:value="-22.961416" calcext:value-type="float">
            <text:p>-22.961416</text:p>
          </table:table-cell>
          <table:table-cell office:value-type="float" office:value="-0.367967" calcext:value-type="float">
            <text:p>-0.367967</text:p>
          </table:table-cell>
          <table:table-cell office:value-type="float" office:value="0.099977" calcext:value-type="float">
            <text:p>0.099977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992253" calcext:value-type="float">
            <text:p>6.99225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91533" calcext:value-type="float">
            <text:p>-3.91533</text:p>
          </table:table-cell>
          <table:table-cell office:value-type="float" office:value="-1.070441" calcext:value-type="float">
            <text:p>-1.070441</text:p>
          </table:table-cell>
          <table:table-cell office:value-type="float" office:value="-2.353875" calcext:value-type="float">
            <text:p>-2.353875</text:p>
          </table:table-cell>
          <table:table-cell office:value-type="float" office:value="-7.339646" calcext:value-type="float">
            <text:p>-7.339646</text:p>
          </table:table-cell>
          <table:table-cell office:value-type="float" office:value="-0.390573" calcext:value-type="float">
            <text:p>-0.390573</text:p>
          </table:table-cell>
          <table:table-cell office:value-type="float" office:value="0.099755" calcext:value-type="float">
            <text:p>0.099755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588836" calcext:value-type="float">
            <text:p>6.588836</text:p>
          </table:table-cell>
          <table:table-cell office:value-type="float" office:value="2.210434" calcext:value-type="float">
            <text:p>2.210434</text:p>
          </table:table-cell>
          <table:table-cell office:value-type="float" office:value="0.37159" calcext:value-type="float">
            <text:p>0.37159</text:p>
          </table:table-cell>
          <table:table-cell office:value-type="float" office:value="-3.511913" calcext:value-type="float">
            <text:p>-3.511913</text:p>
          </table:table-cell>
          <table:table-cell office:value-type="float" office:value="-1.387972" calcext:value-type="float">
            <text:p>-1.387972</text:p>
          </table:table-cell>
          <table:table-cell office:value-type="float" office:value="4.033396" calcext:value-type="float">
            <text:p>4.033396</text:p>
          </table:table-cell>
          <table:table-cell office:value-type="float" office:value="-0.866489" calcext:value-type="float">
            <text:p>-0.866489</text:p>
          </table:table-cell>
          <table:table-cell office:value-type="float" office:value="-0.351259" calcext:value-type="float">
            <text:p>-0.351259</text:p>
          </table:table-cell>
          <table:table-cell office:value-type="float" office:value="0.100019" calcext:value-type="float">
            <text:p>0.100019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299264" calcext:value-type="float">
            <text:p>5.299264</text:p>
          </table:table-cell>
          <table:table-cell office:value-type="float" office:value="12.123207" calcext:value-type="float">
            <text:p>12.123207</text:p>
          </table:table-cell>
          <table:table-cell office:value-type="float" office:value="1" calcext:value-type="float">
            <text:p>1</text:p>
          </table:table-cell>
          <table:table-cell office:value-type="float" office:value="-2.222341" calcext:value-type="float">
            <text:p>-2.222341</text:p>
          </table:table-cell>
          <table:table-cell office:value-type="float" office:value="-1.610493" calcext:value-type="float">
            <text:p>-1.610493</text:p>
          </table:table-cell>
          <table:table-cell office:value-type="float" office:value="12.879118" calcext:value-type="float">
            <text:p>12.879118</text:p>
          </table:table-cell>
          <table:table-cell office:value-type="float" office:value="9.046284" calcext:value-type="float">
            <text:p>9.046284</text:p>
          </table:table-cell>
          <table:table-cell office:value-type="float" office:value="-0.222521" calcext:value-type="float">
            <text:p>-0.222521</text:p>
          </table:table-cell>
          <table:table-cell office:value-type="float" office:value="0.100129" calcext:value-type="float">
            <text:p>0.100129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639263" calcext:value-type="float">
            <text:p>5.63926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56234" calcext:value-type="float">
            <text:p>-2.56234</text:p>
          </table:table-cell>
          <table:table-cell office:value-type="float" office:value="-1.866896" calcext:value-type="float">
            <text:p>-1.866896</text:p>
          </table:table-cell>
          <table:table-cell office:value-type="float" office:value="-3.397751" calcext:value-type="float">
            <text:p>-3.397751</text:p>
          </table:table-cell>
          <table:table-cell office:value-type="float" office:value="-7.826987" calcext:value-type="float">
            <text:p>-7.826987</text:p>
          </table:table-cell>
          <table:table-cell office:value-type="float" office:value="-0.256403" calcext:value-type="float">
            <text:p>-0.256403</text:p>
          </table:table-cell>
          <table:table-cell office:value-type="float" office:value="0.100066" calcext:value-type="float">
            <text:p>0.100066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418546" calcext:value-type="float">
            <text:p>6.41854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341623" calcext:value-type="float">
            <text:p>-3.341623</text:p>
          </table:table-cell>
          <table:table-cell office:value-type="float" office:value="-2.50976" calcext:value-type="float">
            <text:p>-2.50976</text:p>
          </table:table-cell>
          <table:table-cell office:value-type="float" office:value="-7.776499" calcext:value-type="float">
            <text:p>-7.776499</text:p>
          </table:table-cell>
          <table:table-cell office:value-type="float" office:value="-13.627881" calcext:value-type="float">
            <text:p>-13.627881</text:p>
          </table:table-cell>
          <table:table-cell office:value-type="float" office:value="-0.334864" calcext:value-type="float">
            <text:p>-0.334864</text:p>
          </table:table-cell>
          <table:table-cell office:value-type="float" office:value="0.10021" calcext:value-type="float">
            <text:p>0.1002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089053" calcext:value-type="float">
            <text:p>6.089053</text:p>
          </table:table-cell>
          <table:table-cell office:value-type="float" office:value="0.523585" calcext:value-type="float">
            <text:p>0.523585</text:p>
          </table:table-cell>
          <table:table-cell office:value-type="float" office:value="0.126886" calcext:value-type="float">
            <text:p>0.126886</text:p>
          </table:table-cell>
          <table:table-cell office:value-type="float" office:value="-3.01213" calcext:value-type="float">
            <text:p>-3.01213</text:p>
          </table:table-cell>
          <table:table-cell office:value-type="float" office:value="-2.846373" calcext:value-type="float">
            <text:p>-2.846373</text:p>
          </table:table-cell>
          <table:table-cell office:value-type="float" office:value="3.305165" calcext:value-type="float">
            <text:p>3.305165</text:p>
          </table:table-cell>
          <table:table-cell office:value-type="float" office:value="-2.553338" calcext:value-type="float">
            <text:p>-2.553338</text:p>
          </table:table-cell>
          <table:table-cell office:value-type="float" office:value="-0.30028" calcext:value-type="float">
            <text:p>-0.30028</text:p>
          </table:table-cell>
          <table:table-cell office:value-type="float" office:value="0.09969" calcext:value-type="float">
            <text:p>0.09969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731258" calcext:value-type="float">
            <text:p>4.731258</text:p>
          </table:table-cell>
          <table:table-cell office:value-type="float" office:value="12.009358" calcext:value-type="float">
            <text:p>12.009358</text:p>
          </table:table-cell>
          <table:table-cell office:value-type="float" office:value="1" calcext:value-type="float">
            <text:p>1</text:p>
          </table:table-cell>
          <table:table-cell office:value-type="float" office:value="-1.654335" calcext:value-type="float">
            <text:p>-1.654335</text:p>
          </table:table-cell>
          <table:table-cell office:value-type="float" office:value="-2.819459" calcext:value-type="float">
            <text:p>-2.819459</text:p>
          </table:table-cell>
          <table:table-cell office:value-type="float" office:value="13.406228" calcext:value-type="float">
            <text:p>13.406228</text:p>
          </table:table-cell>
          <table:table-cell office:value-type="float" office:value="8.932435" calcext:value-type="float">
            <text:p>8.932435</text:p>
          </table:table-cell>
          <table:table-cell office:value-type="float" office:value="-0.167553" calcext:value-type="float">
            <text:p>-0.167553</text:p>
          </table:table-cell>
          <table:table-cell office:value-type="float" office:value="0.101281" calcext:value-type="float">
            <text:p>0.10128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590736" calcext:value-type="float">
            <text:p>6.59073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513813" calcext:value-type="float">
            <text:p>-3.513813</text:p>
          </table:table-cell>
          <table:table-cell office:value-type="float" office:value="-2.921162" calcext:value-type="float">
            <text:p>-2.921162</text:p>
          </table:table-cell>
          <table:table-cell office:value-type="float" office:value="-18.79533" calcext:value-type="float">
            <text:p>-18.79533</text:p>
          </table:table-cell>
          <table:table-cell office:value-type="float" office:value="-25.230304" calcext:value-type="float">
            <text:p>-25.230304</text:p>
          </table:table-cell>
          <table:table-cell office:value-type="float" office:value="-0.347632" calcext:value-type="float">
            <text:p>-0.347632</text:p>
          </table:table-cell>
          <table:table-cell office:value-type="float" office:value="0.098933" calcext:value-type="float">
            <text:p>0.09893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28364" calcext:value-type="float">
            <text:p>5.528364</text:p>
          </table:table-cell>
          <table:table-cell office:value-type="float" office:value="8.248842" calcext:value-type="float">
            <text:p>8.248842</text:p>
          </table:table-cell>
          <table:table-cell office:value-type="float" office:value="1" calcext:value-type="float">
            <text:p>1</text:p>
          </table:table-cell>
          <table:table-cell office:value-type="float" office:value="-2.451441" calcext:value-type="float">
            <text:p>-2.451441</text:p>
          </table:table-cell>
          <table:table-cell office:value-type="float" office:value="-2.98456" calcext:value-type="float">
            <text:p>-2.98456</text:p>
          </table:table-cell>
          <table:table-cell office:value-type="float" office:value="10.60792" calcext:value-type="float">
            <text:p>10.60792</text:p>
          </table:table-cell>
          <table:table-cell office:value-type="float" office:value="5.171919" calcext:value-type="float">
            <text:p>5.171919</text:p>
          </table:table-cell>
          <table:table-cell office:value-type="float" office:value="-0.245509" calcext:value-type="float">
            <text:p>-0.245509</text:p>
          </table:table-cell>
          <table:table-cell office:value-type="float" office:value="0.100149" calcext:value-type="float">
            <text:p>0.100149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721148" calcext:value-type="float">
            <text:p>7.72114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644225" calcext:value-type="float">
            <text:p>-4.644225</text:p>
          </table:table-cell>
          <table:table-cell office:value-type="float" office:value="-3.079905" calcext:value-type="float">
            <text:p>-3.079905</text:p>
          </table:table-cell>
          <table:table-cell office:value-type="float" office:value="-21.980374" calcext:value-type="float">
            <text:p>-21.980374</text:p>
          </table:table-cell>
          <table:table-cell office:value-type="float" office:value="-29.704505" calcext:value-type="float">
            <text:p>-29.704505</text:p>
          </table:table-cell>
          <table:table-cell office:value-type="float" office:value="-0.463313" calcext:value-type="float">
            <text:p>-0.463313</text:p>
          </table:table-cell>
          <table:table-cell office:value-type="float" office:value="0.099761" calcext:value-type="float">
            <text:p>0.09976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086005" calcext:value-type="float">
            <text:p>6.086005</text:p>
          </table:table-cell>
          <table:table-cell office:value-type="float" office:value="13.432509" calcext:value-type="float">
            <text:p>13.432509</text:p>
          </table:table-cell>
          <table:table-cell office:value-type="float" office:value="1" calcext:value-type="float">
            <text:p>1</text:p>
          </table:table-cell>
          <table:table-cell office:value-type="float" office:value="-3.009082" calcext:value-type="float">
            <text:p>-3.009082</text:p>
          </table:table-cell>
          <table:table-cell office:value-type="float" office:value="-2.990178" calcext:value-type="float">
            <text:p>-2.990178</text:p>
          </table:table-cell>
          <table:table-cell office:value-type="float" office:value="16.354846" calcext:value-type="float">
            <text:p>16.354846</text:p>
          </table:table-cell>
          <table:table-cell office:value-type="float" office:value="10.355586" calcext:value-type="float">
            <text:p>10.355586</text:p>
          </table:table-cell>
          <table:table-cell office:value-type="float" office:value="-0.300845" calcext:value-type="float">
            <text:p>-0.300845</text:p>
          </table:table-cell>
          <table:table-cell office:value-type="float" office:value="0.099979" calcext:value-type="float">
            <text:p>0.099979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881411" calcext:value-type="float">
            <text:p>7.88141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804488" calcext:value-type="float">
            <text:p>-4.804488</text:p>
          </table:table-cell>
          <table:table-cell office:value-type="float" office:value="-3.118982" calcext:value-type="float">
            <text:p>-3.118982</text:p>
          </table:table-cell>
          <table:table-cell office:value-type="float" office:value="-17.96847" calcext:value-type="float">
            <text:p>-17.96847</text:p>
          </table:table-cell>
          <table:table-cell office:value-type="float" office:value="-25.89194" calcext:value-type="float">
            <text:p>-25.89194</text:p>
          </table:table-cell>
          <table:table-cell office:value-type="float" office:value="-0.480063" calcext:value-type="float">
            <text:p>-0.480063</text:p>
          </table:table-cell>
          <table:table-cell office:value-type="float" office:value="0.09992" calcext:value-type="float">
            <text:p>0.09992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035149" calcext:value-type="float">
            <text:p>6.035149</text:p>
          </table:table-cell>
          <table:table-cell office:value-type="float" office:value="15.32375" calcext:value-type="float">
            <text:p>15.32375</text:p>
          </table:table-cell>
          <table:table-cell office:value-type="float" office:value="1" calcext:value-type="float">
            <text:p>1</text:p>
          </table:table-cell>
          <table:table-cell office:value-type="float" office:value="-2.958226" calcext:value-type="float">
            <text:p>-2.958226</text:p>
          </table:table-cell>
          <table:table-cell office:value-type="float" office:value="-3.193317" calcext:value-type="float">
            <text:p>-3.193317</text:p>
          </table:table-cell>
          <table:table-cell office:value-type="float" office:value="18.39837" calcext:value-type="float">
            <text:p>18.39837</text:p>
          </table:table-cell>
          <table:table-cell office:value-type="float" office:value="12.246827" calcext:value-type="float">
            <text:p>12.246827</text:p>
          </table:table-cell>
          <table:table-cell office:value-type="float" office:value="-0.296856" calcext:value-type="float">
            <text:p>-0.296856</text:p>
          </table:table-cell>
          <table:table-cell office:value-type="float" office:value="0.100349" calcext:value-type="float">
            <text:p>0.100349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719381" calcext:value-type="float">
            <text:p>7.71938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642458" calcext:value-type="float">
            <text:p>-4.642458</text:p>
          </table:table-cell>
          <table:table-cell office:value-type="float" office:value="-3.400134" calcext:value-type="float">
            <text:p>-3.400134</text:p>
          </table:table-cell>
          <table:table-cell office:value-type="float" office:value="-16.879645" calcext:value-type="float">
            <text:p>-16.879645</text:p>
          </table:table-cell>
          <table:table-cell office:value-type="float" office:value="-24.922237" calcext:value-type="float">
            <text:p>-24.922237</text:p>
          </table:table-cell>
          <table:table-cell office:value-type="float" office:value="-0.463219" calcext:value-type="float">
            <text:p>-0.463219</text:p>
          </table:table-cell>
          <table:table-cell office:value-type="float" office:value="0.099779" calcext:value-type="float">
            <text:p>0.09977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8205" calcext:value-type="float">
            <text:p>5.918205</text:p>
          </table:table-cell>
          <table:table-cell office:value-type="float" office:value="14.910466" calcext:value-type="float">
            <text:p>14.910466</text:p>
          </table:table-cell>
          <table:table-cell office:value-type="float" office:value="1" calcext:value-type="float">
            <text:p>1</text:p>
          </table:table-cell>
          <table:table-cell office:value-type="float" office:value="-2.841282" calcext:value-type="float">
            <text:p>-2.841282</text:p>
          </table:table-cell>
          <table:table-cell office:value-type="float" office:value="-3.349205" calcext:value-type="float">
            <text:p>-3.349205</text:p>
          </table:table-cell>
          <table:table-cell office:value-type="float" office:value="18.02403" calcext:value-type="float">
            <text:p>18.02403</text:p>
          </table:table-cell>
          <table:table-cell office:value-type="float" office:value="11.833543" calcext:value-type="float">
            <text:p>11.833543</text:p>
          </table:table-cell>
          <table:table-cell office:value-type="float" office:value="-0.283935" calcext:value-type="float">
            <text:p>-0.283935</text:p>
          </table:table-cell>
          <table:table-cell office:value-type="float" office:value="0.099932" calcext:value-type="float">
            <text:p>0.099932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490766" calcext:value-type="float">
            <text:p>7.49076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413842" calcext:value-type="float">
            <text:p>-4.413842</text:p>
          </table:table-cell>
          <table:table-cell office:value-type="float" office:value="-3.488536" calcext:value-type="float">
            <text:p>-3.488536</text:p>
          </table:table-cell>
          <table:table-cell office:value-type="float" office:value="-15.789053" calcext:value-type="float">
            <text:p>-15.789053</text:p>
          </table:table-cell>
          <table:table-cell office:value-type="float" office:value="-23.691431" calcext:value-type="float">
            <text:p>-23.691431</text:p>
          </table:table-cell>
          <table:table-cell office:value-type="float" office:value="-0.439611" calcext:value-type="float">
            <text:p>-0.439611</text:p>
          </table:table-cell>
          <table:table-cell office:value-type="float" office:value="0.099598" calcext:value-type="float">
            <text:p>0.099598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74326" calcext:value-type="float">
            <text:p>5.974326</text:p>
          </table:table-cell>
          <table:table-cell office:value-type="float" office:value="11.693733" calcext:value-type="float">
            <text:p>11.693733</text:p>
          </table:table-cell>
          <table:table-cell office:value-type="float" office:value="1" calcext:value-type="float">
            <text:p>1</text:p>
          </table:table-cell>
          <table:table-cell office:value-type="float" office:value="-2.897403" calcext:value-type="float">
            <text:p>-2.897403</text:p>
          </table:table-cell>
          <table:table-cell office:value-type="float" office:value="-3.611465" calcext:value-type="float">
            <text:p>-3.611465</text:p>
          </table:table-cell>
          <table:table-cell office:value-type="float" office:value="15.125678" calcext:value-type="float">
            <text:p>15.125678</text:p>
          </table:table-cell>
          <table:table-cell office:value-type="float" office:value="8.61681" calcext:value-type="float">
            <text:p>8.61681</text:p>
          </table:table-cell>
          <table:table-cell office:value-type="float" office:value="-0.290482" calcext:value-type="float">
            <text:p>-0.290482</text:p>
          </table:table-cell>
          <table:table-cell office:value-type="float" office:value="0.100256" calcext:value-type="float">
            <text:p>0.100256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890319" calcext:value-type="float">
            <text:p>7.890319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813396" calcext:value-type="float">
            <text:p>-4.813396</text:p>
          </table:table-cell>
          <table:table-cell office:value-type="float" office:value="-3.746453" calcext:value-type="float">
            <text:p>-3.746453</text:p>
          </table:table-cell>
          <table:table-cell office:value-type="float" office:value="-19.109101" calcext:value-type="float">
            <text:p>-19.109101</text:p>
          </table:table-cell>
          <table:table-cell office:value-type="float" office:value="-27.66895" calcext:value-type="float">
            <text:p>-27.66895</text:p>
          </table:table-cell>
          <table:table-cell office:value-type="float" office:value="-0.48262" calcext:value-type="float">
            <text:p>-0.48262</text:p>
          </table:table-cell>
          <table:table-cell office:value-type="float" office:value="0.100266" calcext:value-type="float">
            <text:p>0.100266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80409" calcext:value-type="float">
            <text:p>6.08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80409" calcext:value-type="float">
            <text:p>-6.080409</text:p>
          </table:table-cell>
          <table:table-cell office:value-type="float" office:value="-4.106576" calcext:value-type="float">
            <text:p>-4.106576</text:p>
          </table:table-cell>
          <table:table-cell office:value-type="float" office:value="-12.720515" calcext:value-type="float">
            <text:p>-12.720515</text:p>
          </table:table-cell>
          <table:table-cell office:value-type="float" office:value="-22.907499" calcext:value-type="float">
            <text:p>-22.907499</text:p>
          </table:table-cell>
          <table:table-cell office:value-type="float" office:value="-0.605632" calcext:value-type="float">
            <text:p>-0.605632</text:p>
          </table:table-cell>
          <table:table-cell office:value-type="float" office:value="0.099604" calcext:value-type="float">
            <text:p>0.0996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8232" calcext:value-type="float">
            <text:p>4.6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8232" calcext:value-type="float">
            <text:p>-4.68232</text:p>
          </table:table-cell>
          <table:table-cell office:value-type="float" office:value="-4.119319" calcext:value-type="float">
            <text:p>-4.119319</text:p>
          </table:table-cell>
          <table:table-cell office:value-type="float" office:value="13.751106" calcext:value-type="float">
            <text:p>13.751106</text:p>
          </table:table-cell>
          <table:table-cell office:value-type="float" office:value="4.949467" calcext:value-type="float">
            <text:p>4.949467</text:p>
          </table:table-cell>
          <table:table-cell office:value-type="float" office:value="-0.476056" calcext:value-type="float">
            <text:p>-0.476056</text:p>
          </table:table-cell>
          <table:table-cell office:value-type="float" office:value="0.101671" calcext:value-type="float">
            <text:p>0.101671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80359" calcext:value-type="float">
            <text:p>2.480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0359" calcext:value-type="float">
            <text:p>-2.480359</text:p>
          </table:table-cell>
          <table:table-cell office:value-type="float" office:value="-4.065846" calcext:value-type="float">
            <text:p>-4.065846</text:p>
          </table:table-cell>
          <table:table-cell office:value-type="float" office:value="22.078751" calcext:value-type="float">
            <text:p>22.078751</text:p>
          </table:table-cell>
          <table:table-cell office:value-type="float" office:value="15.532547" calcext:value-type="float">
            <text:p>15.532547</text:p>
          </table:table-cell>
          <table:table-cell office:value-type="float" office:value="-0.247372" calcext:value-type="float">
            <text:p>-0.247372</text:p>
          </table:table-cell>
          <table:table-cell office:value-type="float" office:value="0.099732" calcext:value-type="float">
            <text:p>0.099732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37146" calcext:value-type="float">
            <text:p>1.237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7146" calcext:value-type="float">
            <text:p>-1.237146</text:p>
          </table:table-cell>
          <table:table-cell office:value-type="float" office:value="-3.70959" calcext:value-type="float">
            <text:p>-3.70959</text:p>
          </table:table-cell>
          <table:table-cell office:value-type="float" office:value="12.422808" calcext:value-type="float">
            <text:p>12.422808</text:p>
          </table:table-cell>
          <table:table-cell office:value-type="float" office:value="7.476072" calcext:value-type="float">
            <text:p>7.476072</text:p>
          </table:table-cell>
          <table:table-cell office:value-type="float" office:value="-0.123807" calcext:value-type="float">
            <text:p>-0.123807</text:p>
          </table:table-cell>
          <table:table-cell office:value-type="float" office:value="0.100075" calcext:value-type="float">
            <text:p>0.100075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0105" calcext:value-type="float">
            <text:p>0.45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0105" calcext:value-type="float">
            <text:p>-0.450105</text:p>
          </table:table-cell>
          <table:table-cell office:value-type="float" office:value="-3.457705" calcext:value-type="float">
            <text:p>-3.457705</text:p>
          </table:table-cell>
          <table:table-cell office:value-type="float" office:value="7.877351" calcext:value-type="float">
            <text:p>7.877351</text:p>
          </table:table-cell>
          <table:table-cell office:value-type="float" office:value="3.969541" calcext:value-type="float">
            <text:p>3.969541</text:p>
          </table:table-cell>
          <table:table-cell office:value-type="float" office:value="-0.044971" calcext:value-type="float">
            <text:p>-0.044971</text:p>
          </table:table-cell>
          <table:table-cell office:value-type="float" office:value="0.099912" calcext:value-type="float">
            <text:p>0.099912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47" calcext:value-type="float">
            <text:p>0.056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47" calcext:value-type="float">
            <text:p>-0.056347</text:p>
          </table:table-cell>
          <table:table-cell office:value-type="float" office:value="-3.000146" calcext:value-type="float">
            <text:p>-3.000146</text:p>
          </table:table-cell>
          <table:table-cell office:value-type="float" office:value="3.919825" calcext:value-type="float">
            <text:p>3.91982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-0.00566" calcext:value-type="float">
            <text:p>-0.00566</text:p>
          </table:table-cell>
          <table:table-cell office:value-type="float" office:value="0.100453" calcext:value-type="float">
            <text:p>0.100453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716211" calcext:value-type="float">
            <text:p>-2.716211</text:p>
          </table:table-cell>
          <table:table-cell office:value-type="float" office:value="0.565794" calcext:value-type="float">
            <text:p>0.565794</text:p>
          </table:table-cell>
          <table:table-cell office:value-type="float" office:value="-2.150417" calcext:value-type="float">
            <text:p>-2.150417</text:p>
          </table:table-cell>
          <table:table-cell office:value-type="float" office:value="0" calcext:value-type="float">
            <text:p>0</text:p>
          </table:table-cell>
          <table:table-cell office:value-type="float" office:value="0.099589" calcext:value-type="float">
            <text:p>0.099589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2766" calcext:value-type="float">
            <text:p>-2.2766</text:p>
          </table:table-cell>
          <table:table-cell office:value-type="float" office:value="0" calcext:value-type="float">
            <text:p>0</text:p>
          </table:table-cell>
          <table:table-cell office:value-type="float" office:value="-2.2766" calcext:value-type="float">
            <text:p>-2.2766</text:p>
          </table:table-cell>
          <table:table-cell office:value-type="float" office:value="0" calcext:value-type="float">
            <text:p>0</text:p>
          </table:table-cell>
          <table:table-cell office:value-type="float" office:value="0.100064" calcext:value-type="float">
            <text:p>0.100064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986118" calcext:value-type="float">
            <text:p>-1.986118</text:p>
          </table:table-cell>
          <table:table-cell office:value-type="float" office:value="0" calcext:value-type="float">
            <text:p>0</text:p>
          </table:table-cell>
          <table:table-cell office:value-type="float" office:value="-1.986118" calcext:value-type="float">
            <text:p>-1.986118</text:p>
          </table:table-cell>
          <table:table-cell office:value-type="float" office:value="0" calcext:value-type="float">
            <text:p>0</text:p>
          </table:table-cell>
          <table:table-cell office:value-type="float" office:value="0.099925" calcext:value-type="float">
            <text:p>0.099925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503498" calcext:value-type="float">
            <text:p>-1.503498</text:p>
          </table:table-cell>
          <table:table-cell office:value-type="float" office:value="0" calcext:value-type="float">
            <text:p>0</text:p>
          </table:table-cell>
          <table:table-cell office:value-type="float" office:value="-1.503498" calcext:value-type="float">
            <text:p>-1.503498</text:p>
          </table:table-cell>
          <table:table-cell office:value-type="float" office:value="0" calcext:value-type="float">
            <text:p>0</text:p>
          </table:table-cell>
          <table:table-cell office:value-type="float" office:value="0.100557" calcext:value-type="float">
            <text:p>0.100557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97866" calcext:value-type="float">
            <text:p>-0.897866</text:p>
          </table:table-cell>
          <table:table-cell office:value-type="float" office:value="0" calcext:value-type="float">
            <text:p>0</text:p>
          </table:table-cell>
          <table:table-cell office:value-type="float" office:value="-0.897866" calcext:value-type="float">
            <text:p>-0.897866</text:p>
          </table:table-cell>
          <table:table-cell office:value-type="float" office:value="0" calcext:value-type="float">
            <text:p>0</text:p>
          </table:table-cell>
          <table:table-cell office:value-type="float" office:value="0.099576" calcext:value-type="float">
            <text:p>0.099576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2181" calcext:value-type="float">
            <text:p>-0.42181</text:p>
          </table:table-cell>
          <table:table-cell office:value-type="float" office:value="0" calcext:value-type="float">
            <text:p>0</text:p>
          </table:table-cell>
          <table:table-cell office:value-type="float" office:value="-0.42181" calcext:value-type="float">
            <text:p>-0.42181</text:p>
          </table:table-cell>
          <table:table-cell office:value-type="float" office:value="0" calcext:value-type="float">
            <text:p>0</text:p>
          </table:table-cell>
          <table:table-cell office:value-type="float" office:value="0.100051" calcext:value-type="float">
            <text:p>0.100051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74438" calcext:value-type="float">
            <text:p>-0.174438</text:p>
          </table:table-cell>
          <table:table-cell office:value-type="float" office:value="0" calcext:value-type="float">
            <text:p>0</text:p>
          </table:table-cell>
          <table:table-cell office:value-type="float" office:value="-0.174438" calcext:value-type="float">
            <text:p>-0.174438</text:p>
          </table:table-cell>
          <table:table-cell office:value-type="float" office:value="0" calcext:value-type="float">
            <text:p>0</text:p>
          </table:table-cell>
          <table:table-cell office:value-type="float" office:value="0.10008" calcext:value-type="float">
            <text:p>0.10008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50631" calcext:value-type="float">
            <text:p>-0.050631</text:p>
          </table:table-cell>
          <table:table-cell office:value-type="float" office:value="0" calcext:value-type="float">
            <text:p>0</text:p>
          </table:table-cell>
          <table:table-cell office:value-type="float" office:value="-0.050631" calcext:value-type="float">
            <text:p>-0.050631</text:p>
          </table:table-cell>
          <table:table-cell office:value-type="float" office:value="0" calcext:value-type="float">
            <text:p>0</text:p>
          </table:table-cell>
          <table:table-cell office:value-type="float" office:value="0.099732" calcext:value-type="float">
            <text:p>0.099732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6" calcext:value-type="float">
            <text:p>-0.00566</text:p>
          </table:table-cell>
          <table:table-cell office:value-type="float" office:value="0" calcext:value-type="float">
            <text:p>0</text:p>
          </table:table-cell>
          <table:table-cell office:value-type="float" office:value="-0.00566" calcext:value-type="float">
            <text:p>-0.00566</text:p>
          </table:table-cell>
          <table:table-cell office:value-type="float" office:value="0" calcext:value-type="float">
            <text:p>0</text:p>
          </table:table-cell>
          <table:table-cell office:value-type="float" office:value="0.100191" calcext:value-type="float">
            <text:p>0.100191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85" calcext:value-type="float">
            <text:p>0.099985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99" calcext:value-type="float">
            <text:p>0.099999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3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3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3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3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13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1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3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3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3"/>
        </table:table-row>
      </table:table>
      <table:table table:name="lef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left_front_wheel_stats.A2:left_front_wheel_stats.A153 left_front_wheel_stats.D1:left_front_wheel_stats.D1 left_front_wheel_stats.D2:left_front_wheel_stats.D153 left_front_wheel_stats.E1:left_front_wheel_stats.E1 left_front_wheel_stats.E2:left_front_wheel_stats.E153 left_front_wheel_stats.F1:left_front_wheel_stats.F1 left_front_wheel_stats.F2:left_front_wheel_stats.F1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left_front_wheel_stats.A2:left_front_wheel_stats.A153 left_front_wheel_stats.G1:left_front_wheel_stats.G1 left_front_wheel_stats.G2:left_front_wheel_stats.G1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987" calcext:value-type="float">
            <text:p>0.09998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29" calcext:value-type="float">
            <text:p>0.10002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0" calcext:value-type="float">
            <text:p>0</text:p>
          </table:table-cell>
          <table:table-cell office:value-type="float" office:value="-21.159272" calcext:value-type="float">
            <text:p>-21.159272</text:p>
          </table:table-cell>
          <table:table-cell office:value-type="float" office:value="-1" calcext:value-type="float">
            <text:p>-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76016" calcext:value-type="float">
            <text:p>-0.176016</text:p>
          </table:table-cell>
          <table:table-cell office:value-type="float" office:value="-17.475564" calcext:value-type="float">
            <text:p>-17.475564</text:p>
          </table:table-cell>
          <table:table-cell office:value-type="float" office:value="-19.405426" calcext:value-type="float">
            <text:p>-19.405426</text:p>
          </table:table-cell>
          <table:table-cell office:value-type="float" office:value="-0.176016" calcext:value-type="float">
            <text:p>-0.176016</text:p>
          </table:table-cell>
          <table:table-cell office:value-type="float" office:value="0.10036" calcext:value-type="float">
            <text:p>0.1003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199864" calcext:value-type="float">
            <text:p>-2.19986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446018" calcext:value-type="float">
            <text:p>0.446018</text:p>
          </table:table-cell>
          <table:table-cell office:value-type="float" office:value="-0.131828" calcext:value-type="float">
            <text:p>-0.131828</text:p>
          </table:table-cell>
          <table:table-cell office:value-type="float" office:value="22.20449" calcext:value-type="float">
            <text:p>22.20449</text:p>
          </table:table-cell>
          <table:table-cell office:value-type="float" office:value="22.51868" calcext:value-type="float">
            <text:p>22.51868</text:p>
          </table:table-cell>
          <table:table-cell office:value-type="float" office:value="0.044188" calcext:value-type="float">
            <text:p>0.044188</text:p>
          </table:table-cell>
          <table:table-cell office:value-type="float" office:value="0.099073" calcext:value-type="float">
            <text:p>0.09907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424126" calcext:value-type="float">
            <text:p>-2.42412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67028" calcext:value-type="float">
            <text:p>0.67028</text:p>
          </table:table-cell>
          <table:table-cell office:value-type="float" office:value="-0.06419" calcext:value-type="float">
            <text:p>-0.06419</text:p>
          </table:table-cell>
          <table:table-cell office:value-type="float" office:value="2.222416" calcext:value-type="float">
            <text:p>2.222416</text:p>
          </table:table-cell>
          <table:table-cell office:value-type="float" office:value="2.828505" calcext:value-type="float">
            <text:p>2.828505</text:p>
          </table:table-cell>
          <table:table-cell office:value-type="float" office:value="0.067637" calcext:value-type="float">
            <text:p>0.067637</text:p>
          </table:table-cell>
          <table:table-cell office:value-type="float" office:value="0.100909" calcext:value-type="float">
            <text:p>0.100909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089" calcext:value-type="float">
            <text:p>-0.225089</text:p>
          </table:table-cell>
          <table:table-cell office:value-type="float" office:value="-25.485894" calcext:value-type="float">
            <text:p>-25.485894</text:p>
          </table:table-cell>
          <table:table-cell office:value-type="float" office:value="-1" calcext:value-type="float">
            <text:p>-1</text:p>
          </table:table-cell>
          <table:table-cell office:value-type="float" office:value="-1.528757" calcext:value-type="float">
            <text:p>-1.528757</text:p>
          </table:table-cell>
          <table:table-cell office:value-type="float" office:value="-0.217095" calcext:value-type="float">
            <text:p>-0.217095</text:p>
          </table:table-cell>
          <table:table-cell office:value-type="float" office:value="-21.986196" calcext:value-type="float">
            <text:p>-21.986196</text:p>
          </table:table-cell>
          <table:table-cell office:value-type="float" office:value="-23.732048" calcext:value-type="float">
            <text:p>-23.732048</text:p>
          </table:table-cell>
          <table:table-cell office:value-type="float" office:value="-0.152905" calcext:value-type="float">
            <text:p>-0.152905</text:p>
          </table:table-cell>
          <table:table-cell office:value-type="float" office:value="0.100019" calcext:value-type="float">
            <text:p>0.10001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6395" calcext:value-type="float">
            <text:p>-0.95639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797451" calcext:value-type="float">
            <text:p>-0.797451</text:p>
          </table:table-cell>
          <table:table-cell office:value-type="float" office:value="-0.296884" calcext:value-type="float">
            <text:p>-0.296884</text:p>
          </table:table-cell>
          <table:table-cell office:value-type="float" office:value="7.309045" calcext:value-type="float">
            <text:p>7.309045</text:p>
          </table:table-cell>
          <table:table-cell office:value-type="float" office:value="6.21471" calcext:value-type="float">
            <text:p>6.21471</text:p>
          </table:table-cell>
          <table:table-cell office:value-type="float" office:value="-0.079789" calcext:value-type="float">
            <text:p>-0.079789</text:p>
          </table:table-cell>
          <table:table-cell office:value-type="float" office:value="0.100055" calcext:value-type="float">
            <text:p>0.10005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6076" calcext:value-type="float">
            <text:p>-1.46607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287771" calcext:value-type="float">
            <text:p>-0.287771</text:p>
          </table:table-cell>
          <table:table-cell office:value-type="float" office:value="-0.325612" calcext:value-type="float">
            <text:p>-0.325612</text:p>
          </table:table-cell>
          <table:table-cell office:value-type="float" office:value="5.105585" calcext:value-type="float">
            <text:p>5.105585</text:p>
          </table:table-cell>
          <table:table-cell office:value-type="float" office:value="4.492203" calcext:value-type="float">
            <text:p>4.492203</text:p>
          </table:table-cell>
          <table:table-cell office:value-type="float" office:value="-0.028728" calcext:value-type="float">
            <text:p>-0.028728</text:p>
          </table:table-cell>
          <table:table-cell office:value-type="float" office:value="0.099828" calcext:value-type="float">
            <text:p>0.09982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842" calcext:value-type="float">
            <text:p>-0.112842</text:p>
          </table:table-cell>
          <table:table-cell office:value-type="float" office:value="-17.407676" calcext:value-type="float">
            <text:p>-17.407676</text:p>
          </table:table-cell>
          <table:table-cell office:value-type="float" office:value="-1" calcext:value-type="float">
            <text:p>-1</text:p>
          </table:table-cell>
          <table:table-cell office:value-type="float" office:value="-1.641004" calcext:value-type="float">
            <text:p>-1.641004</text:p>
          </table:table-cell>
          <table:table-cell office:value-type="float" office:value="-0.489825" calcext:value-type="float">
            <text:p>-0.489825</text:p>
          </table:table-cell>
          <table:table-cell office:value-type="float" office:value="-13.523" calcext:value-type="float">
            <text:p>-13.523</text:p>
          </table:table-cell>
          <table:table-cell office:value-type="float" office:value="-15.65383" calcext:value-type="float">
            <text:p>-15.65383</text:p>
          </table:table-cell>
          <table:table-cell office:value-type="float" office:value="-0.164214" calcext:value-type="float">
            <text:p>-0.164214</text:p>
          </table:table-cell>
          <table:table-cell office:value-type="float" office:value="0.100069" calcext:value-type="float">
            <text:p>0.10006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0724" calcext:value-type="float">
            <text:p>-1.18072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73122" calcext:value-type="float">
            <text:p>-0.573122</text:p>
          </table:table-cell>
          <table:table-cell office:value-type="float" office:value="-0.546609" calcext:value-type="float">
            <text:p>-0.546609</text:p>
          </table:table-cell>
          <table:table-cell office:value-type="float" office:value="10.778202" calcext:value-type="float">
            <text:p>10.778202</text:p>
          </table:table-cell>
          <table:table-cell office:value-type="float" office:value="9.658471" calcext:value-type="float">
            <text:p>9.658471</text:p>
          </table:table-cell>
          <table:table-cell office:value-type="float" office:value="-0.056784" calcext:value-type="float">
            <text:p>-0.056784</text:p>
          </table:table-cell>
          <table:table-cell office:value-type="float" office:value="0.099078" calcext:value-type="float">
            <text:p>0.09907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10519" calcext:value-type="float">
            <text:p>-1.410519</text:p>
          </table:table-cell>
          <table:table-cell office:value-type="float" office:value="-0.410418" calcext:value-type="float">
            <text:p>-0.410418</text:p>
          </table:table-cell>
          <table:table-cell office:value-type="float" office:value="-0.110469" calcext:value-type="float">
            <text:p>-0.110469</text:p>
          </table:table-cell>
          <table:table-cell office:value-type="float" office:value="-0.343327" calcext:value-type="float">
            <text:p>-0.343327</text:p>
          </table:table-cell>
          <table:table-cell office:value-type="float" office:value="-0.581393" calcext:value-type="float">
            <text:p>-0.581393</text:p>
          </table:table-cell>
          <table:table-cell office:value-type="float" office:value="2.268148" calcext:value-type="float">
            <text:p>2.268148</text:p>
          </table:table-cell>
          <table:table-cell office:value-type="float" office:value="1.343428" calcext:value-type="float">
            <text:p>1.343428</text:p>
          </table:table-cell>
          <table:table-cell office:value-type="float" office:value="-0.034784" calcext:value-type="float">
            <text:p>-0.034784</text:p>
          </table:table-cell>
          <table:table-cell office:value-type="float" office:value="0.101314" calcext:value-type="float">
            <text:p>0.101314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67" calcext:value-type="float">
            <text:p>-0.112667</text:p>
          </table:table-cell>
          <table:table-cell office:value-type="float" office:value="-17.153354" calcext:value-type="float">
            <text:p>-17.153354</text:p>
          </table:table-cell>
          <table:table-cell office:value-type="float" office:value="-1" calcext:value-type="float">
            <text:p>-1</text:p>
          </table:table-cell>
          <table:table-cell office:value-type="float" office:value="-1.641179" calcext:value-type="float">
            <text:p>-1.641179</text:p>
          </table:table-cell>
          <table:table-cell office:value-type="float" office:value="-0.745073" calcext:value-type="float">
            <text:p>-0.745073</text:p>
          </table:table-cell>
          <table:table-cell office:value-type="float" office:value="-13.013256" calcext:value-type="float">
            <text:p>-13.013256</text:p>
          </table:table-cell>
          <table:table-cell office:value-type="float" office:value="-15.399508" calcext:value-type="float">
            <text:p>-15.399508</text:p>
          </table:table-cell>
          <table:table-cell office:value-type="float" office:value="-0.16368" calcext:value-type="float">
            <text:p>-0.16368</text:p>
          </table:table-cell>
          <table:table-cell office:value-type="float" office:value="0.099733" calcext:value-type="float">
            <text:p>0.09973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42132" calcext:value-type="float">
            <text:p>-1.24213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11715" calcext:value-type="float">
            <text:p>-0.511715</text:p>
          </table:table-cell>
          <table:table-cell office:value-type="float" office:value="-0.620245" calcext:value-type="float">
            <text:p>-0.620245</text:p>
          </table:table-cell>
          <table:table-cell office:value-type="float" office:value="11.291052" calcext:value-type="float">
            <text:p>11.291052</text:p>
          </table:table-cell>
          <table:table-cell office:value-type="float" office:value="10.159093" calcext:value-type="float">
            <text:p>10.159093</text:p>
          </table:table-cell>
          <table:table-cell office:value-type="float" office:value="-0.051188" calcext:value-type="float">
            <text:p>-0.051188</text:p>
          </table:table-cell>
          <table:table-cell office:value-type="float" office:value="0.100032" calcext:value-type="float">
            <text:p>0.10003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63673" calcext:value-type="float">
            <text:p>-1.463673</text:p>
          </table:table-cell>
          <table:table-cell office:value-type="float" office:value="-0.531198" calcext:value-type="float">
            <text:p>-0.531198</text:p>
          </table:table-cell>
          <table:table-cell office:value-type="float" office:value="-0.12799" calcext:value-type="float">
            <text:p>-0.12799</text:p>
          </table:table-cell>
          <table:table-cell office:value-type="float" office:value="-0.290173" calcext:value-type="float">
            <text:p>-0.290173</text:p>
          </table:table-cell>
          <table:table-cell office:value-type="float" office:value="-0.693569" calcext:value-type="float">
            <text:p>-0.693569</text:p>
          </table:table-cell>
          <table:table-cell office:value-type="float" office:value="2.20639" calcext:value-type="float">
            <text:p>2.20639</text:p>
          </table:table-cell>
          <table:table-cell office:value-type="float" office:value="1.222648" calcext:value-type="float">
            <text:p>1.222648</text:p>
          </table:table-cell>
          <table:table-cell office:value-type="float" office:value="-0.029136" calcext:value-type="float">
            <text:p>-0.029136</text:p>
          </table:table-cell>
          <table:table-cell office:value-type="float" office:value="0.100409" calcext:value-type="float">
            <text:p>0.100409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737" calcext:value-type="float">
            <text:p>-0.112737</text:p>
          </table:table-cell>
          <table:table-cell office:value-type="float" office:value="-17.896423" calcext:value-type="float">
            <text:p>-17.896423</text:p>
          </table:table-cell>
          <table:table-cell office:value-type="float" office:value="-1" calcext:value-type="float">
            <text:p>-1</text:p>
          </table:table-cell>
          <table:table-cell office:value-type="float" office:value="-1.64111" calcext:value-type="float">
            <text:p>-1.64111</text:p>
          </table:table-cell>
          <table:table-cell office:value-type="float" office:value="-0.9245" calcext:value-type="float">
            <text:p>-0.9245</text:p>
          </table:table-cell>
          <table:table-cell office:value-type="float" office:value="-13.576967" calcext:value-type="float">
            <text:p>-13.576967</text:p>
          </table:table-cell>
          <table:table-cell office:value-type="float" office:value="-16.142577" calcext:value-type="float">
            <text:p>-16.142577</text:p>
          </table:table-cell>
          <table:table-cell office:value-type="float" office:value="-0.163294" calcext:value-type="float">
            <text:p>-0.163294</text:p>
          </table:table-cell>
          <table:table-cell office:value-type="float" office:value="0.099502" calcext:value-type="float">
            <text:p>0.09950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5216" calcext:value-type="float">
            <text:p>-1.12521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62863" calcext:value-type="float">
            <text:p>-0.62863</text:p>
          </table:table-cell>
          <table:table-cell office:value-type="float" office:value="-0.834303" calcext:value-type="float">
            <text:p>-0.834303</text:p>
          </table:table-cell>
          <table:table-cell office:value-type="float" office:value="10.149877" calcext:value-type="float">
            <text:p>10.149877</text:p>
          </table:table-cell>
          <table:table-cell office:value-type="float" office:value="8.686944" calcext:value-type="float">
            <text:p>8.686944</text:p>
          </table:table-cell>
          <table:table-cell office:value-type="float" office:value="-0.062708" calcext:value-type="float">
            <text:p>-0.062708</text:p>
          </table:table-cell>
          <table:table-cell office:value-type="float" office:value="0.099753" calcext:value-type="float">
            <text:p>0.09975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866" calcext:value-type="float">
            <text:p>-1.40866</text:p>
          </table:table-cell>
          <table:table-cell office:value-type="float" office:value="-0.053744" calcext:value-type="float">
            <text:p>-0.053744</text:p>
          </table:table-cell>
          <table:table-cell office:value-type="float" office:value="-0.1" calcext:value-type="float">
            <text:p>-0.1</text:p>
          </table:table-cell>
          <table:table-cell office:value-type="float" office:value="-0.345186" calcext:value-type="float">
            <text:p>-0.345186</text:p>
          </table:table-cell>
          <table:table-cell office:value-type="float" office:value="-0.789034" calcext:value-type="float">
            <text:p>-0.789034</text:p>
          </table:table-cell>
          <table:table-cell office:value-type="float" office:value="2.834322" calcext:value-type="float">
            <text:p>2.834322</text:p>
          </table:table-cell>
          <table:table-cell office:value-type="float" office:value="1.700102" calcext:value-type="float">
            <text:p>1.700102</text:p>
          </table:table-cell>
          <table:table-cell office:value-type="float" office:value="-0.03452" calcext:value-type="float">
            <text:p>-0.03452</text:p>
          </table:table-cell>
          <table:table-cell office:value-type="float" office:value="0.100004" calcext:value-type="float">
            <text:p>0.10000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86" calcext:value-type="float">
            <text:p>-0.11286</text:p>
          </table:table-cell>
          <table:table-cell office:value-type="float" office:value="-17.290042" calcext:value-type="float">
            <text:p>-17.290042</text:p>
          </table:table-cell>
          <table:table-cell office:value-type="float" office:value="-1" calcext:value-type="float">
            <text:p>-1</text:p>
          </table:table-cell>
          <table:table-cell office:value-type="float" office:value="-1.640986" calcext:value-type="float">
            <text:p>-1.640986</text:p>
          </table:table-cell>
          <table:table-cell office:value-type="float" office:value="-0.924241" calcext:value-type="float">
            <text:p>-0.924241</text:p>
          </table:table-cell>
          <table:table-cell office:value-type="float" office:value="-12.970969" calcext:value-type="float">
            <text:p>-12.970969</text:p>
          </table:table-cell>
          <table:table-cell office:value-type="float" office:value="-15.536196" calcext:value-type="float">
            <text:p>-15.536196</text:p>
          </table:table-cell>
          <table:table-cell office:value-type="float" office:value="-0.163935" calcext:value-type="float">
            <text:p>-0.163935</text:p>
          </table:table-cell>
          <table:table-cell office:value-type="float" office:value="0.0999" calcext:value-type="float">
            <text:p>0.0999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2746" calcext:value-type="float">
            <text:p>-1.29274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4611" calcext:value-type="float">
            <text:p>-0.4611</text:p>
          </table:table-cell>
          <table:table-cell office:value-type="float" office:value="-0.805893" calcext:value-type="float">
            <text:p>-0.805893</text:p>
          </table:table-cell>
          <table:table-cell office:value-type="float" office:value="11.861829" calcext:value-type="float">
            <text:p>11.861829</text:p>
          </table:table-cell>
          <table:table-cell office:value-type="float" office:value="10.594836" calcext:value-type="float">
            <text:p>10.594836</text:p>
          </table:table-cell>
          <table:table-cell office:value-type="float" office:value="-0.045865" calcext:value-type="float">
            <text:p>-0.045865</text:p>
          </table:table-cell>
          <table:table-cell office:value-type="float" office:value="0.099469" calcext:value-type="float">
            <text:p>0.09946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04474" calcext:value-type="float">
            <text:p>-1.80447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050628" calcext:value-type="float">
            <text:p>0.050628</text:p>
          </table:table-cell>
          <table:table-cell office:value-type="float" office:value="-0.743983" calcext:value-type="float">
            <text:p>-0.743983</text:p>
          </table:table-cell>
          <table:table-cell office:value-type="float" office:value="5.0544" calcext:value-type="float">
            <text:p>5.0544</text:p>
          </table:table-cell>
          <table:table-cell office:value-type="float" office:value="4.361045" calcext:value-type="float">
            <text:p>4.361045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.101244" calcext:value-type="float">
            <text:p>0.101244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5862" calcext:value-type="float">
            <text:p>-0.225862</text:p>
          </table:table-cell>
          <table:table-cell office:value-type="float" office:value="-19.991481" calcext:value-type="float">
            <text:p>-19.991481</text:p>
          </table:table-cell>
          <table:table-cell office:value-type="float" office:value="-1" calcext:value-type="float">
            <text:p>-1</text:p>
          </table:table-cell>
          <table:table-cell office:value-type="float" office:value="-1.527984" calcext:value-type="float">
            <text:p>-1.527984</text:p>
          </table:table-cell>
          <table:table-cell office:value-type="float" office:value="-0.861399" calcext:value-type="float">
            <text:p>-0.861399</text:p>
          </table:table-cell>
          <table:table-cell office:value-type="float" office:value="-15.848252" calcext:value-type="float">
            <text:p>-15.848252</text:p>
          </table:table-cell>
          <table:table-cell office:value-type="float" office:value="-18.237635" calcext:value-type="float">
            <text:p>-18.237635</text:p>
          </table:table-cell>
          <table:table-cell office:value-type="float" office:value="-0.152199" calcext:value-type="float">
            <text:p>-0.152199</text:p>
          </table:table-cell>
          <table:table-cell office:value-type="float" office:value="0.099608" calcext:value-type="float">
            <text:p>0.099608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263" calcext:value-type="float">
            <text:p>-1.0726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681217" calcext:value-type="float">
            <text:p>-0.681217</text:p>
          </table:table-cell>
          <table:table-cell office:value-type="float" office:value="-0.765053" calcext:value-type="float">
            <text:p>-0.765053</text:p>
          </table:table-cell>
          <table:table-cell office:value-type="float" office:value="8.566619" calcext:value-type="float">
            <text:p>8.566619</text:p>
          </table:table-cell>
          <table:table-cell office:value-type="float" office:value="7.120349" calcext:value-type="float">
            <text:p>7.120349</text:p>
          </table:table-cell>
          <table:table-cell office:value-type="float" office:value="-0.067335" calcext:value-type="float">
            <text:p>-0.067335</text:p>
          </table:table-cell>
          <table:table-cell office:value-type="float" office:value="0.098845" calcext:value-type="float">
            <text:p>0.098845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59413" calcext:value-type="float">
            <text:p>-1.85941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-0.703274" calcext:value-type="float">
            <text:p>-0.703274</text:p>
          </table:table-cell>
          <table:table-cell office:value-type="float" office:value="7.841649" calcext:value-type="float">
            <text:p>7.841649</text:p>
          </table:table-cell>
          <table:table-cell office:value-type="float" office:value="7.243942" calcext:value-type="float">
            <text:p>7.243942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0.100334" calcext:value-type="float">
            <text:p>0.10033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3869" calcext:value-type="float">
            <text:p>-0.393869</text:p>
          </table:table-cell>
          <table:table-cell office:value-type="float" office:value="-18.497974" calcext:value-type="float">
            <text:p>-18.497974</text:p>
          </table:table-cell>
          <table:table-cell office:value-type="float" office:value="-1" calcext:value-type="float">
            <text:p>-1</text:p>
          </table:table-cell>
          <table:table-cell office:value-type="float" office:value="-1.359977" calcext:value-type="float">
            <text:p>-1.359977</text:p>
          </table:table-cell>
          <table:table-cell office:value-type="float" office:value="-0.810903" calcext:value-type="float">
            <text:p>-0.810903</text:p>
          </table:table-cell>
          <table:table-cell office:value-type="float" office:value="-14.573248" calcext:value-type="float">
            <text:p>-14.573248</text:p>
          </table:table-cell>
          <table:table-cell office:value-type="float" office:value="-16.744128" calcext:value-type="float">
            <text:p>-16.744128</text:p>
          </table:table-cell>
          <table:table-cell office:value-type="float" office:value="-0.136765" calcext:value-type="float">
            <text:p>-0.136765</text:p>
          </table:table-cell>
          <table:table-cell office:value-type="float" office:value="0.100564" calcext:value-type="float">
            <text:p>0.10056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8888" calcext:value-type="float">
            <text:p>-1.23888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14958" calcext:value-type="float">
            <text:p>-0.514958</text:p>
          </table:table-cell>
          <table:table-cell office:value-type="float" office:value="-0.698564" calcext:value-type="float">
            <text:p>-0.698564</text:p>
          </table:table-cell>
          <table:table-cell office:value-type="float" office:value="8.539765" calcext:value-type="float">
            <text:p>8.539765</text:p>
          </table:table-cell>
          <table:table-cell office:value-type="float" office:value="7.326243" calcext:value-type="float">
            <text:p>7.326243</text:p>
          </table:table-cell>
          <table:table-cell office:value-type="float" office:value="-0.050956" calcext:value-type="float">
            <text:p>-0.050956</text:p>
          </table:table-cell>
          <table:table-cell office:value-type="float" office:value="0.098951" calcext:value-type="float">
            <text:p>0.098951</text:p>
          </table:table-cell>
          <table:table-cell>
            <draw:frame table:end-cell-address="left_front_wheel_stats.AB32" table:end-x="25.85pt" table:end-y="12.25pt" draw:z-index="2" draw:style-name="gr1" draw:text-style-name="P1" svg:width="918.2pt" svg:height="88.81pt" svg:x="3.66pt" svg:y="0.28pt">
              <draw:object draw:notify-on-update-of-ranges="left_front_wheel_stats.A2:left_front_wheel_stats.A153 left_front_wheel_stats.H1:left_front_wheel_stats.H1 left_front_wheel_stats.H2:left_front_wheel_stats.H153 left_front_wheel_stats.I1:left_front_wheel_stats.I1 left_front_wheel_stats.I2:left_front_wheel_stats.I15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61405" calcext:value-type="float">
            <text:p>-1.86140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107559" calcext:value-type="float">
            <text:p>0.107559</text:p>
          </table:table-cell>
          <table:table-cell office:value-type="float" office:value="-0.624962" calcext:value-type="float">
            <text:p>-0.624962</text:p>
          </table:table-cell>
          <table:table-cell office:value-type="float" office:value="6.145951" calcext:value-type="float">
            <text:p>6.145951</text:p>
          </table:table-cell>
          <table:table-cell office:value-type="float" office:value="5.628549" calcext:value-type="float">
            <text:p>5.628549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101289" calcext:value-type="float">
            <text:p>0.101289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21" calcext:value-type="float">
            <text:p>-0.056321</text:p>
          </table:table-cell>
          <table:table-cell office:value-type="float" office:value="-22.254757" calcext:value-type="float">
            <text:p>-22.254757</text:p>
          </table:table-cell>
          <table:table-cell office:value-type="float" office:value="-1" calcext:value-type="float">
            <text:p>-1</text:p>
          </table:table-cell>
          <table:table-cell office:value-type="float" office:value="-1.697525" calcext:value-type="float">
            <text:p>-1.697525</text:p>
          </table:table-cell>
          <table:table-cell office:value-type="float" office:value="-0.760267" calcext:value-type="float">
            <text:p>-0.760267</text:p>
          </table:table-cell>
          <table:table-cell office:value-type="float" office:value="-18.043119" calcext:value-type="float">
            <text:p>-18.043119</text:p>
          </table:table-cell>
          <table:table-cell office:value-type="float" office:value="-20.500911" calcext:value-type="float">
            <text:p>-20.500911</text:p>
          </table:table-cell>
          <table:table-cell office:value-type="float" office:value="-0.169825" calcext:value-type="float">
            <text:p>-0.169825</text:p>
          </table:table-cell>
          <table:table-cell office:value-type="float" office:value="0.100043" calcext:value-type="float">
            <text:p>0.100043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4293" calcext:value-type="float">
            <text:p>-1.18429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69553" calcext:value-type="float">
            <text:p>-0.569553</text:p>
          </table:table-cell>
          <table:table-cell office:value-type="float" office:value="-0.652288" calcext:value-type="float">
            <text:p>-0.652288</text:p>
          </table:table-cell>
          <table:table-cell office:value-type="float" office:value="11.481314" calcext:value-type="float">
            <text:p>11.481314</text:p>
          </table:table-cell>
          <table:table-cell office:value-type="float" office:value="10.259473" calcext:value-type="float">
            <text:p>10.259473</text:p>
          </table:table-cell>
          <table:table-cell office:value-type="float" office:value="-0.055955" calcext:value-type="float">
            <text:p>-0.055955</text:p>
          </table:table-cell>
          <table:table-cell office:value-type="float" office:value="0.098244" calcext:value-type="float">
            <text:p>0.09824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6718" calcext:value-type="float">
            <text:p>-1.296718</text:p>
          </table:table-cell>
          <table:table-cell office:value-type="float" office:value="-1.743419" calcext:value-type="float">
            <text:p>-1.743419</text:p>
          </table:table-cell>
          <table:table-cell office:value-type="float" office:value="-0.303842" calcext:value-type="float">
            <text:p>-0.303842</text:p>
          </table:table-cell>
          <table:table-cell office:value-type="float" office:value="-0.457128" calcext:value-type="float">
            <text:p>-0.457128</text:p>
          </table:table-cell>
          <table:table-cell office:value-type="float" office:value="-0.652314" calcext:value-type="float">
            <text:p>-0.652314</text:p>
          </table:table-cell>
          <table:table-cell office:value-type="float" office:value="1.11987" calcext:value-type="float">
            <text:p>1.11987</text:p>
          </table:table-cell>
          <table:table-cell office:value-type="float" office:value="0.010427" calcext:value-type="float">
            <text:p>0.010427</text:p>
          </table:table-cell>
          <table:table-cell office:value-type="float" office:value="-0.045891" calcext:value-type="float">
            <text:p>-0.045891</text:p>
          </table:table-cell>
          <table:table-cell office:value-type="float" office:value="0.100391" calcext:value-type="float">
            <text:p>0.10039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51" calcext:value-type="float">
            <text:p>-0.056251</text:p>
          </table:table-cell>
          <table:table-cell office:value-type="float" office:value="-16.530019" calcext:value-type="float">
            <text:p>-16.530019</text:p>
          </table:table-cell>
          <table:table-cell office:value-type="float" office:value="-1" calcext:value-type="float">
            <text:p>-1</text:p>
          </table:table-cell>
          <table:table-cell office:value-type="float" office:value="-1.697595" calcext:value-type="float">
            <text:p>-1.697595</text:p>
          </table:table-cell>
          <table:table-cell office:value-type="float" office:value="-0.829354" calcext:value-type="float">
            <text:p>-0.829354</text:p>
          </table:table-cell>
          <table:table-cell office:value-type="float" office:value="-12.249225" calcext:value-type="float">
            <text:p>-12.249225</text:p>
          </table:table-cell>
          <table:table-cell office:value-type="float" office:value="-14.776173" calcext:value-type="float">
            <text:p>-14.776173</text:p>
          </table:table-cell>
          <table:table-cell office:value-type="float" office:value="-0.171914" calcext:value-type="float">
            <text:p>-0.171914</text:p>
          </table:table-cell>
          <table:table-cell office:value-type="float" office:value="0.101269" calcext:value-type="float">
            <text:p>0.101269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6156" calcext:value-type="float">
            <text:p>-1.18615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67691" calcext:value-type="float">
            <text:p>-0.567691</text:p>
          </table:table-cell>
          <table:table-cell office:value-type="float" office:value="-0.734179" calcext:value-type="float">
            <text:p>-0.734179</text:p>
          </table:table-cell>
          <table:table-cell office:value-type="float" office:value="11.24842" calcext:value-type="float">
            <text:p>11.24842</text:p>
          </table:table-cell>
          <table:table-cell office:value-type="float" office:value="9.946551" calcext:value-type="float">
            <text:p>9.946551</text:p>
          </table:table-cell>
          <table:table-cell office:value-type="float" office:value="-0.057025" calcext:value-type="float">
            <text:p>-0.057025</text:p>
          </table:table-cell>
          <table:table-cell office:value-type="float" office:value="0.10045" calcext:value-type="float">
            <text:p>0.1004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48838" calcext:value-type="float">
            <text:p>-1.448838</text:p>
          </table:table-cell>
          <table:table-cell office:value-type="float" office:value="-0.124289" calcext:value-type="float">
            <text:p>-0.124289</text:p>
          </table:table-cell>
          <table:table-cell office:value-type="float" office:value="-0.1" calcext:value-type="float">
            <text:p>-0.1</text:p>
          </table:table-cell>
          <table:table-cell office:value-type="float" office:value="-0.305008" calcext:value-type="float">
            <text:p>-0.305008</text:p>
          </table:table-cell>
          <table:table-cell office:value-type="float" office:value="-0.697287" calcext:value-type="float">
            <text:p>-0.697287</text:p>
          </table:table-cell>
          <table:table-cell office:value-type="float" office:value="2.631852" calcext:value-type="float">
            <text:p>2.631852</text:p>
          </table:table-cell>
          <table:table-cell office:value-type="float" office:value="1.629557" calcext:value-type="float">
            <text:p>1.629557</text:p>
          </table:table-cell>
          <table:table-cell office:value-type="float" office:value="-0.030443" calcext:value-type="float">
            <text:p>-0.030443</text:p>
          </table:table-cell>
          <table:table-cell office:value-type="float" office:value="0.099809" calcext:value-type="float">
            <text:p>0.099809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7196" calcext:value-type="float">
            <text:p>-0.227196</text:p>
          </table:table-cell>
          <table:table-cell office:value-type="float" office:value="-16.417101" calcext:value-type="float">
            <text:p>-16.417101</text:p>
          </table:table-cell>
          <table:table-cell office:value-type="float" office:value="-1" calcext:value-type="float">
            <text:p>-1</text:p>
          </table:table-cell>
          <table:table-cell office:value-type="float" office:value="-1.52665" calcext:value-type="float">
            <text:p>-1.52665</text:p>
          </table:table-cell>
          <table:table-cell office:value-type="float" office:value="-0.859793" calcext:value-type="float">
            <text:p>-0.859793</text:p>
          </table:table-cell>
          <table:table-cell office:value-type="float" office:value="-12.276813" calcext:value-type="float">
            <text:p>-12.276813</text:p>
          </table:table-cell>
          <table:table-cell office:value-type="float" office:value="-14.663255" calcext:value-type="float">
            <text:p>-14.663255</text:p>
          </table:table-cell>
          <table:table-cell office:value-type="float" office:value="-0.151914" calcext:value-type="float">
            <text:p>-0.151914</text:p>
          </table:table-cell>
          <table:table-cell office:value-type="float" office:value="0.099508" calcext:value-type="float">
            <text:p>0.099508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024" calcext:value-type="float">
            <text:p>-1.23902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14822" calcext:value-type="float">
            <text:p>-0.514822</text:p>
          </table:table-cell>
          <table:table-cell office:value-type="float" office:value="-0.774981" calcext:value-type="float">
            <text:p>-0.774981</text:p>
          </table:table-cell>
          <table:table-cell office:value-type="float" office:value="10.026538" calcext:value-type="float">
            <text:p>10.026538</text:p>
          </table:table-cell>
          <table:table-cell office:value-type="float" office:value="8.736734" calcext:value-type="float">
            <text:p>8.736734</text:p>
          </table:table-cell>
          <table:table-cell office:value-type="float" office:value="-0.051953" calcext:value-type="float">
            <text:p>-0.051953</text:p>
          </table:table-cell>
          <table:table-cell office:value-type="float" office:value="0.100915" calcext:value-type="float">
            <text:p>0.10091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79672" calcext:value-type="float">
            <text:p>-1.57967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74174" calcext:value-type="float">
            <text:p>-0.174174</text:p>
          </table:table-cell>
          <table:table-cell office:value-type="float" office:value="-0.741383" calcext:value-type="float">
            <text:p>-0.741383</text:p>
          </table:table-cell>
          <table:table-cell office:value-type="float" office:value="3.418173" calcext:value-type="float">
            <text:p>3.418173</text:p>
          </table:table-cell>
          <table:table-cell office:value-type="float" office:value="2.502615" calcext:value-type="float">
            <text:p>2.502615</text:p>
          </table:table-cell>
          <table:table-cell office:value-type="float" office:value="-0.017358" calcext:value-type="float">
            <text:p>-0.017358</text:p>
          </table:table-cell>
          <table:table-cell office:value-type="float" office:value="0.099658" calcext:value-type="float">
            <text:p>0.099658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81" calcext:value-type="float">
            <text:p>-0.056381</text:p>
          </table:table-cell>
          <table:table-cell office:value-type="float" office:value="-19.669016" calcext:value-type="float">
            <text:p>-19.669016</text:p>
          </table:table-cell>
          <table:table-cell office:value-type="float" office:value="-1" calcext:value-type="float">
            <text:p>-1</text:p>
          </table:table-cell>
          <table:table-cell office:value-type="float" office:value="-1.697465" calcext:value-type="float">
            <text:p>-1.697465</text:p>
          </table:table-cell>
          <table:table-cell office:value-type="float" office:value="-0.92132" calcext:value-type="float">
            <text:p>-0.92132</text:p>
          </table:table-cell>
          <table:table-cell office:value-type="float" office:value="-15.296384" calcext:value-type="float">
            <text:p>-15.296384</text:p>
          </table:table-cell>
          <table:table-cell office:value-type="float" office:value="-17.91517" calcext:value-type="float">
            <text:p>-17.91517</text:p>
          </table:table-cell>
          <table:table-cell office:value-type="float" office:value="-0.169042" calcext:value-type="float">
            <text:p>-0.169042</text:p>
          </table:table-cell>
          <table:table-cell office:value-type="float" office:value="0.099585" calcext:value-type="float">
            <text:p>0.099585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438" calcext:value-type="float">
            <text:p>-1.18343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70408" calcext:value-type="float">
            <text:p>-0.570408</text:p>
          </table:table-cell>
          <table:table-cell office:value-type="float" office:value="-0.808001" calcext:value-type="float">
            <text:p>-0.808001</text:p>
          </table:table-cell>
          <table:table-cell office:value-type="float" office:value="11.377292" calcext:value-type="float">
            <text:p>11.377292</text:p>
          </table:table-cell>
          <table:table-cell office:value-type="float" office:value="9.998883" calcext:value-type="float">
            <text:p>9.998883</text:p>
          </table:table-cell>
          <table:table-cell office:value-type="float" office:value="-0.056506" calcext:value-type="float">
            <text:p>-0.056506</text:p>
          </table:table-cell>
          <table:table-cell office:value-type="float" office:value="0.099062" calcext:value-type="float">
            <text:p>0.09906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28656" calcext:value-type="float">
            <text:p>-1.62865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2519" calcext:value-type="float">
            <text:p>-0.12519</text:p>
          </table:table-cell>
          <table:table-cell office:value-type="float" office:value="-0.764785" calcext:value-type="float">
            <text:p>-0.764785</text:p>
          </table:table-cell>
          <table:table-cell office:value-type="float" office:value="4.375051" calcext:value-type="float">
            <text:p>4.375051</text:p>
          </table:table-cell>
          <table:table-cell office:value-type="float" office:value="3.485075" calcext:value-type="float">
            <text:p>3.485075</text:p>
          </table:table-cell>
          <table:table-cell office:value-type="float" office:value="-0.01274" calcext:value-type="float">
            <text:p>-0.01274</text:p>
          </table:table-cell>
          <table:table-cell office:value-type="float" office:value="0.101763" calcext:value-type="float">
            <text:p>0.101763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535" calcext:value-type="float">
            <text:p>-0.056535</text:p>
          </table:table-cell>
          <table:table-cell office:value-type="float" office:value="-20.171286" calcext:value-type="float">
            <text:p>-20.171286</text:p>
          </table:table-cell>
          <table:table-cell office:value-type="float" office:value="-1" calcext:value-type="float">
            <text:p>-1</text:p>
          </table:table-cell>
          <table:table-cell office:value-type="float" office:value="-1.697311" calcext:value-type="float">
            <text:p>-1.697311</text:p>
          </table:table-cell>
          <table:table-cell office:value-type="float" office:value="-0.88743" calcext:value-type="float">
            <text:p>-0.88743</text:p>
          </table:table-cell>
          <table:table-cell office:value-type="float" office:value="-15.832699" calcext:value-type="float">
            <text:p>-15.832699</text:p>
          </table:table-cell>
          <table:table-cell office:value-type="float" office:value="-18.41744" calcext:value-type="float">
            <text:p>-18.41744</text:p>
          </table:table-cell>
          <table:table-cell office:value-type="float" office:value="-0.168536" calcext:value-type="float">
            <text:p>-0.168536</text:p>
          </table:table-cell>
          <table:table-cell office:value-type="float" office:value="0.099296" calcext:value-type="float">
            <text:p>0.099296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7705" calcext:value-type="float">
            <text:p>-1.12770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626142" calcext:value-type="float">
            <text:p>-0.626142</text:p>
          </table:table-cell>
          <table:table-cell office:value-type="float" office:value="-0.777427" calcext:value-type="float">
            <text:p>-0.777427</text:p>
          </table:table-cell>
          <table:table-cell office:value-type="float" office:value="10.833337" calcext:value-type="float">
            <text:p>10.833337</text:p>
          </table:table-cell>
          <table:table-cell office:value-type="float" office:value="9.429769" calcext:value-type="float">
            <text:p>9.429769</text:p>
          </table:table-cell>
          <table:table-cell office:value-type="float" office:value="-0.061911" calcext:value-type="float">
            <text:p>-0.061911</text:p>
          </table:table-cell>
          <table:table-cell office:value-type="float" office:value="0.098877" calcext:value-type="float">
            <text:p>0.098877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47034" calcext:value-type="float">
            <text:p>-1.74703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006812" calcext:value-type="float">
            <text:p>-0.006812</text:p>
          </table:table-cell>
          <table:table-cell office:value-type="float" office:value="-0.721094" calcext:value-type="float">
            <text:p>-0.721094</text:p>
          </table:table-cell>
          <table:table-cell office:value-type="float" office:value="6.096722" calcext:value-type="float">
            <text:p>6.096722</text:p>
          </table:table-cell>
          <table:table-cell office:value-type="float" office:value="5.368815" calcext:value-type="float">
            <text:p>5.368815</text:p>
          </table:table-cell>
          <table:table-cell office:value-type="float" office:value="-0.000692" calcext:value-type="float">
            <text:p>-0.000692</text:p>
          </table:table-cell>
          <table:table-cell office:value-type="float" office:value="0.101584" calcext:value-type="float">
            <text:p>0.101584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068" calcext:value-type="float">
            <text:p>-0.169068</text:p>
          </table:table-cell>
          <table:table-cell office:value-type="float" office:value="-20.031116" calcext:value-type="float">
            <text:p>-20.031116</text:p>
          </table:table-cell>
          <table:table-cell office:value-type="float" office:value="-1" calcext:value-type="float">
            <text:p>-1</text:p>
          </table:table-cell>
          <table:table-cell office:value-type="float" office:value="-1.584778" calcext:value-type="float">
            <text:p>-1.584778</text:p>
          </table:table-cell>
          <table:table-cell office:value-type="float" office:value="-0.848486" calcext:value-type="float">
            <text:p>-0.848486</text:p>
          </table:table-cell>
          <table:table-cell office:value-type="float" office:value="-15.844005" calcext:value-type="float">
            <text:p>-15.844005</text:p>
          </table:table-cell>
          <table:table-cell office:value-type="float" office:value="-18.27727" calcext:value-type="float">
            <text:p>-18.27727</text:p>
          </table:table-cell>
          <table:table-cell office:value-type="float" office:value="-0.157834" calcext:value-type="float">
            <text:p>-0.157834</text:p>
          </table:table-cell>
          <table:table-cell office:value-type="float" office:value="0.099594" calcext:value-type="float">
            <text:p>0.099594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953513" calcext:value-type="float">
            <text:p>-0.95351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800333" calcext:value-type="float">
            <text:p>-0.800333</text:p>
          </table:table-cell>
          <table:table-cell office:value-type="float" office:value="-0.775579" calcext:value-type="float">
            <text:p>-0.775579</text:p>
          </table:table-cell>
          <table:table-cell office:value-type="float" office:value="7.946404" calcext:value-type="float">
            <text:p>7.946404</text:p>
          </table:table-cell>
          <table:table-cell office:value-type="float" office:value="6.370492" calcext:value-type="float">
            <text:p>6.370492</text:p>
          </table:table-cell>
          <table:table-cell office:value-type="float" office:value="-0.079006" calcext:value-type="float">
            <text:p>-0.079006</text:p>
          </table:table-cell>
          <table:table-cell office:value-type="float" office:value="0.098717" calcext:value-type="float">
            <text:p>0.098717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530364" calcext:value-type="float">
            <text:p>-1.530364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223482" calcext:value-type="float">
            <text:p>-0.223482</text:p>
          </table:table-cell>
          <table:table-cell office:value-type="float" office:value="-0.746236" calcext:value-type="float">
            <text:p>-0.746236</text:p>
          </table:table-cell>
          <table:table-cell office:value-type="float" office:value="5.701623" calcext:value-type="float">
            <text:p>5.701623</text:p>
          </table:table-cell>
          <table:table-cell office:value-type="float" office:value="4.731905" calcext:value-type="float">
            <text:p>4.731905</text:p>
          </table:table-cell>
          <table:table-cell office:value-type="float" office:value="-0.02261" calcext:value-type="float">
            <text:p>-0.02261</text:p>
          </table:table-cell>
          <table:table-cell office:value-type="float" office:value="0.101173" calcext:value-type="float">
            <text:p>0.101173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242" calcext:value-type="float">
            <text:p>-0.056242</text:p>
          </table:table-cell>
          <table:table-cell office:value-type="float" office:value="-19.109406" calcext:value-type="float">
            <text:p>-19.109406</text:p>
          </table:table-cell>
          <table:table-cell office:value-type="float" office:value="-1" calcext:value-type="float">
            <text:p>-1</text:p>
          </table:table-cell>
          <table:table-cell office:value-type="float" office:value="-1.697604" calcext:value-type="float">
            <text:p>-1.697604</text:p>
          </table:table-cell>
          <table:table-cell office:value-type="float" office:value="-0.898428" calcext:value-type="float">
            <text:p>-0.898428</text:p>
          </table:table-cell>
          <table:table-cell office:value-type="float" office:value="-14.759528" calcext:value-type="float">
            <text:p>-14.759528</text:p>
          </table:table-cell>
          <table:table-cell office:value-type="float" office:value="-17.35556" calcext:value-type="float">
            <text:p>-17.35556</text:p>
          </table:table-cell>
          <table:table-cell office:value-type="float" office:value="-0.16955" calcext:value-type="float">
            <text:p>-0.16955</text:p>
          </table:table-cell>
          <table:table-cell office:value-type="float" office:value="0.099876" calcext:value-type="float">
            <text:p>0.099876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83333" calcext:value-type="float">
            <text:p>-1.18333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70513" calcext:value-type="float">
            <text:p>-0.570513</text:p>
          </table:table-cell>
          <table:table-cell office:value-type="float" office:value="-0.786292" calcext:value-type="float">
            <text:p>-0.786292</text:p>
          </table:table-cell>
          <table:table-cell office:value-type="float" office:value="11.299613" calcext:value-type="float">
            <text:p>11.299613</text:p>
          </table:table-cell>
          <table:table-cell office:value-type="float" office:value="9.942808" calcext:value-type="float">
            <text:p>9.942808</text:p>
          </table:table-cell>
          <table:table-cell office:value-type="float" office:value="-0.056906" calcext:value-type="float">
            <text:p>-0.056906</text:p>
          </table:table-cell>
          <table:table-cell office:value-type="float" office:value="0.099746" calcext:value-type="float">
            <text:p>0.099746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2928" calcext:value-type="float">
            <text:p>-1.292928</text:p>
          </table:table-cell>
          <table:table-cell office:value-type="float" office:value="-1.906281" calcext:value-type="float">
            <text:p>-1.906281</text:p>
          </table:table-cell>
          <table:table-cell office:value-type="float" office:value="-0.327468" calcext:value-type="float">
            <text:p>-0.327468</text:p>
          </table:table-cell>
          <table:table-cell office:value-type="float" office:value="-0.460918" calcext:value-type="float">
            <text:p>-0.460918</text:p>
          </table:table-cell>
          <table:table-cell office:value-type="float" office:value="-0.77635" calcext:value-type="float">
            <text:p>-0.77635</text:p>
          </table:table-cell>
          <table:table-cell office:value-type="float" office:value="1.084833" calcext:value-type="float">
            <text:p>1.084833</text:p>
          </table:table-cell>
          <table:table-cell office:value-type="float" office:value="-0.152435" calcext:value-type="float">
            <text:p>-0.152435</text:p>
          </table:table-cell>
          <table:table-cell office:value-type="float" office:value="-0.046564" calcext:value-type="float">
            <text:p>-0.046564</text:p>
          </table:table-cell>
          <table:table-cell office:value-type="float" office:value="0.101024" calcext:value-type="float">
            <text:p>0.101024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69546" calcext:value-type="float">
            <text:p>-0.169546</text:p>
          </table:table-cell>
          <table:table-cell office:value-type="float" office:value="-15.483383" calcext:value-type="float">
            <text:p>-15.483383</text:p>
          </table:table-cell>
          <table:table-cell office:value-type="float" office:value="-1" calcext:value-type="float">
            <text:p>-1</text:p>
          </table:table-cell>
          <table:table-cell office:value-type="float" office:value="-1.5843" calcext:value-type="float">
            <text:p>-1.5843</text:p>
          </table:table-cell>
          <table:table-cell office:value-type="float" office:value="-0.922192" calcext:value-type="float">
            <text:p>-0.922192</text:p>
          </table:table-cell>
          <table:table-cell office:value-type="float" office:value="-11.223045" calcext:value-type="float">
            <text:p>-11.223045</text:p>
          </table:table-cell>
          <table:table-cell office:value-type="float" office:value="-13.729537" calcext:value-type="float">
            <text:p>-13.729537</text:p>
          </table:table-cell>
          <table:table-cell office:value-type="float" office:value="-0.158582" calcext:value-type="float">
            <text:p>-0.158582</text:p>
          </table:table-cell>
          <table:table-cell office:value-type="float" office:value="0.100096" calcext:value-type="float">
            <text:p>0.100096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72018" calcext:value-type="float">
            <text:p>-1.07201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681828" calcext:value-type="float">
            <text:p>-0.681828</text:p>
          </table:table-cell>
          <table:table-cell office:value-type="float" office:value="-0.821248" calcext:value-type="float">
            <text:p>-0.821248</text:p>
          </table:table-cell>
          <table:table-cell office:value-type="float" office:value="9.103666" calcext:value-type="float">
            <text:p>9.103666</text:p>
          </table:table-cell>
          <table:table-cell office:value-type="float" office:value="7.600589" calcext:value-type="float">
            <text:p>7.600589</text:p>
          </table:table-cell>
          <table:table-cell office:value-type="float" office:value="-0.067592" calcext:value-type="float">
            <text:p>-0.067592</text:p>
          </table:table-cell>
          <table:table-cell office:value-type="float" office:value="0.099133" calcext:value-type="float">
            <text:p>0.099133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6718" calcext:value-type="float">
            <text:p>-1.40671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347128" calcext:value-type="float">
            <text:p>-0.347128</text:p>
          </table:table-cell>
          <table:table-cell office:value-type="float" office:value="-0.794348" calcext:value-type="float">
            <text:p>-0.794348</text:p>
          </table:table-cell>
          <table:table-cell office:value-type="float" office:value="3.31846" calcext:value-type="float">
            <text:p>3.31846</text:p>
          </table:table-cell>
          <table:table-cell office:value-type="float" office:value="2.176983" calcext:value-type="float">
            <text:p>2.176983</text:p>
          </table:table-cell>
          <table:table-cell office:value-type="float" office:value="-0.035011" calcext:value-type="float">
            <text:p>-0.035011</text:p>
          </table:table-cell>
          <table:table-cell office:value-type="float" office:value="0.10086" calcext:value-type="float">
            <text:p>0.10086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662" calcext:value-type="float">
            <text:p>-0.112662</text:p>
          </table:table-cell>
          <table:table-cell office:value-type="float" office:value="-17.414607" calcext:value-type="float">
            <text:p>-17.414607</text:p>
          </table:table-cell>
          <table:table-cell office:value-type="float" office:value="-1" calcext:value-type="float">
            <text:p>-1</text:p>
          </table:table-cell>
          <table:table-cell office:value-type="float" office:value="-1.641184" calcext:value-type="float">
            <text:p>-1.641184</text:p>
          </table:table-cell>
          <table:table-cell office:value-type="float" office:value="-0.956232" calcext:value-type="float">
            <text:p>-0.956232</text:p>
          </table:table-cell>
          <table:table-cell office:value-type="float" office:value="-13.063345" calcext:value-type="float">
            <text:p>-13.063345</text:p>
          </table:table-cell>
          <table:table-cell office:value-type="float" office:value="-15.660761" calcext:value-type="float">
            <text:p>-15.660761</text:p>
          </table:table-cell>
          <table:table-cell office:value-type="float" office:value="-0.162576" calcext:value-type="float">
            <text:p>-0.162576</text:p>
          </table:table-cell>
          <table:table-cell office:value-type="float" office:value="0.09906" calcext:value-type="float">
            <text:p>0.09906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3072" calcext:value-type="float">
            <text:p>-1.293072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460774" calcext:value-type="float">
            <text:p>-0.460774</text:p>
          </table:table-cell>
          <table:table-cell office:value-type="float" office:value="-0.843915" calcext:value-type="float">
            <text:p>-0.843915</text:p>
          </table:table-cell>
          <table:table-cell office:value-type="float" office:value="11.949295" calcext:value-type="float">
            <text:p>11.949295</text:p>
          </table:table-cell>
          <table:table-cell office:value-type="float" office:value="10.644606" calcext:value-type="float">
            <text:p>10.644606</text:p>
          </table:table-cell>
          <table:table-cell office:value-type="float" office:value="-0.045518" calcext:value-type="float">
            <text:p>-0.045518</text:p>
          </table:table-cell>
          <table:table-cell office:value-type="float" office:value="0.098785" calcext:value-type="float">
            <text:p>0.098785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640031" calcext:value-type="float">
            <text:p>-1.64003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113815" calcext:value-type="float">
            <text:p>-0.113815</text:p>
          </table:table-cell>
          <table:table-cell office:value-type="float" office:value="-0.776452" calcext:value-type="float">
            <text:p>-0.776452</text:p>
          </table:table-cell>
          <table:table-cell office:value-type="float" office:value="3.421044" calcext:value-type="float">
            <text:p>3.421044</text:p>
          </table:table-cell>
          <table:table-cell office:value-type="float" office:value="2.530777" calcext:value-type="float">
            <text:p>2.530777</text:p>
          </table:table-cell>
          <table:table-cell office:value-type="float" office:value="-0.011543" calcext:value-type="float">
            <text:p>-0.011543</text:p>
          </table:table-cell>
          <table:table-cell office:value-type="float" office:value="0.101419" calcext:value-type="float">
            <text:p>0.101419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22" calcext:value-type="float">
            <text:p>-0.056322</text:p>
          </table:table-cell>
          <table:table-cell office:value-type="float" office:value="-20.183738" calcext:value-type="float">
            <text:p>-20.183738</text:p>
          </table:table-cell>
          <table:table-cell office:value-type="float" office:value="-1" calcext:value-type="float">
            <text:p>-1</text:p>
          </table:table-cell>
          <table:table-cell office:value-type="float" office:value="-1.697525" calcext:value-type="float">
            <text:p>-1.697525</text:p>
          </table:table-cell>
          <table:table-cell office:value-type="float" office:value="-0.923901" calcext:value-type="float">
            <text:p>-0.923901</text:p>
          </table:table-cell>
          <table:table-cell office:value-type="float" office:value="-15.808466" calcext:value-type="float">
            <text:p>-15.808466</text:p>
          </table:table-cell>
          <table:table-cell office:value-type="float" office:value="-18.429892" calcext:value-type="float">
            <text:p>-18.429892</text:p>
          </table:table-cell>
          <table:table-cell office:value-type="float" office:value="-0.17006" calcext:value-type="float">
            <text:p>-0.17006</text:p>
          </table:table-cell>
          <table:table-cell office:value-type="float" office:value="0.100181" calcext:value-type="float">
            <text:p>0.10018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93186" calcext:value-type="float">
            <text:p>-1.29318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46066" calcext:value-type="float">
            <text:p>-0.46066</text:p>
          </table:table-cell>
          <table:table-cell office:value-type="float" office:value="-0.799948" calcext:value-type="float">
            <text:p>-0.799948</text:p>
          </table:table-cell>
          <table:table-cell office:value-type="float" office:value="12.496112" calcext:value-type="float">
            <text:p>12.496112</text:p>
          </table:table-cell>
          <table:table-cell office:value-type="float" office:value="11.235504" calcext:value-type="float">
            <text:p>11.235504</text:p>
          </table:table-cell>
          <table:table-cell office:value-type="float" office:value="-0.045596" calcext:value-type="float">
            <text:p>-0.045596</text:p>
          </table:table-cell>
          <table:table-cell office:value-type="float" office:value="0.09898" calcext:value-type="float">
            <text:p>0.09898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918595" calcext:value-type="float">
            <text:p>-1.91859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164748" calcext:value-type="float">
            <text:p>0.164748</text:p>
          </table:table-cell>
          <table:table-cell office:value-type="float" office:value="-0.726314" calcext:value-type="float">
            <text:p>-0.726314</text:p>
          </table:table-cell>
          <table:table-cell office:value-type="float" office:value="6.159604" calcext:value-type="float">
            <text:p>6.159604</text:p>
          </table:table-cell>
          <table:table-cell office:value-type="float" office:value="5.598039" calcext:value-type="float">
            <text:p>5.598039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0.101534" calcext:value-type="float">
            <text:p>0.101534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112797" calcext:value-type="float">
            <text:p>-0.112797</text:p>
          </table:table-cell>
          <table:table-cell office:value-type="float" office:value="-22.309983" calcext:value-type="float">
            <text:p>-22.309983</text:p>
          </table:table-cell>
          <table:table-cell office:value-type="float" office:value="-1" calcext:value-type="float">
            <text:p>-1</text:p>
          </table:table-cell>
          <table:table-cell office:value-type="float" office:value="-1.64105" calcext:value-type="float">
            <text:p>-1.64105</text:p>
          </table:table-cell>
          <table:table-cell office:value-type="float" office:value="-0.843733" calcext:value-type="float">
            <text:p>-0.843733</text:p>
          </table:table-cell>
          <table:table-cell office:value-type="float" office:value="-18.071354" calcext:value-type="float">
            <text:p>-18.071354</text:p>
          </table:table-cell>
          <table:table-cell office:value-type="float" office:value="-20.556137" calcext:value-type="float">
            <text:p>-20.556137</text:p>
          </table:table-cell>
          <table:table-cell office:value-type="float" office:value="-0.163984" calcext:value-type="float">
            <text:p>-0.163984</text:p>
          </table:table-cell>
          <table:table-cell office:value-type="float" office:value="0.099926" calcext:value-type="float">
            <text:p>0.099926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405035" calcext:value-type="float">
            <text:p>-1.40503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348811" calcext:value-type="float">
            <text:p>-0.348811</text:p>
          </table:table-cell>
          <table:table-cell office:value-type="float" office:value="-0.719312" calcext:value-type="float">
            <text:p>-0.719312</text:p>
          </table:table-cell>
          <table:table-cell office:value-type="float" office:value="13.194708" calcext:value-type="float">
            <text:p>13.194708</text:p>
          </table:table-cell>
          <table:table-cell office:value-type="float" office:value="12.126585" calcext:value-type="float">
            <text:p>12.126585</text:p>
          </table:table-cell>
          <table:table-cell office:value-type="float" office:value="-0.034161" calcext:value-type="float">
            <text:p>-0.034161</text:p>
          </table:table-cell>
          <table:table-cell office:value-type="float" office:value="0.097936" calcext:value-type="float">
            <text:p>0.097936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81125" calcext:value-type="float">
            <text:p>-1.8112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057403" calcext:value-type="float">
            <text:p>0.057403</text:p>
          </table:table-cell>
          <table:table-cell office:value-type="float" office:value="-0.64587" calcext:value-type="float">
            <text:p>-0.64587</text:p>
          </table:table-cell>
          <table:table-cell office:value-type="float" office:value="3.985584" calcext:value-type="float">
            <text:p>3.985584</text:p>
          </table:table-cell>
          <table:table-cell office:value-type="float" office:value="3.397118" calcext:value-type="float">
            <text:p>3.397118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0.101921" calcext:value-type="float">
            <text:p>0.10192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92525" calcext:value-type="float">
            <text:p>-0.392525</text:p>
          </table:table-cell>
          <table:table-cell office:value-type="float" office:value="-18.123984" calcext:value-type="float">
            <text:p>-18.123984</text:p>
          </table:table-cell>
          <table:table-cell office:value-type="float" office:value="-1" calcext:value-type="float">
            <text:p>-1</text:p>
          </table:table-cell>
          <table:table-cell office:value-type="float" office:value="-1.361321" calcext:value-type="float">
            <text:p>-1.361321</text:p>
          </table:table-cell>
          <table:table-cell office:value-type="float" office:value="-0.746272" calcext:value-type="float">
            <text:p>-0.746272</text:p>
          </table:table-cell>
          <table:table-cell office:value-type="float" office:value="-14.262545" calcext:value-type="float">
            <text:p>-14.262545</text:p>
          </table:table-cell>
          <table:table-cell office:value-type="float" office:value="-16.370138" calcext:value-type="float">
            <text:p>-16.370138</text:p>
          </table:table-cell>
          <table:table-cell office:value-type="float" office:value="-0.135413" calcext:value-type="float">
            <text:p>-0.135413</text:p>
          </table:table-cell>
          <table:table-cell office:value-type="float" office:value="0.099472" calcext:value-type="float">
            <text:p>0.099472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239733" calcext:value-type="float">
            <text:p>-1.239733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14113" calcext:value-type="float">
            <text:p>-0.514113</text:p>
          </table:table-cell>
          <table:table-cell office:value-type="float" office:value="-0.634495" calcext:value-type="float">
            <text:p>-0.634495</text:p>
          </table:table-cell>
          <table:table-cell office:value-type="float" office:value="8.574196" calcext:value-type="float">
            <text:p>8.574196</text:p>
          </table:table-cell>
          <table:table-cell office:value-type="float" office:value="7.425587" calcext:value-type="float">
            <text:p>7.425587</text:p>
          </table:table-cell>
          <table:table-cell office:value-type="float" office:value="-0.050799" calcext:value-type="float">
            <text:p>-0.050799</text:p>
          </table:table-cell>
          <table:table-cell office:value-type="float" office:value="0.098809" calcext:value-type="float">
            <text:p>0.098809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2.092599" calcext:value-type="float">
            <text:p>-2.092599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0.338753" calcext:value-type="float">
            <text:p>0.338753</text:p>
          </table:table-cell>
          <table:table-cell office:value-type="float" office:value="-0.554754" calcext:value-type="float">
            <text:p>-0.554754</text:p>
          </table:table-cell>
          <table:table-cell office:value-type="float" office:value="8.441879" calcext:value-type="float">
            <text:p>8.441879</text:p>
          </table:table-cell>
          <table:table-cell office:value-type="float" office:value="8.225877" calcext:value-type="float">
            <text:p>8.225877</text:p>
          </table:table-cell>
          <table:table-cell office:value-type="float" office:value="0.034223" calcext:value-type="float">
            <text:p>0.034223</text:p>
          </table:table-cell>
          <table:table-cell office:value-type="float" office:value="0.101028" calcext:value-type="float">
            <text:p>0.101028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223426" calcext:value-type="float">
            <text:p>-0.223426</text:p>
          </table:table-cell>
          <table:table-cell office:value-type="float" office:value="-22.598352" calcext:value-type="float">
            <text:p>-22.598352</text:p>
          </table:table-cell>
          <table:table-cell office:value-type="float" office:value="-1" calcext:value-type="float">
            <text:p>-1</text:p>
          </table:table-cell>
          <table:table-cell office:value-type="float" office:value="-1.53042" calcext:value-type="float">
            <text:p>-1.53042</text:p>
          </table:table-cell>
          <table:table-cell office:value-type="float" office:value="-0.696866" calcext:value-type="float">
            <text:p>-0.696866</text:p>
          </table:table-cell>
          <table:table-cell office:value-type="float" office:value="-18.617219" calcext:value-type="float">
            <text:p>-18.617219</text:p>
          </table:table-cell>
          <table:table-cell office:value-type="float" office:value="-20.844505" calcext:value-type="float">
            <text:p>-20.844505</text:p>
          </table:table-cell>
          <table:table-cell office:value-type="float" office:value="-0.153655" calcext:value-type="float">
            <text:p>-0.153655</text:p>
          </table:table-cell>
          <table:table-cell office:value-type="float" office:value="0.1004" calcext:value-type="float">
            <text:p>0.1004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04341" calcext:value-type="float">
            <text:p>-1.30434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449505" calcext:value-type="float">
            <text:p>-0.449505</text:p>
          </table:table-cell>
          <table:table-cell office:value-type="float" office:value="-0.571838" calcext:value-type="float">
            <text:p>-0.571838</text:p>
          </table:table-cell>
          <table:table-cell office:value-type="float" office:value="10.789634" calcext:value-type="float">
            <text:p>10.789634</text:p>
          </table:table-cell>
          <table:table-cell office:value-type="float" office:value="9.768291" calcext:value-type="float">
            <text:p>9.768291</text:p>
          </table:table-cell>
          <table:table-cell office:value-type="float" office:value="-0.045032" calcext:value-type="float">
            <text:p>-0.045032</text:p>
          </table:table-cell>
          <table:table-cell office:value-type="float" office:value="0.100181" calcext:value-type="float">
            <text:p>0.100181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750151" calcext:value-type="float">
            <text:p>-1.750151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003695" calcext:value-type="float">
            <text:p>-0.003695</text:p>
          </table:table-cell>
          <table:table-cell office:value-type="float" office:value="-0.526609" calcext:value-type="float">
            <text:p>-0.526609</text:p>
          </table:table-cell>
          <table:table-cell office:value-type="float" office:value="4.480409" calcext:value-type="float">
            <text:p>4.480409</text:p>
          </table:table-cell>
          <table:table-cell office:value-type="float" office:value="3.950105" calcext:value-type="float">
            <text:p>3.950105</text:p>
          </table:table-cell>
          <table:table-cell office:value-type="float" office:value="-0.000368" calcext:value-type="float">
            <text:p>-0.000368</text:p>
          </table:table-cell>
          <table:table-cell office:value-type="float" office:value="0.099502" calcext:value-type="float">
            <text:p>0.099502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9" calcext:value-type="float">
            <text:p>-0.05639</text:p>
          </table:table-cell>
          <table:table-cell office:value-type="float" office:value="-21.076547" calcext:value-type="float">
            <text:p>-21.076547</text:p>
          </table:table-cell>
          <table:table-cell office:value-type="float" office:value="-1" calcext:value-type="float">
            <text:p>-1</text:p>
          </table:table-cell>
          <table:table-cell office:value-type="float" office:value="-1.697456" calcext:value-type="float">
            <text:p>-1.697456</text:p>
          </table:table-cell>
          <table:table-cell office:value-type="float" office:value="-0.713341" calcext:value-type="float">
            <text:p>-0.713341</text:p>
          </table:table-cell>
          <table:table-cell office:value-type="float" office:value="-16.911904" calcext:value-type="float">
            <text:p>-16.911904</text:p>
          </table:table-cell>
          <table:table-cell office:value-type="float" office:value="-19.322701" calcext:value-type="float">
            <text:p>-19.322701</text:p>
          </table:table-cell>
          <table:table-cell office:value-type="float" office:value="-0.170004" calcext:value-type="float">
            <text:p>-0.170004</text:p>
          </table:table-cell>
          <table:table-cell office:value-type="float" office:value="0.100152" calcext:value-type="float">
            <text:p>0.100152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069426" calcext:value-type="float">
            <text:p>-1.06942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68442" calcext:value-type="float">
            <text:p>-0.68442</text:p>
          </table:table-cell>
          <table:table-cell office:value-type="float" office:value="-0.617084" calcext:value-type="float">
            <text:p>-0.617084</text:p>
          </table:table-cell>
          <table:table-cell office:value-type="float" office:value="10.237356" calcext:value-type="float">
            <text:p>10.237356</text:p>
          </table:table-cell>
          <table:table-cell office:value-type="float" office:value="8.935853" calcext:value-type="float">
            <text:p>8.935853</text:p>
          </table:table-cell>
          <table:table-cell office:value-type="float" office:value="-0.067727" calcext:value-type="float">
            <text:p>-0.067727</text:p>
          </table:table-cell>
          <table:table-cell office:value-type="float" office:value="0.098955" calcext:value-type="float">
            <text:p>0.0989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0398" calcext:value-type="float">
            <text:p>-1.35039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403448" calcext:value-type="float">
            <text:p>-0.403448</text:p>
          </table:table-cell>
          <table:table-cell office:value-type="float" office:value="-0.623669" calcext:value-type="float">
            <text:p>-0.623669</text:p>
          </table:table-cell>
          <table:table-cell office:value-type="float" office:value="2.782005" calcext:value-type="float">
            <text:p>2.782005</text:p>
          </table:table-cell>
          <table:table-cell office:value-type="float" office:value="1.754887" calcext:value-type="float">
            <text:p>1.754887</text:p>
          </table:table-cell>
          <table:table-cell office:value-type="float" office:value="-0.040747" calcext:value-type="float">
            <text:p>-0.040747</text:p>
          </table:table-cell>
          <table:table-cell office:value-type="float" office:value="0.100996" calcext:value-type="float">
            <text:p>0.100996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5" calcext:value-type="float">
            <text:p>-0.0565</text:p>
          </table:table-cell>
          <table:table-cell office:value-type="float" office:value="-17.214385" calcext:value-type="float">
            <text:p>-17.214385</text:p>
          </table:table-cell>
          <table:table-cell office:value-type="float" office:value="-1" calcext:value-type="float">
            <text:p>-1</text:p>
          </table:table-cell>
          <table:table-cell office:value-type="float" office:value="-1.697346" calcext:value-type="float">
            <text:p>-1.697346</text:p>
          </table:table-cell>
          <table:table-cell office:value-type="float" office:value="-0.798923" calcext:value-type="float">
            <text:p>-0.798923</text:p>
          </table:table-cell>
          <table:table-cell office:value-type="float" office:value="-12.96427" calcext:value-type="float">
            <text:p>-12.96427</text:p>
          </table:table-cell>
          <table:table-cell office:value-type="float" office:value="-15.460539" calcext:value-type="float">
            <text:p>-15.460539</text:p>
          </table:table-cell>
          <table:table-cell office:value-type="float" office:value="-0.169403" calcext:value-type="float">
            <text:p>-0.169403</text:p>
          </table:table-cell>
          <table:table-cell office:value-type="float" office:value="0.099805" calcext:value-type="float">
            <text:p>0.09980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79935" calcext:value-type="float">
            <text:p>-1.179935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573911" calcext:value-type="float">
            <text:p>-0.573911</text:p>
          </table:table-cell>
          <table:table-cell office:value-type="float" office:value="-0.720634" calcext:value-type="float">
            <text:p>-0.720634</text:p>
          </table:table-cell>
          <table:table-cell office:value-type="float" office:value="11.286941" calcext:value-type="float">
            <text:p>11.286941</text:p>
          </table:table-cell>
          <table:table-cell office:value-type="float" office:value="9.992396" calcext:value-type="float">
            <text:p>9.992396</text:p>
          </table:table-cell>
          <table:table-cell office:value-type="float" office:value="-0.057124" calcext:value-type="float">
            <text:p>-0.057124</text:p>
          </table:table-cell>
          <table:table-cell office:value-type="float" office:value="0.099534" calcext:value-type="float">
            <text:p>0.099534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35607" calcext:value-type="float">
            <text:p>-1.35607</text:p>
          </table:table-cell>
          <table:table-cell office:value-type="float" office:value="-1.116332" calcext:value-type="float">
            <text:p>-1.116332</text:p>
          </table:table-cell>
          <table:table-cell office:value-type="float" office:value="-0.212873" calcext:value-type="float">
            <text:p>-0.212873</text:p>
          </table:table-cell>
          <table:table-cell office:value-type="float" office:value="-0.397776" calcext:value-type="float">
            <text:p>-0.397776</text:p>
          </table:table-cell>
          <table:table-cell office:value-type="float" office:value="-0.709979" calcext:value-type="float">
            <text:p>-0.709979</text:p>
          </table:table-cell>
          <table:table-cell office:value-type="float" office:value="1.745269" calcext:value-type="float">
            <text:p>1.745269</text:p>
          </table:table-cell>
          <table:table-cell office:value-type="float" office:value="0.637514" calcext:value-type="float">
            <text:p>0.637514</text:p>
          </table:table-cell>
          <table:table-cell office:value-type="float" office:value="-0.040144" calcext:value-type="float">
            <text:p>-0.040144</text:p>
          </table:table-cell>
          <table:table-cell office:value-type="float" office:value="0.100921" calcext:value-type="float">
            <text:p>0.10092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056313" calcext:value-type="float">
            <text:p>-0.056313</text:p>
          </table:table-cell>
          <table:table-cell office:value-type="float" office:value="-17.40616" calcext:value-type="float">
            <text:p>-17.40616</text:p>
          </table:table-cell>
          <table:table-cell office:value-type="float" office:value="-1" calcext:value-type="float">
            <text:p>-1</text:p>
          </table:table-cell>
          <table:table-cell office:value-type="float" office:value="-1.697534" calcext:value-type="float">
            <text:p>-1.697534</text:p>
          </table:table-cell>
          <table:table-cell office:value-type="float" office:value="-0.913385" calcext:value-type="float">
            <text:p>-0.913385</text:p>
          </table:table-cell>
          <table:table-cell office:value-type="float" office:value="-13.041395" calcext:value-type="float">
            <text:p>-13.041395</text:p>
          </table:table-cell>
          <table:table-cell office:value-type="float" office:value="-15.652314" calcext:value-type="float">
            <text:p>-15.652314</text:p>
          </table:table-cell>
          <table:table-cell office:value-type="float" office:value="-0.169183" calcext:value-type="float">
            <text:p>-0.169183</text:p>
          </table:table-cell>
          <table:table-cell office:value-type="float" office:value="0.099664" calcext:value-type="float">
            <text:p>0.09966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1.129378" calcext:value-type="float">
            <text:p>-1.129378</text:p>
          </table:table-cell>
          <table:table-cell office:value-type="float" office:value="-1.753846" calcext:value-type="float">
            <text:p>-1.753846</text:p>
          </table:table-cell>
          <table:table-cell office:value-type="float" office:value="-0.305355" calcext:value-type="float">
            <text:p>-0.305355</text:p>
          </table:table-cell>
          <table:table-cell office:value-type="float" office:value="-0.624468" calcext:value-type="float">
            <text:p>-0.624468</text:p>
          </table:table-cell>
          <table:table-cell office:value-type="float" office:value="-0.823275" calcext:value-type="float">
            <text:p>-0.823275</text:p>
          </table:table-cell>
          <table:table-cell office:value-type="float" office:value="10.545267" calcext:value-type="float">
            <text:p>10.545267</text:p>
          </table:table-cell>
          <table:table-cell office:value-type="float" office:value="9.097523" calcext:value-type="float">
            <text:p>9.097523</text:p>
          </table:table-cell>
          <table:table-cell office:value-type="float" office:value="-0.063545" calcext:value-type="float">
            <text:p>-0.063545</text:p>
          </table:table-cell>
          <table:table-cell office:value-type="float" office:value="0.101758" calcext:value-type="float">
            <text:p>0.101758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690714" calcext:value-type="float">
            <text:p>-1.69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714" calcext:value-type="float">
            <text:p>1.690714</text:p>
          </table:table-cell>
          <table:table-cell office:value-type="float" office:value="-0.610525" calcext:value-type="float">
            <text:p>-0.610525</text:p>
          </table:table-cell>
          <table:table-cell office:value-type="float" office:value="23.338529" calcext:value-type="float">
            <text:p>23.338529</text:p>
          </table:table-cell>
          <table:table-cell office:value-type="float" office:value="24.418718" calcext:value-type="float">
            <text:p>24.418718</text:p>
          </table:table-cell>
          <table:table-cell office:value-type="float" office:value="0.167719" calcext:value-type="float">
            <text:p>0.167719</text:p>
          </table:table-cell>
          <table:table-cell office:value-type="float" office:value="0.0992" calcext:value-type="float">
            <text:p>0.0992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9952" calcext:value-type="float">
            <text:p>0.44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9952" calcext:value-type="float">
            <text:p>-0.449952</text:p>
          </table:table-cell>
          <table:table-cell office:value-type="float" office:value="-0.654854" calcext:value-type="float">
            <text:p>-0.654854</text:p>
          </table:table-cell>
          <table:table-cell office:value-type="float" office:value="-21.549559" calcext:value-type="float">
            <text:p>-21.549559</text:p>
          </table:table-cell>
          <table:table-cell office:value-type="float" office:value="-22.654364" calcext:value-type="float">
            <text:p>-22.654364</text:p>
          </table:table-cell>
          <table:table-cell office:value-type="float" office:value="-0.044697" calcext:value-type="float">
            <text:p>-0.044697</text:p>
          </table:table-cell>
          <table:table-cell office:value-type="float" office:value="0.099337" calcext:value-type="float">
            <text:p>0.099337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1822" calcext:value-type="float">
            <text:p>0.90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1822" calcext:value-type="float">
            <text:p>-0.901822</text:p>
          </table:table-cell>
          <table:table-cell office:value-type="float" office:value="-0.57488" calcext:value-type="float">
            <text:p>-0.57488</text:p>
          </table:table-cell>
          <table:table-cell office:value-type="float" office:value="-4.526346" calcext:value-type="float">
            <text:p>-4.526346</text:p>
          </table:table-cell>
          <table:table-cell office:value-type="float" office:value="-6.003047" calcext:value-type="float">
            <text:p>-6.003047</text:p>
          </table:table-cell>
          <table:table-cell office:value-type="float" office:value="-0.09003" calcext:value-type="float">
            <text:p>-0.09003</text:p>
          </table:table-cell>
          <table:table-cell office:value-type="float" office:value="0.099831" calcext:value-type="float">
            <text:p>0.099831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493" calcext:value-type="float">
            <text:p>0.50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7493" calcext:value-type="float">
            <text:p>-0.507493</text:p>
          </table:table-cell>
          <table:table-cell office:value-type="float" office:value="-0.557763" calcext:value-type="float">
            <text:p>-0.557763</text:p>
          </table:table-cell>
          <table:table-cell office:value-type="float" office:value="3.954127" calcext:value-type="float">
            <text:p>3.954127</text:p>
          </table:table-cell>
          <table:table-cell office:value-type="float" office:value="2.888871" calcext:value-type="float">
            <text:p>2.888871</text:p>
          </table:table-cell>
          <table:table-cell office:value-type="float" office:value="-0.05061" calcext:value-type="float">
            <text:p>-0.05061</text:p>
          </table:table-cell>
          <table:table-cell office:value-type="float" office:value="0.099726" calcext:value-type="float">
            <text:p>0.099726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29" calcext:value-type="float">
            <text:p>0.05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29" calcext:value-type="float">
            <text:p>-0.056329</text:p>
          </table:table-cell>
          <table:table-cell office:value-type="float" office:value="-0.52265" calcext:value-type="float">
            <text:p>-0.52265</text:p>
          </table:table-cell>
          <table:table-cell office:value-type="float" office:value="4.511232" calcext:value-type="float">
            <text:p>4.511232</text:p>
          </table:table-cell>
          <table:table-cell office:value-type="float" office:value="3.932253" calcext:value-type="float">
            <text:p>3.932253</text:p>
          </table:table-cell>
          <table:table-cell office:value-type="float" office:value="-0.005633" calcext:value-type="float">
            <text:p>-0.005633</text:p>
          </table:table-cell>
          <table:table-cell office:value-type="float" office:value="0.100009" calcext:value-type="float">
            <text:p>0.100009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353247" calcext:value-type="float">
            <text:p>-0.353247</text:p>
          </table:table-cell>
          <table:table-cell office:value-type="float" office:value="0.56244" calcext:value-type="float">
            <text:p>0.56244</text:p>
          </table:table-cell>
          <table:table-cell office:value-type="float" office:value="0.209193" calcext:value-type="float">
            <text:p>0.209193</text:p>
          </table:table-cell>
          <table:table-cell office:value-type="float" office:value="0" calcext:value-type="float">
            <text:p>0</text:p>
          </table:table-cell>
          <table:table-cell office:value-type="float" office:value="0.100151" calcext:value-type="float">
            <text:p>0.10015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6.902681" calcext:value-type="float">
            <text:p>36.902681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30.736942" calcext:value-type="float">
            <text:p>30.736942</text:p>
          </table:table-cell>
          <table:table-cell office:value-type="float" office:value="33.825758" calcext:value-type="float">
            <text:p>33.825758</text:p>
          </table:table-cell>
          <table:table-cell office:value-type="float" office:value="0.308016" calcext:value-type="float">
            <text:p>0.308016</text:p>
          </table:table-cell>
          <table:table-cell office:value-type="float" office:value="0.100105" calcext:value-type="float">
            <text:p>0.100105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93353" calcext:value-type="float">
            <text:p>2.9335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0.143393" calcext:value-type="float">
            <text:p>0.143393</text:p>
          </table:table-cell>
          <table:table-cell office:value-type="float" office:value="0.066165" calcext:value-type="float">
            <text:p>0.066165</text:p>
          </table:table-cell>
          <table:table-cell office:value-type="float" office:value="-29.773305" calcext:value-type="float">
            <text:p>-29.773305</text:p>
          </table:table-cell>
          <table:table-cell office:value-type="float" office:value="-29.563747" calcext:value-type="float">
            <text:p>-29.563747</text:p>
          </table:table-cell>
          <table:table-cell office:value-type="float" office:value="0.014128" calcext:value-type="float">
            <text:p>0.014128</text:p>
          </table:table-cell>
          <table:table-cell office:value-type="float" office:value="0.098529" calcext:value-type="float">
            <text:p>0.098529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77772" calcext:value-type="float">
            <text:p>5.07777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000849" calcext:value-type="float">
            <text:p>-2.000849</text:p>
          </table:table-cell>
          <table:table-cell office:value-type="float" office:value="0.035295" calcext:value-type="float">
            <text:p>0.035295</text:p>
          </table:table-cell>
          <table:table-cell office:value-type="float" office:value="-21.445818" calcext:value-type="float">
            <text:p>-21.445818</text:p>
          </table:table-cell>
          <table:table-cell office:value-type="float" office:value="-23.411372" calcext:value-type="float">
            <text:p>-23.411372</text:p>
          </table:table-cell>
          <table:table-cell office:value-type="float" office:value="-0.200053" calcext:value-type="float">
            <text:p>-0.200053</text:p>
          </table:table-cell>
          <table:table-cell office:value-type="float" office:value="0.099984" calcext:value-type="float">
            <text:p>0.099984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745729" calcext:value-type="float">
            <text:p>5.745729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668806" calcext:value-type="float">
            <text:p>-2.668806</text:p>
          </table:table-cell>
          <table:table-cell office:value-type="float" office:value="-0.169458" calcext:value-type="float">
            <text:p>-0.169458</text:p>
          </table:table-cell>
          <table:table-cell office:value-type="float" office:value="-6.644296" calcext:value-type="float">
            <text:p>-6.644296</text:p>
          </table:table-cell>
          <table:table-cell office:value-type="float" office:value="-9.48256" calcext:value-type="float">
            <text:p>-9.48256</text:p>
          </table:table-cell>
          <table:table-cell office:value-type="float" office:value="-0.268297" calcext:value-type="float">
            <text:p>-0.268297</text:p>
          </table:table-cell>
          <table:table-cell office:value-type="float" office:value="0.100531" calcext:value-type="float">
            <text:p>0.100531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75386" calcext:value-type="float">
            <text:p>5.075386</text:p>
          </table:table-cell>
          <table:table-cell office:value-type="float" office:value="7.270149" calcext:value-type="float">
            <text:p>7.270149</text:p>
          </table:table-cell>
          <table:table-cell office:value-type="float" office:value="1" calcext:value-type="float">
            <text:p>1</text:p>
          </table:table-cell>
          <table:table-cell office:value-type="float" office:value="-1.998462" calcext:value-type="float">
            <text:p>-1.998462</text:p>
          </table:table-cell>
          <table:table-cell office:value-type="float" office:value="-0.536294" calcext:value-type="float">
            <text:p>-0.536294</text:p>
          </table:table-cell>
          <table:table-cell office:value-type="float" office:value="6.727983" calcext:value-type="float">
            <text:p>6.727983</text:p>
          </table:table-cell>
          <table:table-cell office:value-type="float" office:value="4.193226" calcext:value-type="float">
            <text:p>4.193226</text:p>
          </table:table-cell>
          <table:table-cell office:value-type="float" office:value="-0.199117" calcext:value-type="float">
            <text:p>-0.199117</text:p>
          </table:table-cell>
          <table:table-cell office:value-type="float" office:value="0.099635" calcext:value-type="float">
            <text:p>0.099635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870066" calcext:value-type="float">
            <text:p>6.87006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793143" calcext:value-type="float">
            <text:p>-3.793143</text:p>
          </table:table-cell>
          <table:table-cell office:value-type="float" office:value="-0.870949" calcext:value-type="float">
            <text:p>-0.870949</text:p>
          </table:table-cell>
          <table:table-cell office:value-type="float" office:value="-17.945026" calcext:value-type="float">
            <text:p>-17.945026</text:p>
          </table:table-cell>
          <table:table-cell office:value-type="float" office:value="-22.609118" calcext:value-type="float">
            <text:p>-22.609118</text:p>
          </table:table-cell>
          <table:table-cell office:value-type="float" office:value="-0.379352" calcext:value-type="float">
            <text:p>-0.379352</text:p>
          </table:table-cell>
          <table:table-cell office:value-type="float" office:value="0.10001" calcext:value-type="float">
            <text:p>0.10001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935863" calcext:value-type="float">
            <text:p>6.93586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85894" calcext:value-type="float">
            <text:p>-3.85894</text:p>
          </table:table-cell>
          <table:table-cell office:value-type="float" office:value="-1.165351" calcext:value-type="float">
            <text:p>-1.165351</text:p>
          </table:table-cell>
          <table:table-cell office:value-type="float" office:value="-0.660476" calcext:value-type="float">
            <text:p>-0.660476</text:p>
          </table:table-cell>
          <table:table-cell office:value-type="float" office:value="-5.684768" calcext:value-type="float">
            <text:p>-5.684768</text:p>
          </table:table-cell>
          <table:table-cell office:value-type="float" office:value="-0.384432" calcext:value-type="float">
            <text:p>-0.384432</text:p>
          </table:table-cell>
          <table:table-cell office:value-type="float" office:value="0.099621" calcext:value-type="float">
            <text:p>0.099621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701466" calcext:value-type="float">
            <text:p>6.701466</text:p>
          </table:table-cell>
          <table:table-cell office:value-type="float" office:value="0.314869" calcext:value-type="float">
            <text:p>0.314869</text:p>
          </table:table-cell>
          <table:table-cell office:value-type="float" office:value="0.1" calcext:value-type="float">
            <text:p>0.1</text:p>
          </table:table-cell>
          <table:table-cell office:value-type="float" office:value="-3.624543" calcext:value-type="float">
            <text:p>-3.624543</text:p>
          </table:table-cell>
          <table:table-cell office:value-type="float" office:value="-1.477771" calcext:value-type="float">
            <text:p>-1.477771</text:p>
          </table:table-cell>
          <table:table-cell office:value-type="float" office:value="2.34026" calcext:value-type="float">
            <text:p>2.34026</text:p>
          </table:table-cell>
          <table:table-cell office:value-type="float" office:value="-2.762054" calcext:value-type="float">
            <text:p>-2.762054</text:p>
          </table:table-cell>
          <table:table-cell office:value-type="float" office:value="-0.36303" calcext:value-type="float">
            <text:p>-0.36303</text:p>
          </table:table-cell>
          <table:table-cell office:value-type="float" office:value="0.100159" calcext:value-type="float">
            <text:p>0.100159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566387" calcext:value-type="float">
            <text:p>4.566387</text:p>
          </table:table-cell>
          <table:table-cell office:value-type="float" office:value="21.29291" calcext:value-type="float">
            <text:p>21.29291</text:p>
          </table:table-cell>
          <table:table-cell office:value-type="float" office:value="1" calcext:value-type="float">
            <text:p>1</text:p>
          </table:table-cell>
          <table:table-cell office:value-type="float" office:value="-1.489464" calcext:value-type="float">
            <text:p>-1.489464</text:p>
          </table:table-cell>
          <table:table-cell office:value-type="float" office:value="-1.621252" calcext:value-type="float">
            <text:p>-1.621252</text:p>
          </table:table-cell>
          <table:table-cell office:value-type="float" office:value="21.326703" calcext:value-type="float">
            <text:p>21.326703</text:p>
          </table:table-cell>
          <table:table-cell office:value-type="float" office:value="18.215987" calcext:value-type="float">
            <text:p>18.215987</text:p>
          </table:table-cell>
          <table:table-cell office:value-type="float" office:value="-0.149115" calcext:value-type="float">
            <text:p>-0.149115</text:p>
          </table:table-cell>
          <table:table-cell office:value-type="float" office:value="0.100113" calcext:value-type="float">
            <text:p>0.100113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42876" calcext:value-type="float">
            <text:p>6.4287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351837" calcext:value-type="float">
            <text:p>-3.351837</text:p>
          </table:table-cell>
          <table:table-cell office:value-type="float" office:value="-1.95653" calcext:value-type="float">
            <text:p>-1.95653</text:p>
          </table:table-cell>
          <table:table-cell office:value-type="float" office:value="-18.618508" calcext:value-type="float">
            <text:p>-18.618508</text:p>
          </table:table-cell>
          <table:table-cell office:value-type="float" office:value="-23.926875" calcext:value-type="float">
            <text:p>-23.926875</text:p>
          </table:table-cell>
          <table:table-cell office:value-type="float" office:value="-0.335278" calcext:value-type="float">
            <text:p>-0.335278</text:p>
          </table:table-cell>
          <table:table-cell office:value-type="float" office:value="0.100028" calcext:value-type="float">
            <text:p>0.100028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193334" calcext:value-type="float">
            <text:p>6.19333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116411" calcext:value-type="float">
            <text:p>-3.116411</text:p>
          </table:table-cell>
          <table:table-cell office:value-type="float" office:value="-2.576997" calcext:value-type="float">
            <text:p>-2.576997</text:p>
          </table:table-cell>
          <table:table-cell office:value-type="float" office:value="2.348159" calcext:value-type="float">
            <text:p>2.348159</text:p>
          </table:table-cell>
          <table:table-cell office:value-type="float" office:value="-3.345249" calcext:value-type="float">
            <text:p>-3.345249</text:p>
          </table:table-cell>
          <table:table-cell office:value-type="float" office:value="-0.312451" calcext:value-type="float">
            <text:p>-0.312451</text:p>
          </table:table-cell>
          <table:table-cell office:value-type="float" office:value="0.10026" calcext:value-type="float">
            <text:p>0.1002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201814" calcext:value-type="float">
            <text:p>6.20181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124891" calcext:value-type="float">
            <text:p>-3.124891</text:p>
          </table:table-cell>
          <table:table-cell office:value-type="float" office:value="-2.902686" calcext:value-type="float">
            <text:p>-2.902686</text:p>
          </table:table-cell>
          <table:table-cell office:value-type="float" office:value="-0.085053" calcext:value-type="float">
            <text:p>-0.085053</text:p>
          </table:table-cell>
          <table:table-cell office:value-type="float" office:value="-6.11263" calcext:value-type="float">
            <text:p>-6.11263</text:p>
          </table:table-cell>
          <table:table-cell office:value-type="float" office:value="-0.311561" calcext:value-type="float">
            <text:p>-0.311561</text:p>
          </table:table-cell>
          <table:table-cell office:value-type="float" office:value="0.099703" calcext:value-type="float">
            <text:p>0.099703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688775" calcext:value-type="float">
            <text:p>5.688775</text:p>
          </table:table-cell>
          <table:table-cell office:value-type="float" office:value="2.569254" calcext:value-type="float">
            <text:p>2.569254</text:p>
          </table:table-cell>
          <table:table-cell office:value-type="float" office:value="0.423643" calcext:value-type="float">
            <text:p>0.423643</text:p>
          </table:table-cell>
          <table:table-cell office:value-type="float" office:value="-2.611852" calcext:value-type="float">
            <text:p>-2.611852</text:p>
          </table:table-cell>
          <table:table-cell office:value-type="float" office:value="-2.966874" calcext:value-type="float">
            <text:p>-2.966874</text:p>
          </table:table-cell>
          <table:table-cell office:value-type="float" office:value="5.071057" calcext:value-type="float">
            <text:p>5.071057</text:p>
          </table:table-cell>
          <table:table-cell office:value-type="float" office:value="-0.507669" calcext:value-type="float">
            <text:p>-0.507669</text:p>
          </table:table-cell>
          <table:table-cell office:value-type="float" office:value="-0.264241" calcext:value-type="float">
            <text:p>-0.264241</text:p>
          </table:table-cell>
          <table:table-cell office:value-type="float" office:value="0.10117" calcext:value-type="float">
            <text:p>0.10117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675479" calcext:value-type="float">
            <text:p>4.675479</text:p>
          </table:table-cell>
          <table:table-cell office:value-type="float" office:value="8.857891" calcext:value-type="float">
            <text:p>8.857891</text:p>
          </table:table-cell>
          <table:table-cell office:value-type="float" office:value="1" calcext:value-type="float">
            <text:p>1</text:p>
          </table:table-cell>
          <table:table-cell office:value-type="float" office:value="-1.598556" calcext:value-type="float">
            <text:p>-1.598556</text:p>
          </table:table-cell>
          <table:table-cell office:value-type="float" office:value="-2.856818" calcext:value-type="float">
            <text:p>-2.856818</text:p>
          </table:table-cell>
          <table:table-cell office:value-type="float" office:value="10.236342" calcext:value-type="float">
            <text:p>10.236342</text:p>
          </table:table-cell>
          <table:table-cell office:value-type="float" office:value="5.780968" calcext:value-type="float">
            <text:p>5.780968</text:p>
          </table:table-cell>
          <table:table-cell office:value-type="float" office:value="-0.158241" calcext:value-type="float">
            <text:p>-0.158241</text:p>
          </table:table-cell>
          <table:table-cell office:value-type="float" office:value="0.09899" calcext:value-type="float">
            <text:p>0.09899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559192" calcext:value-type="float">
            <text:p>7.55919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482269" calcext:value-type="float">
            <text:p>-4.482269</text:p>
          </table:table-cell>
          <table:table-cell office:value-type="float" office:value="-3.10656" calcext:value-type="float">
            <text:p>-3.10656</text:p>
          </table:table-cell>
          <table:table-cell office:value-type="float" office:value="-28.796511" calcext:value-type="float">
            <text:p>-28.796511</text:p>
          </table:table-cell>
          <table:table-cell office:value-type="float" office:value="-36.38534" calcext:value-type="float">
            <text:p>-36.38534</text:p>
          </table:table-cell>
          <table:table-cell office:value-type="float" office:value="-0.448859" calcext:value-type="float">
            <text:p>-0.448859</text:p>
          </table:table-cell>
          <table:table-cell office:value-type="float" office:value="0.100141" calcext:value-type="float">
            <text:p>0.100141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7668" calcext:value-type="float">
            <text:p>5.917668</text:p>
          </table:table-cell>
          <table:table-cell office:value-type="float" office:value="13.674299" calcext:value-type="float">
            <text:p>13.674299</text:p>
          </table:table-cell>
          <table:table-cell office:value-type="float" office:value="1" calcext:value-type="float">
            <text:p>1</text:p>
          </table:table-cell>
          <table:table-cell office:value-type="float" office:value="-2.840745" calcext:value-type="float">
            <text:p>-2.840745</text:p>
          </table:table-cell>
          <table:table-cell office:value-type="float" office:value="-3.010703" calcext:value-type="float">
            <text:p>-3.010703</text:p>
          </table:table-cell>
          <table:table-cell office:value-type="float" office:value="16.448824" calcext:value-type="float">
            <text:p>16.448824</text:p>
          </table:table-cell>
          <table:table-cell office:value-type="float" office:value="10.597376" calcext:value-type="float">
            <text:p>10.597376</text:p>
          </table:table-cell>
          <table:table-cell office:value-type="float" office:value="-0.283494" calcext:value-type="float">
            <text:p>-0.283494</text:p>
          </table:table-cell>
          <table:table-cell office:value-type="float" office:value="0.099796" calcext:value-type="float">
            <text:p>0.09979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945617" calcext:value-type="float">
            <text:p>7.945617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868694" calcext:value-type="float">
            <text:p>-4.868694</text:p>
          </table:table-cell>
          <table:table-cell office:value-type="float" office:value="-3.112984" calcext:value-type="float">
            <text:p>-3.112984</text:p>
          </table:table-cell>
          <table:table-cell office:value-type="float" office:value="-20.285989" calcext:value-type="float">
            <text:p>-20.285989</text:p>
          </table:table-cell>
          <table:table-cell office:value-type="float" office:value="-28.267667" calcext:value-type="float">
            <text:p>-28.267667</text:p>
          </table:table-cell>
          <table:table-cell office:value-type="float" office:value="-0.486713" calcext:value-type="float">
            <text:p>-0.486713</text:p>
          </table:table-cell>
          <table:table-cell office:value-type="float" office:value="0.099968" calcext:value-type="float">
            <text:p>0.099968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1058" calcext:value-type="float">
            <text:p>5.911058</text:p>
          </table:table-cell>
          <table:table-cell office:value-type="float" office:value="17.569651" calcext:value-type="float">
            <text:p>17.569651</text:p>
          </table:table-cell>
          <table:table-cell office:value-type="float" office:value="1" calcext:value-type="float">
            <text:p>1</text:p>
          </table:table-cell>
          <table:table-cell office:value-type="float" office:value="-2.834135" calcext:value-type="float">
            <text:p>-2.834135</text:p>
          </table:table-cell>
          <table:table-cell office:value-type="float" office:value="-3.033167" calcext:value-type="float">
            <text:p>-3.033167</text:p>
          </table:table-cell>
          <table:table-cell office:value-type="float" office:value="20.360029" calcext:value-type="float">
            <text:p>20.360029</text:p>
          </table:table-cell>
          <table:table-cell office:value-type="float" office:value="14.492727" calcext:value-type="float">
            <text:p>14.492727</text:p>
          </table:table-cell>
          <table:table-cell office:value-type="float" office:value="-0.283213" calcext:value-type="float">
            <text:p>-0.283213</text:p>
          </table:table-cell>
          <table:table-cell office:value-type="float" office:value="0.099929" calcext:value-type="float">
            <text:p>0.099929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840054" calcext:value-type="float">
            <text:p>7.84005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76313" calcext:value-type="float">
            <text:p>-4.76313</text:p>
          </table:table-cell>
          <table:table-cell office:value-type="float" office:value="-3.362018" calcext:value-type="float">
            <text:p>-3.362018</text:p>
          </table:table-cell>
          <table:table-cell office:value-type="float" office:value="-19.223243" calcext:value-type="float">
            <text:p>-19.223243</text:p>
          </table:table-cell>
          <table:table-cell office:value-type="float" office:value="-27.348392" calcext:value-type="float">
            <text:p>-27.348392</text:p>
          </table:table-cell>
          <table:table-cell office:value-type="float" office:value="-0.477966" calcext:value-type="float">
            <text:p>-0.477966</text:p>
          </table:table-cell>
          <table:table-cell office:value-type="float" office:value="0.100347" calcext:value-type="float">
            <text:p>0.100347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7266" calcext:value-type="float">
            <text:p>5.97266</text:p>
          </table:table-cell>
          <table:table-cell office:value-type="float" office:value="15.584644" calcext:value-type="float">
            <text:p>15.584644</text:p>
          </table:table-cell>
          <table:table-cell office:value-type="float" office:value="1" calcext:value-type="float">
            <text:p>1</text:p>
          </table:table-cell>
          <table:table-cell office:value-type="float" office:value="-2.895737" calcext:value-type="float">
            <text:p>-2.895737</text:p>
          </table:table-cell>
          <table:table-cell office:value-type="float" office:value="-3.315616" calcext:value-type="float">
            <text:p>-3.315616</text:p>
          </table:table-cell>
          <table:table-cell office:value-type="float" office:value="18.719073" calcext:value-type="float">
            <text:p>18.719073</text:p>
          </table:table-cell>
          <table:table-cell office:value-type="float" office:value="12.507721" calcext:value-type="float">
            <text:p>12.507721</text:p>
          </table:table-cell>
          <table:table-cell office:value-type="float" office:value="-0.288875" calcext:value-type="float">
            <text:p>-0.288875</text:p>
          </table:table-cell>
          <table:table-cell office:value-type="float" office:value="0.099759" calcext:value-type="float">
            <text:p>0.09975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60912" calcext:value-type="float">
            <text:p>7.6091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532197" calcext:value-type="float">
            <text:p>-4.532197</text:p>
          </table:table-cell>
          <table:table-cell office:value-type="float" office:value="-3.456271" calcext:value-type="float">
            <text:p>-3.456271</text:p>
          </table:table-cell>
          <table:table-cell office:value-type="float" office:value="-16.368677" calcext:value-type="float">
            <text:p>-16.368677</text:p>
          </table:table-cell>
          <table:table-cell office:value-type="float" office:value="-24.357146" calcext:value-type="float">
            <text:p>-24.357146</text:p>
          </table:table-cell>
          <table:table-cell office:value-type="float" office:value="-0.453107" calcext:value-type="float">
            <text:p>-0.453107</text:p>
          </table:table-cell>
          <table:table-cell office:value-type="float" office:value="0.099975" calcext:value-type="float">
            <text:p>0.09997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19537" calcext:value-type="float">
            <text:p>6.19537</text:p>
          </table:table-cell>
          <table:table-cell office:value-type="float" office:value="10.694104" calcext:value-type="float">
            <text:p>10.694104</text:p>
          </table:table-cell>
          <table:table-cell office:value-type="float" office:value="1" calcext:value-type="float">
            <text:p>1</text:p>
          </table:table-cell>
          <table:table-cell office:value-type="float" office:value="-3.118447" calcext:value-type="float">
            <text:p>-3.118447</text:p>
          </table:table-cell>
          <table:table-cell office:value-type="float" office:value="-3.455379" calcext:value-type="float">
            <text:p>-3.455379</text:p>
          </table:table-cell>
          <table:table-cell office:value-type="float" office:value="14.191007" calcext:value-type="float">
            <text:p>14.191007</text:p>
          </table:table-cell>
          <table:table-cell office:value-type="float" office:value="7.617181" calcext:value-type="float">
            <text:p>7.617181</text:p>
          </table:table-cell>
          <table:table-cell office:value-type="float" office:value="-0.310669" calcext:value-type="float">
            <text:p>-0.310669</text:p>
          </table:table-cell>
          <table:table-cell office:value-type="float" office:value="0.099623" calcext:value-type="float">
            <text:p>0.099623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608812" calcext:value-type="float">
            <text:p>7.60881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531889" calcext:value-type="float">
            <text:p>-4.531889</text:p>
          </table:table-cell>
          <table:table-cell office:value-type="float" office:value="-3.645238" calcext:value-type="float">
            <text:p>-3.645238</text:p>
          </table:table-cell>
          <table:table-cell office:value-type="float" office:value="-14.106045" calcext:value-type="float">
            <text:p>-14.106045</text:p>
          </table:table-cell>
          <table:table-cell office:value-type="float" office:value="-22.283172" calcext:value-type="float">
            <text:p>-22.283172</text:p>
          </table:table-cell>
          <table:table-cell office:value-type="float" office:value="-0.4541" calcext:value-type="float">
            <text:p>-0.4541</text:p>
          </table:table-cell>
          <table:table-cell office:value-type="float" office:value="0.100201" calcext:value-type="float">
            <text:p>0.100201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424974" calcext:value-type="float">
            <text:p>6.424974</text:p>
          </table:table-cell>
          <table:table-cell office:value-type="float" office:value="7.712432" calcext:value-type="float">
            <text:p>7.712432</text:p>
          </table:table-cell>
          <table:table-cell office:value-type="float" office:value="1" calcext:value-type="float">
            <text:p>1</text:p>
          </table:table-cell>
          <table:table-cell office:value-type="float" office:value="-3.348051" calcext:value-type="float">
            <text:p>-3.348051</text:p>
          </table:table-cell>
          <table:table-cell office:value-type="float" office:value="-3.822713" calcext:value-type="float">
            <text:p>-3.822713</text:p>
          </table:table-cell>
          <table:table-cell office:value-type="float" office:value="11.806273" calcext:value-type="float">
            <text:p>11.806273</text:p>
          </table:table-cell>
          <table:table-cell office:value-type="float" office:value="4.635509" calcext:value-type="float">
            <text:p>4.635509</text:p>
          </table:table-cell>
          <table:table-cell office:value-type="float" office:value="-0.335716" calcext:value-type="float">
            <text:p>-0.335716</text:p>
          </table:table-cell>
          <table:table-cell office:value-type="float" office:value="0.100272" calcext:value-type="float">
            <text:p>0.100272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00511" calcext:value-type="float">
            <text:p>7.60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00511" calcext:value-type="float">
            <text:p>-7.600511</text:p>
          </table:table-cell>
          <table:table-cell office:value-type="float" office:value="-4.131101" calcext:value-type="float">
            <text:p>-4.131101</text:p>
          </table:table-cell>
          <table:table-cell office:value-type="float" office:value="-42.682068" calcext:value-type="float">
            <text:p>-42.682068</text:p>
          </table:table-cell>
          <table:table-cell office:value-type="float" office:value="-54.41368" calcext:value-type="float">
            <text:p>-54.41368</text:p>
          </table:table-cell>
          <table:table-cell office:value-type="float" office:value="-0.757247" calcext:value-type="float">
            <text:p>-0.757247</text:p>
          </table:table-cell>
          <table:table-cell office:value-type="float" office:value="0.099631" calcext:value-type="float">
            <text:p>0.099631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38734" calcext:value-type="float">
            <text:p>4.73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38734" calcext:value-type="float">
            <text:p>-4.738734</text:p>
          </table:table-cell>
          <table:table-cell office:value-type="float" office:value="-4.328938" calcext:value-type="float">
            <text:p>-4.328938</text:p>
          </table:table-cell>
          <table:table-cell office:value-type="float" office:value="28.174325" calcext:value-type="float">
            <text:p>28.174325</text:p>
          </table:table-cell>
          <table:table-cell office:value-type="float" office:value="19.106653" calcext:value-type="float">
            <text:p>19.106653</text:p>
          </table:table-cell>
          <table:table-cell office:value-type="float" office:value="-0.481332" calcext:value-type="float">
            <text:p>-0.481332</text:p>
          </table:table-cell>
          <table:table-cell office:value-type="float" office:value="0.101574" calcext:value-type="float">
            <text:p>0.101574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1243" calcext:value-type="float">
            <text:p>2.311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11243" calcext:value-type="float">
            <text:p>-2.311243</text:p>
          </table:table-cell>
          <table:table-cell office:value-type="float" office:value="-4.072797" calcext:value-type="float">
            <text:p>-4.072797</text:p>
          </table:table-cell>
          <table:table-cell office:value-type="float" office:value="24.333059" calcext:value-type="float">
            <text:p>24.333059</text:p>
          </table:table-cell>
          <table:table-cell office:value-type="float" office:value="17.949019" calcext:value-type="float">
            <text:p>17.949019</text:p>
          </table:table-cell>
          <table:table-cell office:value-type="float" office:value="-0.230572" calcext:value-type="float">
            <text:p>-0.230572</text:p>
          </table:table-cell>
          <table:table-cell office:value-type="float" office:value="0.099761" calcext:value-type="float">
            <text:p>0.099761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05848" calcext:value-type="float">
            <text:p>1.40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05848" calcext:value-type="float">
            <text:p>-1.405848</text:p>
          </table:table-cell>
          <table:table-cell office:value-type="float" office:value="-3.930236" calcext:value-type="float">
            <text:p>-3.930236</text:p>
          </table:table-cell>
          <table:table-cell office:value-type="float" office:value="9.049627" calcext:value-type="float">
            <text:p>9.049627</text:p>
          </table:table-cell>
          <table:table-cell office:value-type="float" office:value="3.713543" calcext:value-type="float">
            <text:p>3.713543</text:p>
          </table:table-cell>
          <table:table-cell office:value-type="float" office:value="-0.140652" calcext:value-type="float">
            <text:p>-0.140652</text:p>
          </table:table-cell>
          <table:table-cell office:value-type="float" office:value="0.100048" calcext:value-type="float">
            <text:p>0.100048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631" calcext:value-type="float">
            <text:p>0.56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2631" calcext:value-type="float">
            <text:p>-0.562631</text:p>
          </table:table-cell>
          <table:table-cell office:value-type="float" office:value="-3.508492" calcext:value-type="float">
            <text:p>-3.508492</text:p>
          </table:table-cell>
          <table:table-cell office:value-type="float" office:value="8.438313" calcext:value-type="float">
            <text:p>8.438313</text:p>
          </table:table-cell>
          <table:table-cell office:value-type="float" office:value="4.36719" calcext:value-type="float">
            <text:p>4.36719</text:p>
          </table:table-cell>
          <table:table-cell office:value-type="float" office:value="-0.056222" calcext:value-type="float">
            <text:p>-0.056222</text:p>
          </table:table-cell>
          <table:table-cell office:value-type="float" office:value="0.099927" calcext:value-type="float">
            <text:p>0.099927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47" calcext:value-type="float">
            <text:p>0.056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47" calcext:value-type="float">
            <text:p>-0.056347</text:p>
          </table:table-cell>
          <table:table-cell office:value-type="float" office:value="-3.225275" calcext:value-type="float">
            <text:p>-3.225275</text:p>
          </table:table-cell>
          <table:table-cell office:value-type="float" office:value="5.041713" calcext:value-type="float">
            <text:p>5.041713</text:p>
          </table:table-cell>
          <table:table-cell office:value-type="float" office:value="1.760091" calcext:value-type="float">
            <text:p>1.760091</text:p>
          </table:table-cell>
          <table:table-cell office:value-type="float" office:value="-0.005658" calcext:value-type="float">
            <text:p>-0.005658</text:p>
          </table:table-cell>
          <table:table-cell office:value-type="float" office:value="0.100419" calcext:value-type="float">
            <text:p>0.10041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38" calcext:value-type="float">
            <text:p>0.056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38" calcext:value-type="float">
            <text:p>-0.056338</text:p>
          </table:table-cell>
          <table:table-cell office:value-type="float" office:value="-2.777781" calcext:value-type="float">
            <text:p>-2.77778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-2.834035" calcext:value-type="float">
            <text:p>-2.834035</text:p>
          </table:table-cell>
          <table:table-cell office:value-type="float" office:value="-0.005613" calcext:value-type="float">
            <text:p>-0.005613</text:p>
          </table:table-cell>
          <table:table-cell office:value-type="float" office:value="0.099633" calcext:value-type="float">
            <text:p>0.099633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67112" calcext:value-type="float">
            <text:p>-2.467112</text:p>
          </table:table-cell>
          <table:table-cell office:value-type="float" office:value="0.56316" calcext:value-type="float">
            <text:p>0.56316</text:p>
          </table:table-cell>
          <table:table-cell office:value-type="float" office:value="-1.903953" calcext:value-type="float">
            <text:p>-1.903953</text:p>
          </table:table-cell>
          <table:table-cell office:value-type="float" office:value="0" calcext:value-type="float">
            <text:p>0</text:p>
          </table:table-cell>
          <table:table-cell office:value-type="float" office:value="0.10004" calcext:value-type="float">
            <text:p>0.10004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013012" calcext:value-type="float">
            <text:p>-2.013012</text:p>
          </table:table-cell>
          <table:table-cell office:value-type="float" office:value="0" calcext:value-type="float">
            <text:p>0</text:p>
          </table:table-cell>
          <table:table-cell office:value-type="float" office:value="-2.013012" calcext:value-type="float">
            <text:p>-2.013012</text:p>
          </table:table-cell>
          <table:table-cell office:value-type="float" office:value="0" calcext:value-type="float">
            <text:p>0</text:p>
          </table:table-cell>
          <table:table-cell office:value-type="float" office:value="0.099944" calcext:value-type="float">
            <text:p>0.099944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677297" calcext:value-type="float">
            <text:p>-1.677297</text:p>
          </table:table-cell>
          <table:table-cell office:value-type="float" office:value="0" calcext:value-type="float">
            <text:p>0</text:p>
          </table:table-cell>
          <table:table-cell office:value-type="float" office:value="-1.677297" calcext:value-type="float">
            <text:p>-1.677297</text:p>
          </table:table-cell>
          <table:table-cell office:value-type="float" office:value="0" calcext:value-type="float">
            <text:p>0</text:p>
          </table:table-cell>
          <table:table-cell office:value-type="float" office:value="0.100535" calcext:value-type="float">
            <text:p>0.100535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20049" calcext:value-type="float">
            <text:p>-0.920049</text:p>
          </table:table-cell>
          <table:table-cell office:value-type="float" office:value="0" calcext:value-type="float">
            <text:p>0</text:p>
          </table:table-cell>
          <table:table-cell office:value-type="float" office:value="-0.920049" calcext:value-type="float">
            <text:p>-0.920049</text:p>
          </table:table-cell>
          <table:table-cell office:value-type="float" office:value="0" calcext:value-type="float">
            <text:p>0</text:p>
          </table:table-cell>
          <table:table-cell office:value-type="float" office:value="0.099594" calcext:value-type="float">
            <text:p>0.09959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38718" calcext:value-type="float">
            <text:p>-0.438718</text:p>
          </table:table-cell>
          <table:table-cell office:value-type="float" office:value="0" calcext:value-type="float">
            <text:p>0</text:p>
          </table:table-cell>
          <table:table-cell office:value-type="float" office:value="-0.438718" calcext:value-type="float">
            <text:p>-0.438718</text:p>
          </table:table-cell>
          <table:table-cell office:value-type="float" office:value="0" calcext:value-type="float">
            <text:p>0</text:p>
          </table:table-cell>
          <table:table-cell office:value-type="float" office:value="0.100046" calcext:value-type="float">
            <text:p>0.10004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8146" calcext:value-type="float">
            <text:p>-0.208146</text:p>
          </table:table-cell>
          <table:table-cell office:value-type="float" office:value="0" calcext:value-type="float">
            <text:p>0</text:p>
          </table:table-cell>
          <table:table-cell office:value-type="float" office:value="-0.208146" calcext:value-type="float">
            <text:p>-0.208146</text:p>
          </table:table-cell>
          <table:table-cell office:value-type="float" office:value="0" calcext:value-type="float">
            <text:p>0</text:p>
          </table:table-cell>
          <table:table-cell office:value-type="float" office:value="0.100089" calcext:value-type="float">
            <text:p>0.100089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7494" calcext:value-type="float">
            <text:p>-0.067494</text:p>
          </table:table-cell>
          <table:table-cell office:value-type="float" office:value="0" calcext:value-type="float">
            <text:p>0</text:p>
          </table:table-cell>
          <table:table-cell office:value-type="float" office:value="-0.067494" calcext:value-type="float">
            <text:p>-0.067494</text:p>
          </table:table-cell>
          <table:table-cell office:value-type="float" office:value="0" calcext:value-type="float">
            <text:p>0</text:p>
          </table:table-cell>
          <table:table-cell office:value-type="float" office:value="0.099739" calcext:value-type="float">
            <text:p>0.099739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11271" calcext:value-type="float">
            <text:p>-0.011271</text:p>
          </table:table-cell>
          <table:table-cell office:value-type="float" office:value="0" calcext:value-type="float">
            <text:p>0</text:p>
          </table:table-cell>
          <table:table-cell office:value-type="float" office:value="-0.011271" calcext:value-type="float">
            <text:p>-0.011271</text:p>
          </table:table-cell>
          <table:table-cell office:value-type="float" office:value="0" calcext:value-type="float">
            <text:p>0</text:p>
          </table:table-cell>
          <table:table-cell office:value-type="float" office:value="0.100184" calcext:value-type="float">
            <text:p>0.100184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13" calcext:value-type="float">
            <text:p>-0.005613</text:p>
          </table:table-cell>
          <table:table-cell office:value-type="float" office:value="0" calcext:value-type="float">
            <text:p>0</text:p>
          </table:table-cell>
          <table:table-cell office:value-type="float" office:value="-0.005613" calcext:value-type="float">
            <text:p>-0.005613</text:p>
          </table:table-cell>
          <table:table-cell office:value-type="float" office:value="0" calcext:value-type="float">
            <text:p>0</text:p>
          </table:table-cell>
          <table:table-cell office:value-type="float" office:value="0.09997" calcext:value-type="float">
            <text:p>0.09997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3" calcext:value-type="float">
            <text:p>0.10003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99677" calcext:value-type="float">
            <text:p>0.099677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3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3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3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3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3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3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13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1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3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3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3"/>
        </table:table-row>
      </table:table>
      <table:table table:name="right_back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back_wheel_stats.A2:right_back_wheel_stats.A155 right_back_wheel_stats.D1:right_back_wheel_stats.D1 right_back_wheel_stats.D2:right_back_wheel_stats.D155 right_back_wheel_stats.E1:right_back_wheel_stats.E1 right_back_wheel_stats.E2:right_back_wheel_stats.E155 right_back_wheel_stats.F1:right_back_wheel_stats.F1 right_back_wheel_stats.F2:right_back_wheel_stats.F1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back_wheel_stats.A2:right_back_wheel_stats.A155 right_back_wheel_stats.G1:right_back_wheel_stats.G1 right_back_wheel_stats.G2:right_back_wheel_stats.G1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012" calcext:value-type="float">
            <text:p>0.1000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43" calcext:value-type="float">
            <text:p>0.1001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21.254612" calcext:value-type="float">
            <text:p>21.254612</text:p>
          </table:table-cell>
          <table:table-cell office:value-type="float" office:value="1" calcext:value-type="float">
            <text:p>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75051" calcext:value-type="float">
            <text:p>0.175051</text:p>
          </table:table-cell>
          <table:table-cell office:value-type="float" office:value="17.571868" calcext:value-type="float">
            <text:p>17.571868</text:p>
          </table:table-cell>
          <table:table-cell office:value-type="float" office:value="19.500766" calcext:value-type="float">
            <text:p>19.500766</text:p>
          </table:table-cell>
          <table:table-cell office:value-type="float" office:value="0.175051" calcext:value-type="float">
            <text:p>0.175051</text:p>
          </table:table-cell>
          <table:table-cell office:value-type="float" office:value="0.09981" calcext:value-type="float">
            <text:p>0.099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94711" calcext:value-type="float">
            <text:p>2.59471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840865" calcext:value-type="float">
            <text:p>-0.840865</text:p>
          </table:table-cell>
          <table:table-cell office:value-type="float" office:value="0.091199" calcext:value-type="float">
            <text:p>0.091199</text:p>
          </table:table-cell>
          <table:table-cell office:value-type="float" office:value="-26.019717" calcext:value-type="float">
            <text:p>-26.019717</text:p>
          </table:table-cell>
          <table:table-cell office:value-type="float" office:value="-26.769383" calcext:value-type="float">
            <text:p>-26.769383</text:p>
          </table:table-cell>
          <table:table-cell office:value-type="float" office:value="-0.083852" calcext:value-type="float">
            <text:p>-0.083852</text:p>
          </table:table-cell>
          <table:table-cell office:value-type="float" office:value="0.099721" calcext:value-type="float">
            <text:p>0.0997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3.326126" calcext:value-type="float">
            <text:p>3.32612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57228" calcext:value-type="float">
            <text:p>-1.57228</text:p>
          </table:table-cell>
          <table:table-cell office:value-type="float" office:value="-0.066659" calcext:value-type="float">
            <text:p>-0.066659</text:p>
          </table:table-cell>
          <table:table-cell office:value-type="float" office:value="-7.284924" calcext:value-type="float">
            <text:p>-7.284924</text:p>
          </table:table-cell>
          <table:table-cell office:value-type="float" office:value="-8.923863" calcext:value-type="float">
            <text:p>-8.923863</text:p>
          </table:table-cell>
          <table:table-cell office:value-type="float" office:value="-0.157859" calcext:value-type="float">
            <text:p>-0.157859</text:p>
          </table:table-cell>
          <table:table-cell office:value-type="float" office:value="0.100401" calcext:value-type="float">
            <text:p>0.1004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29" calcext:value-type="float">
            <text:p>1.0129</text:p>
          </table:table-cell>
          <table:table-cell office:value-type="float" office:value="25.592862" calcext:value-type="float">
            <text:p>25.592862</text:p>
          </table:table-cell>
          <table:table-cell office:value-type="float" office:value="1" calcext:value-type="float">
            <text:p>1</text:p>
          </table:table-cell>
          <table:table-cell office:value-type="float" office:value="0.740947" calcext:value-type="float">
            <text:p>0.740947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23.0905" calcext:value-type="float">
            <text:p>23.0905</text:p>
          </table:table-cell>
          <table:table-cell office:value-type="float" office:value="23.839016" calcext:value-type="float">
            <text:p>23.839016</text:p>
          </table:table-cell>
          <table:table-cell office:value-type="float" office:value="0.074229" calcext:value-type="float">
            <text:p>0.074229</text:p>
          </table:table-cell>
          <table:table-cell office:value-type="float" office:value="0.100181" calcext:value-type="float">
            <text:p>0.1001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279" calcext:value-type="float">
            <text:p>1.9127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58944" calcext:value-type="float">
            <text:p>-0.158944</text:p>
          </table:table-cell>
          <table:table-cell office:value-type="float" office:value="-0.008292" calcext:value-type="float">
            <text:p>-0.008292</text:p>
          </table:table-cell>
          <table:table-cell office:value-type="float" office:value="-9.017922" calcext:value-type="float">
            <text:p>-9.017922</text:p>
          </table:table-cell>
          <table:table-cell office:value-type="float" office:value="-9.185157" calcext:value-type="float">
            <text:p>-9.185157</text:p>
          </table:table-cell>
          <table:table-cell office:value-type="float" office:value="-0.015861" calcext:value-type="float">
            <text:p>-0.015861</text:p>
          </table:table-cell>
          <table:table-cell office:value-type="float" office:value="0.099789" calcext:value-type="float">
            <text:p>0.0997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99113" calcext:value-type="float">
            <text:p>2.19911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445267" calcext:value-type="float">
            <text:p>-0.445267</text:p>
          </table:table-cell>
          <table:table-cell office:value-type="float" office:value="-0.052704" calcext:value-type="float">
            <text:p>-0.052704</text:p>
          </table:table-cell>
          <table:table-cell office:value-type="float" office:value="-2.870611" calcext:value-type="float">
            <text:p>-2.870611</text:p>
          </table:table-cell>
          <table:table-cell office:value-type="float" office:value="-3.368582" calcext:value-type="float">
            <text:p>-3.368582</text:p>
          </table:table-cell>
          <table:table-cell office:value-type="float" office:value="-0.044412" calcext:value-type="float">
            <text:p>-0.044412</text:p>
          </table:table-cell>
          <table:table-cell office:value-type="float" office:value="0.099743" calcext:value-type="float">
            <text:p>0.0997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4209" calcext:value-type="float">
            <text:p>0.564209</text:p>
          </table:table-cell>
          <table:table-cell office:value-type="float" office:value="19.305386" calcext:value-type="float">
            <text:p>19.305386</text:p>
          </table:table-cell>
          <table:table-cell office:value-type="float" office:value="1" calcext:value-type="float">
            <text:p>1</text:p>
          </table:table-cell>
          <table:table-cell office:value-type="float" office:value="1.189637" calcext:value-type="float">
            <text:p>1.189637</text:p>
          </table:table-cell>
          <table:table-cell office:value-type="float" office:value="0.066653" calcext:value-type="float">
            <text:p>0.066653</text:p>
          </table:table-cell>
          <table:table-cell office:value-type="float" office:value="16.29525" calcext:value-type="float">
            <text:p>16.29525</text:p>
          </table:table-cell>
          <table:table-cell office:value-type="float" office:value="17.55154" calcext:value-type="float">
            <text:p>17.55154</text:p>
          </table:table-cell>
          <table:table-cell office:value-type="float" office:value="0.119356" calcext:value-type="float">
            <text:p>0.119356</text:p>
          </table:table-cell>
          <table:table-cell office:value-type="float" office:value="0.10033" calcext:value-type="float">
            <text:p>0.100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61849" calcext:value-type="float">
            <text:p>1.46184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291998" calcext:value-type="float">
            <text:p>0.291998</text:p>
          </table:table-cell>
          <table:table-cell office:value-type="float" office:value="0.09575" calcext:value-type="float">
            <text:p>0.09575</text:p>
          </table:table-cell>
          <table:table-cell office:value-type="float" office:value="-9.007846" calcext:value-type="float">
            <text:p>-9.007846</text:p>
          </table:table-cell>
          <table:table-cell office:value-type="float" office:value="-8.620098" calcext:value-type="float">
            <text:p>-8.620098</text:p>
          </table:table-cell>
          <table:table-cell office:value-type="float" office:value="0.029098" calcext:value-type="float">
            <text:p>0.029098</text:p>
          </table:table-cell>
          <table:table-cell office:value-type="float" office:value="0.099651" calcext:value-type="float">
            <text:p>0.09965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0041" calcext:value-type="float">
            <text:p>2.2004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446564" calcext:value-type="float">
            <text:p>-0.446564</text:p>
          </table:table-cell>
          <table:table-cell office:value-type="float" office:value="0.050943" calcext:value-type="float">
            <text:p>0.050943</text:p>
          </table:table-cell>
          <table:table-cell office:value-type="float" office:value="-7.360647" calcext:value-type="float">
            <text:p>-7.360647</text:p>
          </table:table-cell>
          <table:table-cell office:value-type="float" office:value="-7.756269" calcext:value-type="float">
            <text:p>-7.756269</text:p>
          </table:table-cell>
          <table:table-cell office:value-type="float" office:value="-0.044808" calcext:value-type="float">
            <text:p>-0.044808</text:p>
          </table:table-cell>
          <table:table-cell office:value-type="float" office:value="0.100339" calcext:value-type="float">
            <text:p>0.10033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667" calcext:value-type="float">
            <text:p>0.619667</text:p>
          </table:table-cell>
          <table:table-cell office:value-type="float" office:value="18.847754" calcext:value-type="float">
            <text:p>18.847754</text:p>
          </table:table-cell>
          <table:table-cell office:value-type="float" office:value="1" calcext:value-type="float">
            <text:p>1</text:p>
          </table:table-cell>
          <table:table-cell office:value-type="float" office:value="1.134179" calcext:value-type="float">
            <text:p>1.134179</text:p>
          </table:table-cell>
          <table:table-cell office:value-type="float" office:value="0.164448" calcext:value-type="float">
            <text:p>0.164448</text:p>
          </table:table-cell>
          <table:table-cell office:value-type="float" office:value="15.795281" calcext:value-type="float">
            <text:p>15.795281</text:p>
          </table:table-cell>
          <table:table-cell office:value-type="float" office:value="17.093908" calcext:value-type="float">
            <text:p>17.093908</text:p>
          </table:table-cell>
          <table:table-cell office:value-type="float" office:value="0.113505" calcext:value-type="float">
            <text:p>0.113505</text:p>
          </table:table-cell>
          <table:table-cell office:value-type="float" office:value="0.100077" calcext:value-type="float">
            <text:p>0.1000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0895" calcext:value-type="float">
            <text:p>1.58089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72951" calcext:value-type="float">
            <text:p>0.172951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-9.603542" calcext:value-type="float">
            <text:p>-9.603542</text:p>
          </table:table-cell>
          <table:table-cell office:value-type="float" office:value="-9.423883" calcext:value-type="float">
            <text:p>-9.423883</text:p>
          </table:table-cell>
          <table:table-cell office:value-type="float" office:value="0.017311" calcext:value-type="float">
            <text:p>0.017311</text:p>
          </table:table-cell>
          <table:table-cell office:value-type="float" office:value="0.100091" calcext:value-type="float">
            <text:p>0.10009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081" calcext:value-type="float">
            <text:p>2.308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54254" calcext:value-type="float">
            <text:p>-0.554254</text:p>
          </table:table-cell>
          <table:table-cell office:value-type="float" office:value="0.034831" calcext:value-type="float">
            <text:p>0.034831</text:p>
          </table:table-cell>
          <table:table-cell office:value-type="float" office:value="-7.232484" calcext:value-type="float">
            <text:p>-7.232484</text:p>
          </table:table-cell>
          <table:table-cell office:value-type="float" office:value="-7.751908" calcext:value-type="float">
            <text:p>-7.751908</text:p>
          </table:table-cell>
          <table:table-cell office:value-type="float" office:value="-0.055729" calcext:value-type="float">
            <text:p>-0.055729</text:p>
          </table:table-cell>
          <table:table-cell office:value-type="float" office:value="0.100547" calcext:value-type="float">
            <text:p>0.10054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7315" calcext:value-type="float">
            <text:p>0.507315</text:p>
          </table:table-cell>
          <table:table-cell office:value-type="float" office:value="21.436064" calcext:value-type="float">
            <text:p>21.436064</text:p>
          </table:table-cell>
          <table:table-cell office:value-type="float" office:value="1" calcext:value-type="float">
            <text:p>1</text:p>
          </table:table-cell>
          <table:table-cell office:value-type="float" office:value="1.246532" calcext:value-type="float">
            <text:p>1.246532</text:p>
          </table:table-cell>
          <table:table-cell office:value-type="float" office:value="0.316577" calcext:value-type="float">
            <text:p>0.316577</text:p>
          </table:table-cell>
          <table:table-cell office:value-type="float" office:value="18.119109" calcext:value-type="float">
            <text:p>18.119109</text:p>
          </table:table-cell>
          <table:table-cell office:value-type="float" office:value="19.682218" calcext:value-type="float">
            <text:p>19.682218</text:p>
          </table:table-cell>
          <table:table-cell office:value-type="float" office:value="0.123888" calcext:value-type="float">
            <text:p>0.123888</text:p>
          </table:table-cell>
          <table:table-cell office:value-type="float" office:value="0.099386" calcext:value-type="float">
            <text:p>0.09938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00346" calcext:value-type="float">
            <text:p>1.80034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0465" calcext:value-type="float">
            <text:p>-0.0465</text:p>
          </table:table-cell>
          <table:table-cell office:value-type="float" office:value="0.237686" calcext:value-type="float">
            <text:p>0.237686</text:p>
          </table:table-cell>
          <table:table-cell office:value-type="float" office:value="-12.897057" calcext:value-type="float">
            <text:p>-12.897057</text:p>
          </table:table-cell>
          <table:table-cell office:value-type="float" office:value="-12.705871" calcext:value-type="float">
            <text:p>-12.705871</text:p>
          </table:table-cell>
          <table:table-cell office:value-type="float" office:value="-0.004662" calcext:value-type="float">
            <text:p>-0.004662</text:p>
          </table:table-cell>
          <table:table-cell office:value-type="float" office:value="0.100258" calcext:value-type="float">
            <text:p>0.1002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704627" calcext:value-type="float">
            <text:p>2.70462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95078" calcext:value-type="float">
            <text:p>-0.95078</text:p>
          </table:table-cell>
          <table:table-cell office:value-type="float" office:value="0.15881" calcext:value-type="float">
            <text:p>0.15881</text:p>
          </table:table-cell>
          <table:table-cell office:value-type="float" office:value="-9.07529" calcext:value-type="float">
            <text:p>-9.07529</text:p>
          </table:table-cell>
          <table:table-cell office:value-type="float" office:value="-9.867261" calcext:value-type="float">
            <text:p>-9.867261</text:p>
          </table:table-cell>
          <table:table-cell office:value-type="float" office:value="-0.094738" calcext:value-type="float">
            <text:p>-0.094738</text:p>
          </table:table-cell>
          <table:table-cell office:value-type="float" office:value="0.099642" calcext:value-type="float">
            <text:p>0.09964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46449" calcext:value-type="float">
            <text:p>0.846449</text:p>
          </table:table-cell>
          <table:table-cell office:value-type="float" office:value="21.553458" calcext:value-type="float">
            <text:p>21.553458</text:p>
          </table:table-cell>
          <table:table-cell office:value-type="float" office:value="1" calcext:value-type="float">
            <text:p>1</text:p>
          </table:table-cell>
          <table:table-cell office:value-type="float" office:value="0.907397" calcext:value-type="float">
            <text:p>0.907397</text:p>
          </table:table-cell>
          <table:table-cell office:value-type="float" office:value="0.293881" calcext:value-type="float">
            <text:p>0.293881</text:p>
          </table:table-cell>
          <table:table-cell office:value-type="float" office:value="18.598334" calcext:value-type="float">
            <text:p>18.598334</text:p>
          </table:table-cell>
          <table:table-cell office:value-type="float" office:value="19.799612" calcext:value-type="float">
            <text:p>19.799612</text:p>
          </table:table-cell>
          <table:table-cell office:value-type="float" office:value="0.090659" calcext:value-type="float">
            <text:p>0.090659</text:p>
          </table:table-cell>
          <table:table-cell office:value-type="float" office:value="0.099911" calcext:value-type="float">
            <text:p>0.09991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86191" calcext:value-type="float">
            <text:p>1.68619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67655" calcext:value-type="float">
            <text:p>0.067655</text:p>
          </table:table-cell>
          <table:table-cell office:value-type="float" office:value="0.181284" calcext:value-type="float">
            <text:p>0.181284</text:p>
          </table:table-cell>
          <table:table-cell office:value-type="float" office:value="-8.404561" calcext:value-type="float">
            <text:p>-8.404561</text:p>
          </table:table-cell>
          <table:table-cell office:value-type="float" office:value="-8.155622" calcext:value-type="float">
            <text:p>-8.155622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99915" calcext:value-type="float">
            <text:p>0.09991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706711" calcext:value-type="float">
            <text:p>2.70671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952865" calcext:value-type="float">
            <text:p>-0.952865</text:p>
          </table:table-cell>
          <table:table-cell office:value-type="float" office:value="0.0567" calcext:value-type="float">
            <text:p>0.0567</text:p>
          </table:table-cell>
          <table:table-cell office:value-type="float" office:value="-10.183819" calcext:value-type="float">
            <text:p>-10.183819</text:p>
          </table:table-cell>
          <table:table-cell office:value-type="float" office:value="-11.079983" calcext:value-type="float">
            <text:p>-11.079983</text:p>
          </table:table-cell>
          <table:table-cell office:value-type="float" office:value="-0.095487" calcext:value-type="float">
            <text:p>-0.095487</text:p>
          </table:table-cell>
          <table:table-cell office:value-type="float" office:value="0.10021" calcext:value-type="float">
            <text:p>0.100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12931" calcext:value-type="float">
            <text:p>1.12931</text:p>
          </table:table-cell>
          <table:table-cell office:value-type="float" office:value="18.322134" calcext:value-type="float">
            <text:p>18.322134</text:p>
          </table:table-cell>
          <table:table-cell office:value-type="float" office:value="1" calcext:value-type="float">
            <text:p>1</text:p>
          </table:table-cell>
          <table:table-cell office:value-type="float" office:value="0.624536" calcext:value-type="float">
            <text:p>0.624536</text:p>
          </table:table-cell>
          <table:table-cell office:value-type="float" office:value="0.163938" calcext:value-type="float">
            <text:p>0.163938</text:p>
          </table:table-cell>
          <table:table-cell office:value-type="float" office:value="15.779813" calcext:value-type="float">
            <text:p>15.779813</text:p>
          </table:table-cell>
          <table:table-cell office:value-type="float" office:value="16.568287" calcext:value-type="float">
            <text:p>16.568287</text:p>
          </table:table-cell>
          <table:table-cell office:value-type="float" office:value="0.062431" calcext:value-type="float">
            <text:p>0.062431</text:p>
          </table:table-cell>
          <table:table-cell office:value-type="float" office:value="0.099963" calcext:value-type="float">
            <text:p>0.09996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01713" calcext:value-type="float">
            <text:p>2.20171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447867" calcext:value-type="float">
            <text:p>-0.447867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-10.787257" calcext:value-type="float">
            <text:p>-10.787257</text:p>
          </table:table-cell>
          <table:table-cell office:value-type="float" office:value="-11.229215" calcext:value-type="float">
            <text:p>-11.229215</text:p>
          </table:table-cell>
          <table:table-cell office:value-type="float" office:value="-0.044524" calcext:value-type="float">
            <text:p>-0.044524</text:p>
          </table:table-cell>
          <table:table-cell office:value-type="float" office:value="0.099414" calcext:value-type="float">
            <text:p>0.09941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3.155368" calcext:value-type="float">
            <text:p>3.15536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401521" calcext:value-type="float">
            <text:p>-1.401521</text:p>
          </table:table-cell>
          <table:table-cell office:value-type="float" office:value="-0.152375" calcext:value-type="float">
            <text:p>-0.152375</text:p>
          </table:table-cell>
          <table:table-cell office:value-type="float" office:value="-9.48099" calcext:value-type="float">
            <text:p>-9.48099</text:p>
          </table:table-cell>
          <table:table-cell office:value-type="float" office:value="-11.034887" calcext:value-type="float">
            <text:p>-11.034887</text:p>
          </table:table-cell>
          <table:table-cell office:value-type="float" office:value="-0.140973" calcext:value-type="float">
            <text:p>-0.140973</text:p>
          </table:table-cell>
          <table:table-cell office:value-type="float" office:value="0.100586" calcext:value-type="float">
            <text:p>0.10058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237873" calcext:value-type="float">
            <text:p>1.237873</text:p>
          </table:table-cell>
          <table:table-cell office:value-type="float" office:value="21.416934" calcext:value-type="float">
            <text:p>21.416934</text:p>
          </table:table-cell>
          <table:table-cell office:value-type="float" office:value="1" calcext:value-type="float">
            <text:p>1</text:p>
          </table:table-cell>
          <table:table-cell office:value-type="float" office:value="0.515973" calcext:value-type="float">
            <text:p>0.515973</text:p>
          </table:table-cell>
          <table:table-cell office:value-type="float" office:value="-0.045096" calcext:value-type="float">
            <text:p>-0.045096</text:p>
          </table:table-cell>
          <table:table-cell office:value-type="float" office:value="19.192211" calcext:value-type="float">
            <text:p>19.192211</text:p>
          </table:table-cell>
          <table:table-cell office:value-type="float" office:value="19.663088" calcext:value-type="float">
            <text:p>19.663088</text:p>
          </table:table-cell>
          <table:table-cell office:value-type="float" office:value="0.051551" calcext:value-type="float">
            <text:p>0.051551</text:p>
          </table:table-cell>
          <table:table-cell office:value-type="float" office:value="0.09991" calcext:value-type="float">
            <text:p>0.099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0958" calcext:value-type="float">
            <text:p>1.97095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17112" calcext:value-type="float">
            <text:p>-0.217112</text:p>
          </table:table-cell>
          <table:table-cell office:value-type="float" office:value="-0.190572" calcext:value-type="float">
            <text:p>-0.190572</text:p>
          </table:table-cell>
          <table:table-cell office:value-type="float" office:value="-7.372567" calcext:value-type="float">
            <text:p>-7.372567</text:p>
          </table:table-cell>
          <table:table-cell office:value-type="float" office:value="-7.780251" calcext:value-type="float">
            <text:p>-7.780251</text:p>
          </table:table-cell>
          <table:table-cell office:value-type="float" office:value="-0.021588" calcext:value-type="float">
            <text:p>-0.021588</text:p>
          </table:table-cell>
          <table:table-cell office:value-type="float" office:value="0.099434" calcext:value-type="float">
            <text:p>0.099434</text:p>
            <draw:frame table:end-cell-address="right_back_wheel_stats.AB32" table:end-x="29.37pt" table:end-y="12.22pt" draw:z-index="2" draw:style-name="gr1" draw:text-style-name="P1" svg:width="927.55pt" svg:height="88.81pt" svg:x="47.31pt" svg:y="0.26pt">
              <draw:object draw:notify-on-update-of-ranges="right_back_wheel_stats.A2:right_back_wheel_stats.A155 right_back_wheel_stats.H1:right_back_wheel_stats.H1 right_back_wheel_stats.H2:right_back_wheel_stats.H155 right_back_wheel_stats.I1:right_back_wheel_stats.I1 right_back_wheel_stats.I2:right_back_wheel_stats.I15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9061" calcext:value-type="float">
            <text:p>2.36906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15215" calcext:value-type="float">
            <text:p>-0.615215</text:p>
          </table:table-cell>
          <table:table-cell office:value-type="float" office:value="-0.247816" calcext:value-type="float">
            <text:p>-0.247816</text:p>
          </table:table-cell>
          <table:table-cell office:value-type="float" office:value="-3.956304" calcext:value-type="float">
            <text:p>-3.956304</text:p>
          </table:table-cell>
          <table:table-cell office:value-type="float" office:value="-4.819335" calcext:value-type="float">
            <text:p>-4.819335</text:p>
          </table:table-cell>
          <table:table-cell office:value-type="float" office:value="-0.061906" calcext:value-type="float">
            <text:p>-0.061906</text:p>
          </table:table-cell>
          <table:table-cell office:value-type="float" office:value="0.100625" calcext:value-type="float">
            <text:p>0.10062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568" calcext:value-type="float">
            <text:p>0.450568</text:p>
          </table:table-cell>
          <table:table-cell office:value-type="float" office:value="22.124357" calcext:value-type="float">
            <text:p>22.124357</text:p>
          </table:table-cell>
          <table:table-cell office:value-type="float" office:value="1" calcext:value-type="float">
            <text:p>1</text:p>
          </table:table-cell>
          <table:table-cell office:value-type="float" office:value="1.303278" calcext:value-type="float">
            <text:p>1.303278</text:p>
          </table:table-cell>
          <table:table-cell office:value-type="float" office:value="-0.022098" calcext:value-type="float">
            <text:p>-0.022098</text:p>
          </table:table-cell>
          <table:table-cell office:value-type="float" office:value="19.08933" calcext:value-type="float">
            <text:p>19.08933</text:p>
          </table:table-cell>
          <table:table-cell office:value-type="float" office:value="20.37051" calcext:value-type="float">
            <text:p>20.37051</text:p>
          </table:table-cell>
          <table:table-cell office:value-type="float" office:value="0.130981" calcext:value-type="float">
            <text:p>0.130981</text:p>
          </table:table-cell>
          <table:table-cell office:value-type="float" office:value="0.100501" calcext:value-type="float">
            <text:p>0.10050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9058" calcext:value-type="float">
            <text:p>1.57905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74788" calcext:value-type="float">
            <text:p>0.174788</text:p>
          </table:table-cell>
          <table:table-cell office:value-type="float" office:value="-0.095492" calcext:value-type="float">
            <text:p>-0.095492</text:p>
          </table:table-cell>
          <table:table-cell office:value-type="float" office:value="-11.424724" calcext:value-type="float">
            <text:p>-11.424724</text:p>
          </table:table-cell>
          <table:table-cell office:value-type="float" office:value="-11.345428" calcext:value-type="float">
            <text:p>-11.345428</text:p>
          </table:table-cell>
          <table:table-cell office:value-type="float" office:value="0.017265" calcext:value-type="float">
            <text:p>0.017265</text:p>
          </table:table-cell>
          <table:table-cell office:value-type="float" office:value="0.098776" calcext:value-type="float">
            <text:p>0.0987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14074" calcext:value-type="float">
            <text:p>-0.614074</text:p>
          </table:table-cell>
          <table:table-cell office:value-type="float" office:value="-0.163787" calcext:value-type="float">
            <text:p>-0.163787</text:p>
          </table:table-cell>
          <table:table-cell office:value-type="float" office:value="-7.872168" calcext:value-type="float">
            <text:p>-7.872168</text:p>
          </table:table-cell>
          <table:table-cell office:value-type="float" office:value="-8.65003" calcext:value-type="float">
            <text:p>-8.65003</text:p>
          </table:table-cell>
          <table:table-cell office:value-type="float" office:value="-0.061536" calcext:value-type="float">
            <text:p>-0.061536</text:p>
          </table:table-cell>
          <table:table-cell office:value-type="float" office:value="0.100209" calcext:value-type="float">
            <text:p>0.1002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3759" calcext:value-type="float">
            <text:p>0.393759</text:p>
          </table:table-cell>
          <table:table-cell office:value-type="float" office:value="22.760523" calcext:value-type="float">
            <text:p>22.760523</text:p>
          </table:table-cell>
          <table:table-cell office:value-type="float" office:value="1" calcext:value-type="float">
            <text:p>1</text:p>
          </table:table-cell>
          <table:table-cell office:value-type="float" office:value="1.360087" calcext:value-type="float">
            <text:p>1.360087</text:p>
          </table:table-cell>
          <table:table-cell office:value-type="float" office:value="0.068846" calcext:value-type="float">
            <text:p>0.068846</text:p>
          </table:table-cell>
          <table:table-cell office:value-type="float" office:value="19.577743" calcext:value-type="float">
            <text:p>19.577743</text:p>
          </table:table-cell>
          <table:table-cell office:value-type="float" office:value="21.006677" calcext:value-type="float">
            <text:p>21.006677</text:p>
          </table:table-cell>
          <table:table-cell office:value-type="float" office:value="0.137147" calcext:value-type="float">
            <text:p>0.137147</text:p>
          </table:table-cell>
          <table:table-cell office:value-type="float" office:value="0.100837" calcext:value-type="float">
            <text:p>0.10083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8024" calcext:value-type="float">
            <text:p>1.63802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15822" calcext:value-type="float">
            <text:p>0.115822</text:p>
          </table:table-cell>
          <table:table-cell office:value-type="float" office:value="0.017992" calcext:value-type="float">
            <text:p>0.017992</text:p>
          </table:table-cell>
          <table:table-cell office:value-type="float" office:value="-12.449254" calcext:value-type="float">
            <text:p>-12.449254</text:p>
          </table:table-cell>
          <table:table-cell office:value-type="float" office:value="-12.315441" calcext:value-type="float">
            <text:p>-12.315441</text:p>
          </table:table-cell>
          <table:table-cell office:value-type="float" office:value="0.011576" calcext:value-type="float">
            <text:p>0.011576</text:p>
          </table:table-cell>
          <table:table-cell office:value-type="float" office:value="0.099947" calcext:value-type="float">
            <text:p>0.09994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84706" calcext:value-type="float">
            <text:p>2.28470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3086" calcext:value-type="float">
            <text:p>-0.53086</text:p>
          </table:table-cell>
          <table:table-cell office:value-type="float" office:value="0.009345" calcext:value-type="float">
            <text:p>0.009345</text:p>
          </table:table-cell>
          <table:table-cell office:value-type="float" office:value="-6.456476" calcext:value-type="float">
            <text:p>-6.456476</text:p>
          </table:table-cell>
          <table:table-cell office:value-type="float" office:value="-6.977991" calcext:value-type="float">
            <text:p>-6.977991</text:p>
          </table:table-cell>
          <table:table-cell office:value-type="float" office:value="-0.053171" calcext:value-type="float">
            <text:p>-0.053171</text:p>
          </table:table-cell>
          <table:table-cell office:value-type="float" office:value="0.10016" calcext:value-type="float">
            <text:p>0.1001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7991" calcext:value-type="float">
            <text:p>0.567991</text:p>
          </table:table-cell>
          <table:table-cell office:value-type="float" office:value="20.45061" calcext:value-type="float">
            <text:p>20.45061</text:p>
          </table:table-cell>
          <table:table-cell office:value-type="float" office:value="1" calcext:value-type="float">
            <text:p>1</text:p>
          </table:table-cell>
          <table:table-cell office:value-type="float" office:value="1.185856" calcext:value-type="float">
            <text:p>1.185856</text:p>
          </table:table-cell>
          <table:table-cell office:value-type="float" office:value="0.268385" calcext:value-type="float">
            <text:p>0.268385</text:p>
          </table:table-cell>
          <table:table-cell office:value-type="float" office:value="17.242523" calcext:value-type="float">
            <text:p>17.242523</text:p>
          </table:table-cell>
          <table:table-cell office:value-type="float" office:value="18.696764" calcext:value-type="float">
            <text:p>18.696764</text:p>
          </table:table-cell>
          <table:table-cell office:value-type="float" office:value="0.118067" calcext:value-type="float">
            <text:p>0.118067</text:p>
          </table:table-cell>
          <table:table-cell office:value-type="float" office:value="0.099563" calcext:value-type="float">
            <text:p>0.09956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5897" calcext:value-type="float">
            <text:p>1.74589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0.21763" calcext:value-type="float">
            <text:p>0.21763</text:p>
          </table:table-cell>
          <table:table-cell office:value-type="float" office:value="-11.773997" calcext:value-type="float">
            <text:p>-11.773997</text:p>
          </table:table-cell>
          <table:table-cell office:value-type="float" office:value="-11.548418" calcext:value-type="float">
            <text:p>-11.548418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100043" calcext:value-type="float">
            <text:p>0.10004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82342" calcext:value-type="float">
            <text:p>2.48234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728496" calcext:value-type="float">
            <text:p>-0.728496</text:p>
          </table:table-cell>
          <table:table-cell office:value-type="float" office:value="0.16612" calcext:value-type="float">
            <text:p>0.16612</text:p>
          </table:table-cell>
          <table:table-cell office:value-type="float" office:value="-7.339432" calcext:value-type="float">
            <text:p>-7.339432</text:p>
          </table:table-cell>
          <table:table-cell office:value-type="float" office:value="-7.901808" calcext:value-type="float">
            <text:p>-7.901808</text:p>
          </table:table-cell>
          <table:table-cell office:value-type="float" office:value="-0.073098" calcext:value-type="float">
            <text:p>-0.073098</text:p>
          </table:table-cell>
          <table:table-cell office:value-type="float" office:value="0.100341" calcext:value-type="float">
            <text:p>0.1003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4666" calcext:value-type="float">
            <text:p>0.394666</text:p>
          </table:table-cell>
          <table:table-cell office:value-type="float" office:value="24.409637" calcext:value-type="float">
            <text:p>24.409637</text:p>
          </table:table-cell>
          <table:table-cell office:value-type="float" office:value="1" calcext:value-type="float">
            <text:p>1</text:p>
          </table:table-cell>
          <table:table-cell office:value-type="float" office:value="1.359181" calcext:value-type="float">
            <text:p>1.359181</text:p>
          </table:table-cell>
          <table:table-cell office:value-type="float" office:value="0.363579" calcext:value-type="float">
            <text:p>0.363579</text:p>
          </table:table-cell>
          <table:table-cell office:value-type="float" office:value="20.933031" calcext:value-type="float">
            <text:p>20.933031</text:p>
          </table:table-cell>
          <table:table-cell office:value-type="float" office:value="22.655791" calcext:value-type="float">
            <text:p>22.655791</text:p>
          </table:table-cell>
          <table:table-cell office:value-type="float" office:value="0.135553" calcext:value-type="float">
            <text:p>0.135553</text:p>
          </table:table-cell>
          <table:table-cell office:value-type="float" office:value="0.099731" calcext:value-type="float">
            <text:p>0.09973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408854" calcext:value-type="float">
            <text:p>1.40885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344992" calcext:value-type="float">
            <text:p>0.344992</text:p>
          </table:table-cell>
          <table:table-cell office:value-type="float" office:value="0.266937" calcext:value-type="float">
            <text:p>0.266937</text:p>
          </table:table-cell>
          <table:table-cell office:value-type="float" office:value="-10.189393" calcext:value-type="float">
            <text:p>-10.189393</text:p>
          </table:table-cell>
          <table:table-cell office:value-type="float" office:value="-9.577464" calcext:value-type="float">
            <text:p>-9.577464</text:p>
          </table:table-cell>
          <table:table-cell office:value-type="float" office:value="0.034338" calcext:value-type="float">
            <text:p>0.034338</text:p>
          </table:table-cell>
          <table:table-cell office:value-type="float" office:value="0.099534" calcext:value-type="float">
            <text:p>0.09953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14904" calcext:value-type="float">
            <text:p>2.41490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61058" calcext:value-type="float">
            <text:p>-0.661058</text:p>
          </table:table-cell>
          <table:table-cell office:value-type="float" office:value="0.183367" calcext:value-type="float">
            <text:p>0.183367</text:p>
          </table:table-cell>
          <table:table-cell office:value-type="float" office:value="-10.030205" calcext:value-type="float">
            <text:p>-10.030205</text:p>
          </table:table-cell>
          <table:table-cell office:value-type="float" office:value="-10.507896" calcext:value-type="float">
            <text:p>-10.507896</text:p>
          </table:table-cell>
          <table:table-cell office:value-type="float" office:value="-0.066305" calcext:value-type="float">
            <text:p>-0.066305</text:p>
          </table:table-cell>
          <table:table-cell office:value-type="float" office:value="0.100302" calcext:value-type="float">
            <text:p>0.10030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8812" calcext:value-type="float">
            <text:p>0.508812</text:p>
          </table:table-cell>
          <table:table-cell office:value-type="float" office:value="22.416139" calcext:value-type="float">
            <text:p>22.416139</text:p>
          </table:table-cell>
          <table:table-cell office:value-type="float" office:value="1" calcext:value-type="float">
            <text:p>1</text:p>
          </table:table-cell>
          <table:table-cell office:value-type="float" office:value="1.245034" calcext:value-type="float">
            <text:p>1.245034</text:p>
          </table:table-cell>
          <table:table-cell office:value-type="float" office:value="0.369492" calcext:value-type="float">
            <text:p>0.369492</text:p>
          </table:table-cell>
          <table:table-cell office:value-type="float" office:value="19.047767" calcext:value-type="float">
            <text:p>19.047767</text:p>
          </table:table-cell>
          <table:table-cell office:value-type="float" office:value="20.662293" calcext:value-type="float">
            <text:p>20.662293</text:p>
          </table:table-cell>
          <table:table-cell office:value-type="float" office:value="0.124589" calcext:value-type="float">
            <text:p>0.124589</text:p>
          </table:table-cell>
          <table:table-cell office:value-type="float" office:value="0.100069" calcext:value-type="float">
            <text:p>0.1000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7942" calcext:value-type="float">
            <text:p>1.74794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0.232932" calcext:value-type="float">
            <text:p>0.232932</text:p>
          </table:table-cell>
          <table:table-cell office:value-type="float" office:value="-12.461699" calcext:value-type="float">
            <text:p>-12.461699</text:p>
          </table:table-cell>
          <table:table-cell office:value-type="float" office:value="-12.222864" calcext:value-type="float">
            <text:p>-12.222864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099435" calcext:value-type="float">
            <text:p>0.09943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6949" calcext:value-type="float">
            <text:p>2.36694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13103" calcext:value-type="float">
            <text:p>-0.613103</text:p>
          </table:table-cell>
          <table:table-cell office:value-type="float" office:value="0.159728" calcext:value-type="float">
            <text:p>0.159728</text:p>
          </table:table-cell>
          <table:table-cell office:value-type="float" office:value="-6.158168" calcext:value-type="float">
            <text:p>-6.158168</text:p>
          </table:table-cell>
          <table:table-cell office:value-type="float" office:value="-6.611543" calcext:value-type="float">
            <text:p>-6.611543</text:p>
          </table:table-cell>
          <table:table-cell office:value-type="float" office:value="-0.061628" calcext:value-type="float">
            <text:p>-0.061628</text:p>
          </table:table-cell>
          <table:table-cell office:value-type="float" office:value="0.100518" calcext:value-type="float">
            <text:p>0.10051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619915" calcext:value-type="float">
            <text:p>0.619915</text:p>
          </table:table-cell>
          <table:table-cell office:value-type="float" office:value="20.631122" calcext:value-type="float">
            <text:p>20.631122</text:p>
          </table:table-cell>
          <table:table-cell office:value-type="float" office:value="1" calcext:value-type="float">
            <text:p>1</text:p>
          </table:table-cell>
          <table:table-cell office:value-type="float" office:value="1.133931" calcext:value-type="float">
            <text:p>1.133931</text:p>
          </table:table-cell>
          <table:table-cell office:value-type="float" office:value="0.326641" calcext:value-type="float">
            <text:p>0.326641</text:p>
          </table:table-cell>
          <table:table-cell office:value-type="float" office:value="17.416703" calcext:value-type="float">
            <text:p>17.416703</text:p>
          </table:table-cell>
          <table:table-cell office:value-type="float" office:value="18.877275" calcext:value-type="float">
            <text:p>18.877275</text:p>
          </table:table-cell>
          <table:table-cell office:value-type="float" office:value="0.113742" calcext:value-type="float">
            <text:p>0.113742</text:p>
          </table:table-cell>
          <table:table-cell office:value-type="float" office:value="0.100308" calcext:value-type="float">
            <text:p>0.10030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8267" calcext:value-type="float">
            <text:p>1.6826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71177" calcext:value-type="float">
            <text:p>0.071177</text:p>
          </table:table-cell>
          <table:table-cell office:value-type="float" office:value="0.21565" calcext:value-type="float">
            <text:p>0.21565</text:p>
          </table:table-cell>
          <table:table-cell office:value-type="float" office:value="-10.690073" calcext:value-type="float">
            <text:p>-10.690073</text:p>
          </table:table-cell>
          <table:table-cell office:value-type="float" office:value="-10.403247" calcext:value-type="float">
            <text:p>-10.403247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0.099415" calcext:value-type="float">
            <text:p>0.0994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67206" calcext:value-type="float">
            <text:p>2.26720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1336" calcext:value-type="float">
            <text:p>-0.51336</text:p>
          </table:table-cell>
          <table:table-cell office:value-type="float" office:value="0.163323" calcext:value-type="float">
            <text:p>0.163323</text:p>
          </table:table-cell>
          <table:table-cell office:value-type="float" office:value="-5.823182" calcext:value-type="float">
            <text:p>-5.823182</text:p>
          </table:table-cell>
          <table:table-cell office:value-type="float" office:value="-6.173218" calcext:value-type="float">
            <text:p>-6.173218</text:p>
          </table:table-cell>
          <table:table-cell office:value-type="float" office:value="-0.051531" calcext:value-type="float">
            <text:p>-0.051531</text:p>
          </table:table-cell>
          <table:table-cell office:value-type="float" office:value="0.100381" calcext:value-type="float">
            <text:p>0.10038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2423" calcext:value-type="float">
            <text:p>0.562423</text:p>
          </table:table-cell>
          <table:table-cell office:value-type="float" office:value="20.368472" calcext:value-type="float">
            <text:p>20.368472</text:p>
          </table:table-cell>
          <table:table-cell office:value-type="float" office:value="1" calcext:value-type="float">
            <text:p>1</text:p>
          </table:table-cell>
          <table:table-cell office:value-type="float" office:value="1.191423" calcext:value-type="float">
            <text:p>1.191423</text:p>
          </table:table-cell>
          <table:table-cell office:value-type="float" office:value="0.355424" calcext:value-type="float">
            <text:p>0.355424</text:p>
          </table:table-cell>
          <table:table-cell office:value-type="float" office:value="17.067779" calcext:value-type="float">
            <text:p>17.067779</text:p>
          </table:table-cell>
          <table:table-cell office:value-type="float" office:value="18.614625" calcext:value-type="float">
            <text:p>18.614625</text:p>
          </table:table-cell>
          <table:table-cell office:value-type="float" office:value="0.119003" calcext:value-type="float">
            <text:p>0.119003</text:p>
          </table:table-cell>
          <table:table-cell office:value-type="float" office:value="0.099883" calcext:value-type="float">
            <text:p>0.09988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7778" calcext:value-type="float">
            <text:p>1.57777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0.237552" calcext:value-type="float">
            <text:p>0.237552</text:p>
          </table:table-cell>
          <table:table-cell office:value-type="float" office:value="-10.110886" calcext:value-type="float">
            <text:p>-10.110886</text:p>
          </table:table-cell>
          <table:table-cell office:value-type="float" office:value="-9.697265" calcext:value-type="float">
            <text:p>-9.697265</text:p>
          </table:table-cell>
          <table:table-cell office:value-type="float" office:value="0.017681" calcext:value-type="float">
            <text:p>0.017681</text:p>
          </table:table-cell>
          <table:table-cell office:value-type="float" office:value="0.100422" calcext:value-type="float">
            <text:p>0.10042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04784" calcext:value-type="float">
            <text:p>2.30478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50938" calcext:value-type="float">
            <text:p>-0.550938</text:p>
          </table:table-cell>
          <table:table-cell office:value-type="float" office:value="0.148117" calcext:value-type="float">
            <text:p>0.148117</text:p>
          </table:table-cell>
          <table:table-cell office:value-type="float" office:value="-7.269621" calcext:value-type="float">
            <text:p>-7.269621</text:p>
          </table:table-cell>
          <table:table-cell office:value-type="float" office:value="-7.672442" calcext:value-type="float">
            <text:p>-7.672442</text:p>
          </table:table-cell>
          <table:table-cell office:value-type="float" office:value="-0.055097" calcext:value-type="float">
            <text:p>-0.055097</text:p>
          </table:table-cell>
          <table:table-cell office:value-type="float" office:value="0.100006" calcext:value-type="float">
            <text:p>0.10000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5153" calcext:value-type="float">
            <text:p>0.565153</text:p>
          </table:table-cell>
          <table:table-cell office:value-type="float" office:value="20.609975" calcext:value-type="float">
            <text:p>20.609975</text:p>
          </table:table-cell>
          <table:table-cell office:value-type="float" office:value="1" calcext:value-type="float">
            <text:p>1</text:p>
          </table:table-cell>
          <table:table-cell office:value-type="float" office:value="1.188693" calcext:value-type="float">
            <text:p>1.188693</text:p>
          </table:table-cell>
          <table:table-cell office:value-type="float" office:value="0.333721" calcext:value-type="float">
            <text:p>0.333721</text:p>
          </table:table-cell>
          <table:table-cell office:value-type="float" office:value="17.333715" calcext:value-type="float">
            <text:p>17.333715</text:p>
          </table:table-cell>
          <table:table-cell office:value-type="float" office:value="18.856129" calcext:value-type="float">
            <text:p>18.856129</text:p>
          </table:table-cell>
          <table:table-cell office:value-type="float" office:value="0.119299" calcext:value-type="float">
            <text:p>0.119299</text:p>
          </table:table-cell>
          <table:table-cell office:value-type="float" office:value="0.100361" calcext:value-type="float">
            <text:p>0.10036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23394" calcext:value-type="float">
            <text:p>1.52339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230453" calcext:value-type="float">
            <text:p>0.230453</text:p>
          </table:table-cell>
          <table:table-cell office:value-type="float" office:value="0.232026" calcext:value-type="float">
            <text:p>0.232026</text:p>
          </table:table-cell>
          <table:table-cell office:value-type="float" office:value="-9.645397" calcext:value-type="float">
            <text:p>-9.645397</text:p>
          </table:table-cell>
          <table:table-cell office:value-type="float" office:value="-9.182918" calcext:value-type="float">
            <text:p>-9.182918</text:p>
          </table:table-cell>
          <table:table-cell office:value-type="float" office:value="0.022895" calcext:value-type="float">
            <text:p>0.022895</text:p>
          </table:table-cell>
          <table:table-cell office:value-type="float" office:value="0.099347" calcext:value-type="float">
            <text:p>0.09934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07017" calcext:value-type="float">
            <text:p>2.30701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53171" calcext:value-type="float">
            <text:p>-0.553171</text:p>
          </table:table-cell>
          <table:table-cell office:value-type="float" office:value="0.176131" calcext:value-type="float">
            <text:p>0.176131</text:p>
          </table:table-cell>
          <table:table-cell office:value-type="float" office:value="-7.837572" calcext:value-type="float">
            <text:p>-7.837572</text:p>
          </table:table-cell>
          <table:table-cell office:value-type="float" office:value="-8.214612" calcext:value-type="float">
            <text:p>-8.214612</text:p>
          </table:table-cell>
          <table:table-cell office:value-type="float" office:value="-0.055308" calcext:value-type="float">
            <text:p>-0.055308</text:p>
          </table:table-cell>
          <table:table-cell office:value-type="float" office:value="0.099983" calcext:value-type="float">
            <text:p>0.09998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32304" calcext:value-type="float">
            <text:p>0.732304</text:p>
          </table:table-cell>
          <table:table-cell office:value-type="float" office:value="18.87137" calcext:value-type="float">
            <text:p>18.87137</text:p>
          </table:table-cell>
          <table:table-cell office:value-type="float" office:value="1" calcext:value-type="float">
            <text:p>1</text:p>
          </table:table-cell>
          <table:table-cell office:value-type="float" office:value="1.021542" calcext:value-type="float">
            <text:p>1.021542</text:p>
          </table:table-cell>
          <table:table-cell office:value-type="float" office:value="0.339855" calcext:value-type="float">
            <text:p>0.339855</text:p>
          </table:table-cell>
          <table:table-cell office:value-type="float" office:value="15.756127" calcext:value-type="float">
            <text:p>15.756127</text:p>
          </table:table-cell>
          <table:table-cell office:value-type="float" office:value="17.117524" calcext:value-type="float">
            <text:p>17.117524</text:p>
          </table:table-cell>
          <table:table-cell office:value-type="float" office:value="0.102096" calcext:value-type="float">
            <text:p>0.102096</text:p>
          </table:table-cell>
          <table:table-cell office:value-type="float" office:value="0.099943" calcext:value-type="float">
            <text:p>0.09994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67719" calcext:value-type="float">
            <text:p>1.96771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13873" calcext:value-type="float">
            <text:p>-0.213873</text:p>
          </table:table-cell>
          <table:table-cell office:value-type="float" office:value="0.204848" calcext:value-type="float">
            <text:p>0.204848</text:p>
          </table:table-cell>
          <table:table-cell office:value-type="float" office:value="-12.425317" calcext:value-type="float">
            <text:p>-12.425317</text:p>
          </table:table-cell>
          <table:table-cell office:value-type="float" office:value="-12.434341" calcext:value-type="float">
            <text:p>-12.434341</text:p>
          </table:table-cell>
          <table:table-cell office:value-type="float" office:value="-0.021265" calcext:value-type="float">
            <text:p>-0.021265</text:p>
          </table:table-cell>
          <table:table-cell office:value-type="float" office:value="0.099427" calcext:value-type="float">
            <text:p>0.09942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44876" calcext:value-type="float">
            <text:p>2.54487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79103" calcext:value-type="float">
            <text:p>-0.79103</text:p>
          </table:table-cell>
          <table:table-cell office:value-type="float" office:value="0.118036" calcext:value-type="float">
            <text:p>0.118036</text:p>
          </table:table-cell>
          <table:table-cell office:value-type="float" office:value="-5.725709" calcext:value-type="float">
            <text:p>-5.725709</text:p>
          </table:table-cell>
          <table:table-cell office:value-type="float" office:value="-6.398703" calcext:value-type="float">
            <text:p>-6.398703</text:p>
          </table:table-cell>
          <table:table-cell office:value-type="float" office:value="-0.079737" calcext:value-type="float">
            <text:p>-0.079737</text:p>
          </table:table-cell>
          <table:table-cell office:value-type="float" office:value="0.100801" calcext:value-type="float">
            <text:p>0.10080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6894" calcext:value-type="float">
            <text:p>0.506894</text:p>
          </table:table-cell>
          <table:table-cell office:value-type="float" office:value="23.743611" calcext:value-type="float">
            <text:p>23.743611</text:p>
          </table:table-cell>
          <table:table-cell office:value-type="float" office:value="1" calcext:value-type="float">
            <text:p>1</text:p>
          </table:table-cell>
          <table:table-cell office:value-type="float" office:value="1.246952" calcext:value-type="float">
            <text:p>1.246952</text:p>
          </table:table-cell>
          <table:table-cell office:value-type="float" office:value="0.293841" calcext:value-type="float">
            <text:p>0.293841</text:p>
          </table:table-cell>
          <table:table-cell office:value-type="float" office:value="20.448972" calcext:value-type="float">
            <text:p>20.448972</text:p>
          </table:table-cell>
          <table:table-cell office:value-type="float" office:value="21.989765" calcext:value-type="float">
            <text:p>21.989765</text:p>
          </table:table-cell>
          <table:table-cell office:value-type="float" office:value="0.124274" calcext:value-type="float">
            <text:p>0.124274</text:p>
          </table:table-cell>
          <table:table-cell office:value-type="float" office:value="0.099662" calcext:value-type="float">
            <text:p>0.09966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99215" calcext:value-type="float">
            <text:p>1.79921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045369" calcext:value-type="float">
            <text:p>-0.045369</text:p>
          </table:table-cell>
          <table:table-cell office:value-type="float" office:value="0.170307" calcext:value-type="float">
            <text:p>0.170307</text:p>
          </table:table-cell>
          <table:table-cell office:value-type="float" office:value="-12.940536" calcext:value-type="float">
            <text:p>-12.940536</text:p>
          </table:table-cell>
          <table:table-cell office:value-type="float" office:value="-12.815598" calcext:value-type="float">
            <text:p>-12.815598</text:p>
          </table:table-cell>
          <table:table-cell office:value-type="float" office:value="-0.004531" calcext:value-type="float">
            <text:p>-0.004531</text:p>
          </table:table-cell>
          <table:table-cell office:value-type="float" office:value="0.099866" calcext:value-type="float">
            <text:p>0.0998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539316" calcext:value-type="float">
            <text:p>2.53931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78547" calcext:value-type="float">
            <text:p>-0.78547</text:p>
          </table:table-cell>
          <table:table-cell office:value-type="float" office:value="0.073416" calcext:value-type="float">
            <text:p>0.073416</text:p>
          </table:table-cell>
          <table:table-cell office:value-type="float" office:value="-7.339075" calcext:value-type="float">
            <text:p>-7.339075</text:p>
          </table:table-cell>
          <table:table-cell office:value-type="float" office:value="-8.051129" calcext:value-type="float">
            <text:p>-8.051129</text:p>
          </table:table-cell>
          <table:table-cell office:value-type="float" office:value="-0.07921" calcext:value-type="float">
            <text:p>-0.07921</text:p>
          </table:table-cell>
          <table:table-cell office:value-type="float" office:value="0.100844" calcext:value-type="float">
            <text:p>0.10084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983" calcext:value-type="float">
            <text:p>0.563983</text:p>
          </table:table-cell>
          <table:table-cell office:value-type="float" office:value="22.942972" calcext:value-type="float">
            <text:p>22.942972</text:p>
          </table:table-cell>
          <table:table-cell office:value-type="float" office:value="1" calcext:value-type="float">
            <text:p>1</text:p>
          </table:table-cell>
          <table:table-cell office:value-type="float" office:value="1.189863" calcext:value-type="float">
            <text:p>1.189863</text:p>
          </table:table-cell>
          <table:table-cell office:value-type="float" office:value="0.247509" calcext:value-type="float">
            <text:p>0.247509</text:p>
          </table:table-cell>
          <table:table-cell office:value-type="float" office:value="19.751753" calcext:value-type="float">
            <text:p>19.751753</text:p>
          </table:table-cell>
          <table:table-cell office:value-type="float" office:value="21.189126" calcext:value-type="float">
            <text:p>21.189126</text:p>
          </table:table-cell>
          <table:table-cell office:value-type="float" office:value="0.118996" calcext:value-type="float">
            <text:p>0.118996</text:p>
          </table:table-cell>
          <table:table-cell office:value-type="float" office:value="0.100008" calcext:value-type="float">
            <text:p>0.10000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364" calcext:value-type="float">
            <text:p>1.5736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80206" calcext:value-type="float">
            <text:p>0.180206</text:p>
          </table:table-cell>
          <table:table-cell office:value-type="float" office:value="0.146043" calcext:value-type="float">
            <text:p>0.146043</text:p>
          </table:table-cell>
          <table:table-cell office:value-type="float" office:value="-10.202685" calcext:value-type="float">
            <text:p>-10.202685</text:p>
          </table:table-cell>
          <table:table-cell office:value-type="float" office:value="-9.876435" calcext:value-type="float">
            <text:p>-9.876435</text:p>
          </table:table-cell>
          <table:table-cell office:value-type="float" office:value="0.017833" calcext:value-type="float">
            <text:p>0.017833</text:p>
          </table:table-cell>
          <table:table-cell office:value-type="float" office:value="0.09896" calcext:value-type="float">
            <text:p>0.0989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773476" calcext:value-type="float">
            <text:p>2.77347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01963" calcext:value-type="float">
            <text:p>-1.01963</text:p>
          </table:table-cell>
          <table:table-cell office:value-type="float" office:value="0.020772" calcext:value-type="float">
            <text:p>0.020772</text:p>
          </table:table-cell>
          <table:table-cell office:value-type="float" office:value="-11.949827" calcext:value-type="float">
            <text:p>-11.949827</text:p>
          </table:table-cell>
          <table:table-cell office:value-type="float" office:value="-12.948686" calcext:value-type="float">
            <text:p>-12.948686</text:p>
          </table:table-cell>
          <table:table-cell office:value-type="float" office:value="-0.102377" calcext:value-type="float">
            <text:p>-0.102377</text:p>
          </table:table-cell>
          <table:table-cell office:value-type="float" office:value="0.100406" calcext:value-type="float">
            <text:p>0.10040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8972" calcext:value-type="float">
            <text:p>0.8972</text:p>
          </table:table-cell>
          <table:table-cell office:value-type="float" office:value="21.475047" calcext:value-type="float">
            <text:p>21.475047</text:p>
          </table:table-cell>
          <table:table-cell office:value-type="float" office:value="1" calcext:value-type="float">
            <text:p>1</text:p>
          </table:table-cell>
          <table:table-cell office:value-type="float" office:value="0.856646" calcext:value-type="float">
            <text:p>0.856646</text:p>
          </table:table-cell>
          <table:table-cell office:value-type="float" office:value="0.16202" calcext:value-type="float">
            <text:p>0.16202</text:p>
          </table:table-cell>
          <table:table-cell office:value-type="float" office:value="18.702535" calcext:value-type="float">
            <text:p>18.702535</text:p>
          </table:table-cell>
          <table:table-cell office:value-type="float" office:value="19.721201" calcext:value-type="float">
            <text:p>19.721201</text:p>
          </table:table-cell>
          <table:table-cell office:value-type="float" office:value="0.08594" calcext:value-type="float">
            <text:p>0.08594</text:p>
          </table:table-cell>
          <table:table-cell office:value-type="float" office:value="0.100322" calcext:value-type="float">
            <text:p>0.10032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2302" calcext:value-type="float">
            <text:p>1.97230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18456" calcext:value-type="float">
            <text:p>-0.218456</text:p>
          </table:table-cell>
          <table:table-cell office:value-type="float" office:value="0.038268" calcext:value-type="float">
            <text:p>0.038268</text:p>
          </table:table-cell>
          <table:table-cell office:value-type="float" office:value="-10.845045" calcext:value-type="float">
            <text:p>-10.845045</text:p>
          </table:table-cell>
          <table:table-cell office:value-type="float" office:value="-11.025233" calcext:value-type="float">
            <text:p>-11.025233</text:p>
          </table:table-cell>
          <table:table-cell office:value-type="float" office:value="-0.021656" calcext:value-type="float">
            <text:p>-0.021656</text:p>
          </table:table-cell>
          <table:table-cell office:value-type="float" office:value="0.099133" calcext:value-type="float">
            <text:p>0.09913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884393" calcext:value-type="float">
            <text:p>2.88439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130547" calcext:value-type="float">
            <text:p>-1.130547</text:p>
          </table:table-cell>
          <table:table-cell office:value-type="float" office:value="-0.05406" calcext:value-type="float">
            <text:p>-0.05406</text:p>
          </table:table-cell>
          <table:table-cell office:value-type="float" office:value="-9.077715" calcext:value-type="float">
            <text:p>-9.077715</text:p>
          </table:table-cell>
          <table:table-cell office:value-type="float" office:value="-10.262321" calcext:value-type="float">
            <text:p>-10.262321</text:p>
          </table:table-cell>
          <table:table-cell office:value-type="float" office:value="-0.113593" calcext:value-type="float">
            <text:p>-0.113593</text:p>
          </table:table-cell>
          <table:table-cell office:value-type="float" office:value="0.100476" calcext:value-type="float">
            <text:p>0.10047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1991" calcext:value-type="float">
            <text:p>0.781991</text:p>
          </table:table-cell>
          <table:table-cell office:value-type="float" office:value="23.831819" calcext:value-type="float">
            <text:p>23.831819</text:p>
          </table:table-cell>
          <table:table-cell office:value-type="float" office:value="1" calcext:value-type="float">
            <text:p>1</text:p>
          </table:table-cell>
          <table:table-cell office:value-type="float" office:value="0.971855" calcext:value-type="float">
            <text:p>0.971855</text:p>
          </table:table-cell>
          <table:table-cell office:value-type="float" office:value="0.123052" calcext:value-type="float">
            <text:p>0.123052</text:p>
          </table:table-cell>
          <table:table-cell office:value-type="float" office:value="20.983066" calcext:value-type="float">
            <text:p>20.983066</text:p>
          </table:table-cell>
          <table:table-cell office:value-type="float" office:value="22.077973" calcext:value-type="float">
            <text:p>22.077973</text:p>
          </table:table-cell>
          <table:table-cell office:value-type="float" office:value="0.097375" calcext:value-type="float">
            <text:p>0.097375</text:p>
          </table:table-cell>
          <table:table-cell office:value-type="float" office:value="0.100195" calcext:value-type="float">
            <text:p>0.1001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58025" calcext:value-type="float">
            <text:p>1.75802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004178" calcext:value-type="float">
            <text:p>-0.004178</text:p>
          </table:table-cell>
          <table:table-cell office:value-type="float" office:value="-0.00164" calcext:value-type="float">
            <text:p>-0.00164</text:p>
          </table:table-cell>
          <table:table-cell office:value-type="float" office:value="-9.763186" calcext:value-type="float">
            <text:p>-9.763186</text:p>
          </table:table-cell>
          <table:table-cell office:value-type="float" office:value="-9.769004" calcext:value-type="float">
            <text:p>-9.769004</text:p>
          </table:table-cell>
          <table:table-cell office:value-type="float" office:value="-0.000418" calcext:value-type="float">
            <text:p>-0.000418</text:p>
          </table:table-cell>
          <table:table-cell office:value-type="float" office:value="0.099971" calcext:value-type="float">
            <text:p>0.09997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27629" calcext:value-type="float">
            <text:p>2.42762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73783" calcext:value-type="float">
            <text:p>-0.673783</text:p>
          </table:table-cell>
          <table:table-cell office:value-type="float" office:value="-0.064461" calcext:value-type="float">
            <text:p>-0.064461</text:p>
          </table:table-cell>
          <table:table-cell office:value-type="float" office:value="-6.698587" calcext:value-type="float">
            <text:p>-6.698587</text:p>
          </table:table-cell>
          <table:table-cell office:value-type="float" office:value="-7.436832" calcext:value-type="float">
            <text:p>-7.436832</text:p>
          </table:table-cell>
          <table:table-cell office:value-type="float" office:value="-0.067353" calcext:value-type="float">
            <text:p>-0.067353</text:p>
          </table:table-cell>
          <table:table-cell office:value-type="float" office:value="0.099962" calcext:value-type="float">
            <text:p>0.09996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4728" calcext:value-type="float">
            <text:p>0.394728</text:p>
          </table:table-cell>
          <table:table-cell office:value-type="float" office:value="23.623563" calcext:value-type="float">
            <text:p>23.623563</text:p>
          </table:table-cell>
          <table:table-cell office:value-type="float" office:value="1" calcext:value-type="float">
            <text:p>1</text:p>
          </table:table-cell>
          <table:table-cell office:value-type="float" office:value="1.359118" calcext:value-type="float">
            <text:p>1.359118</text:p>
          </table:table-cell>
          <table:table-cell office:value-type="float" office:value="0.150452" calcext:value-type="float">
            <text:p>0.150452</text:p>
          </table:table-cell>
          <table:table-cell office:value-type="float" office:value="20.360146" calcext:value-type="float">
            <text:p>20.360146</text:p>
          </table:table-cell>
          <table:table-cell office:value-type="float" office:value="21.869717" calcext:value-type="float">
            <text:p>21.869717</text:p>
          </table:table-cell>
          <table:table-cell office:value-type="float" office:value="0.135704" calcext:value-type="float">
            <text:p>0.135704</text:p>
          </table:table-cell>
          <table:table-cell office:value-type="float" office:value="0.099847" calcext:value-type="float">
            <text:p>0.09984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234135" calcext:value-type="float">
            <text:p>0.234135</text:p>
          </table:table-cell>
          <table:table-cell office:value-type="float" office:value="0.054852" calcext:value-type="float">
            <text:p>0.054852</text:p>
          </table:table-cell>
          <table:table-cell office:value-type="float" office:value="-11.258489" calcext:value-type="float">
            <text:p>-11.258489</text:p>
          </table:table-cell>
          <table:table-cell office:value-type="float" office:value="-10.969502" calcext:value-type="float">
            <text:p>-10.969502</text:p>
          </table:table-cell>
          <table:table-cell office:value-type="float" office:value="0.023395" calcext:value-type="float">
            <text:p>0.023395</text:p>
          </table:table-cell>
          <table:table-cell office:value-type="float" office:value="0.099923" calcext:value-type="float">
            <text:p>0.09992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50663" calcext:value-type="float">
            <text:p>2.25066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496817" calcext:value-type="float">
            <text:p>-0.496817</text:p>
          </table:table-cell>
          <table:table-cell office:value-type="float" office:value="-0.012799" calcext:value-type="float">
            <text:p>-0.012799</text:p>
          </table:table-cell>
          <table:table-cell office:value-type="float" office:value="-7.289486" calcext:value-type="float">
            <text:p>-7.289486</text:p>
          </table:table-cell>
          <table:table-cell office:value-type="float" office:value="-7.799103" calcext:value-type="float">
            <text:p>-7.799103</text:p>
          </table:table-cell>
          <table:table-cell office:value-type="float" office:value="-0.049818" calcext:value-type="float">
            <text:p>-0.049818</text:p>
          </table:table-cell>
          <table:table-cell office:value-type="float" office:value="0.100275" calcext:value-type="float">
            <text:p>0.10027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8504" calcext:value-type="float">
            <text:p>0.508504</text:p>
          </table:table-cell>
          <table:table-cell office:value-type="float" office:value="20.638864" calcext:value-type="float">
            <text:p>20.638864</text:p>
          </table:table-cell>
          <table:table-cell office:value-type="float" office:value="1" calcext:value-type="float">
            <text:p>1</text:p>
          </table:table-cell>
          <table:table-cell office:value-type="float" office:value="1.245342" calcext:value-type="float">
            <text:p>1.245342</text:p>
          </table:table-cell>
          <table:table-cell office:value-type="float" office:value="0.214083" calcext:value-type="float">
            <text:p>0.214083</text:p>
          </table:table-cell>
          <table:table-cell office:value-type="float" office:value="17.425592" calcext:value-type="float">
            <text:p>17.425592</text:p>
          </table:table-cell>
          <table:table-cell office:value-type="float" office:value="18.885017" calcext:value-type="float">
            <text:p>18.885017</text:p>
          </table:table-cell>
          <table:table-cell office:value-type="float" office:value="0.124506" calcext:value-type="float">
            <text:p>0.124506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3247" calcext:value-type="float">
            <text:p>1.57324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80599" calcext:value-type="float">
            <text:p>0.180599</text:p>
          </table:table-cell>
          <table:table-cell office:value-type="float" office:value="0.146184" calcext:value-type="float">
            <text:p>0.146184</text:p>
          </table:table-cell>
          <table:table-cell office:value-type="float" office:value="-10.658489" calcext:value-type="float">
            <text:p>-10.658489</text:p>
          </table:table-cell>
          <table:table-cell office:value-type="float" office:value="-10.331706" calcext:value-type="float">
            <text:p>-10.331706</text:p>
          </table:table-cell>
          <table:table-cell office:value-type="float" office:value="0.018041" calcext:value-type="float">
            <text:p>0.018041</text:p>
          </table:table-cell>
          <table:table-cell office:value-type="float" office:value="0.099896" calcext:value-type="float">
            <text:p>0.09989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60116" calcext:value-type="float">
            <text:p>2.26011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0627" calcext:value-type="float">
            <text:p>-0.50627</text:p>
          </table:table-cell>
          <table:table-cell office:value-type="float" office:value="0.117167" calcext:value-type="float">
            <text:p>0.117167</text:p>
          </table:table-cell>
          <table:table-cell office:value-type="float" office:value="-6.862386" calcext:value-type="float">
            <text:p>-6.862386</text:p>
          </table:table-cell>
          <table:table-cell office:value-type="float" office:value="-7.25149" calcext:value-type="float">
            <text:p>-7.25149</text:p>
          </table:table-cell>
          <table:table-cell office:value-type="float" office:value="-0.050674" calcext:value-type="float">
            <text:p>-0.050674</text:p>
          </table:table-cell>
          <table:table-cell office:value-type="float" office:value="0.100092" calcext:value-type="float">
            <text:p>0.10009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6813" calcext:value-type="float">
            <text:p>0.506813</text:p>
          </table:table-cell>
          <table:table-cell office:value-type="float" office:value="20.878773" calcext:value-type="float">
            <text:p>20.878773</text:p>
          </table:table-cell>
          <table:table-cell office:value-type="float" office:value="1" calcext:value-type="float">
            <text:p>1</text:p>
          </table:table-cell>
          <table:table-cell office:value-type="float" office:value="1.247033" calcext:value-type="float">
            <text:p>1.247033</text:p>
          </table:table-cell>
          <table:table-cell office:value-type="float" office:value="0.355539" calcext:value-type="float">
            <text:p>0.355539</text:p>
          </table:table-cell>
          <table:table-cell office:value-type="float" office:value="17.522355" calcext:value-type="float">
            <text:p>17.522355</text:p>
          </table:table-cell>
          <table:table-cell office:value-type="float" office:value="19.124927" calcext:value-type="float">
            <text:p>19.124927</text:p>
          </table:table-cell>
          <table:table-cell office:value-type="float" office:value="0.124779" calcext:value-type="float">
            <text:p>0.124779</text:p>
          </table:table-cell>
          <table:table-cell office:value-type="float" office:value="0.100061" calcext:value-type="float">
            <text:p>0.10006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7598" calcext:value-type="float">
            <text:p>1.63759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16248" calcext:value-type="float">
            <text:p>0.116248</text:p>
          </table:table-cell>
          <table:table-cell office:value-type="float" office:value="0.269925" calcext:value-type="float">
            <text:p>0.269925</text:p>
          </table:table-cell>
          <table:table-cell office:value-type="float" office:value="-11.176516" calcext:value-type="float">
            <text:p>-11.176516</text:p>
          </table:table-cell>
          <table:table-cell office:value-type="float" office:value="-10.790343" calcext:value-type="float">
            <text:p>-10.790343</text:p>
          </table:table-cell>
          <table:table-cell office:value-type="float" office:value="0.011761" calcext:value-type="float">
            <text:p>0.011761</text:p>
          </table:table-cell>
          <table:table-cell office:value-type="float" office:value="0.101175" calcext:value-type="float">
            <text:p>0.10117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36071" calcext:value-type="float">
            <text:p>2.536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36071" calcext:value-type="float">
            <text:p>-2.536071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-26.780019" calcext:value-type="float">
            <text:p>-26.780019</text:p>
          </table:table-cell>
          <table:table-cell office:value-type="float" office:value="-29.296922" calcext:value-type="float">
            <text:p>-29.296922</text:p>
          </table:table-cell>
          <table:table-cell office:value-type="float" office:value="-0.251175" calcext:value-type="float">
            <text:p>-0.251175</text:p>
          </table:table-cell>
          <table:table-cell office:value-type="float" office:value="0.099041" calcext:value-type="float">
            <text:p>0.09904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8683" calcext:value-type="float">
            <text:p>0.61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8683" calcext:value-type="float">
            <text:p>-0.618683</text:p>
          </table:table-cell>
          <table:table-cell office:value-type="float" office:value="0.024856" calcext:value-type="float">
            <text:p>0.024856</text:p>
          </table:table-cell>
          <table:table-cell office:value-type="float" office:value="19.237373" calcext:value-type="float">
            <text:p>19.237373</text:p>
          </table:table-cell>
          <table:table-cell office:value-type="float" office:value="18.643546" calcext:value-type="float">
            <text:p>18.643546</text:p>
          </table:table-cell>
          <table:table-cell office:value-type="float" office:value="-0.061664" calcext:value-type="float">
            <text:p>-0.061664</text:p>
          </table:table-cell>
          <table:table-cell office:value-type="float" office:value="0.09967" calcext:value-type="float">
            <text:p>0.0996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273" calcext:value-type="float">
            <text:p>0.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273" calcext:value-type="float">
            <text:p>-0.73273</text:p>
          </table:table-cell>
          <table:table-cell office:value-type="float" office:value="-0.184177" calcext:value-type="float">
            <text:p>-0.184177</text:p>
          </table:table-cell>
          <table:table-cell office:value-type="float" office:value="-1.13959" calcext:value-type="float">
            <text:p>-1.13959</text:p>
          </table:table-cell>
          <table:table-cell office:value-type="float" office:value="-2.056498" calcext:value-type="float">
            <text:p>-2.056498</text:p>
          </table:table-cell>
          <table:table-cell office:value-type="float" office:value="-0.073329" calcext:value-type="float">
            <text:p>-0.073329</text:p>
          </table:table-cell>
          <table:table-cell office:value-type="float" office:value="0.100077" calcext:value-type="float">
            <text:p>0.10007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164" calcext:value-type="float">
            <text:p>0.169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9164" calcext:value-type="float">
            <text:p>-0.169164</text:p>
          </table:table-cell>
          <table:table-cell office:value-type="float" office:value="-0.224509" calcext:value-type="float">
            <text:p>-0.224509</text:p>
          </table:table-cell>
          <table:table-cell office:value-type="float" office:value="5.629061" calcext:value-type="float">
            <text:p>5.629061</text:p>
          </table:table-cell>
          <table:table-cell office:value-type="float" office:value="5.235388" calcext:value-type="float">
            <text:p>5.235388</text:p>
          </table:table-cell>
          <table:table-cell office:value-type="float" office:value="-0.016936" calcext:value-type="float">
            <text:p>-0.016936</text:p>
          </table:table-cell>
          <table:table-cell office:value-type="float" office:value="0.100117" calcext:value-type="float">
            <text:p>0.1001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74691" calcext:value-type="float">
            <text:p>-0.174691</text:p>
          </table:table-cell>
          <table:table-cell office:value-type="float" office:value="1.693828" calcext:value-type="float">
            <text:p>1.693828</text:p>
          </table:table-cell>
          <table:table-cell office:value-type="float" office:value="1.519137" calcext:value-type="float">
            <text:p>1.519137</text:p>
          </table:table-cell>
          <table:table-cell office:value-type="float" office:value="0" calcext:value-type="float">
            <text:p>0</text:p>
          </table:table-cell>
          <table:table-cell office:value-type="float" office:value="0.099871" calcext:value-type="float">
            <text:p>0.09987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99196" calcext:value-type="float">
            <text:p>-0.299196</text:p>
          </table:table-cell>
          <table:table-cell office:value-type="float" office:value="0" calcext:value-type="float">
            <text:p>0</text:p>
          </table:table-cell>
          <table:table-cell office:value-type="float" office:value="-0.299196" calcext:value-type="float">
            <text:p>-0.299196</text:p>
          </table:table-cell>
          <table:table-cell office:value-type="float" office:value="0" calcext:value-type="float">
            <text:p>0</text:p>
          </table:table-cell>
          <table:table-cell office:value-type="float" office:value="0.099973" calcext:value-type="float">
            <text:p>0.0999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6.892224" calcext:value-type="float">
            <text:p>36.892224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-0.00933" calcext:value-type="float">
            <text:p>-0.00933</text:p>
          </table:table-cell>
          <table:table-cell office:value-type="float" office:value="30.747707" calcext:value-type="float">
            <text:p>30.747707</text:p>
          </table:table-cell>
          <table:table-cell office:value-type="float" office:value="33.815301" calcext:value-type="float">
            <text:p>33.815301</text:p>
          </table:table-cell>
          <table:table-cell office:value-type="float" office:value="0.307908" calcext:value-type="float">
            <text:p>0.307908</text:p>
          </table:table-cell>
          <table:table-cell office:value-type="float" office:value="0.10007" calcext:value-type="float">
            <text:p>0.1000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2.425803" calcext:value-type="float">
            <text:p>2.42580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0.65112" calcext:value-type="float">
            <text:p>0.65112</text:p>
          </table:table-cell>
          <table:table-cell office:value-type="float" office:value="0.10604" calcext:value-type="float">
            <text:p>0.10604</text:p>
          </table:table-cell>
          <table:table-cell office:value-type="float" office:value="-24.414054" calcext:value-type="float">
            <text:p>-24.414054</text:p>
          </table:table-cell>
          <table:table-cell office:value-type="float" office:value="-23.656895" calcext:value-type="float">
            <text:p>-23.656895</text:p>
          </table:table-cell>
          <table:table-cell office:value-type="float" office:value="0.064696" calcext:value-type="float">
            <text:p>0.064696</text:p>
          </table:table-cell>
          <table:table-cell office:value-type="float" office:value="0.099361" calcext:value-type="float">
            <text:p>0.09936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513575" calcext:value-type="float">
            <text:p>4.51357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1.436652" calcext:value-type="float">
            <text:p>-1.436652</text:p>
          </table:table-cell>
          <table:table-cell office:value-type="float" office:value="-0.162093" calcext:value-type="float">
            <text:p>-0.162093</text:p>
          </table:table-cell>
          <table:table-cell office:value-type="float" office:value="-20.923082" calcext:value-type="float">
            <text:p>-20.923082</text:p>
          </table:table-cell>
          <table:table-cell office:value-type="float" office:value="-22.521827" calcext:value-type="float">
            <text:p>-22.521827</text:p>
          </table:table-cell>
          <table:table-cell office:value-type="float" office:value="-0.143354" calcext:value-type="float">
            <text:p>-0.143354</text:p>
          </table:table-cell>
          <table:table-cell office:value-type="float" office:value="0.099783" calcext:value-type="float">
            <text:p>0.09978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76737" calcext:value-type="float">
            <text:p>5.576737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499814" calcext:value-type="float">
            <text:p>-2.499814</text:p>
          </table:table-cell>
          <table:table-cell office:value-type="float" office:value="-0.424081" calcext:value-type="float">
            <text:p>-0.424081</text:p>
          </table:table-cell>
          <table:table-cell office:value-type="float" office:value="-10.621221" calcext:value-type="float">
            <text:p>-10.621221</text:p>
          </table:table-cell>
          <table:table-cell office:value-type="float" office:value="-13.545116" calcext:value-type="float">
            <text:p>-13.545116</text:p>
          </table:table-cell>
          <table:table-cell office:value-type="float" office:value="-0.250226" calcext:value-type="float">
            <text:p>-0.250226</text:p>
          </table:table-cell>
          <table:table-cell office:value-type="float" office:value="0.100098" calcext:value-type="float">
            <text:p>0.10009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49813" calcext:value-type="float">
            <text:p>4.849813</text:p>
          </table:table-cell>
          <table:table-cell office:value-type="float" office:value="8.225091" calcext:value-type="float">
            <text:p>8.225091</text:p>
          </table:table-cell>
          <table:table-cell office:value-type="float" office:value="1" calcext:value-type="float">
            <text:p>1</text:p>
          </table:table-cell>
          <table:table-cell office:value-type="float" office:value="-1.77289" calcext:value-type="float">
            <text:p>-1.77289</text:p>
          </table:table-cell>
          <table:table-cell office:value-type="float" office:value="-0.350147" calcext:value-type="float">
            <text:p>-0.350147</text:p>
          </table:table-cell>
          <table:table-cell office:value-type="float" office:value="7.271205" calcext:value-type="float">
            <text:p>7.271205</text:p>
          </table:table-cell>
          <table:table-cell office:value-type="float" office:value="5.148168" calcext:value-type="float">
            <text:p>5.148168</text:p>
          </table:table-cell>
          <table:table-cell office:value-type="float" office:value="-0.177241" calcext:value-type="float">
            <text:p>-0.177241</text:p>
          </table:table-cell>
          <table:table-cell office:value-type="float" office:value="0.099973" calcext:value-type="float">
            <text:p>0.09997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70113" calcext:value-type="float">
            <text:p>6.7011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624207" calcext:value-type="float">
            <text:p>-3.624207</text:p>
          </table:table-cell>
          <table:table-cell office:value-type="float" office:value="-0.65085" calcext:value-type="float">
            <text:p>-0.65085</text:p>
          </table:table-cell>
          <table:table-cell office:value-type="float" office:value="-18.515929" calcext:value-type="float">
            <text:p>-18.515929</text:p>
          </table:table-cell>
          <table:table-cell office:value-type="float" office:value="-22.790986" calcext:value-type="float">
            <text:p>-22.790986</text:p>
          </table:table-cell>
          <table:table-cell office:value-type="float" office:value="-0.362367" calcext:value-type="float">
            <text:p>-0.362367</text:p>
          </table:table-cell>
          <table:table-cell office:value-type="float" office:value="0.099985" calcext:value-type="float">
            <text:p>0.09998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879475" calcext:value-type="float">
            <text:p>6.87947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802552" calcext:value-type="float">
            <text:p>-3.802552</text:p>
          </table:table-cell>
          <table:table-cell office:value-type="float" office:value="-0.957345" calcext:value-type="float">
            <text:p>-0.957345</text:p>
          </table:table-cell>
          <table:table-cell office:value-type="float" office:value="-1.785462" calcext:value-type="float">
            <text:p>-1.785462</text:p>
          </table:table-cell>
          <table:table-cell office:value-type="float" office:value="-6.545359" calcext:value-type="float">
            <text:p>-6.545359</text:p>
          </table:table-cell>
          <table:table-cell office:value-type="float" office:value="-0.379825" calcext:value-type="float">
            <text:p>-0.379825</text:p>
          </table:table-cell>
          <table:table-cell office:value-type="float" office:value="0.099887" calcext:value-type="float">
            <text:p>0.09988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701466" calcext:value-type="float">
            <text:p>6.70146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624543" calcext:value-type="float">
            <text:p>-3.624543</text:p>
          </table:table-cell>
          <table:table-cell office:value-type="float" office:value="-1.303233" calcext:value-type="float">
            <text:p>-1.303233</text:p>
          </table:table-cell>
          <table:table-cell office:value-type="float" office:value="1.778277" calcext:value-type="float">
            <text:p>1.778277</text:p>
          </table:table-cell>
          <table:table-cell office:value-type="float" office:value="-3.149498" calcext:value-type="float">
            <text:p>-3.149498</text:p>
          </table:table-cell>
          <table:table-cell office:value-type="float" office:value="-0.362824" calcext:value-type="float">
            <text:p>-0.362824</text:p>
          </table:table-cell>
          <table:table-cell office:value-type="float" office:value="0.100102" calcext:value-type="float">
            <text:p>0.10010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863015" calcext:value-type="float">
            <text:p>5.863015</text:p>
          </table:table-cell>
          <table:table-cell office:value-type="float" office:value="7.098337" calcext:value-type="float">
            <text:p>7.098337</text:p>
          </table:table-cell>
          <table:table-cell office:value-type="float" office:value="1" calcext:value-type="float">
            <text:p>1</text:p>
          </table:table-cell>
          <table:table-cell office:value-type="float" office:value="-2.786092" calcext:value-type="float">
            <text:p>-2.786092</text:p>
          </table:table-cell>
          <table:table-cell office:value-type="float" office:value="-1.581686" calcext:value-type="float">
            <text:p>-1.581686</text:p>
          </table:table-cell>
          <table:table-cell office:value-type="float" office:value="8.389193" calcext:value-type="float">
            <text:p>8.389193</text:p>
          </table:table-cell>
          <table:table-cell office:value-type="float" office:value="4.021414" calcext:value-type="float">
            <text:p>4.021414</text:p>
          </table:table-cell>
          <table:table-cell office:value-type="float" office:value="-0.278454" calcext:value-type="float">
            <text:p>-0.278454</text:p>
          </table:table-cell>
          <table:table-cell office:value-type="float" office:value="0.099944" calcext:value-type="float">
            <text:p>0.09994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808441" calcext:value-type="float">
            <text:p>5.80844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731518" calcext:value-type="float">
            <text:p>-2.731518</text:p>
          </table:table-cell>
          <table:table-cell office:value-type="float" office:value="-1.855343" calcext:value-type="float">
            <text:p>-1.855343</text:p>
          </table:table-cell>
          <table:table-cell office:value-type="float" office:value="0.544733" calcext:value-type="float">
            <text:p>0.544733</text:p>
          </table:table-cell>
          <table:table-cell office:value-type="float" office:value="-4.042129" calcext:value-type="float">
            <text:p>-4.042129</text:p>
          </table:table-cell>
          <table:table-cell office:value-type="float" office:value="-0.273657" calcext:value-type="float">
            <text:p>-0.273657</text:p>
          </table:table-cell>
          <table:table-cell office:value-type="float" office:value="0.100185" calcext:value-type="float">
            <text:p>0.10018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1819" calcext:value-type="float">
            <text:p>5.911819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834895" calcext:value-type="float">
            <text:p>-2.834895</text:p>
          </table:table-cell>
          <table:table-cell office:value-type="float" office:value="-2.44654" calcext:value-type="float">
            <text:p>-2.44654</text:p>
          </table:table-cell>
          <table:table-cell office:value-type="float" office:value="-1.034507" calcext:value-type="float">
            <text:p>-1.034507</text:p>
          </table:table-cell>
          <table:table-cell office:value-type="float" office:value="-6.315942" calcext:value-type="float">
            <text:p>-6.315942</text:p>
          </table:table-cell>
          <table:table-cell office:value-type="float" office:value="-0.283289" calcext:value-type="float">
            <text:p>-0.283289</text:p>
          </table:table-cell>
          <table:table-cell office:value-type="float" office:value="0.099929" calcext:value-type="float">
            <text:p>0.09992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76293" calcext:value-type="float">
            <text:p>5.97629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89937" calcext:value-type="float">
            <text:p>-2.89937</text:p>
          </table:table-cell>
          <table:table-cell office:value-type="float" office:value="-2.801778" calcext:value-type="float">
            <text:p>-2.801778</text:p>
          </table:table-cell>
          <table:table-cell office:value-type="float" office:value="-0.643401" calcext:value-type="float">
            <text:p>-0.643401</text:p>
          </table:table-cell>
          <table:table-cell office:value-type="float" office:value="-6.34455" calcext:value-type="float">
            <text:p>-6.34455</text:p>
          </table:table-cell>
          <table:table-cell office:value-type="float" office:value="-0.290543" calcext:value-type="float">
            <text:p>-0.290543</text:p>
          </table:table-cell>
          <table:table-cell office:value-type="float" office:value="0.100209" calcext:value-type="float">
            <text:p>0.1002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19801" calcext:value-type="float">
            <text:p>5.519801</text:p>
          </table:table-cell>
          <table:table-cell office:value-type="float" office:value="2.268841" calcext:value-type="float">
            <text:p>2.268841</text:p>
          </table:table-cell>
          <table:table-cell office:value-type="float" office:value="0.380063" calcext:value-type="float">
            <text:p>0.380063</text:p>
          </table:table-cell>
          <table:table-cell office:value-type="float" office:value="-2.442878" calcext:value-type="float">
            <text:p>-2.442878</text:p>
          </table:table-cell>
          <table:table-cell office:value-type="float" office:value="-2.904112" calcext:value-type="float">
            <text:p>-2.904112</text:p>
          </table:table-cell>
          <table:table-cell office:value-type="float" office:value="4.538909" calcext:value-type="float">
            <text:p>4.538909</text:p>
          </table:table-cell>
          <table:table-cell office:value-type="float" office:value="-0.808082" calcext:value-type="float">
            <text:p>-0.808082</text:p>
          </table:table-cell>
          <table:table-cell office:value-type="float" office:value="-0.245688" calcext:value-type="float">
            <text:p>-0.245688</text:p>
          </table:table-cell>
          <table:table-cell office:value-type="float" office:value="0.100573" calcext:value-type="float">
            <text:p>0.10057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464115" calcext:value-type="float">
            <text:p>5.46411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387192" calcext:value-type="float">
            <text:p>-2.387192</text:p>
          </table:table-cell>
          <table:table-cell office:value-type="float" office:value="-2.890715" calcext:value-type="float">
            <text:p>-2.890715</text:p>
          </table:table-cell>
          <table:table-cell office:value-type="float" office:value="0.561311" calcext:value-type="float">
            <text:p>0.561311</text:p>
          </table:table-cell>
          <table:table-cell office:value-type="float" office:value="-4.716595" calcext:value-type="float">
            <text:p>-4.716595</text:p>
          </table:table-cell>
          <table:table-cell office:value-type="float" office:value="-0.236828" calcext:value-type="float">
            <text:p>-0.236828</text:p>
          </table:table-cell>
          <table:table-cell office:value-type="float" office:value="0.099208" calcext:value-type="float">
            <text:p>0.09920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84776" calcext:value-type="float">
            <text:p>5.58477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507853" calcext:value-type="float">
            <text:p>-2.507853</text:p>
          </table:table-cell>
          <table:table-cell office:value-type="float" office:value="-2.964193" calcext:value-type="float">
            <text:p>-2.964193</text:p>
          </table:table-cell>
          <table:table-cell office:value-type="float" office:value="-1.206927" calcext:value-type="float">
            <text:p>-1.206927</text:p>
          </table:table-cell>
          <table:table-cell office:value-type="float" office:value="-6.678974" calcext:value-type="float">
            <text:p>-6.678974</text:p>
          </table:table-cell>
          <table:table-cell office:value-type="float" office:value="-0.25072" calcext:value-type="float">
            <text:p>-0.25072</text:p>
          </table:table-cell>
          <table:table-cell office:value-type="float" office:value="0.099974" calcext:value-type="float">
            <text:p>0.09997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31218" calcext:value-type="float">
            <text:p>6.3121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235256" calcext:value-type="float">
            <text:p>-3.235256</text:p>
          </table:table-cell>
          <table:table-cell office:value-type="float" office:value="-2.925505" calcext:value-type="float">
            <text:p>-2.925505</text:p>
          </table:table-cell>
          <table:table-cell office:value-type="float" office:value="-7.270611" calcext:value-type="float">
            <text:p>-7.270611</text:p>
          </table:table-cell>
          <table:table-cell office:value-type="float" office:value="-13.431372" calcext:value-type="float">
            <text:p>-13.431372</text:p>
          </table:table-cell>
          <table:table-cell office:value-type="float" office:value="-0.323678" calcext:value-type="float">
            <text:p>-0.323678</text:p>
          </table:table-cell>
          <table:table-cell office:value-type="float" office:value="0.100047" calcext:value-type="float">
            <text:p>0.10004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367764" calcext:value-type="float">
            <text:p>6.367764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290841" calcext:value-type="float">
            <text:p>-3.290841</text:p>
          </table:table-cell>
          <table:table-cell office:value-type="float" office:value="-2.874497" calcext:value-type="float">
            <text:p>-2.874497</text:p>
          </table:table-cell>
          <table:table-cell office:value-type="float" office:value="-0.556294" calcext:value-type="float">
            <text:p>-0.556294</text:p>
          </table:table-cell>
          <table:table-cell office:value-type="float" office:value="-6.721633" calcext:value-type="float">
            <text:p>-6.721633</text:p>
          </table:table-cell>
          <table:table-cell office:value-type="float" office:value="-0.328818" calcext:value-type="float">
            <text:p>-0.328818</text:p>
          </table:table-cell>
          <table:table-cell office:value-type="float" office:value="0.099919" calcext:value-type="float">
            <text:p>0.09991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586607" calcext:value-type="float">
            <text:p>6.586607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509684" calcext:value-type="float">
            <text:p>-3.509684</text:p>
          </table:table-cell>
          <table:table-cell office:value-type="float" office:value="-2.862656" calcext:value-type="float">
            <text:p>-2.862656</text:p>
          </table:table-cell>
          <table:table-cell office:value-type="float" office:value="-2.188348" calcext:value-type="float">
            <text:p>-2.188348</text:p>
          </table:table-cell>
          <table:table-cell office:value-type="float" office:value="-8.560688" calcext:value-type="float">
            <text:p>-8.560688</text:p>
          </table:table-cell>
          <table:table-cell office:value-type="float" office:value="-0.350982" calcext:value-type="float">
            <text:p>-0.350982</text:p>
          </table:table-cell>
          <table:table-cell office:value-type="float" office:value="0.100004" calcext:value-type="float">
            <text:p>0.10000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542778" calcext:value-type="float">
            <text:p>6.54277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465855" calcext:value-type="float">
            <text:p>-3.465855</text:p>
          </table:table-cell>
          <table:table-cell office:value-type="float" office:value="-2.93068" calcext:value-type="float">
            <text:p>-2.93068</text:p>
          </table:table-cell>
          <table:table-cell office:value-type="float" office:value="0.438426" calcext:value-type="float">
            <text:p>0.438426</text:p>
          </table:table-cell>
          <table:table-cell office:value-type="float" office:value="-5.95811" calcext:value-type="float">
            <text:p>-5.95811</text:p>
          </table:table-cell>
          <table:table-cell office:value-type="float" office:value="-0.346478" calcext:value-type="float">
            <text:p>-0.346478</text:p>
          </table:table-cell>
          <table:table-cell office:value-type="float" office:value="0.099969" calcext:value-type="float">
            <text:p>0.09996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141697" calcext:value-type="float">
            <text:p>6.141697</text:p>
          </table:table-cell>
          <table:table-cell office:value-type="float" office:value="1.062914" calcext:value-type="float">
            <text:p>1.062914</text:p>
          </table:table-cell>
          <table:table-cell office:value-type="float" office:value="0.205124" calcext:value-type="float">
            <text:p>0.205124</text:p>
          </table:table-cell>
          <table:table-cell office:value-type="float" office:value="-3.064774" calcext:value-type="float">
            <text:p>-3.064774</text:p>
          </table:table-cell>
          <table:table-cell office:value-type="float" office:value="-2.963256" calcext:value-type="float">
            <text:p>-2.963256</text:p>
          </table:table-cell>
          <table:table-cell office:value-type="float" office:value="4.014021" calcext:value-type="float">
            <text:p>4.014021</text:p>
          </table:table-cell>
          <table:table-cell office:value-type="float" office:value="-2.014009" calcext:value-type="float">
            <text:p>-2.014009</text:p>
          </table:table-cell>
          <table:table-cell office:value-type="float" office:value="-0.306232" calcext:value-type="float">
            <text:p>-0.306232</text:p>
          </table:table-cell>
          <table:table-cell office:value-type="float" office:value="0.09992" calcext:value-type="float">
            <text:p>0.099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185474" calcext:value-type="float">
            <text:p>5.185474</text:p>
          </table:table-cell>
          <table:table-cell office:value-type="float" office:value="7.60142" calcext:value-type="float">
            <text:p>7.60142</text:p>
          </table:table-cell>
          <table:table-cell office:value-type="float" office:value="1" calcext:value-type="float">
            <text:p>1</text:p>
          </table:table-cell>
          <table:table-cell office:value-type="float" office:value="-2.108551" calcext:value-type="float">
            <text:p>-2.108551</text:p>
          </table:table-cell>
          <table:table-cell office:value-type="float" office:value="-2.891653" calcext:value-type="float">
            <text:p>-2.891653</text:p>
          </table:table-cell>
          <table:table-cell office:value-type="float" office:value="9.524702" calcext:value-type="float">
            <text:p>9.524702</text:p>
          </table:table-cell>
          <table:table-cell office:value-type="float" office:value="4.524497" calcext:value-type="float">
            <text:p>4.524497</text:p>
          </table:table-cell>
          <table:table-cell office:value-type="float" office:value="-0.211686" calcext:value-type="float">
            <text:p>-0.211686</text:p>
          </table:table-cell>
          <table:table-cell office:value-type="float" office:value="0.100394" calcext:value-type="float">
            <text:p>0.10039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152836" calcext:value-type="float">
            <text:p>7.15283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075913" calcext:value-type="float">
            <text:p>-4.075913</text:p>
          </table:table-cell>
          <table:table-cell office:value-type="float" office:value="-3.00743" calcext:value-type="float">
            <text:p>-3.00743</text:p>
          </table:table-cell>
          <table:table-cell office:value-type="float" office:value="-19.735183" calcext:value-type="float">
            <text:p>-19.735183</text:p>
          </table:table-cell>
          <table:table-cell office:value-type="float" office:value="-26.818526" calcext:value-type="float">
            <text:p>-26.818526</text:p>
          </table:table-cell>
          <table:table-cell office:value-type="float" office:value="-0.40632" calcext:value-type="float">
            <text:p>-0.40632</text:p>
          </table:table-cell>
          <table:table-cell office:value-type="float" office:value="0.099688" calcext:value-type="float">
            <text:p>0.09968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425219" calcext:value-type="float">
            <text:p>6.425219</text:p>
          </table:table-cell>
          <table:table-cell office:value-type="float" office:value="3.909379" calcext:value-type="float">
            <text:p>3.909379</text:p>
          </table:table-cell>
          <table:table-cell office:value-type="float" office:value="0.618049" calcext:value-type="float">
            <text:p>0.618049</text:p>
          </table:table-cell>
          <table:table-cell office:value-type="float" office:value="-3.348296" calcext:value-type="float">
            <text:p>-3.348296</text:p>
          </table:table-cell>
          <table:table-cell office:value-type="float" office:value="-3.096521" calcext:value-type="float">
            <text:p>-3.096521</text:p>
          </table:table-cell>
          <table:table-cell office:value-type="float" office:value="7.277273" calcext:value-type="float">
            <text:p>7.277273</text:p>
          </table:table-cell>
          <table:table-cell office:value-type="float" office:value="0.832456" calcext:value-type="float">
            <text:p>0.832456</text:p>
          </table:table-cell>
          <table:table-cell office:value-type="float" office:value="-0.334779" calcext:value-type="float">
            <text:p>-0.334779</text:p>
          </table:table-cell>
          <table:table-cell office:value-type="float" office:value="0.099985" calcext:value-type="float">
            <text:p>0.09998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74099" calcext:value-type="float">
            <text:p>5.974099</text:p>
          </table:table-cell>
          <table:table-cell office:value-type="float" office:value="1.534013" calcext:value-type="float">
            <text:p>1.534013</text:p>
          </table:table-cell>
          <table:table-cell office:value-type="float" office:value="0.273464" calcext:value-type="float">
            <text:p>0.273464</text:p>
          </table:table-cell>
          <table:table-cell office:value-type="float" office:value="-2.897176" calcext:value-type="float">
            <text:p>-2.897176</text:p>
          </table:table-cell>
          <table:table-cell office:value-type="float" office:value="-3.149865" calcext:value-type="float">
            <text:p>-3.149865</text:p>
          </table:table-cell>
          <table:table-cell office:value-type="float" office:value="4.504131" calcext:value-type="float">
            <text:p>4.504131</text:p>
          </table:table-cell>
          <table:table-cell office:value-type="float" office:value="-1.54291" calcext:value-type="float">
            <text:p>-1.54291</text:p>
          </table:table-cell>
          <table:table-cell office:value-type="float" office:value="-0.290172" calcext:value-type="float">
            <text:p>-0.290172</text:p>
          </table:table-cell>
          <table:table-cell office:value-type="float" office:value="0.100157" calcext:value-type="float">
            <text:p>0.10015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04808" calcext:value-type="float">
            <text:p>5.404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04808" calcext:value-type="float">
            <text:p>-5.404808</text:p>
          </table:table-cell>
          <table:table-cell office:value-type="float" office:value="-3.438929" calcext:value-type="float">
            <text:p>-3.438929</text:p>
          </table:table-cell>
          <table:table-cell office:value-type="float" office:value="-25.108735" calcext:value-type="float">
            <text:p>-25.108735</text:p>
          </table:table-cell>
          <table:table-cell office:value-type="float" office:value="-33.952472" calcext:value-type="float">
            <text:p>-33.952472</text:p>
          </table:table-cell>
          <table:table-cell office:value-type="float" office:value="-0.539783" calcext:value-type="float">
            <text:p>-0.539783</text:p>
          </table:table-cell>
          <table:table-cell office:value-type="float" office:value="0.099871" calcext:value-type="float">
            <text:p>0.09987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31012" calcext:value-type="float">
            <text:p>4.23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31012" calcext:value-type="float">
            <text:p>-4.231012</text:p>
          </table:table-cell>
          <table:table-cell office:value-type="float" office:value="-3.543269" calcext:value-type="float">
            <text:p>-3.543269</text:p>
          </table:table-cell>
          <table:table-cell office:value-type="float" office:value="11.603106" calcext:value-type="float">
            <text:p>11.603106</text:p>
          </table:table-cell>
          <table:table-cell office:value-type="float" office:value="3.828825" calcext:value-type="float">
            <text:p>3.828825</text:p>
          </table:table-cell>
          <table:table-cell office:value-type="float" office:value="-0.428018" calcext:value-type="float">
            <text:p>-0.428018</text:p>
          </table:table-cell>
          <table:table-cell office:value-type="float" office:value="0.101162" calcext:value-type="float">
            <text:p>0.10116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05846" calcext:value-type="float">
            <text:p>2.705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05846" calcext:value-type="float">
            <text:p>-2.705846</text:p>
          </table:table-cell>
          <table:table-cell office:value-type="float" office:value="-3.484365" calcext:value-type="float">
            <text:p>-3.484365</text:p>
          </table:table-cell>
          <table:table-cell office:value-type="float" office:value="15.289591" calcext:value-type="float">
            <text:p>15.289591</text:p>
          </table:table-cell>
          <table:table-cell office:value-type="float" office:value="9.099381" calcext:value-type="float">
            <text:p>9.099381</text:p>
          </table:table-cell>
          <table:table-cell office:value-type="float" office:value="-0.269913" calcext:value-type="float">
            <text:p>-0.269913</text:p>
          </table:table-cell>
          <table:table-cell office:value-type="float" office:value="0.099752" calcext:value-type="float">
            <text:p>0.09975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0783" calcext:value-type="float">
            <text:p>1.630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0783" calcext:value-type="float">
            <text:p>-1.630783</text:p>
          </table:table-cell>
          <table:table-cell office:value-type="float" office:value="-3.296126" calcext:value-type="float">
            <text:p>-3.296126</text:p>
          </table:table-cell>
          <table:table-cell office:value-type="float" office:value="10.772723" calcext:value-type="float">
            <text:p>10.772723</text:p>
          </table:table-cell>
          <table:table-cell office:value-type="float" office:value="5.845813" calcext:value-type="float">
            <text:p>5.845813</text:p>
          </table:table-cell>
          <table:table-cell office:value-type="float" office:value="-0.162744" calcext:value-type="float">
            <text:p>-0.162744</text:p>
          </table:table-cell>
          <table:table-cell office:value-type="float" office:value="0.099795" calcext:value-type="float">
            <text:p>0.09979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7683" calcext:value-type="float">
            <text:p>0.78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7683" calcext:value-type="float">
            <text:p>-0.787683</text:p>
          </table:table-cell>
          <table:table-cell office:value-type="float" office:value="-3.028515" calcext:value-type="float">
            <text:p>-3.028515</text:p>
          </table:table-cell>
          <table:table-cell office:value-type="float" office:value="8.420469" calcext:value-type="float">
            <text:p>8.420469</text:p>
          </table:table-cell>
          <table:table-cell office:value-type="float" office:value="4.604271" calcext:value-type="float">
            <text:p>4.604271</text:p>
          </table:table-cell>
          <table:table-cell office:value-type="float" office:value="-0.078867" calcext:value-type="float">
            <text:p>-0.078867</text:p>
          </table:table-cell>
          <table:table-cell office:value-type="float" office:value="0.100125" calcext:value-type="float">
            <text:p>0.10012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47" calcext:value-type="float">
            <text:p>0.056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47" calcext:value-type="float">
            <text:p>-0.056347</text:p>
          </table:table-cell>
          <table:table-cell office:value-type="float" office:value="-2.727912" calcext:value-type="float">
            <text:p>-2.727912</text:p>
          </table:table-cell>
          <table:table-cell office:value-type="float" office:value="7.321051" calcext:value-type="float">
            <text:p>7.321051</text:p>
          </table:table-cell>
          <table:table-cell office:value-type="float" office:value="4.536792" calcext:value-type="float">
            <text:p>4.536792</text:p>
          </table:table-cell>
          <table:table-cell office:value-type="float" office:value="-0.005629" calcext:value-type="float">
            <text:p>-0.005629</text:p>
          </table:table-cell>
          <table:table-cell office:value-type="float" office:value="0.099895" calcext:value-type="float">
            <text:p>0.09989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516226" calcext:value-type="float">
            <text:p>-2.516226</text:p>
          </table:table-cell>
          <table:table-cell office:value-type="float" office:value="0.562911" calcext:value-type="float">
            <text:p>0.562911</text:p>
          </table:table-cell>
          <table:table-cell office:value-type="float" office:value="-1.953314" calcext:value-type="float">
            <text:p>-1.953314</text:p>
          </table:table-cell>
          <table:table-cell office:value-type="float" office:value="0" calcext:value-type="float">
            <text:p>0</text:p>
          </table:table-cell>
          <table:table-cell office:value-type="float" office:value="0.100099" calcext:value-type="float">
            <text:p>0.10009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09906" calcext:value-type="float">
            <text:p>-2.109906</text:p>
          </table:table-cell>
          <table:table-cell office:value-type="float" office:value="0" calcext:value-type="float">
            <text:p>0</text:p>
          </table:table-cell>
          <table:table-cell office:value-type="float" office:value="-2.109906" calcext:value-type="float">
            <text:p>-2.109906</text:p>
          </table:table-cell>
          <table:table-cell office:value-type="float" office:value="0" calcext:value-type="float">
            <text:p>0</text:p>
          </table:table-cell>
          <table:table-cell office:value-type="float" office:value="0.099799" calcext:value-type="float">
            <text:p>0.099799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775127" calcext:value-type="float">
            <text:p>-1.775127</text:p>
          </table:table-cell>
          <table:table-cell office:value-type="float" office:value="0" calcext:value-type="float">
            <text:p>0</text:p>
          </table:table-cell>
          <table:table-cell office:value-type="float" office:value="-1.775127" calcext:value-type="float">
            <text:p>-1.775127</text:p>
          </table:table-cell>
          <table:table-cell office:value-type="float" office:value="0" calcext:value-type="float">
            <text:p>0</text:p>
          </table:table-cell>
          <table:table-cell office:value-type="float" office:value="0.100217" calcext:value-type="float">
            <text:p>0.100217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484954" calcext:value-type="float">
            <text:p>-1.484954</text:p>
          </table:table-cell>
          <table:table-cell office:value-type="float" office:value="0" calcext:value-type="float">
            <text:p>0</text:p>
          </table:table-cell>
          <table:table-cell office:value-type="float" office:value="-1.484954" calcext:value-type="float">
            <text:p>-1.484954</text:p>
          </table:table-cell>
          <table:table-cell office:value-type="float" office:value="0" calcext:value-type="float">
            <text:p>0</text:p>
          </table:table-cell>
          <table:table-cell office:value-type="float" office:value="0.09997" calcext:value-type="float">
            <text:p>0.09997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45171" calcext:value-type="float">
            <text:p>-0.945171</text:p>
          </table:table-cell>
          <table:table-cell office:value-type="float" office:value="0" calcext:value-type="float">
            <text:p>0</text:p>
          </table:table-cell>
          <table:table-cell office:value-type="float" office:value="-0.945171" calcext:value-type="float">
            <text:p>-0.945171</text:p>
          </table:table-cell>
          <table:table-cell office:value-type="float" office:value="0" calcext:value-type="float">
            <text:p>0</text:p>
          </table:table-cell>
          <table:table-cell office:value-type="float" office:value="0.099969" calcext:value-type="float">
            <text:p>0.099969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517153" calcext:value-type="float">
            <text:p>-0.517153</text:p>
          </table:table-cell>
          <table:table-cell office:value-type="float" office:value="0" calcext:value-type="float">
            <text:p>0</text:p>
          </table:table-cell>
          <table:table-cell office:value-type="float" office:value="-0.517153" calcext:value-type="float">
            <text:p>-0.517153</text:p>
          </table:table-cell>
          <table:table-cell office:value-type="float" office:value="0" calcext:value-type="float">
            <text:p>0</text:p>
          </table:table-cell>
          <table:table-cell office:value-type="float" office:value="0.100064" calcext:value-type="float">
            <text:p>0.10006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47239" calcext:value-type="float">
            <text:p>-0.247239</text:p>
          </table:table-cell>
          <table:table-cell office:value-type="float" office:value="0" calcext:value-type="float">
            <text:p>0</text:p>
          </table:table-cell>
          <table:table-cell office:value-type="float" office:value="-0.247239" calcext:value-type="float">
            <text:p>-0.247239</text:p>
          </table:table-cell>
          <table:table-cell office:value-type="float" office:value="0" calcext:value-type="float">
            <text:p>0</text:p>
          </table:table-cell>
          <table:table-cell office:value-type="float" office:value="0.100068" calcext:value-type="float">
            <text:p>0.10006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84496" calcext:value-type="float">
            <text:p>-0.084496</text:p>
          </table:table-cell>
          <table:table-cell office:value-type="float" office:value="0" calcext:value-type="float">
            <text:p>0</text:p>
          </table:table-cell>
          <table:table-cell office:value-type="float" office:value="-0.084496" calcext:value-type="float">
            <text:p>-0.084496</text:p>
          </table:table-cell>
          <table:table-cell office:value-type="float" office:value="0" calcext:value-type="float">
            <text:p>0</text:p>
          </table:table-cell>
          <table:table-cell office:value-type="float" office:value="0.099832" calcext:value-type="float">
            <text:p>0.09983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29" calcext:value-type="float">
            <text:p>-0.005629</text:p>
          </table:table-cell>
          <table:table-cell office:value-type="float" office:value="0" calcext:value-type="float">
            <text:p>0</text:p>
          </table:table-cell>
          <table:table-cell office:value-type="float" office:value="-0.005629" calcext:value-type="float">
            <text:p>-0.005629</text:p>
          </table:table-cell>
          <table:table-cell office:value-type="float" office:value="0" calcext:value-type="float">
            <text:p>0</text:p>
          </table:table-cell>
          <table:table-cell office:value-type="float" office:value="0.099977" calcext:value-type="float">
            <text:p>0.09997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02" calcext:value-type="float">
            <text:p>0.100102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63" calcext:value-type="float">
            <text:p>0.10016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12"/>
        </table:table-row>
      </table:table>
      <table:table table:name="right_front_wheel_stats" table:style-name="ta1">
        <office:forms form:automatic-focus="false" form:apply-design-mode="false"/>
        <table:shapes>
          <draw:frame draw:z-index="0" draw:style-name="gr1" draw:text-style-name="P1" svg:width="1034.73pt" svg:height="193.66pt" svg:x="773.91pt" svg:y="60.58pt">
            <draw:object draw:notify-on-update-of-ranges="right_front_wheel_stats.A2:right_front_wheel_stats.A153 right_front_wheel_stats.D1:right_front_wheel_stats.D1 right_front_wheel_stats.D2:right_front_wheel_stats.D153 right_front_wheel_stats.E1:right_front_wheel_stats.E1 right_front_wheel_stats.E2:right_front_wheel_stats.E153 right_front_wheel_stats.F1:right_front_wheel_stats.F1 right_front_wheel_stats.F2:right_front_wheel_stats.F1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956.49pt" svg:height="88.75pt" svg:x="767.25pt" svg:y="265.29pt">
            <draw:object draw:notify-on-update-of-ranges="right_front_wheel_stats.A2:right_front_wheel_stats.A153 right_front_wheel_stats.G1:right_front_wheel_stats.G1 right_front_wheel_stats.G2:right_front_wheel_stats.G1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vel_target_lineal</text:p>
          </table:table-cell>
          <table:table-cell table:style-name="ce1" office:value-type="string" calcext:value-type="string">
            <text:p>vel_target_angular</text:p>
          </table:table-cell>
          <table:table-cell table:style-name="ce1" office:value-type="string" calcext:value-type="string">
            <text:p>angular_vel_target_left_back_wheel</text:p>
          </table:table-cell>
          <table:table-cell table:style-name="ce1" office:value-type="string" calcext:value-type="string">
            <text:p>angular_vel_encoder_left_back_wheel</text:p>
          </table:table-cell>
          <table:table-cell table:style-name="ce1" office:value-type="string" calcext:value-type="string">
            <text:p>angular_vel_control_left_back_wheel</text:p>
          </table:table-cell>
          <table:table-cell table:style-name="ce1" office:value-type="string" calcext:value-type="string">
            <text:p>left_back_motorcmd</text:p>
          </table:table-cell>
          <table:table-cell table:style-name="ce1" office:value-type="string" calcext:value-type="string">
            <text:p>Kp*error_curr</text:p>
          </table:table-cell>
          <table:table-cell table:style-name="ce1" office:value-type="string" calcext:value-type="string">
            <text:p>Ki*integral</text:p>
          </table:table-cell>
          <table:table-cell table:style-name="ce1" office:value-type="string" calcext:value-type="string">
            <text:p>Kd*derivative</text:p>
          </table:table-cell>
          <table:table-cell table:style-name="ce1" office:value-type="string" calcext:value-type="string">
            <text:p>control_signal</text:p>
          </table:table-cell>
          <table:table-cell table:style-name="ce1" office:value-type="string" calcext:value-type="string">
            <text:p>integral_component_(e*dt)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84" calcext:value-type="float">
            <text:p>0.1001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" calcext:value-type="float">
            <text:p>0</text:p>
          </table:table-cell>
          <table:table-cell office:value-type="float" office:value="21.258768" calcext:value-type="float">
            <text:p>21.258768</text:p>
          </table:table-cell>
          <table:table-cell office:value-type="float" office:value="1" calcext:value-type="float">
            <text:p>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175009" calcext:value-type="float">
            <text:p>0.175009</text:p>
          </table:table-cell>
          <table:table-cell office:value-type="float" office:value="17.576067" calcext:value-type="float">
            <text:p>17.576067</text:p>
          </table:table-cell>
          <table:table-cell office:value-type="float" office:value="19.504922" calcext:value-type="float">
            <text:p>19.504922</text:p>
          </table:table-cell>
          <table:table-cell office:value-type="float" office:value="0.175009" calcext:value-type="float">
            <text:p>0.175009</text:p>
          </table:table-cell>
          <table:table-cell office:value-type="float" office:value="0.099786" calcext:value-type="float">
            <text:p>0.0997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3.102372" calcext:value-type="float">
            <text:p>3.10237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348526" calcext:value-type="float">
            <text:p>-1.348526</text:p>
          </table:table-cell>
          <table:table-cell office:value-type="float" office:value="0.040489" calcext:value-type="float">
            <text:p>0.040489</text:p>
          </table:table-cell>
          <table:table-cell office:value-type="float" office:value="-31.10027" calcext:value-type="float">
            <text:p>-31.10027</text:p>
          </table:table-cell>
          <table:table-cell office:value-type="float" office:value="-32.408308" calcext:value-type="float">
            <text:p>-32.408308</text:p>
          </table:table-cell>
          <table:table-cell office:value-type="float" office:value="-0.134521" calcext:value-type="float">
            <text:p>-0.134521</text:p>
          </table:table-cell>
          <table:table-cell office:value-type="float" office:value="0.099754" calcext:value-type="float">
            <text:p>0.0997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3.213376" calcext:value-type="float">
            <text:p>3.21337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45953" calcext:value-type="float">
            <text:p>-1.45953</text:p>
          </table:table-cell>
          <table:table-cell office:value-type="float" office:value="-0.105952" calcext:value-type="float">
            <text:p>-0.105952</text:p>
          </table:table-cell>
          <table:table-cell office:value-type="float" office:value="-1.106342" calcext:value-type="float">
            <text:p>-1.106342</text:p>
          </table:table-cell>
          <table:table-cell office:value-type="float" office:value="-2.671823" calcext:value-type="float">
            <text:p>-2.671823</text:p>
          </table:table-cell>
          <table:table-cell office:value-type="float" office:value="-0.146441" calcext:value-type="float">
            <text:p>-0.146441</text:p>
          </table:table-cell>
          <table:table-cell office:value-type="float" office:value="0.100334" calcext:value-type="float">
            <text:p>0.10033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956627" calcext:value-type="float">
            <text:p>0.956627</text:p>
          </table:table-cell>
          <table:table-cell office:value-type="float" office:value="25.042055" calcext:value-type="float">
            <text:p>25.042055</text:p>
          </table:table-cell>
          <table:table-cell office:value-type="float" office:value="1" calcext:value-type="float">
            <text:p>1</text:p>
          </table:table-cell>
          <table:table-cell office:value-type="float" office:value="0.797219" calcext:value-type="float">
            <text:p>0.797219</text:p>
          </table:table-cell>
          <table:table-cell office:value-type="float" office:value="-0.026052" calcext:value-type="float">
            <text:p>-0.026052</text:p>
          </table:table-cell>
          <table:table-cell office:value-type="float" office:value="22.517042" calcext:value-type="float">
            <text:p>22.517042</text:p>
          </table:table-cell>
          <table:table-cell office:value-type="float" office:value="23.288209" calcext:value-type="float">
            <text:p>23.288209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100224" calcext:value-type="float">
            <text:p>0.1002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4015" calcext:value-type="float">
            <text:p>1.74401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09831" calcext:value-type="float">
            <text:p>0.009831</text:p>
          </table:table-cell>
          <table:table-cell office:value-type="float" office:value="-0.025071" calcext:value-type="float">
            <text:p>-0.025071</text:p>
          </table:table-cell>
          <table:table-cell office:value-type="float" office:value="-7.893377" calcext:value-type="float">
            <text:p>-7.893377</text:p>
          </table:table-cell>
          <table:table-cell office:value-type="float" office:value="-7.908617" calcext:value-type="float">
            <text:p>-7.908617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99753" calcext:value-type="float">
            <text:p>0.09975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42726" calcext:value-type="float">
            <text:p>2.14272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8888" calcext:value-type="float">
            <text:p>-0.38888</text:p>
          </table:table-cell>
          <table:table-cell office:value-type="float" office:value="-0.063884" calcext:value-type="float">
            <text:p>-0.063884</text:p>
          </table:table-cell>
          <table:table-cell office:value-type="float" office:value="-3.994819" calcext:value-type="float">
            <text:p>-3.994819</text:p>
          </table:table-cell>
          <table:table-cell office:value-type="float" office:value="-4.447582" calcext:value-type="float">
            <text:p>-4.447582</text:p>
          </table:table-cell>
          <table:table-cell office:value-type="float" office:value="-0.038813" calcext:value-type="float">
            <text:p>-0.038813</text:p>
          </table:table-cell>
          <table:table-cell office:value-type="float" office:value="0.099807" calcext:value-type="float">
            <text:p>0.0998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1367" calcext:value-type="float">
            <text:p>0.451367</text:p>
          </table:table-cell>
          <table:table-cell office:value-type="float" office:value="19.993266" calcext:value-type="float">
            <text:p>19.993266</text:p>
          </table:table-cell>
          <table:table-cell office:value-type="float" office:value="1" calcext:value-type="float">
            <text:p>1</text:p>
          </table:table-cell>
          <table:table-cell office:value-type="float" office:value="1.302479" calcext:value-type="float">
            <text:p>1.302479</text:p>
          </table:table-cell>
          <table:table-cell office:value-type="float" office:value="0.066699" calcext:value-type="float">
            <text:p>0.066699</text:p>
          </table:table-cell>
          <table:table-cell office:value-type="float" office:value="16.870242" calcext:value-type="float">
            <text:p>16.870242</text:p>
          </table:table-cell>
          <table:table-cell office:value-type="float" office:value="18.23942" calcext:value-type="float">
            <text:p>18.23942</text:p>
          </table:table-cell>
          <table:table-cell office:value-type="float" office:value="0.130583" calcext:value-type="float">
            <text:p>0.130583</text:p>
          </table:table-cell>
          <table:table-cell office:value-type="float" office:value="0.100257" calcext:value-type="float">
            <text:p>0.1002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2973" calcext:value-type="float">
            <text:p>1.74297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10873" calcext:value-type="float">
            <text:p>0.010873</text:p>
          </table:table-cell>
          <table:table-cell office:value-type="float" office:value="0.067783" calcext:value-type="float">
            <text:p>0.067783</text:p>
          </table:table-cell>
          <table:table-cell office:value-type="float" office:value="-12.948674" calcext:value-type="float">
            <text:p>-12.948674</text:p>
          </table:table-cell>
          <table:table-cell office:value-type="float" office:value="-12.870018" calcext:value-type="float">
            <text:p>-12.870018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99748" calcext:value-type="float">
            <text:p>0.09974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31148" calcext:value-type="float">
            <text:p>2.03114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77302" calcext:value-type="float">
            <text:p>-0.277302</text:p>
          </table:table-cell>
          <table:table-cell office:value-type="float" office:value="0.039981" calcext:value-type="float">
            <text:p>0.039981</text:p>
          </table:table-cell>
          <table:table-cell office:value-type="float" office:value="-2.87427" calcext:value-type="float">
            <text:p>-2.87427</text:p>
          </table:table-cell>
          <table:table-cell office:value-type="float" office:value="-3.111591" calcext:value-type="float">
            <text:p>-3.111591</text:p>
          </table:table-cell>
          <table:table-cell office:value-type="float" office:value="-0.027802" calcext:value-type="float">
            <text:p>-0.027802</text:p>
          </table:table-cell>
          <table:table-cell office:value-type="float" office:value="0.10026" calcext:value-type="float">
            <text:p>0.1002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667" calcext:value-type="float">
            <text:p>0.450667</text:p>
          </table:table-cell>
          <table:table-cell office:value-type="float" office:value="19.014007" calcext:value-type="float">
            <text:p>19.014007</text:p>
          </table:table-cell>
          <table:table-cell office:value-type="float" office:value="1" calcext:value-type="float">
            <text:p>1</text:p>
          </table:table-cell>
          <table:table-cell office:value-type="float" office:value="1.303179" calcext:value-type="float">
            <text:p>1.303179</text:p>
          </table:table-cell>
          <table:table-cell office:value-type="float" office:value="0.17045" calcext:value-type="float">
            <text:p>0.17045</text:p>
          </table:table-cell>
          <table:table-cell office:value-type="float" office:value="15.786531" calcext:value-type="float">
            <text:p>15.786531</text:p>
          </table:table-cell>
          <table:table-cell office:value-type="float" office:value="17.260161" calcext:value-type="float">
            <text:p>17.260161</text:p>
          </table:table-cell>
          <table:table-cell office:value-type="float" office:value="0.130469" calcext:value-type="float">
            <text:p>0.130469</text:p>
          </table:table-cell>
          <table:table-cell office:value-type="float" office:value="0.100116" calcext:value-type="float">
            <text:p>0.10011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7355" calcext:value-type="float">
            <text:p>1.63735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16491" calcext:value-type="float">
            <text:p>0.116491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-11.859403" calcext:value-type="float">
            <text:p>-11.859403</text:p>
          </table:table-cell>
          <table:table-cell office:value-type="float" office:value="-11.735815" calcext:value-type="float">
            <text:p>-11.735815</text:p>
          </table:table-cell>
          <table:table-cell office:value-type="float" office:value="0.011656" calcext:value-type="float">
            <text:p>0.011656</text:p>
          </table:table-cell>
          <table:table-cell office:value-type="float" office:value="0.100063" calcext:value-type="float">
            <text:p>0.10006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82919" calcext:value-type="float">
            <text:p>2.08291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29073" calcext:value-type="float">
            <text:p>-0.329073</text:p>
          </table:table-cell>
          <table:table-cell office:value-type="float" office:value="0.108576" calcext:value-type="float">
            <text:p>0.108576</text:p>
          </table:table-cell>
          <table:table-cell office:value-type="float" office:value="-4.43749" calcext:value-type="float">
            <text:p>-4.43749</text:p>
          </table:table-cell>
          <table:table-cell office:value-type="float" office:value="-4.657987" calcext:value-type="float">
            <text:p>-4.657987</text:p>
          </table:table-cell>
          <table:table-cell office:value-type="float" office:value="-0.033042" calcext:value-type="float">
            <text:p>-0.033042</text:p>
          </table:table-cell>
          <table:table-cell office:value-type="float" office:value="0.100409" calcext:value-type="float">
            <text:p>0.1004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4578" calcext:value-type="float">
            <text:p>0.394578</text:p>
          </table:table-cell>
          <table:table-cell office:value-type="float" office:value="20.464869" calcext:value-type="float">
            <text:p>20.464869</text:p>
          </table:table-cell>
          <table:table-cell office:value-type="float" office:value="1" calcext:value-type="float">
            <text:p>1</text:p>
          </table:table-cell>
          <table:table-cell office:value-type="float" office:value="1.359268" calcext:value-type="float">
            <text:p>1.359268</text:p>
          </table:table-cell>
          <table:table-cell office:value-type="float" office:value="0.390318" calcext:value-type="float">
            <text:p>0.390318</text:p>
          </table:table-cell>
          <table:table-cell office:value-type="float" office:value="16.961437" calcext:value-type="float">
            <text:p>16.961437</text:p>
          </table:table-cell>
          <table:table-cell office:value-type="float" office:value="18.711023" calcext:value-type="float">
            <text:p>18.711023</text:p>
          </table:table-cell>
          <table:table-cell office:value-type="float" office:value="0.135302" calcext:value-type="float">
            <text:p>0.135302</text:p>
          </table:table-cell>
          <table:table-cell office:value-type="float" office:value="0.09954" calcext:value-type="float">
            <text:p>0.099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6607" calcext:value-type="float">
            <text:p>1.85660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02761" calcext:value-type="float">
            <text:p>-0.102761</text:p>
          </table:table-cell>
          <table:table-cell office:value-type="float" office:value="0.300117" calcext:value-type="float">
            <text:p>0.300117</text:p>
          </table:table-cell>
          <table:table-cell office:value-type="float" office:value="-14.585874" calcext:value-type="float">
            <text:p>-14.585874</text:p>
          </table:table-cell>
          <table:table-cell office:value-type="float" office:value="-14.388518" calcext:value-type="float">
            <text:p>-14.388518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100236" calcext:value-type="float">
            <text:p>0.10023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2124" calcext:value-type="float">
            <text:p>1.972124</text:p>
          </table:table-cell>
          <table:table-cell office:value-type="float" office:value="0.653217" calcext:value-type="float">
            <text:p>0.653217</text:p>
          </table:table-cell>
          <table:table-cell office:value-type="float" office:value="0.145691" calcext:value-type="float">
            <text:p>0.145691</text:p>
          </table:table-cell>
          <table:table-cell office:value-type="float" office:value="-0.218277" calcext:value-type="float">
            <text:p>-0.218277</text:p>
          </table:table-cell>
          <table:table-cell office:value-type="float" office:value="0.277395" calcext:value-type="float">
            <text:p>0.277395</text:p>
          </table:table-cell>
          <table:table-cell office:value-type="float" office:value="-1.159747" calcext:value-type="float">
            <text:p>-1.159747</text:p>
          </table:table-cell>
          <table:table-cell office:value-type="float" office:value="-1.100629" calcext:value-type="float">
            <text:p>-1.100629</text:p>
          </table:table-cell>
          <table:table-cell office:value-type="float" office:value="-0.021742" calcext:value-type="float">
            <text:p>-0.021742</text:p>
          </table:table-cell>
          <table:table-cell office:value-type="float" office:value="0.099605" calcext:value-type="float">
            <text:p>0.09960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7869" calcext:value-type="float">
            <text:p>0.507869</text:p>
          </table:table-cell>
          <table:table-cell office:value-type="float" office:value="18.0916" calcext:value-type="float">
            <text:p>18.0916</text:p>
          </table:table-cell>
          <table:table-cell office:value-type="float" office:value="1" calcext:value-type="float">
            <text:p>1</text:p>
          </table:table-cell>
          <table:table-cell office:value-type="float" office:value="1.245977" calcext:value-type="float">
            <text:p>1.245977</text:p>
          </table:table-cell>
          <table:table-cell office:value-type="float" office:value="0.440733" calcext:value-type="float">
            <text:p>0.440733</text:p>
          </table:table-cell>
          <table:table-cell office:value-type="float" office:value="14.651044" calcext:value-type="float">
            <text:p>14.651044</text:p>
          </table:table-cell>
          <table:table-cell office:value-type="float" office:value="16.337754" calcext:value-type="float">
            <text:p>16.337754</text:p>
          </table:table-cell>
          <table:table-cell office:value-type="float" office:value="0.124525" calcext:value-type="float">
            <text:p>0.124525</text:p>
          </table:table-cell>
          <table:table-cell office:value-type="float" office:value="0.099942" calcext:value-type="float">
            <text:p>0.09994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35842" calcext:value-type="float">
            <text:p>2.13584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81996" calcext:value-type="float">
            <text:p>-0.381996</text:p>
          </table:table-cell>
          <table:table-cell office:value-type="float" office:value="0.272016" calcext:value-type="float">
            <text:p>0.272016</text:p>
          </table:table-cell>
          <table:table-cell office:value-type="float" office:value="-16.307618" calcext:value-type="float">
            <text:p>-16.307618</text:p>
          </table:table-cell>
          <table:table-cell office:value-type="float" office:value="-16.417597" calcext:value-type="float">
            <text:p>-16.417597</text:p>
          </table:table-cell>
          <table:table-cell office:value-type="float" office:value="-0.038134" calcext:value-type="float">
            <text:p>-0.038134</text:p>
          </table:table-cell>
          <table:table-cell office:value-type="float" office:value="0.099829" calcext:value-type="float">
            <text:p>0.0998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68372" calcext:value-type="float">
            <text:p>2.36837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14526" calcext:value-type="float">
            <text:p>-0.614526</text:p>
          </table:table-cell>
          <table:table-cell office:value-type="float" office:value="0.209337" calcext:value-type="float">
            <text:p>0.209337</text:p>
          </table:table-cell>
          <table:table-cell office:value-type="float" office:value="-2.319944" calcext:value-type="float">
            <text:p>-2.319944</text:p>
          </table:table-cell>
          <table:table-cell office:value-type="float" office:value="-2.725132" calcext:value-type="float">
            <text:p>-2.725132</text:p>
          </table:table-cell>
          <table:table-cell office:value-type="float" office:value="-0.061594" calcext:value-type="float">
            <text:p>-0.061594</text:p>
          </table:table-cell>
          <table:table-cell office:value-type="float" office:value="0.100231" calcext:value-type="float">
            <text:p>0.10023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16379" calcext:value-type="float">
            <text:p>1.016379</text:p>
          </table:table-cell>
          <table:table-cell office:value-type="float" office:value="16.325056" calcext:value-type="float">
            <text:p>16.325056</text:p>
          </table:table-cell>
          <table:table-cell office:value-type="float" office:value="1" calcext:value-type="float">
            <text:p>1</text:p>
          </table:table-cell>
          <table:table-cell office:value-type="float" office:value="0.737467" calcext:value-type="float">
            <text:p>0.737467</text:p>
          </table:table-cell>
          <table:table-cell office:value-type="float" office:value="0.31087" calcext:value-type="float">
            <text:p>0.31087</text:p>
          </table:table-cell>
          <table:table-cell office:value-type="float" office:value="13.522873" calcext:value-type="float">
            <text:p>13.522873</text:p>
          </table:table-cell>
          <table:table-cell office:value-type="float" office:value="14.57121" calcext:value-type="float">
            <text:p>14.57121</text:p>
          </table:table-cell>
          <table:table-cell office:value-type="float" office:value="0.073731" calcext:value-type="float">
            <text:p>0.073731</text:p>
          </table:table-cell>
          <table:table-cell office:value-type="float" office:value="0.099978" calcext:value-type="float">
            <text:p>0.09997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01713" calcext:value-type="float">
            <text:p>2.20171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447867" calcext:value-type="float">
            <text:p>-0.447867</text:p>
          </table:table-cell>
          <table:table-cell office:value-type="float" office:value="0.135798" calcext:value-type="float">
            <text:p>0.135798</text:p>
          </table:table-cell>
          <table:table-cell office:value-type="float" office:value="-11.902017" calcext:value-type="float">
            <text:p>-11.902017</text:p>
          </table:table-cell>
          <table:table-cell office:value-type="float" office:value="-12.214086" calcext:value-type="float">
            <text:p>-12.214086</text:p>
          </table:table-cell>
          <table:table-cell office:value-type="float" office:value="-0.044604" calcext:value-type="float">
            <text:p>-0.044604</text:p>
          </table:table-cell>
          <table:table-cell office:value-type="float" office:value="0.099591" calcext:value-type="float">
            <text:p>0.09959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760947" calcext:value-type="float">
            <text:p>2.76094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1.0071" calcext:value-type="float">
            <text:p>-1.0071</text:p>
          </table:table-cell>
          <table:table-cell office:value-type="float" office:value="0.022971" calcext:value-type="float">
            <text:p>0.022971</text:p>
          </table:table-cell>
          <table:table-cell office:value-type="float" office:value="-5.566894" calcext:value-type="float">
            <text:p>-5.566894</text:p>
          </table:table-cell>
          <table:table-cell office:value-type="float" office:value="-6.551023" calcext:value-type="float">
            <text:p>-6.551023</text:p>
          </table:table-cell>
          <table:table-cell office:value-type="float" office:value="-0.10117" calcext:value-type="float">
            <text:p>-0.10117</text:p>
          </table:table-cell>
          <table:table-cell office:value-type="float" office:value="0.100457" calcext:value-type="float">
            <text:p>0.1004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069073" calcext:value-type="float">
            <text:p>1.069073</text:p>
          </table:table-cell>
          <table:table-cell office:value-type="float" office:value="19.50093" calcext:value-type="float">
            <text:p>19.50093</text:p>
          </table:table-cell>
          <table:table-cell office:value-type="float" office:value="1" calcext:value-type="float">
            <text:p>1</text:p>
          </table:table-cell>
          <table:table-cell office:value-type="float" office:value="0.684774" calcext:value-type="float">
            <text:p>0.684774</text:p>
          </table:table-cell>
          <table:table-cell office:value-type="float" office:value="0.124413" calcext:value-type="float">
            <text:p>0.124413</text:p>
          </table:table-cell>
          <table:table-cell office:value-type="float" office:value="16.937897" calcext:value-type="float">
            <text:p>16.937897</text:p>
          </table:table-cell>
          <table:table-cell office:value-type="float" office:value="17.747083" calcext:value-type="float">
            <text:p>17.74708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99887" calcext:value-type="float">
            <text:p>0.09988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8332" calcext:value-type="float">
            <text:p>1.85833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04486" calcext:value-type="float">
            <text:p>-0.104486</text:p>
          </table:table-cell>
          <table:table-cell office:value-type="float" office:value="-0.021294" calcext:value-type="float">
            <text:p>-0.021294</text:p>
          </table:table-cell>
          <table:table-cell office:value-type="float" office:value="-7.925082" calcext:value-type="float">
            <text:p>-7.925082</text:p>
          </table:table-cell>
          <table:table-cell office:value-type="float" office:value="-8.050862" calcext:value-type="float">
            <text:p>-8.050862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9959" calcext:value-type="float">
            <text:p>0.09959</text:p>
            <draw:frame table:end-cell-address="right_front_wheel_stats.AB32" table:end-x="29.37pt" table:end-y="12.22pt" draw:z-index="2" draw:style-name="gr1" draw:text-style-name="P1" svg:width="927.55pt" svg:height="88.81pt" svg:x="47.31pt" svg:y="0.26pt">
              <draw:object draw:notify-on-update-of-ranges="right_front_wheel_stats.A2:right_front_wheel_stats.A153 right_front_wheel_stats.H1:right_front_wheel_stats.H1 right_front_wheel_stats.H2:right_front_wheel_stats.H153 right_front_wheel_stats.I1:right_front_wheel_stats.I1 right_front_wheel_stats.I2:right_front_wheel_stats.I15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56249" calcext:value-type="float">
            <text:p>2.25624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02403" calcext:value-type="float">
            <text:p>-0.502403</text:p>
          </table:table-cell>
          <table:table-cell office:value-type="float" office:value="-0.061473" calcext:value-type="float">
            <text:p>-0.061473</text:p>
          </table:table-cell>
          <table:table-cell office:value-type="float" office:value="-3.960355" calcext:value-type="float">
            <text:p>-3.960355</text:p>
          </table:table-cell>
          <table:table-cell office:value-type="float" office:value="-4.52423" calcext:value-type="float">
            <text:p>-4.52423</text:p>
          </table:table-cell>
          <table:table-cell office:value-type="float" office:value="-0.050479" calcext:value-type="float">
            <text:p>-0.050479</text:p>
          </table:table-cell>
          <table:table-cell office:value-type="float" office:value="0.100475" calcext:value-type="float">
            <text:p>0.10047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605" calcext:value-type="float">
            <text:p>0.281605</text:p>
          </table:table-cell>
          <table:table-cell office:value-type="float" office:value="22.969133" calcext:value-type="float">
            <text:p>22.969133</text:p>
          </table:table-cell>
          <table:table-cell office:value-type="float" office:value="1" calcext:value-type="float">
            <text:p>1</text:p>
          </table:table-cell>
          <table:table-cell office:value-type="float" office:value="1.472241" calcext:value-type="float">
            <text:p>1.472241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19.634715" calcext:value-type="float">
            <text:p>19.634715</text:p>
          </table:table-cell>
          <table:table-cell office:value-type="float" office:value="21.215287" calcext:value-type="float">
            <text:p>21.215287</text:p>
          </table:table-cell>
          <table:table-cell office:value-type="float" office:value="0.148062" calcext:value-type="float">
            <text:p>0.148062</text:p>
          </table:table-cell>
          <table:table-cell office:value-type="float" office:value="0.100569" calcext:value-type="float">
            <text:p>0.10056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1848" calcext:value-type="float">
            <text:p>1.69184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61999" calcext:value-type="float">
            <text:p>0.061999</text:p>
          </table:table-cell>
          <table:table-cell office:value-type="float" office:value="-0.010065" calcext:value-type="float">
            <text:p>-0.010065</text:p>
          </table:table-cell>
          <table:table-cell office:value-type="float" office:value="-14.262738" calcext:value-type="float">
            <text:p>-14.262738</text:p>
          </table:table-cell>
          <table:table-cell office:value-type="float" office:value="-14.210804" calcext:value-type="float">
            <text:p>-14.210804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98876" calcext:value-type="float">
            <text:p>0.0988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86025" calcext:value-type="float">
            <text:p>2.08602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32179" calcext:value-type="float">
            <text:p>-0.332179</text:p>
          </table:table-cell>
          <table:table-cell office:value-type="float" office:value="-0.005207" calcext:value-type="float">
            <text:p>-0.005207</text:p>
          </table:table-cell>
          <table:table-cell office:value-type="float" office:value="-3.934815" calcext:value-type="float">
            <text:p>-3.934815</text:p>
          </table:table-cell>
          <table:table-cell office:value-type="float" office:value="-4.2722" calcext:value-type="float">
            <text:p>-4.2722</text:p>
          </table:table-cell>
          <table:table-cell office:value-type="float" office:value="-0.033277" calcext:value-type="float">
            <text:p>-0.033277</text:p>
          </table:table-cell>
          <table:table-cell office:value-type="float" office:value="0.100177" calcext:value-type="float">
            <text:p>0.10017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93759" calcext:value-type="float">
            <text:p>0.393759</text:p>
          </table:table-cell>
          <table:table-cell office:value-type="float" office:value="20.174589" calcext:value-type="float">
            <text:p>20.174589</text:p>
          </table:table-cell>
          <table:table-cell office:value-type="float" office:value="1" calcext:value-type="float">
            <text:p>1</text:p>
          </table:table-cell>
          <table:table-cell office:value-type="float" office:value="1.360087" calcext:value-type="float">
            <text:p>1.360087</text:p>
          </table:table-cell>
          <table:table-cell office:value-type="float" office:value="0.192838" calcext:value-type="float">
            <text:p>0.192838</text:p>
          </table:table-cell>
          <table:table-cell office:value-type="float" office:value="16.867817" calcext:value-type="float">
            <text:p>16.867817</text:p>
          </table:table-cell>
          <table:table-cell office:value-type="float" office:value="18.420743" calcext:value-type="float">
            <text:p>18.420743</text:p>
          </table:table-cell>
          <table:table-cell office:value-type="float" office:value="0.136451" calcext:value-type="float">
            <text:p>0.136451</text:p>
          </table:table-cell>
          <table:table-cell office:value-type="float" office:value="0.100325" calcext:value-type="float">
            <text:p>0.10032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8024" calcext:value-type="float">
            <text:p>1.63802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15822" calcext:value-type="float">
            <text:p>0.115822</text:p>
          </table:table-cell>
          <table:table-cell office:value-type="float" office:value="0.130732" calcext:value-type="float">
            <text:p>0.130732</text:p>
          </table:table-cell>
          <table:table-cell office:value-type="float" office:value="-12.39803" calcext:value-type="float">
            <text:p>-12.39803</text:p>
          </table:table-cell>
          <table:table-cell office:value-type="float" office:value="-12.151477" calcext:value-type="float">
            <text:p>-12.151477</text:p>
          </table:table-cell>
          <table:table-cell office:value-type="float" office:value="0.011624" calcext:value-type="float">
            <text:p>0.011624</text:p>
          </table:table-cell>
          <table:table-cell office:value-type="float" office:value="0.10036" calcext:value-type="float">
            <text:p>0.1003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06083" calcext:value-type="float">
            <text:p>2.00608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52237" calcext:value-type="float">
            <text:p>-0.252237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-3.67522" calcext:value-type="float">
            <text:p>-3.67522</text:p>
          </table:table-cell>
          <table:table-cell office:value-type="float" office:value="-3.777383" calcext:value-type="float">
            <text:p>-3.777383</text:p>
          </table:table-cell>
          <table:table-cell office:value-type="float" office:value="-0.025261" calcext:value-type="float">
            <text:p>-0.025261</text:p>
          </table:table-cell>
          <table:table-cell office:value-type="float" office:value="0.100146" calcext:value-type="float">
            <text:p>0.1001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11191" calcext:value-type="float">
            <text:p>0.511191</text:p>
          </table:table-cell>
          <table:table-cell office:value-type="float" office:value="18.388085" calcext:value-type="float">
            <text:p>18.388085</text:p>
          </table:table-cell>
          <table:table-cell office:value-type="float" office:value="1" calcext:value-type="float">
            <text:p>1</text:p>
          </table:table-cell>
          <table:table-cell office:value-type="float" office:value="1.242655" calcext:value-type="float">
            <text:p>1.242655</text:p>
          </table:table-cell>
          <table:table-cell office:value-type="float" office:value="0.37495" calcext:value-type="float">
            <text:p>0.37495</text:p>
          </table:table-cell>
          <table:table-cell office:value-type="float" office:value="15.016634" calcext:value-type="float">
            <text:p>15.016634</text:p>
          </table:table-cell>
          <table:table-cell office:value-type="float" office:value="16.634239" calcext:value-type="float">
            <text:p>16.634239</text:p>
          </table:table-cell>
          <table:table-cell office:value-type="float" office:value="0.123705" calcext:value-type="float">
            <text:p>0.123705</text:p>
          </table:table-cell>
          <table:table-cell office:value-type="float" office:value="0.099549" calcext:value-type="float">
            <text:p>0.09954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5897" calcext:value-type="float">
            <text:p>1.74589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0.307345" calcext:value-type="float">
            <text:p>0.307345</text:p>
          </table:table-cell>
          <table:table-cell office:value-type="float" office:value="-12.341625" calcext:value-type="float">
            <text:p>-12.341625</text:p>
          </table:table-cell>
          <table:table-cell office:value-type="float" office:value="-12.026331" calcext:value-type="float">
            <text:p>-12.02633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100044" calcext:value-type="float">
            <text:p>0.10004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18173" calcext:value-type="float">
            <text:p>1.918173</text:p>
          </table:table-cell>
          <table:table-cell office:value-type="float" office:value="0.172958" calcext:value-type="float">
            <text:p>0.172958</text:p>
          </table:table-cell>
          <table:table-cell office:value-type="float" office:value="0.1" calcext:value-type="float">
            <text:p>0.1</text:p>
          </table:table-cell>
          <table:table-cell office:value-type="float" office:value="-0.164327" calcext:value-type="float">
            <text:p>-0.164327</text:p>
          </table:table-cell>
          <table:table-cell office:value-type="float" office:value="0.301271" calcext:value-type="float">
            <text:p>0.301271</text:p>
          </table:table-cell>
          <table:table-cell office:value-type="float" office:value="-1.717832" calcext:value-type="float">
            <text:p>-1.717832</text:p>
          </table:table-cell>
          <table:table-cell office:value-type="float" office:value="-1.580888" calcext:value-type="float">
            <text:p>-1.580888</text:p>
          </table:table-cell>
          <table:table-cell office:value-type="float" office:value="-0.01648" calcext:value-type="float">
            <text:p>-0.01648</text:p>
          </table:table-cell>
          <table:table-cell office:value-type="float" office:value="0.100287" calcext:value-type="float">
            <text:p>0.10028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25523" calcext:value-type="float">
            <text:p>0.225523</text:p>
          </table:table-cell>
          <table:table-cell office:value-type="float" office:value="20.74436" calcext:value-type="float">
            <text:p>20.74436</text:p>
          </table:table-cell>
          <table:table-cell office:value-type="float" office:value="1" calcext:value-type="float">
            <text:p>1</text:p>
          </table:table-cell>
          <table:table-cell office:value-type="float" office:value="1.528323" calcext:value-type="float">
            <text:p>1.528323</text:p>
          </table:table-cell>
          <table:table-cell office:value-type="float" office:value="0.504299" calcext:value-type="float">
            <text:p>0.504299</text:p>
          </table:table-cell>
          <table:table-cell office:value-type="float" office:value="16.957892" calcext:value-type="float">
            <text:p>16.957892</text:p>
          </table:table-cell>
          <table:table-cell office:value-type="float" office:value="18.990514" calcext:value-type="float">
            <text:p>18.990514</text:p>
          </table:table-cell>
          <table:table-cell office:value-type="float" office:value="0.152549" calcext:value-type="float">
            <text:p>0.152549</text:p>
          </table:table-cell>
          <table:table-cell office:value-type="float" office:value="0.099815" calcext:value-type="float">
            <text:p>0.0998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4698" calcext:value-type="float">
            <text:p>1.7469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06867" calcext:value-type="float">
            <text:p>0.006867</text:p>
          </table:table-cell>
          <table:table-cell office:value-type="float" office:value="0.356922" calcext:value-type="float">
            <text:p>0.356922</text:p>
          </table:table-cell>
          <table:table-cell office:value-type="float" office:value="-15.266629" calcext:value-type="float">
            <text:p>-15.266629</text:p>
          </table:table-cell>
          <table:table-cell office:value-type="float" office:value="-14.90284" calcext:value-type="float">
            <text:p>-14.90284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99659" calcext:value-type="float">
            <text:p>0.09965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7794" calcext:value-type="float">
            <text:p>2.0779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24094" calcext:value-type="float">
            <text:p>-0.324094</text:p>
          </table:table-cell>
          <table:table-cell office:value-type="float" office:value="0.318338" calcext:value-type="float">
            <text:p>0.318338</text:p>
          </table:table-cell>
          <table:table-cell office:value-type="float" office:value="-3.305112" calcext:value-type="float">
            <text:p>-3.305112</text:p>
          </table:table-cell>
          <table:table-cell office:value-type="float" office:value="-3.310868" calcext:value-type="float">
            <text:p>-3.310868</text:p>
          </table:table-cell>
          <table:table-cell office:value-type="float" office:value="-0.032454" calcext:value-type="float">
            <text:p>-0.032454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2277" calcext:value-type="float">
            <text:p>0.452277</text:p>
          </table:table-cell>
          <table:table-cell office:value-type="float" office:value="19.779313" calcext:value-type="float">
            <text:p>19.779313</text:p>
          </table:table-cell>
          <table:table-cell office:value-type="float" office:value="1" calcext:value-type="float">
            <text:p>1</text:p>
          </table:table-cell>
          <table:table-cell office:value-type="float" office:value="1.301569" calcext:value-type="float">
            <text:p>1.301569</text:p>
          </table:table-cell>
          <table:table-cell office:value-type="float" office:value="0.481889" calcext:value-type="float">
            <text:p>0.481889</text:p>
          </table:table-cell>
          <table:table-cell office:value-type="float" office:value="16.242009" calcext:value-type="float">
            <text:p>16.242009</text:p>
          </table:table-cell>
          <table:table-cell office:value-type="float" office:value="18.025467" calcext:value-type="float">
            <text:p>18.025467</text:p>
          </table:table-cell>
          <table:table-cell office:value-type="float" office:value="0.130274" calcext:value-type="float">
            <text:p>0.130274</text:p>
          </table:table-cell>
          <table:table-cell office:value-type="float" office:value="0.10009" calcext:value-type="float">
            <text:p>0.1000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29868" calcext:value-type="float">
            <text:p>2.02986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76022" calcext:value-type="float">
            <text:p>-0.276022</text:p>
          </table:table-cell>
          <table:table-cell office:value-type="float" office:value="0.317958" calcext:value-type="float">
            <text:p>0.317958</text:p>
          </table:table-cell>
          <table:table-cell office:value-type="float" office:value="-15.845931" calcext:value-type="float">
            <text:p>-15.845931</text:p>
          </table:table-cell>
          <table:table-cell office:value-type="float" office:value="-15.803995" calcext:value-type="float">
            <text:p>-15.803995</text:p>
          </table:table-cell>
          <table:table-cell office:value-type="float" office:value="-0.02748" calcext:value-type="float">
            <text:p>-0.02748</text:p>
          </table:table-cell>
          <table:table-cell office:value-type="float" office:value="0.099558" calcext:value-type="float">
            <text:p>0.0995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423305" calcext:value-type="float">
            <text:p>2.42330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69459" calcext:value-type="float">
            <text:p>-0.669459</text:p>
          </table:table-cell>
          <table:table-cell office:value-type="float" office:value="0.239158" calcext:value-type="float">
            <text:p>0.239158</text:p>
          </table:table-cell>
          <table:table-cell office:value-type="float" office:value="-3.920879" calcext:value-type="float">
            <text:p>-3.920879</text:p>
          </table:table-cell>
          <table:table-cell office:value-type="float" office:value="-4.35118" calcext:value-type="float">
            <text:p>-4.35118</text:p>
          </table:table-cell>
          <table:table-cell office:value-type="float" office:value="-0.067176" calcext:value-type="float">
            <text:p>-0.067176</text:p>
          </table:table-cell>
          <table:table-cell office:value-type="float" office:value="0.100344" calcext:value-type="float">
            <text:p>0.10034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559" calcext:value-type="float">
            <text:p>0.563559</text:p>
          </table:table-cell>
          <table:table-cell office:value-type="float" office:value="21.859119" calcext:value-type="float">
            <text:p>21.859119</text:p>
          </table:table-cell>
          <table:table-cell office:value-type="float" office:value="1" calcext:value-type="float">
            <text:p>1</text:p>
          </table:table-cell>
          <table:table-cell office:value-type="float" office:value="1.190287" calcext:value-type="float">
            <text:p>1.190287</text:p>
          </table:table-cell>
          <table:table-cell office:value-type="float" office:value="0.383873" calcext:value-type="float">
            <text:p>0.383873</text:p>
          </table:table-cell>
          <table:table-cell office:value-type="float" office:value="18.531113" calcext:value-type="float">
            <text:p>18.531113</text:p>
          </table:table-cell>
          <table:table-cell office:value-type="float" office:value="20.105273" calcext:value-type="float">
            <text:p>20.105273</text:p>
          </table:table-cell>
          <table:table-cell office:value-type="float" office:value="0.119455" calcext:value-type="float">
            <text:p>0.119455</text:p>
          </table:table-cell>
          <table:table-cell office:value-type="float" office:value="0.100358" calcext:value-type="float">
            <text:p>0.10035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07025" calcext:value-type="float">
            <text:p>1.90702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53179" calcext:value-type="float">
            <text:p>-0.153179</text:p>
          </table:table-cell>
          <table:table-cell office:value-type="float" office:value="0.244923" calcext:value-type="float">
            <text:p>0.244923</text:p>
          </table:table-cell>
          <table:table-cell office:value-type="float" office:value="-13.499044" calcext:value-type="float">
            <text:p>-13.499044</text:p>
          </table:table-cell>
          <table:table-cell office:value-type="float" office:value="-13.4073" calcext:value-type="float">
            <text:p>-13.4073</text:p>
          </table:table-cell>
          <table:table-cell office:value-type="float" office:value="-0.015245" calcext:value-type="float">
            <text:p>-0.015245</text:p>
          </table:table-cell>
          <table:table-cell office:value-type="float" office:value="0.099523" calcext:value-type="float">
            <text:p>0.09952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67206" calcext:value-type="float">
            <text:p>2.26720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1336" calcext:value-type="float">
            <text:p>-0.51336</text:p>
          </table:table-cell>
          <table:table-cell office:value-type="float" office:value="0.192628" calcext:value-type="float">
            <text:p>0.192628</text:p>
          </table:table-cell>
          <table:table-cell office:value-type="float" office:value="-3.590318" calcext:value-type="float">
            <text:p>-3.590318</text:p>
          </table:table-cell>
          <table:table-cell office:value-type="float" office:value="-3.91105" calcext:value-type="float">
            <text:p>-3.91105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10032" calcext:value-type="float">
            <text:p>0.1003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06181" calcext:value-type="float">
            <text:p>0.506181</text:p>
          </table:table-cell>
          <table:table-cell office:value-type="float" office:value="20.976804" calcext:value-type="float">
            <text:p>20.976804</text:p>
          </table:table-cell>
          <table:table-cell office:value-type="float" office:value="1" calcext:value-type="float">
            <text:p>1</text:p>
          </table:table-cell>
          <table:table-cell office:value-type="float" office:value="1.247665" calcext:value-type="float">
            <text:p>1.247665</text:p>
          </table:table-cell>
          <table:table-cell office:value-type="float" office:value="0.333652" calcext:value-type="float">
            <text:p>0.333652</text:p>
          </table:table-cell>
          <table:table-cell office:value-type="float" office:value="17.641641" calcext:value-type="float">
            <text:p>17.641641</text:p>
          </table:table-cell>
          <table:table-cell office:value-type="float" office:value="19.222958" calcext:value-type="float">
            <text:p>19.222958</text:p>
          </table:table-cell>
          <table:table-cell office:value-type="float" office:value="0.124544" calcext:value-type="float">
            <text:p>0.124544</text:p>
          </table:table-cell>
          <table:table-cell office:value-type="float" office:value="0.099822" calcext:value-type="float">
            <text:p>0.09982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7778" calcext:value-type="float">
            <text:p>1.57777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0.198788" calcext:value-type="float">
            <text:p>0.198788</text:p>
          </table:table-cell>
          <table:table-cell office:value-type="float" office:value="-10.66849" calcext:value-type="float">
            <text:p>-10.66849</text:p>
          </table:table-cell>
          <table:table-cell office:value-type="float" office:value="-10.293634" calcext:value-type="float">
            <text:p>-10.293634</text:p>
          </table:table-cell>
          <table:table-cell office:value-type="float" office:value="0.017685" calcext:value-type="float">
            <text:p>0.017685</text:p>
          </table:table-cell>
          <table:table-cell office:value-type="float" office:value="0.100445" calcext:value-type="float">
            <text:p>0.10044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04784" calcext:value-type="float">
            <text:p>2.30478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550938" calcext:value-type="float">
            <text:p>-0.550938</text:p>
          </table:table-cell>
          <table:table-cell office:value-type="float" office:value="0.143157" calcext:value-type="float">
            <text:p>0.143157</text:p>
          </table:table-cell>
          <table:table-cell office:value-type="float" office:value="-7.289606" calcext:value-type="float">
            <text:p>-7.289606</text:p>
          </table:table-cell>
          <table:table-cell office:value-type="float" office:value="-7.697387" calcext:value-type="float">
            <text:p>-7.697387</text:p>
          </table:table-cell>
          <table:table-cell office:value-type="float" office:value="-0.054946" calcext:value-type="float">
            <text:p>-0.054946</text:p>
          </table:table-cell>
          <table:table-cell office:value-type="float" office:value="0.099732" calcext:value-type="float">
            <text:p>0.09973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2123" calcext:value-type="float">
            <text:p>0.452123</text:p>
          </table:table-cell>
          <table:table-cell office:value-type="float" office:value="21.851043" calcext:value-type="float">
            <text:p>21.851043</text:p>
          </table:table-cell>
          <table:table-cell office:value-type="float" office:value="1" calcext:value-type="float">
            <text:p>1</text:p>
          </table:table-cell>
          <table:table-cell office:value-type="float" office:value="1.301723" calcext:value-type="float">
            <text:p>1.301723</text:p>
          </table:table-cell>
          <table:table-cell office:value-type="float" office:value="0.306045" calcext:value-type="float">
            <text:p>0.306045</text:p>
          </table:table-cell>
          <table:table-cell office:value-type="float" office:value="18.489428" calcext:value-type="float">
            <text:p>18.489428</text:p>
          </table:table-cell>
          <table:table-cell office:value-type="float" office:value="20.097197" calcext:value-type="float">
            <text:p>20.097197</text:p>
          </table:table-cell>
          <table:table-cell office:value-type="float" office:value="0.130434" calcext:value-type="float">
            <text:p>0.130434</text:p>
          </table:table-cell>
          <table:table-cell office:value-type="float" office:value="0.100201" calcext:value-type="float">
            <text:p>0.10020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36237" calcext:value-type="float">
            <text:p>1.63623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17609" calcext:value-type="float">
            <text:p>0.117609</text:p>
          </table:table-cell>
          <table:table-cell office:value-type="float" office:value="0.187508" calcext:value-type="float">
            <text:p>0.187508</text:p>
          </table:table-cell>
          <table:table-cell office:value-type="float" office:value="-11.864892" calcext:value-type="float">
            <text:p>-11.864892</text:p>
          </table:table-cell>
          <table:table-cell office:value-type="float" office:value="-11.559774" calcext:value-type="float">
            <text:p>-11.559774</text:p>
          </table:table-cell>
          <table:table-cell office:value-type="float" office:value="0.011737" calcext:value-type="float">
            <text:p>0.011737</text:p>
          </table:table-cell>
          <table:table-cell office:value-type="float" office:value="0.0998" calcext:value-type="float">
            <text:p>0.099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138211" calcext:value-type="float">
            <text:p>2.138211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84365" calcext:value-type="float">
            <text:p>-0.384365</text:p>
          </table:table-cell>
          <table:table-cell office:value-type="float" office:value="0.176582" calcext:value-type="float">
            <text:p>0.176582</text:p>
          </table:table-cell>
          <table:table-cell office:value-type="float" office:value="-5.0236" calcext:value-type="float">
            <text:p>-5.0236</text:p>
          </table:table-cell>
          <table:table-cell office:value-type="float" office:value="-5.231383" calcext:value-type="float">
            <text:p>-5.231383</text:p>
          </table:table-cell>
          <table:table-cell office:value-type="float" office:value="-0.038407" calcext:value-type="float">
            <text:p>-0.038407</text:p>
          </table:table-cell>
          <table:table-cell office:value-type="float" office:value="0.099923" calcext:value-type="float">
            <text:p>0.09992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563311" calcext:value-type="float">
            <text:p>0.563311</text:p>
          </table:table-cell>
          <table:table-cell office:value-type="float" office:value="19.061357" calcext:value-type="float">
            <text:p>19.061357</text:p>
          </table:table-cell>
          <table:table-cell office:value-type="float" office:value="1" calcext:value-type="float">
            <text:p>1</text:p>
          </table:table-cell>
          <table:table-cell office:value-type="float" office:value="1.190535" calcext:value-type="float">
            <text:p>1.190535</text:p>
          </table:table-cell>
          <table:table-cell office:value-type="float" office:value="0.362772" calcext:value-type="float">
            <text:p>0.362772</text:p>
          </table:table-cell>
          <table:table-cell office:value-type="float" office:value="15.754203" calcext:value-type="float">
            <text:p>15.754203</text:p>
          </table:table-cell>
          <table:table-cell office:value-type="float" office:value="17.307511" calcext:value-type="float">
            <text:p>17.307511</text:p>
          </table:table-cell>
          <table:table-cell office:value-type="float" office:value="0.119014" calcext:value-type="float">
            <text:p>0.119014</text:p>
          </table:table-cell>
          <table:table-cell office:value-type="float" office:value="0.099967" calcext:value-type="float">
            <text:p>0.09996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5278" calcext:value-type="float">
            <text:p>1.855278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01432" calcext:value-type="float">
            <text:p>-0.101432</text:p>
          </table:table-cell>
          <table:table-cell office:value-type="float" office:value="0.233227" calcext:value-type="float">
            <text:p>0.233227</text:p>
          </table:table-cell>
          <table:table-cell office:value-type="float" office:value="-12.987089" calcext:value-type="float">
            <text:p>-12.987089</text:p>
          </table:table-cell>
          <table:table-cell office:value-type="float" office:value="-12.855293" calcext:value-type="float">
            <text:p>-12.855293</text:p>
          </table:table-cell>
          <table:table-cell office:value-type="float" office:value="-0.01009" calcext:value-type="float">
            <text:p>-0.01009</text:p>
          </table:table-cell>
          <table:table-cell office:value-type="float" office:value="0.099481" calcext:value-type="float">
            <text:p>0.09948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92453" calcext:value-type="float">
            <text:p>2.09245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338607" calcext:value-type="float">
            <text:p>-0.338607</text:p>
          </table:table-cell>
          <table:table-cell office:value-type="float" office:value="0.214451" calcext:value-type="float">
            <text:p>0.214451</text:p>
          </table:table-cell>
          <table:table-cell office:value-type="float" office:value="-2.360617" calcext:value-type="float">
            <text:p>-2.360617</text:p>
          </table:table-cell>
          <table:table-cell office:value-type="float" office:value="-2.484773" calcext:value-type="float">
            <text:p>-2.484773</text:p>
          </table:table-cell>
          <table:table-cell office:value-type="float" office:value="-0.034021" calcext:value-type="float">
            <text:p>-0.034021</text:p>
          </table:table-cell>
          <table:table-cell office:value-type="float" office:value="0.100472" calcext:value-type="float">
            <text:p>0.10047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450572" calcext:value-type="float">
            <text:p>0.450572</text:p>
          </table:table-cell>
          <table:table-cell office:value-type="float" office:value="19.879685" calcext:value-type="float">
            <text:p>19.879685</text:p>
          </table:table-cell>
          <table:table-cell office:value-type="float" office:value="1" calcext:value-type="float">
            <text:p>1</text:p>
          </table:table-cell>
          <table:table-cell office:value-type="float" office:value="1.303274" calcext:value-type="float">
            <text:p>1.303274</text:p>
          </table:table-cell>
          <table:table-cell office:value-type="float" office:value="0.396219" calcext:value-type="float">
            <text:p>0.396219</text:p>
          </table:table-cell>
          <table:table-cell office:value-type="float" office:value="16.426346" calcext:value-type="float">
            <text:p>16.426346</text:p>
          </table:table-cell>
          <table:table-cell office:value-type="float" office:value="18.125839" calcext:value-type="float">
            <text:p>18.125839</text:p>
          </table:table-cell>
          <table:table-cell office:value-type="float" office:value="0.130268" calcext:value-type="float">
            <text:p>0.130268</text:p>
          </table:table-cell>
          <table:table-cell office:value-type="float" office:value="0.099954" calcext:value-type="float">
            <text:p>0.0999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74314" calcext:value-type="float">
            <text:p>1.574314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79533" calcext:value-type="float">
            <text:p>0.179533</text:p>
          </table:table-cell>
          <table:table-cell office:value-type="float" office:value="0.28962" calcext:value-type="float">
            <text:p>0.28962</text:p>
          </table:table-cell>
          <table:table-cell office:value-type="float" office:value="-11.24214" calcext:value-type="float">
            <text:p>-11.24214</text:p>
          </table:table-cell>
          <table:table-cell office:value-type="float" office:value="-10.772987" calcext:value-type="float">
            <text:p>-10.772987</text:p>
          </table:table-cell>
          <table:table-cell office:value-type="float" office:value="0.017946" calcext:value-type="float">
            <text:p>0.017946</text:p>
          </table:table-cell>
          <table:table-cell office:value-type="float" office:value="0.099958" calcext:value-type="float">
            <text:p>0.09995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2878" calcext:value-type="float">
            <text:p>1.692878</text:p>
          </table:table-cell>
          <table:table-cell office:value-type="float" office:value="0.916065" calcext:value-type="float">
            <text:p>0.916065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0.060969" calcext:value-type="float">
            <text:p>0.060969</text:p>
          </table:table-cell>
          <table:table-cell office:value-type="float" office:value="0.278077" calcext:value-type="float">
            <text:p>0.278077</text:p>
          </table:table-cell>
          <table:table-cell office:value-type="float" office:value="-1.176827" calcext:value-type="float">
            <text:p>-1.176827</text:p>
          </table:table-cell>
          <table:table-cell office:value-type="float" office:value="-0.837781" calcext:value-type="float">
            <text:p>-0.837781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0.100749" calcext:value-type="float">
            <text:p>0.10074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839" calcext:value-type="float">
            <text:p>0.33839</text:p>
          </table:table-cell>
          <table:table-cell office:value-type="float" office:value="17.22883" calcext:value-type="float">
            <text:p>17.22883</text:p>
          </table:table-cell>
          <table:table-cell office:value-type="float" office:value="1" calcext:value-type="float">
            <text:p>1</text:p>
          </table:table-cell>
          <table:table-cell office:value-type="float" office:value="1.415456" calcext:value-type="float">
            <text:p>1.415456</text:p>
          </table:table-cell>
          <table:table-cell office:value-type="float" office:value="0.474147" calcext:value-type="float">
            <text:p>0.474147</text:p>
          </table:table-cell>
          <table:table-cell office:value-type="float" office:value="13.58538" calcext:value-type="float">
            <text:p>13.58538</text:p>
          </table:table-cell>
          <table:table-cell office:value-type="float" office:value="15.474983" calcext:value-type="float">
            <text:p>15.474983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099702" calcext:value-type="float">
            <text:p>0.09970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4647" calcext:value-type="float">
            <text:p>1.85464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00801" calcext:value-type="float">
            <text:p>-0.100801</text:p>
          </table:table-cell>
          <table:table-cell office:value-type="float" office:value="0.333695" calcext:value-type="float">
            <text:p>0.333695</text:p>
          </table:table-cell>
          <table:table-cell office:value-type="float" office:value="-15.256687" calcext:value-type="float">
            <text:p>-15.256687</text:p>
          </table:table-cell>
          <table:table-cell office:value-type="float" office:value="-15.023792" calcext:value-type="float">
            <text:p>-15.023792</text:p>
          </table:table-cell>
          <table:table-cell office:value-type="float" office:value="-0.010018" calcext:value-type="float">
            <text:p>-0.010018</text:p>
          </table:table-cell>
          <table:table-cell office:value-type="float" office:value="0.099383" calcext:value-type="float">
            <text:p>0.09938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37656" calcext:value-type="float">
            <text:p>2.03765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8381" calcext:value-type="float">
            <text:p>-0.28381</text:p>
          </table:table-cell>
          <table:table-cell office:value-type="float" office:value="0.293504" calcext:value-type="float">
            <text:p>0.293504</text:p>
          </table:table-cell>
          <table:table-cell office:value-type="float" office:value="-1.825418" calcext:value-type="float">
            <text:p>-1.825418</text:p>
          </table:table-cell>
          <table:table-cell office:value-type="float" office:value="-1.815723" calcext:value-type="float">
            <text:p>-1.815723</text:p>
          </table:table-cell>
          <table:table-cell office:value-type="float" office:value="-0.028454" calcext:value-type="float">
            <text:p>-0.028454</text:p>
          </table:table-cell>
          <table:table-cell office:value-type="float" office:value="0.100256" calcext:value-type="float">
            <text:p>0.10025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8505" calcext:value-type="float">
            <text:p>0.78505</text:p>
          </table:table-cell>
          <table:table-cell office:value-type="float" office:value="15.632416" calcext:value-type="float">
            <text:p>15.632416</text:p>
          </table:table-cell>
          <table:table-cell office:value-type="float" office:value="1" calcext:value-type="float">
            <text:p>1</text:p>
          </table:table-cell>
          <table:table-cell office:value-type="float" office:value="0.968796" calcext:value-type="float">
            <text:p>0.968796</text:p>
          </table:table-cell>
          <table:table-cell office:value-type="float" office:value="0.429143" calcext:value-type="float">
            <text:p>0.429143</text:p>
          </table:table-cell>
          <table:table-cell office:value-type="float" office:value="12.480631" calcext:value-type="float">
            <text:p>12.480631</text:p>
          </table:table-cell>
          <table:table-cell office:value-type="float" office:value="13.87857" calcext:value-type="float">
            <text:p>13.87857</text:p>
          </table:table-cell>
          <table:table-cell office:value-type="float" office:value="0.097232" calcext:value-type="float">
            <text:p>0.097232</text:p>
          </table:table-cell>
          <table:table-cell office:value-type="float" office:value="0.100364" calcext:value-type="float">
            <text:p>0.10036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90545" calcext:value-type="float">
            <text:p>1.69054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63301" calcext:value-type="float">
            <text:p>0.063301</text:p>
          </table:table-cell>
          <table:table-cell office:value-type="float" office:value="0.316411" calcext:value-type="float">
            <text:p>0.316411</text:p>
          </table:table-cell>
          <table:table-cell office:value-type="float" office:value="-9.124832" calcext:value-type="float">
            <text:p>-9.124832</text:p>
          </table:table-cell>
          <table:table-cell office:value-type="float" office:value="-8.745119" calcext:value-type="float">
            <text:p>-8.745119</text:p>
          </table:table-cell>
          <table:table-cell office:value-type="float" office:value="0.006282" calcext:value-type="float">
            <text:p>0.006282</text:p>
          </table:table-cell>
          <table:table-cell office:value-type="float" office:value="0.099234" calcext:value-type="float">
            <text:p>0.09923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375382" calcext:value-type="float">
            <text:p>2.37538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621536" calcext:value-type="float">
            <text:p>-0.621536</text:p>
          </table:table-cell>
          <table:table-cell office:value-type="float" office:value="0.264132" calcext:value-type="float">
            <text:p>0.264132</text:p>
          </table:table-cell>
          <table:table-cell office:value-type="float" office:value="-6.82469" calcext:value-type="float">
            <text:p>-6.82469</text:p>
          </table:table-cell>
          <table:table-cell office:value-type="float" office:value="-7.182094" calcext:value-type="float">
            <text:p>-7.182094</text:p>
          </table:table-cell>
          <table:table-cell office:value-type="float" office:value="-0.062369" calcext:value-type="float">
            <text:p>-0.062369</text:p>
          </table:table-cell>
          <table:table-cell office:value-type="float" office:value="0.100347" calcext:value-type="float">
            <text:p>0.10034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726134" calcext:value-type="float">
            <text:p>0.726134</text:p>
          </table:table-cell>
          <table:table-cell office:value-type="float" office:value="19.633932" calcext:value-type="float">
            <text:p>19.633932</text:p>
          </table:table-cell>
          <table:table-cell office:value-type="float" office:value="1" calcext:value-type="float">
            <text:p>1</text:p>
          </table:table-cell>
          <table:table-cell office:value-type="float" office:value="1.027712" calcext:value-type="float">
            <text:p>1.027712</text:p>
          </table:table-cell>
          <table:table-cell office:value-type="float" office:value="0.401182" calcext:value-type="float">
            <text:p>0.401182</text:p>
          </table:table-cell>
          <table:table-cell office:value-type="float" office:value="16.451193" calcext:value-type="float">
            <text:p>16.451193</text:p>
          </table:table-cell>
          <table:table-cell office:value-type="float" office:value="17.880086" calcext:value-type="float">
            <text:p>17.880086</text:p>
          </table:table-cell>
          <table:table-cell office:value-type="float" office:value="0.103029" calcext:value-type="float">
            <text:p>0.103029</text:p>
          </table:table-cell>
          <table:table-cell office:value-type="float" office:value="0.100251" calcext:value-type="float">
            <text:p>0.10025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758025" calcext:value-type="float">
            <text:p>1.75802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004178" calcext:value-type="float">
            <text:p>-0.004178</text:p>
          </table:table-cell>
          <table:table-cell office:value-type="float" office:value="0.270497" calcext:value-type="float">
            <text:p>0.270497</text:p>
          </table:table-cell>
          <table:table-cell office:value-type="float" office:value="-10.330784" calcext:value-type="float">
            <text:p>-10.330784</text:p>
          </table:table-cell>
          <table:table-cell office:value-type="float" office:value="-10.064466" calcext:value-type="float">
            <text:p>-10.064466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0.099885" calcext:value-type="float">
            <text:p>0.09988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201803" calcext:value-type="float">
            <text:p>2.201803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447957" calcext:value-type="float">
            <text:p>-0.447957</text:p>
          </table:table-cell>
          <table:table-cell office:value-type="float" office:value="0.207759" calcext:value-type="float">
            <text:p>0.207759</text:p>
          </table:table-cell>
          <table:table-cell office:value-type="float" office:value="-4.438188" calcext:value-type="float">
            <text:p>-4.438188</text:p>
          </table:table-cell>
          <table:table-cell office:value-type="float" office:value="-4.678385" calcext:value-type="float">
            <text:p>-4.678385</text:p>
          </table:table-cell>
          <table:table-cell office:value-type="float" office:value="-0.044792" calcext:value-type="float">
            <text:p>-0.044792</text:p>
          </table:table-cell>
          <table:table-cell office:value-type="float" office:value="0.099991" calcext:value-type="float">
            <text:p>0.09999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281948" calcext:value-type="float">
            <text:p>0.281948</text:p>
          </table:table-cell>
          <table:table-cell office:value-type="float" office:value="22.796898" calcext:value-type="float">
            <text:p>22.796898</text:p>
          </table:table-cell>
          <table:table-cell office:value-type="float" office:value="1" calcext:value-type="float">
            <text:p>1</text:p>
          </table:table-cell>
          <table:table-cell office:value-type="float" office:value="1.471898" calcext:value-type="float">
            <text:p>1.471898</text:p>
          </table:table-cell>
          <table:table-cell office:value-type="float" office:value="0.348623" calcext:value-type="float">
            <text:p>0.348623</text:p>
          </table:table-cell>
          <table:table-cell office:value-type="float" office:value="19.222531" calcext:value-type="float">
            <text:p>19.222531</text:p>
          </table:table-cell>
          <table:table-cell office:value-type="float" office:value="21.043052" calcext:value-type="float">
            <text:p>21.043052</text:p>
          </table:table-cell>
          <table:table-cell office:value-type="float" office:value="0.147006" calcext:value-type="float">
            <text:p>0.147006</text:p>
          </table:table-cell>
          <table:table-cell office:value-type="float" office:value="0.099875" calcext:value-type="float">
            <text:p>0.09987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857425" calcext:value-type="float">
            <text:p>1.857425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103579" calcext:value-type="float">
            <text:p>-0.103579</text:p>
          </table:table-cell>
          <table:table-cell office:value-type="float" office:value="0.197143" calcext:value-type="float">
            <text:p>0.197143</text:p>
          </table:table-cell>
          <table:table-cell office:value-type="float" office:value="-15.756358" calcext:value-type="float">
            <text:p>-15.756358</text:p>
          </table:table-cell>
          <table:table-cell office:value-type="float" office:value="-15.662794" calcext:value-type="float">
            <text:p>-15.662794</text:p>
          </table:table-cell>
          <table:table-cell office:value-type="float" office:value="-0.010357" calcext:value-type="float">
            <text:p>-0.010357</text:p>
          </table:table-cell>
          <table:table-cell office:value-type="float" office:value="0.09999" calcext:value-type="float">
            <text:p>0.0999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2.025597" calcext:value-type="float">
            <text:p>2.025597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7175" calcext:value-type="float">
            <text:p>-0.27175</text:p>
          </table:table-cell>
          <table:table-cell office:value-type="float" office:value="0.179945" calcext:value-type="float">
            <text:p>0.179945</text:p>
          </table:table-cell>
          <table:table-cell office:value-type="float" office:value="-1.679249" calcext:value-type="float">
            <text:p>-1.679249</text:p>
          </table:table-cell>
          <table:table-cell office:value-type="float" office:value="-1.771054" calcext:value-type="float">
            <text:p>-1.771054</text:p>
          </table:table-cell>
          <table:table-cell office:value-type="float" office:value="-0.027215" calcext:value-type="float">
            <text:p>-0.027215</text:p>
          </table:table-cell>
          <table:table-cell office:value-type="float" office:value="0.100147" calcext:value-type="float">
            <text:p>0.10014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9003" calcext:value-type="float">
            <text:p>0.339003</text:p>
          </table:table-cell>
          <table:table-cell office:value-type="float" office:value="20.373966" calcext:value-type="float">
            <text:p>20.373966</text:p>
          </table:table-cell>
          <table:table-cell office:value-type="float" office:value="1" calcext:value-type="float">
            <text:p>1</text:p>
          </table:table-cell>
          <table:table-cell office:value-type="float" office:value="1.414843" calcext:value-type="float">
            <text:p>1.414843</text:p>
          </table:table-cell>
          <table:table-cell office:value-type="float" office:value="0.349973" calcext:value-type="float">
            <text:p>0.349973</text:p>
          </table:table-cell>
          <table:table-cell office:value-type="float" office:value="16.855304" calcext:value-type="float">
            <text:p>16.855304</text:p>
          </table:table-cell>
          <table:table-cell office:value-type="float" office:value="18.62012" calcext:value-type="float">
            <text:p>18.62012</text:p>
          </table:table-cell>
          <table:table-cell office:value-type="float" office:value="0.141574" calcext:value-type="float">
            <text:p>0.141574</text:p>
          </table:table-cell>
          <table:table-cell office:value-type="float" office:value="0.100063" calcext:value-type="float">
            <text:p>0.10006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685622" calcext:value-type="float">
            <text:p>1.68562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068225" calcext:value-type="float">
            <text:p>0.068225</text:p>
          </table:table-cell>
          <table:table-cell office:value-type="float" office:value="0.259559" calcext:value-type="float">
            <text:p>0.259559</text:p>
          </table:table-cell>
          <table:table-cell office:value-type="float" office:value="-13.474007" calcext:value-type="float">
            <text:p>-13.474007</text:p>
          </table:table-cell>
          <table:table-cell office:value-type="float" office:value="-13.146223" calcext:value-type="float">
            <text:p>-13.146223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0.099942" calcext:value-type="float">
            <text:p>0.09994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977602" calcext:value-type="float">
            <text:p>1.977602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-0.223756" calcext:value-type="float">
            <text:p>-0.223756</text:p>
          </table:table-cell>
          <table:table-cell office:value-type="float" office:value="0.230906" calcext:value-type="float">
            <text:p>0.230906</text:p>
          </table:table-cell>
          <table:table-cell office:value-type="float" office:value="-2.920356" calcext:value-type="float">
            <text:p>-2.920356</text:p>
          </table:table-cell>
          <table:table-cell office:value-type="float" office:value="-2.913205" calcext:value-type="float">
            <text:p>-2.913205</text:p>
          </table:table-cell>
          <table:table-cell office:value-type="float" office:value="-0.022371" calcext:value-type="float">
            <text:p>-0.022371</text:p>
          </table:table-cell>
          <table:table-cell office:value-type="float" office:value="0.099981" calcext:value-type="float">
            <text:p>0.09998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37875" calcext:value-type="float">
            <text:p>0.337875</text:p>
          </table:table-cell>
          <table:table-cell office:value-type="float" office:value="19.978441" calcext:value-type="float">
            <text:p>19.978441</text:p>
          </table:table-cell>
          <table:table-cell office:value-type="float" office:value="1" calcext:value-type="float">
            <text:p>1</text:p>
          </table:table-cell>
          <table:table-cell office:value-type="float" office:value="1.415971" calcext:value-type="float">
            <text:p>1.415971</text:p>
          </table:table-cell>
          <table:table-cell office:value-type="float" office:value="0.435077" calcext:value-type="float">
            <text:p>0.435077</text:p>
          </table:table-cell>
          <table:table-cell office:value-type="float" office:value="16.373546" calcext:value-type="float">
            <text:p>16.373546</text:p>
          </table:table-cell>
          <table:table-cell office:value-type="float" office:value="18.224595" calcext:value-type="float">
            <text:p>18.224595</text:p>
          </table:table-cell>
          <table:table-cell office:value-type="float" office:value="0.141802" calcext:value-type="float">
            <text:p>0.141802</text:p>
          </table:table-cell>
          <table:table-cell office:value-type="float" office:value="0.100145" calcext:value-type="float">
            <text:p>0.10014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1.581129" calcext:value-type="float">
            <text:p>1.581129</text:p>
          </table:table-cell>
          <table:table-cell office:value-type="float" office:value="1.753846" calcext:value-type="float">
            <text:p>1.753846</text:p>
          </table:table-cell>
          <table:table-cell office:value-type="float" office:value="0.305355" calcext:value-type="float">
            <text:p>0.305355</text:p>
          </table:table-cell>
          <table:table-cell office:value-type="float" office:value="0.172717" calcext:value-type="float">
            <text:p>0.172717</text:p>
          </table:table-cell>
          <table:table-cell office:value-type="float" office:value="0.349493" calcext:value-type="float">
            <text:p>0.349493</text:p>
          </table:table-cell>
          <table:table-cell office:value-type="float" office:value="-12.308939" calcext:value-type="float">
            <text:p>-12.308939</text:p>
          </table:table-cell>
          <table:table-cell office:value-type="float" office:value="-11.786729" calcext:value-type="float">
            <text:p>-11.786729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101004" calcext:value-type="float">
            <text:p>0.10100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8857" calcext:value-type="float">
            <text:p>2.028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28857" calcext:value-type="float">
            <text:p>-2.028857</text:p>
          </table:table-cell>
          <table:table-cell office:value-type="float" office:value="0.148695" calcext:value-type="float">
            <text:p>0.148695</text:p>
          </table:table-cell>
          <table:table-cell office:value-type="float" office:value="-22.198459" calcext:value-type="float">
            <text:p>-22.198459</text:p>
          </table:table-cell>
          <table:table-cell office:value-type="float" office:value="-24.07862" calcext:value-type="float">
            <text:p>-24.07862</text:p>
          </table:table-cell>
          <table:table-cell office:value-type="float" office:value="-0.201216" calcext:value-type="float">
            <text:p>-0.201216</text:p>
          </table:table-cell>
          <table:table-cell office:value-type="float" office:value="0.099177" calcext:value-type="float">
            <text:p>0.09917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7464" calcext:value-type="float">
            <text:p>0.33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7464" calcext:value-type="float">
            <text:p>-0.337464</text:p>
          </table:table-cell>
          <table:table-cell office:value-type="float" office:value="0.159869" calcext:value-type="float">
            <text:p>0.159869</text:p>
          </table:table-cell>
          <table:table-cell office:value-type="float" office:value="16.978431" calcext:value-type="float">
            <text:p>16.978431</text:p>
          </table:table-cell>
          <table:table-cell office:value-type="float" office:value="16.800836" calcext:value-type="float">
            <text:p>16.800836</text:p>
          </table:table-cell>
          <table:table-cell office:value-type="float" office:value="-0.033618" calcext:value-type="float">
            <text:p>-0.033618</text:p>
          </table:table-cell>
          <table:table-cell office:value-type="float" office:value="0.09962" calcext:value-type="float">
            <text:p>0.0996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5458" calcext:value-type="float">
            <text:p>0.84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45458" calcext:value-type="float">
            <text:p>-0.845458</text:p>
          </table:table-cell>
          <table:table-cell office:value-type="float" office:value="-0.071805" calcext:value-type="float">
            <text:p>-0.071805</text:p>
          </table:table-cell>
          <table:table-cell office:value-type="float" office:value="-5.072641" calcext:value-type="float">
            <text:p>-5.072641</text:p>
          </table:table-cell>
          <table:table-cell office:value-type="float" office:value="-5.989904" calcext:value-type="float">
            <text:p>-5.989904</text:p>
          </table:table-cell>
          <table:table-cell office:value-type="float" office:value="-0.084667" calcext:value-type="float">
            <text:p>-0.084667</text:p>
          </table:table-cell>
          <table:table-cell office:value-type="float" office:value="0.100144" calcext:value-type="float">
            <text:p>0.10014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328" calcext:value-type="float">
            <text:p>0.33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8328" calcext:value-type="float">
            <text:p>-0.338328</text:p>
          </table:table-cell>
          <table:table-cell office:value-type="float" office:value="-0.09532" calcext:value-type="float">
            <text:p>-0.09532</text:p>
          </table:table-cell>
          <table:table-cell office:value-type="float" office:value="5.065514" calcext:value-type="float">
            <text:p>5.065514</text:p>
          </table:table-cell>
          <table:table-cell office:value-type="float" office:value="4.631866" calcext:value-type="float">
            <text:p>4.631866</text:p>
          </table:table-cell>
          <table:table-cell office:value-type="float" office:value="-0.033871" calcext:value-type="float">
            <text:p>-0.033871</text:p>
          </table:table-cell>
          <table:table-cell office:value-type="float" office:value="0.100114" calcext:value-type="float">
            <text:p>0.10011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8105" calcext:value-type="float">
            <text:p>-0.068105</text:p>
          </table:table-cell>
          <table:table-cell office:value-type="float" office:value="3.38739" calcext:value-type="float">
            <text:p>3.38739</text:p>
          </table:table-cell>
          <table:table-cell office:value-type="float" office:value="3.319285" calcext:value-type="float">
            <text:p>3.319285</text:p>
          </table:table-cell>
          <table:table-cell office:value-type="float" office:value="0" calcext:value-type="float">
            <text:p>0</text:p>
          </table:table-cell>
          <table:table-cell office:value-type="float" office:value="0.099879" calcext:value-type="float">
            <text:p>0.09987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09678" calcext:value-type="float">
            <text:p>-0.209678</text:p>
          </table:table-cell>
          <table:table-cell office:value-type="float" office:value="0" calcext:value-type="float">
            <text:p>0</text:p>
          </table:table-cell>
          <table:table-cell office:value-type="float" office:value="-0.209678" calcext:value-type="float">
            <text:p>-0.209678</text:p>
          </table:table-cell>
          <table:table-cell office:value-type="float" office:value="0" calcext:value-type="float">
            <text:p>0</text:p>
          </table:table-cell>
          <table:table-cell office:value-type="float" office:value="0.099914" calcext:value-type="float">
            <text:p>0.09991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" calcext:value-type="float">
            <text:p>0</text:p>
          </table:table-cell>
          <table:table-cell office:value-type="float" office:value="36.978974" calcext:value-type="float">
            <text:p>36.978974</text:p>
          </table:table-cell>
          <table:table-cell office:value-type="float" office:value="1" calcext:value-type="float">
            <text:p>1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091553" calcext:value-type="float">
            <text:p>0.091553</text:p>
          </table:table-cell>
          <table:table-cell office:value-type="float" office:value="30.733575" calcext:value-type="float">
            <text:p>30.733575</text:p>
          </table:table-cell>
          <table:table-cell office:value-type="float" office:value="33.902051" calcext:value-type="float">
            <text:p>33.902051</text:p>
          </table:table-cell>
          <table:table-cell office:value-type="float" office:value="0.308049" calcext:value-type="float">
            <text:p>0.308049</text:p>
          </table:table-cell>
          <table:table-cell office:value-type="float" office:value="0.100116" calcext:value-type="float">
            <text:p>0.10011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3.046358" calcext:value-type="float">
            <text:p>3.04635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0.030565" calcext:value-type="float">
            <text:p>0.030565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-30.63393" calcext:value-type="float">
            <text:p>-30.63393</text:p>
          </table:table-cell>
          <table:table-cell office:value-type="float" office:value="-30.486402" calcext:value-type="float">
            <text:p>-30.486402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99444" calcext:value-type="float">
            <text:p>0.09944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077772" calcext:value-type="float">
            <text:p>5.07777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000849" calcext:value-type="float">
            <text:p>-2.000849</text:p>
          </table:table-cell>
          <table:table-cell office:value-type="float" office:value="-0.224532" calcext:value-type="float">
            <text:p>-0.224532</text:p>
          </table:table-cell>
          <table:table-cell office:value-type="float" office:value="-20.354003" calcext:value-type="float">
            <text:p>-20.354003</text:p>
          </table:table-cell>
          <table:table-cell office:value-type="float" office:value="-22.579384" calcext:value-type="float">
            <text:p>-22.579384</text:p>
          </table:table-cell>
          <table:table-cell office:value-type="float" office:value="-0.199693" calcext:value-type="float">
            <text:p>-0.199693</text:p>
          </table:table-cell>
          <table:table-cell office:value-type="float" office:value="0.099804" calcext:value-type="float">
            <text:p>0.09980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20406" calcext:value-type="float">
            <text:p>5.520406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443483" calcext:value-type="float">
            <text:p>-2.443483</text:p>
          </table:table-cell>
          <table:table-cell office:value-type="float" office:value="-0.486484" calcext:value-type="float">
            <text:p>-0.486484</text:p>
          </table:table-cell>
          <table:table-cell office:value-type="float" office:value="-4.423466" calcext:value-type="float">
            <text:p>-4.423466</text:p>
          </table:table-cell>
          <table:table-cell office:value-type="float" office:value="-7.353433" calcext:value-type="float">
            <text:p>-7.353433</text:p>
          </table:table-cell>
          <table:table-cell office:value-type="float" office:value="-0.244507" calcext:value-type="float">
            <text:p>-0.244507</text:p>
          </table:table-cell>
          <table:table-cell office:value-type="float" office:value="0.100065" calcext:value-type="float">
            <text:p>0.10006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962599" calcext:value-type="float">
            <text:p>4.962599</text:p>
          </table:table-cell>
          <table:table-cell office:value-type="float" office:value="6.294386" calcext:value-type="float">
            <text:p>6.294386</text:p>
          </table:table-cell>
          <table:table-cell office:value-type="float" office:value="0.964032" calcext:value-type="float">
            <text:p>0.964032</text:p>
          </table:table-cell>
          <table:table-cell office:value-type="float" office:value="-1.885676" calcext:value-type="float">
            <text:p>-1.885676</text:p>
          </table:table-cell>
          <table:table-cell office:value-type="float" office:value="-0.473872" calcext:value-type="float">
            <text:p>-0.473872</text:p>
          </table:table-cell>
          <table:table-cell office:value-type="float" office:value="5.577011" calcext:value-type="float">
            <text:p>5.577011</text:p>
          </table:table-cell>
          <table:table-cell office:value-type="float" office:value="3.217463" calcext:value-type="float">
            <text:p>3.217463</text:p>
          </table:table-cell>
          <table:table-cell office:value-type="float" office:value="-0.188603" calcext:value-type="float">
            <text:p>-0.188603</text:p>
          </table:table-cell>
          <table:table-cell office:value-type="float" office:value="0.100019" calcext:value-type="float">
            <text:p>0.10001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926378" calcext:value-type="float">
            <text:p>6.926378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849455" calcext:value-type="float">
            <text:p>-3.849455</text:p>
          </table:table-cell>
          <table:table-cell office:value-type="float" office:value="-0.825072" calcext:value-type="float">
            <text:p>-0.825072</text:p>
          </table:table-cell>
          <table:table-cell office:value-type="float" office:value="-19.644272" calcext:value-type="float">
            <text:p>-19.644272</text:p>
          </table:table-cell>
          <table:table-cell office:value-type="float" office:value="-24.318799" calcext:value-type="float">
            <text:p>-24.318799</text:p>
          </table:table-cell>
          <table:table-cell office:value-type="float" office:value="-0.384818" calcext:value-type="float">
            <text:p>-0.384818</text:p>
          </table:table-cell>
          <table:table-cell office:value-type="float" office:value="0.099967" calcext:value-type="float">
            <text:p>0.09996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823085" calcext:value-type="float">
            <text:p>6.82308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746162" calcext:value-type="float">
            <text:p>-3.746162</text:p>
          </table:table-cell>
          <table:table-cell office:value-type="float" office:value="-1.114676" calcext:value-type="float">
            <text:p>-1.114676</text:p>
          </table:table-cell>
          <table:table-cell office:value-type="float" office:value="1.033882" calcext:value-type="float">
            <text:p>1.033882</text:p>
          </table:table-cell>
          <table:table-cell office:value-type="float" office:value="-3.826956" calcext:value-type="float">
            <text:p>-3.826956</text:p>
          </table:table-cell>
          <table:table-cell office:value-type="float" office:value="-0.374271" calcext:value-type="float">
            <text:p>-0.374271</text:p>
          </table:table-cell>
          <table:table-cell office:value-type="float" office:value="0.099908" calcext:value-type="float">
            <text:p>0.0999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532521" calcext:value-type="float">
            <text:p>6.532521</text:p>
          </table:table-cell>
          <table:table-cell office:value-type="float" office:value="1.097545" calcext:value-type="float">
            <text:p>1.097545</text:p>
          </table:table-cell>
          <table:table-cell office:value-type="float" office:value="0.210148" calcext:value-type="float">
            <text:p>0.210148</text:p>
          </table:table-cell>
          <table:table-cell office:value-type="float" office:value="-3.455598" calcext:value-type="float">
            <text:p>-3.455598</text:p>
          </table:table-cell>
          <table:table-cell office:value-type="float" office:value="-1.426689" calcext:value-type="float">
            <text:p>-1.426689</text:p>
          </table:table-cell>
          <table:table-cell office:value-type="float" office:value="2.90291" calcext:value-type="float">
            <text:p>2.90291</text:p>
          </table:table-cell>
          <table:table-cell office:value-type="float" office:value="-1.979378" calcext:value-type="float">
            <text:p>-1.979378</text:p>
          </table:table-cell>
          <table:table-cell office:value-type="float" office:value="-0.345885" calcext:value-type="float">
            <text:p>-0.345885</text:p>
          </table:table-cell>
          <table:table-cell office:value-type="float" office:value="0.100094" calcext:value-type="float">
            <text:p>0.10009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4.848263" calcext:value-type="float">
            <text:p>4.848263</text:p>
          </table:table-cell>
          <table:table-cell office:value-type="float" office:value="16.556421" calcext:value-type="float">
            <text:p>16.556421</text:p>
          </table:table-cell>
          <table:table-cell office:value-type="float" office:value="1" calcext:value-type="float">
            <text:p>1</text:p>
          </table:table-cell>
          <table:table-cell office:value-type="float" office:value="-1.77134" calcext:value-type="float">
            <text:p>-1.77134</text:p>
          </table:table-cell>
          <table:table-cell office:value-type="float" office:value="-1.603698" calcext:value-type="float">
            <text:p>-1.603698</text:p>
          </table:table-cell>
          <table:table-cell office:value-type="float" office:value="16.854535" calcext:value-type="float">
            <text:p>16.854535</text:p>
          </table:table-cell>
          <table:table-cell office:value-type="float" office:value="13.479498" calcext:value-type="float">
            <text:p>13.479498</text:p>
          </table:table-cell>
          <table:table-cell office:value-type="float" office:value="-0.177008" calcext:value-type="float">
            <text:p>-0.177008</text:p>
          </table:table-cell>
          <table:table-cell office:value-type="float" office:value="0.099929" calcext:value-type="float">
            <text:p>0.09992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049079" calcext:value-type="float">
            <text:p>7.049079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972156" calcext:value-type="float">
            <text:p>-3.972156</text:p>
          </table:table-cell>
          <table:table-cell office:value-type="float" office:value="-2.001473" calcext:value-type="float">
            <text:p>-2.001473</text:p>
          </table:table-cell>
          <table:table-cell office:value-type="float" office:value="-21.977215" calcext:value-type="float">
            <text:p>-21.977215</text:p>
          </table:table-cell>
          <table:table-cell office:value-type="float" office:value="-27.950844" calcext:value-type="float">
            <text:p>-27.950844</text:p>
          </table:table-cell>
          <table:table-cell office:value-type="float" office:value="-0.397775" calcext:value-type="float">
            <text:p>-0.397775</text:p>
          </table:table-cell>
          <table:table-cell office:value-type="float" office:value="0.100141" calcext:value-type="float">
            <text:p>0.10014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474849" calcext:value-type="float">
            <text:p>6.474849</text:p>
          </table:table-cell>
          <table:table-cell office:value-type="float" office:value="2.776968" calcext:value-type="float">
            <text:p>2.776968</text:p>
          </table:table-cell>
          <table:table-cell office:value-type="float" office:value="0.453775" calcext:value-type="float">
            <text:p>0.453775</text:p>
          </table:table-cell>
          <table:table-cell office:value-type="float" office:value="-3.397926" calcext:value-type="float">
            <text:p>-3.397926</text:p>
          </table:table-cell>
          <table:table-cell office:value-type="float" office:value="-2.649036" calcext:value-type="float">
            <text:p>-2.649036</text:p>
          </table:table-cell>
          <table:table-cell office:value-type="float" office:value="5.747007" calcext:value-type="float">
            <text:p>5.747007</text:p>
          </table:table-cell>
          <table:table-cell office:value-type="float" office:value="-0.299955" calcext:value-type="float">
            <text:p>-0.299955</text:p>
          </table:table-cell>
          <table:table-cell office:value-type="float" office:value="-0.339514" calcext:value-type="float">
            <text:p>-0.339514</text:p>
          </table:table-cell>
          <table:table-cell office:value-type="float" office:value="0.099918" calcext:value-type="float">
            <text:p>0.09991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581632" calcext:value-type="float">
            <text:p>5.581632</text:p>
          </table:table-cell>
          <table:table-cell office:value-type="float" office:value="6.578475" calcext:value-type="float">
            <text:p>6.578475</text:p>
          </table:table-cell>
          <table:table-cell office:value-type="float" office:value="1" calcext:value-type="float">
            <text:p>1</text:p>
          </table:table-cell>
          <table:table-cell office:value-type="float" office:value="-2.504709" calcext:value-type="float">
            <text:p>-2.504709</text:p>
          </table:table-cell>
          <table:table-cell office:value-type="float" office:value="-2.903185" calcext:value-type="float">
            <text:p>-2.903185</text:p>
          </table:table-cell>
          <table:table-cell office:value-type="float" office:value="8.909446" calcext:value-type="float">
            <text:p>8.909446</text:p>
          </table:table-cell>
          <table:table-cell office:value-type="float" office:value="3.501551" calcext:value-type="float">
            <text:p>3.501551</text:p>
          </table:table-cell>
          <table:table-cell office:value-type="float" office:value="-0.25111" calcext:value-type="float">
            <text:p>-0.25111</text:p>
          </table:table-cell>
          <table:table-cell office:value-type="float" office:value="0.100255" calcext:value-type="float">
            <text:p>0.10025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7.096887" calcext:value-type="float">
            <text:p>7.096887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4.019964" calcext:value-type="float">
            <text:p>-4.019964</text:p>
          </table:table-cell>
          <table:table-cell office:value-type="float" office:value="-3.10741" calcext:value-type="float">
            <text:p>-3.10741</text:p>
          </table:table-cell>
          <table:table-cell office:value-type="float" office:value="-15.080475" calcext:value-type="float">
            <text:p>-15.080475</text:p>
          </table:table-cell>
          <table:table-cell office:value-type="float" office:value="-22.207849" calcext:value-type="float">
            <text:p>-22.207849</text:p>
          </table:table-cell>
          <table:table-cell office:value-type="float" office:value="-0.403918" calcext:value-type="float">
            <text:p>-0.403918</text:p>
          </table:table-cell>
          <table:table-cell office:value-type="float" office:value="0.100478" calcext:value-type="float">
            <text:p>0.10047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23879" calcext:value-type="float">
            <text:p>5.23879</text:p>
          </table:table-cell>
          <table:table-cell office:value-type="float" office:value="16.543319" calcext:value-type="float">
            <text:p>16.543319</text:p>
          </table:table-cell>
          <table:table-cell office:value-type="float" office:value="1" calcext:value-type="float">
            <text:p>1</text:p>
          </table:table-cell>
          <table:table-cell office:value-type="float" office:value="-2.161867" calcext:value-type="float">
            <text:p>-2.161867</text:p>
          </table:table-cell>
          <table:table-cell office:value-type="float" office:value="-3.077646" calcext:value-type="float">
            <text:p>-3.077646</text:p>
          </table:table-cell>
          <table:table-cell office:value-type="float" office:value="18.705909" calcext:value-type="float">
            <text:p>18.705909</text:p>
          </table:table-cell>
          <table:table-cell office:value-type="float" office:value="13.466396" calcext:value-type="float">
            <text:p>13.466396</text:p>
          </table:table-cell>
          <table:table-cell office:value-type="float" office:value="-0.214743" calcext:value-type="float">
            <text:p>-0.214743</text:p>
          </table:table-cell>
          <table:table-cell office:value-type="float" office:value="0.099332" calcext:value-type="float">
            <text:p>0.09933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656602" calcext:value-type="float">
            <text:p>6.65660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579679" calcext:value-type="float">
            <text:p>-3.579679</text:p>
          </table:table-cell>
          <table:table-cell office:value-type="float" office:value="-3.246802" calcext:value-type="float">
            <text:p>-3.246802</text:p>
          </table:table-cell>
          <table:table-cell office:value-type="float" office:value="-14.186351" calcext:value-type="float">
            <text:p>-14.186351</text:p>
          </table:table-cell>
          <table:table-cell office:value-type="float" office:value="-21.012832" calcext:value-type="float">
            <text:p>-21.012832</text:p>
          </table:table-cell>
          <table:table-cell office:value-type="float" office:value="-0.35776" calcext:value-type="float">
            <text:p>-0.35776</text:p>
          </table:table-cell>
          <table:table-cell office:value-type="float" office:value="0.099942" calcext:value-type="float">
            <text:p>0.09994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7668" calcext:value-type="float">
            <text:p>5.917668</text:p>
          </table:table-cell>
          <table:table-cell office:value-type="float" office:value="4.475476" calcext:value-type="float">
            <text:p>4.475476</text:p>
          </table:table-cell>
          <table:table-cell office:value-type="float" office:value="0.70017" calcext:value-type="float">
            <text:p>0.70017</text:p>
          </table:table-cell>
          <table:table-cell office:value-type="float" office:value="-2.840745" calcext:value-type="float">
            <text:p>-2.840745</text:p>
          </table:table-cell>
          <table:table-cell office:value-type="float" office:value="-3.146206" calcext:value-type="float">
            <text:p>-3.146206</text:p>
          </table:table-cell>
          <table:table-cell office:value-type="float" office:value="7.385504" calcext:value-type="float">
            <text:p>7.385504</text:p>
          </table:table-cell>
          <table:table-cell office:value-type="float" office:value="1.398553" calcext:value-type="float">
            <text:p>1.398553</text:p>
          </table:table-cell>
          <table:table-cell office:value-type="float" office:value="-0.284222" calcext:value-type="float">
            <text:p>-0.284222</text:p>
          </table:table-cell>
          <table:table-cell office:value-type="float" office:value="0.100052" calcext:value-type="float">
            <text:p>0.10005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818579" calcext:value-type="float">
            <text:p>6.818579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741656" calcext:value-type="float">
            <text:p>-3.741656</text:p>
          </table:table-cell>
          <table:table-cell office:value-type="float" office:value="-3.145786" calcext:value-type="float">
            <text:p>-3.145786</text:p>
          </table:table-cell>
          <table:table-cell office:value-type="float" office:value="-9.016684" calcext:value-type="float">
            <text:p>-9.016684</text:p>
          </table:table-cell>
          <table:table-cell office:value-type="float" office:value="-15.904126" calcext:value-type="float">
            <text:p>-15.904126</text:p>
          </table:table-cell>
          <table:table-cell office:value-type="float" office:value="-0.373851" calcext:value-type="float">
            <text:p>-0.373851</text:p>
          </table:table-cell>
          <table:table-cell office:value-type="float" office:value="0.099916" calcext:value-type="float">
            <text:p>0.09991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248833" calcext:value-type="float">
            <text:p>6.248833</text:p>
          </table:table-cell>
          <table:table-cell office:value-type="float" office:value="2.484833" calcext:value-type="float">
            <text:p>2.484833</text:p>
          </table:table-cell>
          <table:table-cell office:value-type="float" office:value="0.411396" calcext:value-type="float">
            <text:p>0.411396</text:p>
          </table:table-cell>
          <table:table-cell office:value-type="float" office:value="-3.17191" calcext:value-type="float">
            <text:p>-3.17191</text:p>
          </table:table-cell>
          <table:table-cell office:value-type="float" office:value="-3.117121" calcext:value-type="float">
            <text:p>-3.117121</text:p>
          </table:table-cell>
          <table:table-cell office:value-type="float" office:value="5.696941" calcext:value-type="float">
            <text:p>5.696941</text:p>
          </table:table-cell>
          <table:table-cell office:value-type="float" office:value="-0.59209" calcext:value-type="float">
            <text:p>-0.59209</text:p>
          </table:table-cell>
          <table:table-cell office:value-type="float" office:value="-0.31722" calcext:value-type="float">
            <text:p>-0.31722</text:p>
          </table:table-cell>
          <table:table-cell office:value-type="float" office:value="0.100009" calcext:value-type="float">
            <text:p>0.1000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035149" calcext:value-type="float">
            <text:p>6.035149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958226" calcext:value-type="float">
            <text:p>-2.958226</text:p>
          </table:table-cell>
          <table:table-cell office:value-type="float" office:value="-3.235879" calcext:value-type="float">
            <text:p>-3.235879</text:p>
          </table:table-cell>
          <table:table-cell office:value-type="float" office:value="2.137246" calcext:value-type="float">
            <text:p>2.137246</text:p>
          </table:table-cell>
          <table:table-cell office:value-type="float" office:value="-4.056859" calcext:value-type="float">
            <text:p>-4.056859</text:p>
          </table:table-cell>
          <table:table-cell office:value-type="float" office:value="-0.295766" calcext:value-type="float">
            <text:p>-0.295766</text:p>
          </table:table-cell>
          <table:table-cell office:value-type="float" office:value="0.099981" calcext:value-type="float">
            <text:p>0.09998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198043" calcext:value-type="float">
            <text:p>6.198043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12112" calcext:value-type="float">
            <text:p>-3.12112</text:p>
          </table:table-cell>
          <table:table-cell office:value-type="float" office:value="-3.15" calcext:value-type="float">
            <text:p>-3.15</text:p>
          </table:table-cell>
          <table:table-cell office:value-type="float" office:value="-1.630067" calcext:value-type="float">
            <text:p>-1.630067</text:p>
          </table:table-cell>
          <table:table-cell office:value-type="float" office:value="-7.901188" calcext:value-type="float">
            <text:p>-7.901188</text:p>
          </table:table-cell>
          <table:table-cell office:value-type="float" office:value="-0.311897" calcext:value-type="float">
            <text:p>-0.311897</text:p>
          </table:table-cell>
          <table:table-cell office:value-type="float" office:value="0.099931" calcext:value-type="float">
            <text:p>0.09993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312752" calcext:value-type="float">
            <text:p>6.312752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235829" calcext:value-type="float">
            <text:p>-3.235829</text:p>
          </table:table-cell>
          <table:table-cell office:value-type="float" office:value="-3.135263" calcext:value-type="float">
            <text:p>-3.135263</text:p>
          </table:table-cell>
          <table:table-cell office:value-type="float" office:value="-1.142867" calcext:value-type="float">
            <text:p>-1.142867</text:p>
          </table:table-cell>
          <table:table-cell office:value-type="float" office:value="-7.513959" calcext:value-type="float">
            <text:p>-7.513959</text:p>
          </table:table-cell>
          <table:table-cell office:value-type="float" office:value="-0.324777" calcext:value-type="float">
            <text:p>-0.324777</text:p>
          </table:table-cell>
          <table:table-cell office:value-type="float" office:value="0.100369" calcext:value-type="float">
            <text:p>0.10036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857441" calcext:value-type="float">
            <text:p>5.857441</text:p>
          </table:table-cell>
          <table:table-cell office:value-type="float" office:value="1.701891" calcext:value-type="float">
            <text:p>1.701891</text:p>
          </table:table-cell>
          <table:table-cell office:value-type="float" office:value="0.297818" calcext:value-type="float">
            <text:p>0.297818</text:p>
          </table:table-cell>
          <table:table-cell office:value-type="float" office:value="-2.780518" calcext:value-type="float">
            <text:p>-2.780518</text:p>
          </table:table-cell>
          <table:table-cell office:value-type="float" office:value="-3.161368" calcext:value-type="float">
            <text:p>-3.161368</text:p>
          </table:table-cell>
          <table:table-cell office:value-type="float" office:value="4.566854" calcext:value-type="float">
            <text:p>4.566854</text:p>
          </table:table-cell>
          <table:table-cell office:value-type="float" office:value="-1.375033" calcext:value-type="float">
            <text:p>-1.375033</text:p>
          </table:table-cell>
          <table:table-cell office:value-type="float" office:value="-0.277215" calcext:value-type="float">
            <text:p>-0.277215</text:p>
          </table:table-cell>
          <table:table-cell office:value-type="float" office:value="0.099699" calcext:value-type="float">
            <text:p>0.09969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5.917965" calcext:value-type="float">
            <text:p>5.917965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2.841042" calcext:value-type="float">
            <text:p>-2.841042</text:p>
          </table:table-cell>
          <table:table-cell office:value-type="float" office:value="-3.041541" calcext:value-type="float">
            <text:p>-3.041541</text:p>
          </table:table-cell>
          <table:table-cell office:value-type="float" office:value="-0.605269" calcext:value-type="float">
            <text:p>-0.605269</text:p>
          </table:table-cell>
          <table:table-cell office:value-type="float" office:value="-6.487852" calcext:value-type="float">
            <text:p>-6.487852</text:p>
          </table:table-cell>
          <table:table-cell office:value-type="float" office:value="-0.28409" calcext:value-type="float">
            <text:p>-0.28409</text:p>
          </table:table-cell>
          <table:table-cell office:value-type="float" office:value="0.099995" calcext:value-type="float">
            <text:p>0.09999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6.143177" calcext:value-type="float">
            <text:p>6.143177</text:p>
          </table:table-cell>
          <table:table-cell office:value-type="float" office:value="3.076923" calcext:value-type="float">
            <text:p>3.076923</text:p>
          </table:table-cell>
          <table:table-cell office:value-type="float" office:value="0.497288" calcext:value-type="float">
            <text:p>0.497288</text:p>
          </table:table-cell>
          <table:table-cell office:value-type="float" office:value="-3.066253" calcext:value-type="float">
            <text:p>-3.066253</text:p>
          </table:table-cell>
          <table:table-cell office:value-type="float" office:value="-3.133859" calcext:value-type="float">
            <text:p>-3.133859</text:p>
          </table:table-cell>
          <table:table-cell office:value-type="float" office:value="-2.248923" calcext:value-type="float">
            <text:p>-2.248923</text:p>
          </table:table-cell>
          <table:table-cell office:value-type="float" office:value="-8.449035" calcext:value-type="float">
            <text:p>-8.449035</text:p>
          </table:table-cell>
          <table:table-cell office:value-type="float" office:value="-0.307061" calcext:value-type="float">
            <text:p>-0.307061</text:p>
          </table:table-cell>
          <table:table-cell office:value-type="float" office:value="0.100142" calcext:value-type="float">
            <text:p>0.10014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36709" calcext:value-type="float">
            <text:p>6.136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36709" calcext:value-type="float">
            <text:p>-6.136709</text:p>
          </table:table-cell>
          <table:table-cell office:value-type="float" office:value="-3.388966" calcext:value-type="float">
            <text:p>-3.388966</text:p>
          </table:table-cell>
          <table:table-cell office:value-type="float" office:value="-30.744824" calcext:value-type="float">
            <text:p>-30.744824</text:p>
          </table:table-cell>
          <table:table-cell office:value-type="float" office:value="-40.270499" calcext:value-type="float">
            <text:p>-40.270499</text:p>
          </table:table-cell>
          <table:table-cell office:value-type="float" office:value="-0.612867" calcext:value-type="float">
            <text:p>-0.612867</text:p>
          </table:table-cell>
          <table:table-cell office:value-type="float" office:value="0.099869" calcext:value-type="float">
            <text:p>0.09986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87426" calcext:value-type="float">
            <text:p>4.28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87426" calcext:value-type="float">
            <text:p>-4.287426</text:p>
          </table:table-cell>
          <table:table-cell office:value-type="float" office:value="-3.536251" calcext:value-type="float">
            <text:p>-3.536251</text:p>
          </table:table-cell>
          <table:table-cell office:value-type="float" office:value="18.374349" calcext:value-type="float">
            <text:p>18.374349</text:p>
          </table:table-cell>
          <table:table-cell office:value-type="float" office:value="10.550673" calcext:value-type="float">
            <text:p>10.550673</text:p>
          </table:table-cell>
          <table:table-cell office:value-type="float" office:value="-0.431507" calcext:value-type="float">
            <text:p>-0.431507</text:p>
          </table:table-cell>
          <table:table-cell office:value-type="float" office:value="0.100645" calcext:value-type="float">
            <text:p>0.10064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49474" calcext:value-type="float">
            <text:p>2.64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49474" calcext:value-type="float">
            <text:p>-2.649474</text:p>
          </table:table-cell>
          <table:table-cell office:value-type="float" office:value="-3.427782" calcext:value-type="float">
            <text:p>-3.427782</text:p>
          </table:table-cell>
          <table:table-cell office:value-type="float" office:value="16.352669" calcext:value-type="float">
            <text:p>16.352669</text:p>
          </table:table-cell>
          <table:table-cell office:value-type="float" office:value="10.275413" calcext:value-type="float">
            <text:p>10.275413</text:p>
          </table:table-cell>
          <table:table-cell office:value-type="float" office:value="-0.265382" calcext:value-type="float">
            <text:p>-0.265382</text:p>
          </table:table-cell>
          <table:table-cell office:value-type="float" office:value="0.100164" calcext:value-type="float">
            <text:p>0.10016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0783" calcext:value-type="float">
            <text:p>1.630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0783" calcext:value-type="float">
            <text:p>-1.630783</text:p>
          </table:table-cell>
          <table:table-cell office:value-type="float" office:value="-3.27326" calcext:value-type="float">
            <text:p>-3.27326</text:p>
          </table:table-cell>
          <table:table-cell office:value-type="float" office:value="10.210699" calcext:value-type="float">
            <text:p>10.210699</text:p>
          </table:table-cell>
          <table:table-cell office:value-type="float" office:value="5.306655" calcext:value-type="float">
            <text:p>5.306655</text:p>
          </table:table-cell>
          <table:table-cell office:value-type="float" office:value="-0.162698" calcext:value-type="float">
            <text:p>-0.162698</text:p>
          </table:table-cell>
          <table:table-cell office:value-type="float" office:value="0.099767" calcext:value-type="float">
            <text:p>0.09976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2631" calcext:value-type="float">
            <text:p>0.56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2631" calcext:value-type="float">
            <text:p>-0.562631</text:p>
          </table:table-cell>
          <table:table-cell office:value-type="float" office:value="-3.033861" calcext:value-type="float">
            <text:p>-3.033861</text:p>
          </table:table-cell>
          <table:table-cell office:value-type="float" office:value="10.661911" calcext:value-type="float">
            <text:p>10.661911</text:p>
          </table:table-cell>
          <table:table-cell office:value-type="float" office:value="7.065419" calcext:value-type="float">
            <text:p>7.065419</text:p>
          </table:table-cell>
          <table:table-cell office:value-type="float" office:value="-0.056367" calcext:value-type="float">
            <text:p>-0.056367</text:p>
          </table:table-cell>
          <table:table-cell office:value-type="float" office:value="0.100184" calcext:value-type="float">
            <text:p>0.10018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347" calcext:value-type="float">
            <text:p>0.056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347" calcext:value-type="float">
            <text:p>-0.056347</text:p>
          </table:table-cell>
          <table:table-cell office:value-type="float" office:value="-2.72759" calcext:value-type="float">
            <text:p>-2.72759</text:p>
          </table:table-cell>
          <table:table-cell office:value-type="float" office:value="5.070594" calcext:value-type="float">
            <text:p>5.070594</text:p>
          </table:table-cell>
          <table:table-cell office:value-type="float" office:value="2.286656" calcext:value-type="float">
            <text:p>2.286656</text:p>
          </table:table-cell>
          <table:table-cell office:value-type="float" office:value="-0.005626" calcext:value-type="float">
            <text:p>-0.005626</text:p>
          </table:table-cell>
          <table:table-cell office:value-type="float" office:value="0.099847" calcext:value-type="float">
            <text:p>0.099847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402814" calcext:value-type="float">
            <text:p>-2.402814</text:p>
          </table:table-cell>
          <table:table-cell office:value-type="float" office:value="0.562856" calcext:value-type="float">
            <text:p>0.562856</text:p>
          </table:table-cell>
          <table:table-cell office:value-type="float" office:value="-1.839957" calcext:value-type="float">
            <text:p>-1.839957</text:p>
          </table:table-cell>
          <table:table-cell office:value-type="float" office:value="0" calcext:value-type="float">
            <text:p>0</text:p>
          </table:table-cell>
          <table:table-cell office:value-type="float" office:value="0.100109" calcext:value-type="float">
            <text:p>0.10010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.125599" calcext:value-type="float">
            <text:p>-2.125599</text:p>
          </table:table-cell>
          <table:table-cell office:value-type="float" office:value="0" calcext:value-type="float">
            <text:p>0</text:p>
          </table:table-cell>
          <table:table-cell office:value-type="float" office:value="-2.125599" calcext:value-type="float">
            <text:p>-2.125599</text:p>
          </table:table-cell>
          <table:table-cell office:value-type="float" office:value="0" calcext:value-type="float">
            <text:p>0</text:p>
          </table:table-cell>
          <table:table-cell office:value-type="float" office:value="0.099787" calcext:value-type="float">
            <text:p>0.09978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841508" calcext:value-type="float">
            <text:p>-1.841508</text:p>
          </table:table-cell>
          <table:table-cell office:value-type="float" office:value="0" calcext:value-type="float">
            <text:p>0</text:p>
          </table:table-cell>
          <table:table-cell office:value-type="float" office:value="-1.841508" calcext:value-type="float">
            <text:p>-1.841508</text:p>
          </table:table-cell>
          <table:table-cell office:value-type="float" office:value="0" calcext:value-type="float">
            <text:p>0</text:p>
          </table:table-cell>
          <table:table-cell office:value-type="float" office:value="0.100254" calcext:value-type="float">
            <text:p>0.1002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.534448" calcext:value-type="float">
            <text:p>-1.534448</text:p>
          </table:table-cell>
          <table:table-cell office:value-type="float" office:value="0" calcext:value-type="float">
            <text:p>0</text:p>
          </table:table-cell>
          <table:table-cell office:value-type="float" office:value="-1.534448" calcext:value-type="float">
            <text:p>-1.534448</text:p>
          </table:table-cell>
          <table:table-cell office:value-type="float" office:value="0" calcext:value-type="float">
            <text:p>0</text:p>
          </table:table-cell>
          <table:table-cell office:value-type="float" office:value="0.099959" calcext:value-type="float">
            <text:p>0.09995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21581" calcext:value-type="float">
            <text:p>-0.921581</text:p>
          </table:table-cell>
          <table:table-cell office:value-type="float" office:value="0" calcext:value-type="float">
            <text:p>0</text:p>
          </table:table-cell>
          <table:table-cell office:value-type="float" office:value="-0.921581" calcext:value-type="float">
            <text:p>-0.921581</text:p>
          </table:table-cell>
          <table:table-cell office:value-type="float" office:value="0" calcext:value-type="float">
            <text:p>0</text:p>
          </table:table-cell>
          <table:table-cell office:value-type="float" office:value="0.099926" calcext:value-type="float">
            <text:p>0.09992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90073" calcext:value-type="float">
            <text:p>-0.490073</text:p>
          </table:table-cell>
          <table:table-cell office:value-type="float" office:value="0" calcext:value-type="float">
            <text:p>0</text:p>
          </table:table-cell>
          <table:table-cell office:value-type="float" office:value="-0.490073" calcext:value-type="float">
            <text:p>-0.490073</text:p>
          </table:table-cell>
          <table:table-cell office:value-type="float" office:value="0" calcext:value-type="float">
            <text:p>0</text:p>
          </table:table-cell>
          <table:table-cell office:value-type="float" office:value="0.10012" calcext:value-type="float">
            <text:p>0.1001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224691" calcext:value-type="float">
            <text:p>-0.224691</text:p>
          </table:table-cell>
          <table:table-cell office:value-type="float" office:value="0" calcext:value-type="float">
            <text:p>0</text:p>
          </table:table-cell>
          <table:table-cell office:value-type="float" office:value="-0.224691" calcext:value-type="float">
            <text:p>-0.224691</text:p>
          </table:table-cell>
          <table:table-cell office:value-type="float" office:value="0" calcext:value-type="float">
            <text:p>0</text:p>
          </table:table-cell>
          <table:table-cell office:value-type="float" office:value="0.099983" calcext:value-type="float">
            <text:p>0.099983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61993" calcext:value-type="float">
            <text:p>-0.061993</text:p>
          </table:table-cell>
          <table:table-cell office:value-type="float" office:value="0" calcext:value-type="float">
            <text:p>0</text:p>
          </table:table-cell>
          <table:table-cell office:value-type="float" office:value="-0.061993" calcext:value-type="float">
            <text:p>-0.061993</text:p>
          </table:table-cell>
          <table:table-cell office:value-type="float" office:value="0" calcext:value-type="float">
            <text:p>0</text:p>
          </table:table-cell>
          <table:table-cell office:value-type="float" office:value="0.099863" calcext:value-type="float">
            <text:p>0.0998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05626" calcext:value-type="float">
            <text:p>-0.005626</text:p>
          </table:table-cell>
          <table:table-cell office:value-type="float" office:value="0" calcext:value-type="float">
            <text:p>0</text:p>
          </table:table-cell>
          <table:table-cell office:value-type="float" office:value="-0.005626" calcext:value-type="float">
            <text:p>-0.005626</text:p>
          </table:table-cell>
          <table:table-cell office:value-type="float" office:value="0" calcext:value-type="float">
            <text:p>0</text:p>
          </table:table-cell>
          <table:table-cell office:value-type="float" office:value="0.099996" calcext:value-type="float">
            <text:p>0.099996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35" calcext:value-type="float">
            <text:p>0.10013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0134" calcext:value-type="float">
            <text:p>0.10013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7:29:15.532205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30T17:36:58.903474447</dc:date>
    <meta:editing-duration>PT1H6M14S</meta:editing-duration>
    <meta:editing-cycles>19</meta:editing-cycles>
    <meta:document-statistic meta:table-count="4" meta:cell-count="643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89cm" style:legend-expansion="high" chart:style-name="ch2"/>
        <chart:plot-area chart:style-name="ch3" table:cell-range-address="left_back_wheel_stats.A2:left_back_wheel_stats.A153 left_back_wheel_stats.D1:left_back_wheel_stats.E153" chart:data-source-has-labels="both" svg:x="0.73cm" svg:y="0.136cm" svg:width="27.604cm" svg:height="6.561cm">
          <chartooo:coordinate-region svg:x="1.379cm" svg:y="0.324cm" svg:width="26.955cm" svg:height="6.185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D2:left_back_wheel_stats.D153" chart:label-cell-address="left_back_wheel_stats.D1:left_back_wheel_stats.D1" chart:class="chart:line">
            <chart:data-point chart:repeated="152"/>
          </chart:series>
          <chart:series chart:style-name="ch7" chart:values-cell-range-address="left_back_wheel_stats.E2:left_back_wheel_stats.E153" chart:label-cell-address="left_back_wheel_stats.E1:left_back_wheel_stats.E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back_wheel_stats.D1:left_back_wheel_stats.D1</svg:desc>
                </draw:g>
              </table:table-cell>
              <table:table-cell office:value-type="string">
                <text:p>angular_vel_encoder_left_back_wheel</text:p>
                <draw:g>
                  <svg:desc>left_back_wheel_stats.E1:left_back_wheel_stat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D2:left_back_wheel_stats.D153</svg:desc>
                </draw:g>
              </table:table-cell>
              <table:table-cell office:value-type="float" office:value="0">
                <text:p>0</text:p>
                <draw:g>
                  <svg:desc>left_back_wheel_stats.E2:left_back_wheel_stats.E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707525">
                <text:p>-2.7075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495251">
                <text:p>-3.4952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787811">
                <text:p>-0.787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0273">
                <text:p>-1.800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24663">
                <text:p>-2.4246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525">
                <text:p>-0.3385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99198">
                <text:p>-1.7991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82514">
                <text:p>-2.4825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">
                <text:p>-0.1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7355">
                <text:p>-1.6373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9551">
                <text:p>-2.19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473">
                <text:p>-0.2254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19042">
                <text:p>-1.5190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10202">
                <text:p>-2.3102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3858">
                <text:p>-0.338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3778">
                <text:p>-1.5737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650321">
                <text:p>-2.6503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677586">
                <text:p>-0.6775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6534">
                <text:p>-1.8065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817292">
                <text:p>-2.8172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06403">
                <text:p>-0.5064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8332">
                <text:p>-1.8583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43437">
                <text:p>-2.14343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963">
                <text:p>-0.1689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91848">
                <text:p>-1.6918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6025">
                <text:p>-2.0860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754">
                <text:p>-0.1687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50992">
                <text:p>-1.7509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84706">
                <text:p>-2.2847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3598">
                <text:p>-0.1135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4301">
                <text:p>-1.4643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7424">
                <text:p>-2.08742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523">
                <text:p>-0.2255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4271">
                <text:p>-1.6342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2178">
                <text:p>-2.0217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3069">
                <text:p>-0.1130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4327">
                <text:p>-1.8043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86864">
                <text:p>-2.9868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474">
                <text:p>-1.1834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55737">
                <text:p>-2.3557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3.004048">
                <text:p>-3.004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49939">
                <text:p>-0.4499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7778">
                <text:p>-1.5777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979355">
                <text:p>-2.9793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2123">
                <text:p>-0.45212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9815">
                <text:p>-1.5798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700898">
                <text:p>-2.7008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563311">
                <text:p>-0.5633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5278">
                <text:p>-1.85527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75217">
                <text:p>-2.3752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8965">
                <text:p>-0.1689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30539">
                <text:p>-1.6305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200741">
                <text:p>-2.20074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51186">
                <text:p>-0.4511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29841">
                <text:p>-1.62984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90468">
                <text:p>-2.4904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2525">
                <text:p>-0.39252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46896">
                <text:p>-1.7468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88496">
                <text:p>-2.48849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446852">
                <text:p>-0.4468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31183">
                <text:p>-1.5311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8889">
                <text:p>-2.088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779">
                <text:p>-0.11277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714">
                <text:p>-1.407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25597">
                <text:p>-2.0255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3001">
                <text:p>-0.113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0872">
                <text:p>-1.4608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316619">
                <text:p>-2.3166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81563">
                <text:p>-0.2815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81129">
                <text:p>-1.5811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2.423357">
                <text:p>-2.4233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18683">
                <text:p>0.61868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845458">
                <text:p>0.84545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338328">
                <text:p>0.3383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2.707874">
                <text:p>2.7078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5.021352">
                <text:p>5.0213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5.520406">
                <text:p>5.52040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4.906206">
                <text:p>4.90620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6.757442">
                <text:p>6.7574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6.992253">
                <text:p>6.99225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6.588836">
                <text:p>6.58883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5.299264">
                <text:p>5.2992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5.639263">
                <text:p>5.6392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6.418546">
                <text:p>6.4185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6.089053">
                <text:p>6.08905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4.731258">
                <text:p>4.73125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6.590736">
                <text:p>6.59073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5.528364">
                <text:p>5.5283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7.721148">
                <text:p>7.72114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6.086005">
                <text:p>6.08600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7.881411">
                <text:p>7.8814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6.035149">
                <text:p>6.03514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7.719381">
                <text:p>7.7193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5.918205">
                <text:p>5.91820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7.490766">
                <text:p>7.49076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5.974326">
                <text:p>5.974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7.890319">
                <text:p>7.89031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6.080409">
                <text:p>6.08040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.68232">
                <text:p>4.6823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.480359">
                <text:p>2.4803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.237146">
                <text:p>1.23714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450105">
                <text:p>0.45010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56347">
                <text:p>0.0563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front_wheel_stats.A2:right_front_wheel_stats.A153 right_front_wheel_stats.D1:right_front_wheel_stats.F153" chart:data-source-has-labels="both" svg:x="0.73cm" svg:y="0.136cm" svg:width="27.604cm" svg:height="6.561cm">
          <chartooo:coordinate-region svg:x="1.379cm" svg:y="0.26cm" svg:width="26.955cm" svg:height="5.436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D2:right_front_wheel_stats.D153" chart:label-cell-address="right_front_wheel_stats.D1:right_front_wheel_stats.D1" chart:class="chart:line">
            <chart:data-point chart:repeated="152"/>
          </chart:series>
          <chart:series chart:style-name="ch7" chart:values-cell-range-address="right_front_wheel_stats.E2:right_front_wheel_stats.E153" chart:label-cell-address="right_front_wheel_stats.E1:right_front_wheel_stats.E1" chart:class="chart:line">
            <chart:data-point chart:repeated="152"/>
          </chart:series>
          <chart:series chart:style-name="ch8" chart:values-cell-range-address="right_front_wheel_stats.F2:right_front_wheel_stats.F153" chart:label-cell-address="right_front_wheel_stats.F1:righ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front_wheel_stats.D1:right_front_wheel_stats.D1</svg:desc>
                </draw:g>
              </table:table-cell>
              <table:table-cell office:value-type="string">
                <text:p>angular_vel_encoder_left_back_wheel</text:p>
                <draw:g>
                  <svg:desc>right_front_wheel_stats.E1:right_front_wheel_stats.E1</svg:desc>
                </draw:g>
              </table:table-cell>
              <table:table-cell office:value-type="string">
                <text:p>angular_vel_control_left_back_wheel</text:p>
                <draw:g>
                  <svg:desc>right_front_wheel_stats.F1:righ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D2:right_front_wheel_stats.D153</svg:desc>
                </draw:g>
              </table:table-cell>
              <table:table-cell office:value-type="float" office:value="0">
                <text:p>0</text:p>
                <draw:g>
                  <svg:desc>right_front_wheel_stats.E2:right_front_wheel_stats.E153</svg:desc>
                </draw:g>
              </table:table-cell>
              <table:table-cell office:value-type="float" office:value="0">
                <text:p>0</text:p>
                <draw:g>
                  <svg:desc>right_front_wheel_stats.F2:righ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21.258768">
                <text:p>21.2587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3.102372">
                <text:p>3.10237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3.213376">
                <text:p>3.21337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0.956627">
                <text:p>0.956627</text:p>
              </table:table-cell>
              <table:table-cell office:value-type="float" office:value="25.042055">
                <text:p>25.0420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1.744015">
                <text:p>1.74401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2.142726">
                <text:p>2.14272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0.451367">
                <text:p>0.451367</text:p>
              </table:table-cell>
              <table:table-cell office:value-type="float" office:value="19.993266">
                <text:p>19.993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742973">
                <text:p>1.74297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2.031148">
                <text:p>2.03114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667">
                <text:p>0.450667</text:p>
              </table:table-cell>
              <table:table-cell office:value-type="float" office:value="19.014007">
                <text:p>19.0140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1.637355">
                <text:p>1.63735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2.082919">
                <text:p>2.08291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0.394578">
                <text:p>0.394578</text:p>
              </table:table-cell>
              <table:table-cell office:value-type="float" office:value="20.464869">
                <text:p>20.4648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856607">
                <text:p>1.85660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1.972124">
                <text:p>1.972124</text:p>
              </table:table-cell>
              <table:table-cell office:value-type="float" office:value="0.653217">
                <text:p>0.6532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0.507869">
                <text:p>0.507869</text:p>
              </table:table-cell>
              <table:table-cell office:value-type="float" office:value="18.0916">
                <text:p>18.09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2.135842">
                <text:p>2.13584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2.368372">
                <text:p>2.36837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016379">
                <text:p>1.016379</text:p>
              </table:table-cell>
              <table:table-cell office:value-type="float" office:value="16.325056">
                <text:p>16.3250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2.201713">
                <text:p>2.20171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2.760947">
                <text:p>2.76094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069073">
                <text:p>1.069073</text:p>
              </table:table-cell>
              <table:table-cell office:value-type="float" office:value="19.50093">
                <text:p>19.500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1.858332">
                <text:p>1.85833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2.256249">
                <text:p>2.25624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605">
                <text:p>0.281605</text:p>
              </table:table-cell>
              <table:table-cell office:value-type="float" office:value="22.969133">
                <text:p>22.9691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1.691848">
                <text:p>1.69184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2.086025">
                <text:p>2.08602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.393759">
                <text:p>0.393759</text:p>
              </table:table-cell>
              <table:table-cell office:value-type="float" office:value="20.174589">
                <text:p>20.17458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638024">
                <text:p>1.63802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2.006083">
                <text:p>2.00608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0.511191">
                <text:p>0.511191</text:p>
              </table:table-cell>
              <table:table-cell office:value-type="float" office:value="18.388085">
                <text:p>18.3880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745897">
                <text:p>1.74589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1.918173">
                <text:p>1.918173</text:p>
              </table:table-cell>
              <table:table-cell office:value-type="float" office:value="0.172958">
                <text:p>0.17295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0.225523">
                <text:p>0.225523</text:p>
              </table:table-cell>
              <table:table-cell office:value-type="float" office:value="20.74436">
                <text:p>20.744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1.74698">
                <text:p>1.7469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2.07794">
                <text:p>2.0779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0.452277">
                <text:p>0.452277</text:p>
              </table:table-cell>
              <table:table-cell office:value-type="float" office:value="19.779313">
                <text:p>19.7793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2.029868">
                <text:p>2.02986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2.423305">
                <text:p>2.42330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559">
                <text:p>0.563559</text:p>
              </table:table-cell>
              <table:table-cell office:value-type="float" office:value="21.859119">
                <text:p>21.8591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1.907025">
                <text:p>1.90702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2.267206">
                <text:p>2.26720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0.506181">
                <text:p>0.506181</text:p>
              </table:table-cell>
              <table:table-cell office:value-type="float" office:value="20.976804">
                <text:p>20.97680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577778">
                <text:p>1.57777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2.304784">
                <text:p>2.30478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0.452123">
                <text:p>0.452123</text:p>
              </table:table-cell>
              <table:table-cell office:value-type="float" office:value="21.851043">
                <text:p>21.85104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1.636237">
                <text:p>1.63623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2.138211">
                <text:p>2.13821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311">
                <text:p>0.563311</text:p>
              </table:table-cell>
              <table:table-cell office:value-type="float" office:value="19.061357">
                <text:p>19.06135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1.855278">
                <text:p>1.85527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2.092453">
                <text:p>2.09245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572">
                <text:p>0.450572</text:p>
              </table:table-cell>
              <table:table-cell office:value-type="float" office:value="19.879685">
                <text:p>19.8796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1.574314">
                <text:p>1.57431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1.692878">
                <text:p>1.692878</text:p>
              </table:table-cell>
              <table:table-cell office:value-type="float" office:value="0.916065">
                <text:p>0.91606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0.33839">
                <text:p>0.33839</text:p>
              </table:table-cell>
              <table:table-cell office:value-type="float" office:value="17.22883">
                <text:p>17.228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1.854647">
                <text:p>1.85464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2.037656">
                <text:p>2.03765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0.78505">
                <text:p>0.78505</text:p>
              </table:table-cell>
              <table:table-cell office:value-type="float" office:value="15.632416">
                <text:p>15.6324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690545">
                <text:p>1.69054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2.375382">
                <text:p>2.37538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0.726134">
                <text:p>0.726134</text:p>
              </table:table-cell>
              <table:table-cell office:value-type="float" office:value="19.633932">
                <text:p>19.6339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1.758025">
                <text:p>1.75802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2.201803">
                <text:p>2.20180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0.281948">
                <text:p>0.281948</text:p>
              </table:table-cell>
              <table:table-cell office:value-type="float" office:value="22.796898">
                <text:p>22.7968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857425">
                <text:p>1.85742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2.025597">
                <text:p>2.02559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339003">
                <text:p>0.339003</text:p>
              </table:table-cell>
              <table:table-cell office:value-type="float" office:value="20.373966">
                <text:p>20.3739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685622">
                <text:p>1.68562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1.977602">
                <text:p>1.97760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0.337875">
                <text:p>0.337875</text:p>
              </table:table-cell>
              <table:table-cell office:value-type="float" office:value="19.978441">
                <text:p>19.9784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1.581129">
                <text:p>1.58112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.028857">
                <text:p>2.028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337464">
                <text:p>0.33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845458">
                <text:p>0.84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338328">
                <text:p>0.33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6.978974">
                <text:p>36.97897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3.046358">
                <text:p>3.046358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5.077772">
                <text:p>5.07777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5.520406">
                <text:p>5.52040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4.962599">
                <text:p>4.962599</text:p>
              </table:table-cell>
              <table:table-cell office:value-type="float" office:value="6.294386">
                <text:p>6.2943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6.926378">
                <text:p>6.926378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6.823085">
                <text:p>6.823085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6.532521">
                <text:p>6.532521</text:p>
              </table:table-cell>
              <table:table-cell office:value-type="float" office:value="1.097545">
                <text:p>1.09754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4.848263">
                <text:p>4.848263</text:p>
              </table:table-cell>
              <table:table-cell office:value-type="float" office:value="16.556421">
                <text:p>16.5564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7.049079">
                <text:p>7.049079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6.474849">
                <text:p>6.474849</text:p>
              </table:table-cell>
              <table:table-cell office:value-type="float" office:value="2.776968">
                <text:p>2.7769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5.581632">
                <text:p>5.581632</text:p>
              </table:table-cell>
              <table:table-cell office:value-type="float" office:value="6.578475">
                <text:p>6.5784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7.096887">
                <text:p>7.096887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5.23879">
                <text:p>5.23879</text:p>
              </table:table-cell>
              <table:table-cell office:value-type="float" office:value="16.543319">
                <text:p>16.54331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6.656602">
                <text:p>6.65660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5.917668">
                <text:p>5.917668</text:p>
              </table:table-cell>
              <table:table-cell office:value-type="float" office:value="4.475476">
                <text:p>4.4754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6.818579">
                <text:p>6.818579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6.248833">
                <text:p>6.248833</text:p>
              </table:table-cell>
              <table:table-cell office:value-type="float" office:value="2.484833">
                <text:p>2.48483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6.035149">
                <text:p>6.035149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6.198043">
                <text:p>6.19804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6.312752">
                <text:p>6.31275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5.857441">
                <text:p>5.857441</text:p>
              </table:table-cell>
              <table:table-cell office:value-type="float" office:value="1.701891">
                <text:p>1.70189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5.917965">
                <text:p>5.917965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6.143177">
                <text:p>6.143177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6.136709">
                <text:p>6.136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.287426">
                <text:p>4.287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.649474">
                <text:p>2.64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.630783">
                <text:p>1.63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562631">
                <text:p>0.56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56347">
                <text:p>0.05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front_wheel_stats.A2:right_front_wheel_stats.A153 right_front_wheel_stats.G1:right_front_wheel_stats.G153" chart:data-source-has-labels="both" svg:x="0.674cm" svg:y="0.062cm" svg:width="27.894cm" svg:height="3.008cm">
          <chartooo:coordinate-region svg:x="1.411cm" svg:y="0.186cm" svg:width="27.157cm" svg:height="1.883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G2:right_front_wheel_stats.G153" chart:label-cell-address="right_front_wheel_stats.G1:righ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front_wheel_stats.G1:righ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G2:righ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5691">
                <text:p>0.1456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83821">
                <text:p>0.18382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64032">
                <text:p>0.9640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10148">
                <text:p>0.2101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3775">
                <text:p>0.45377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017">
                <text:p>0.7001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11396">
                <text:p>0.41139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97818">
                <text:p>0.2978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front_wheel_stats.A2:right_front_wheel_stats.A153 right_front_wheel_stats.H1:right_front_wheel_stats.I153" chart:data-source-has-labels="both" svg:x="0.654cm" svg:y="0.062cm" svg:width="27.973cm" svg:height="3.008cm">
          <chartooo:coordinate-region svg:x="1.214cm" svg:y="0.207cm" svg:width="27.413cm" svg:height="2.632cm"/>
          <chart:axis chart:dimension="x" chart:name="primary-x" chart:style-name="ch4" chartooo:axis-type="auto">
            <chartooo:date-scale/>
            <chart:categories table:cell-range-address="right_front_wheel_stats.A2:righ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front_wheel_stats.H2:right_front_wheel_stats.H153" chart:label-cell-address="right_front_wheel_stats.H1:right_front_wheel_stats.H1" chart:class="chart:line">
            <chart:data-point chart:repeated="152"/>
          </chart:series>
          <chart:series chart:style-name="ch7" chart:values-cell-range-address="right_front_wheel_stats.I2:right_front_wheel_stats.I153" chart:label-cell-address="right_front_wheel_stats.I1:righ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front_wheel_stats.H1:right_front_wheel_stats.H1</svg:desc>
                </draw:g>
              </table:table-cell>
              <table:table-cell office:value-type="string">
                <text:p>Ki*integral</text:p>
                <draw:g>
                  <svg:desc>right_front_wheel_stats.I1:righ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front_wheel_stats.A2:right_front_wheel_stats.A153</svg:desc>
                </draw:g>
              </table:table-cell>
              <table:table-cell office:value-type="float" office:value="0">
                <text:p>0</text:p>
                <draw:g>
                  <svg:desc>right_front_wheel_stats.H2:right_front_wheel_stats.H153</svg:desc>
                </draw:g>
              </table:table-cell>
              <table:table-cell office:value-type="float" office:value="0">
                <text:p>0</text:p>
                <draw:g>
                  <svg:desc>right_front_wheel_stats.I2:righ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175009">
                <text:p>0.1750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348526">
                <text:p>-1.348526</text:p>
              </table:table-cell>
              <table:table-cell office:value-type="float" office:value="0.040489">
                <text:p>0.0404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45953">
                <text:p>-1.45953</text:p>
              </table:table-cell>
              <table:table-cell office:value-type="float" office:value="-0.105952">
                <text:p>-0.1059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7219">
                <text:p>0.797219</text:p>
              </table:table-cell>
              <table:table-cell office:value-type="float" office:value="-0.026052">
                <text:p>-0.0260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9831">
                <text:p>0.009831</text:p>
              </table:table-cell>
              <table:table-cell office:value-type="float" office:value="-0.025071">
                <text:p>-0.0250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38888">
                <text:p>-0.38888</text:p>
              </table:table-cell>
              <table:table-cell office:value-type="float" office:value="-0.063884">
                <text:p>-0.0638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02479">
                <text:p>1.302479</text:p>
              </table:table-cell>
              <table:table-cell office:value-type="float" office:value="0.066699">
                <text:p>0.0666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0873">
                <text:p>0.010873</text:p>
              </table:table-cell>
              <table:table-cell office:value-type="float" office:value="0.067783">
                <text:p>0.0677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277302">
                <text:p>-0.277302</text:p>
              </table:table-cell>
              <table:table-cell office:value-type="float" office:value="0.039981">
                <text:p>0.0399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03179">
                <text:p>1.303179</text:p>
              </table:table-cell>
              <table:table-cell office:value-type="float" office:value="0.17045">
                <text:p>0.170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16491">
                <text:p>0.116491</text:p>
              </table:table-cell>
              <table:table-cell office:value-type="float" office:value="0.007097">
                <text:p>0.0070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329073">
                <text:p>-0.329073</text:p>
              </table:table-cell>
              <table:table-cell office:value-type="float" office:value="0.108576">
                <text:p>0.108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359268">
                <text:p>1.359268</text:p>
              </table:table-cell>
              <table:table-cell office:value-type="float" office:value="0.390318">
                <text:p>0.3903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02761">
                <text:p>-0.102761</text:p>
              </table:table-cell>
              <table:table-cell office:value-type="float" office:value="0.300117">
                <text:p>0.3001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218277">
                <text:p>-0.218277</text:p>
              </table:table-cell>
              <table:table-cell office:value-type="float" office:value="0.277395">
                <text:p>0.2773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45977">
                <text:p>1.245977</text:p>
              </table:table-cell>
              <table:table-cell office:value-type="float" office:value="0.440733">
                <text:p>0.4407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381996">
                <text:p>-0.381996</text:p>
              </table:table-cell>
              <table:table-cell office:value-type="float" office:value="0.272016">
                <text:p>0.272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14526">
                <text:p>-0.614526</text:p>
              </table:table-cell>
              <table:table-cell office:value-type="float" office:value="0.209337">
                <text:p>0.2093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37467">
                <text:p>0.737467</text:p>
              </table:table-cell>
              <table:table-cell office:value-type="float" office:value="0.31087">
                <text:p>0.310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47867">
                <text:p>-0.447867</text:p>
              </table:table-cell>
              <table:table-cell office:value-type="float" office:value="0.135798">
                <text:p>0.13579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0071">
                <text:p>-1.0071</text:p>
              </table:table-cell>
              <table:table-cell office:value-type="float" office:value="0.022971">
                <text:p>0.0229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84774">
                <text:p>0.684774</text:p>
              </table:table-cell>
              <table:table-cell office:value-type="float" office:value="0.124413">
                <text:p>0.1244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104486">
                <text:p>-0.104486</text:p>
              </table:table-cell>
              <table:table-cell office:value-type="float" office:value="-0.021294">
                <text:p>-0.0212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502403">
                <text:p>-0.502403</text:p>
              </table:table-cell>
              <table:table-cell office:value-type="float" office:value="-0.061473">
                <text:p>-0.0614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472241">
                <text:p>1.472241</text:p>
              </table:table-cell>
              <table:table-cell office:value-type="float" office:value="0.10833">
                <text:p>0.108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61999">
                <text:p>0.061999</text:p>
              </table:table-cell>
              <table:table-cell office:value-type="float" office:value="-0.010065">
                <text:p>-0.01006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32179">
                <text:p>-0.332179</text:p>
              </table:table-cell>
              <table:table-cell office:value-type="float" office:value="-0.005207">
                <text:p>-0.0052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360087">
                <text:p>1.360087</text:p>
              </table:table-cell>
              <table:table-cell office:value-type="float" office:value="0.192838">
                <text:p>0.192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15822">
                <text:p>0.115822</text:p>
              </table:table-cell>
              <table:table-cell office:value-type="float" office:value="0.130732">
                <text:p>0.1307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52237">
                <text:p>-0.252237</text:p>
              </table:table-cell>
              <table:table-cell office:value-type="float" office:value="0.150075">
                <text:p>0.1500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242655">
                <text:p>1.242655</text:p>
              </table:table-cell>
              <table:table-cell office:value-type="float" office:value="0.37495">
                <text:p>0.374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7949">
                <text:p>0.007949</text:p>
              </table:table-cell>
              <table:table-cell office:value-type="float" office:value="0.307345">
                <text:p>0.3073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64327">
                <text:p>-0.164327</text:p>
              </table:table-cell>
              <table:table-cell office:value-type="float" office:value="0.301271">
                <text:p>0.30127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528323">
                <text:p>1.528323</text:p>
              </table:table-cell>
              <table:table-cell office:value-type="float" office:value="0.504299">
                <text:p>0.5042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6867">
                <text:p>0.006867</text:p>
              </table:table-cell>
              <table:table-cell office:value-type="float" office:value="0.356922">
                <text:p>0.35692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24094">
                <text:p>-0.324094</text:p>
              </table:table-cell>
              <table:table-cell office:value-type="float" office:value="0.318338">
                <text:p>0.31833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301569">
                <text:p>1.301569</text:p>
              </table:table-cell>
              <table:table-cell office:value-type="float" office:value="0.481889">
                <text:p>0.481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276022">
                <text:p>-0.276022</text:p>
              </table:table-cell>
              <table:table-cell office:value-type="float" office:value="0.317958">
                <text:p>0.31795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669459">
                <text:p>-0.669459</text:p>
              </table:table-cell>
              <table:table-cell office:value-type="float" office:value="0.239158">
                <text:p>0.23915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90287">
                <text:p>1.190287</text:p>
              </table:table-cell>
              <table:table-cell office:value-type="float" office:value="0.383873">
                <text:p>0.38387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53179">
                <text:p>-0.153179</text:p>
              </table:table-cell>
              <table:table-cell office:value-type="float" office:value="0.244923">
                <text:p>0.2449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51336">
                <text:p>-0.51336</text:p>
              </table:table-cell>
              <table:table-cell office:value-type="float" office:value="0.192628">
                <text:p>0.1926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247665">
                <text:p>1.247665</text:p>
              </table:table-cell>
              <table:table-cell office:value-type="float" office:value="0.333652">
                <text:p>0.3336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76068">
                <text:p>0.176068</text:p>
              </table:table-cell>
              <table:table-cell office:value-type="float" office:value="0.198788">
                <text:p>0.1987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50938">
                <text:p>-0.550938</text:p>
              </table:table-cell>
              <table:table-cell office:value-type="float" office:value="0.143157">
                <text:p>0.1431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301723">
                <text:p>1.301723</text:p>
              </table:table-cell>
              <table:table-cell office:value-type="float" office:value="0.306045">
                <text:p>0.30604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7609">
                <text:p>0.117609</text:p>
              </table:table-cell>
              <table:table-cell office:value-type="float" office:value="0.187508">
                <text:p>0.18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384365">
                <text:p>-0.384365</text:p>
              </table:table-cell>
              <table:table-cell office:value-type="float" office:value="0.176582">
                <text:p>0.1765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190535">
                <text:p>1.190535</text:p>
              </table:table-cell>
              <table:table-cell office:value-type="float" office:value="0.362772">
                <text:p>0.3627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101432">
                <text:p>-0.101432</text:p>
              </table:table-cell>
              <table:table-cell office:value-type="float" office:value="0.233227">
                <text:p>0.2332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38607">
                <text:p>-0.338607</text:p>
              </table:table-cell>
              <table:table-cell office:value-type="float" office:value="0.214451">
                <text:p>0.2144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303274">
                <text:p>1.303274</text:p>
              </table:table-cell>
              <table:table-cell office:value-type="float" office:value="0.396219">
                <text:p>0.3962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79533">
                <text:p>0.179533</text:p>
              </table:table-cell>
              <table:table-cell office:value-type="float" office:value="0.28962">
                <text:p>0.2896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0969">
                <text:p>0.060969</text:p>
              </table:table-cell>
              <table:table-cell office:value-type="float" office:value="0.278077">
                <text:p>0.2780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415456">
                <text:p>1.415456</text:p>
              </table:table-cell>
              <table:table-cell office:value-type="float" office:value="0.474147">
                <text:p>0.4741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100801">
                <text:p>-0.100801</text:p>
              </table:table-cell>
              <table:table-cell office:value-type="float" office:value="0.333695">
                <text:p>0.3336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28381">
                <text:p>-0.28381</text:p>
              </table:table-cell>
              <table:table-cell office:value-type="float" office:value="0.293504">
                <text:p>0.2935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8796">
                <text:p>0.968796</text:p>
              </table:table-cell>
              <table:table-cell office:value-type="float" office:value="0.429143">
                <text:p>0.42914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63301">
                <text:p>0.063301</text:p>
              </table:table-cell>
              <table:table-cell office:value-type="float" office:value="0.316411">
                <text:p>0.3164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621536">
                <text:p>-0.621536</text:p>
              </table:table-cell>
              <table:table-cell office:value-type="float" office:value="0.264132">
                <text:p>0.2641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027712">
                <text:p>1.027712</text:p>
              </table:table-cell>
              <table:table-cell office:value-type="float" office:value="0.401182">
                <text:p>0.4011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04178">
                <text:p>-0.004178</text:p>
              </table:table-cell>
              <table:table-cell office:value-type="float" office:value="0.270497">
                <text:p>0.2704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447957">
                <text:p>-0.447957</text:p>
              </table:table-cell>
              <table:table-cell office:value-type="float" office:value="0.207759">
                <text:p>0.20775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471898">
                <text:p>1.471898</text:p>
              </table:table-cell>
              <table:table-cell office:value-type="float" office:value="0.348623">
                <text:p>0.34862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103579">
                <text:p>-0.103579</text:p>
              </table:table-cell>
              <table:table-cell office:value-type="float" office:value="0.197143">
                <text:p>0.19714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27175">
                <text:p>-0.27175</text:p>
              </table:table-cell>
              <table:table-cell office:value-type="float" office:value="0.179945">
                <text:p>0.17994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414843">
                <text:p>1.414843</text:p>
              </table:table-cell>
              <table:table-cell office:value-type="float" office:value="0.349973">
                <text:p>0.3499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68225">
                <text:p>0.068225</text:p>
              </table:table-cell>
              <table:table-cell office:value-type="float" office:value="0.259559">
                <text:p>0.2595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223756">
                <text:p>-0.223756</text:p>
              </table:table-cell>
              <table:table-cell office:value-type="float" office:value="0.230906">
                <text:p>0.23090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415971">
                <text:p>1.415971</text:p>
              </table:table-cell>
              <table:table-cell office:value-type="float" office:value="0.435077">
                <text:p>0.43507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72717">
                <text:p>0.172717</text:p>
              </table:table-cell>
              <table:table-cell office:value-type="float" office:value="0.349493">
                <text:p>0.34949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2.028857">
                <text:p>-2.028857</text:p>
              </table:table-cell>
              <table:table-cell office:value-type="float" office:value="0.148695">
                <text:p>0.14869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337464">
                <text:p>-0.337464</text:p>
              </table:table-cell>
              <table:table-cell office:value-type="float" office:value="0.159869">
                <text:p>0.1598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45458">
                <text:p>-0.845458</text:p>
              </table:table-cell>
              <table:table-cell office:value-type="float" office:value="-0.071805">
                <text:p>-0.07180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338328">
                <text:p>-0.338328</text:p>
              </table:table-cell>
              <table:table-cell office:value-type="float" office:value="-0.09532">
                <text:p>-0.095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068105">
                <text:p>-0.0681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209678">
                <text:p>-0.2096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.091553">
                <text:p>0.0915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0565">
                <text:p>0.030565</text:p>
              </table:table-cell>
              <table:table-cell office:value-type="float" office:value="0.116963">
                <text:p>0.11696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2.000849">
                <text:p>-2.000849</text:p>
              </table:table-cell>
              <table:table-cell office:value-type="float" office:value="-0.224532">
                <text:p>-0.22453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2.443483">
                <text:p>-2.443483</text:p>
              </table:table-cell>
              <table:table-cell office:value-type="float" office:value="-0.486484">
                <text:p>-0.4864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885676">
                <text:p>-1.885676</text:p>
              </table:table-cell>
              <table:table-cell office:value-type="float" office:value="-0.473872">
                <text:p>-0.4738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3.849455">
                <text:p>-3.849455</text:p>
              </table:table-cell>
              <table:table-cell office:value-type="float" office:value="-0.825072">
                <text:p>-0.82507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3.746162">
                <text:p>-3.746162</text:p>
              </table:table-cell>
              <table:table-cell office:value-type="float" office:value="-1.114676">
                <text:p>-1.1146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3.455598">
                <text:p>-3.455598</text:p>
              </table:table-cell>
              <table:table-cell office:value-type="float" office:value="-1.426689">
                <text:p>-1.42668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77134">
                <text:p>-1.77134</text:p>
              </table:table-cell>
              <table:table-cell office:value-type="float" office:value="-1.603698">
                <text:p>-1.60369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3.972156">
                <text:p>-3.972156</text:p>
              </table:table-cell>
              <table:table-cell office:value-type="float" office:value="-2.001473">
                <text:p>-2.0014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3.397926">
                <text:p>-3.397926</text:p>
              </table:table-cell>
              <table:table-cell office:value-type="float" office:value="-2.649036">
                <text:p>-2.6490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2.504709">
                <text:p>-2.504709</text:p>
              </table:table-cell>
              <table:table-cell office:value-type="float" office:value="-2.903185">
                <text:p>-2.9031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4.019964">
                <text:p>-4.019964</text:p>
              </table:table-cell>
              <table:table-cell office:value-type="float" office:value="-3.10741">
                <text:p>-3.1074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2.161867">
                <text:p>-2.161867</text:p>
              </table:table-cell>
              <table:table-cell office:value-type="float" office:value="-3.077646">
                <text:p>-3.07764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3.579679">
                <text:p>-3.579679</text:p>
              </table:table-cell>
              <table:table-cell office:value-type="float" office:value="-3.246802">
                <text:p>-3.2468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2.840745">
                <text:p>-2.840745</text:p>
              </table:table-cell>
              <table:table-cell office:value-type="float" office:value="-3.146206">
                <text:p>-3.14620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3.741656">
                <text:p>-3.741656</text:p>
              </table:table-cell>
              <table:table-cell office:value-type="float" office:value="-3.145786">
                <text:p>-3.14578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3.17191">
                <text:p>-3.17191</text:p>
              </table:table-cell>
              <table:table-cell office:value-type="float" office:value="-3.117121">
                <text:p>-3.11712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2.958226">
                <text:p>-2.958226</text:p>
              </table:table-cell>
              <table:table-cell office:value-type="float" office:value="-3.235879">
                <text:p>-3.23587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3.12112">
                <text:p>-3.12112</text:p>
              </table:table-cell>
              <table:table-cell office:value-type="float" office:value="-3.15">
                <text:p>-3.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3.235829">
                <text:p>-3.235829</text:p>
              </table:table-cell>
              <table:table-cell office:value-type="float" office:value="-3.135263">
                <text:p>-3.1352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2.780518">
                <text:p>-2.780518</text:p>
              </table:table-cell>
              <table:table-cell office:value-type="float" office:value="-3.161368">
                <text:p>-3.1613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2.841042">
                <text:p>-2.841042</text:p>
              </table:table-cell>
              <table:table-cell office:value-type="float" office:value="-3.041541">
                <text:p>-3.04154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3.066253">
                <text:p>-3.066253</text:p>
              </table:table-cell>
              <table:table-cell office:value-type="float" office:value="-3.133859">
                <text:p>-3.13385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6.136709">
                <text:p>-6.136709</text:p>
              </table:table-cell>
              <table:table-cell office:value-type="float" office:value="-3.388966">
                <text:p>-3.38896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4.287426">
                <text:p>-4.287426</text:p>
              </table:table-cell>
              <table:table-cell office:value-type="float" office:value="-3.536251">
                <text:p>-3.53625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2.649474">
                <text:p>-2.649474</text:p>
              </table:table-cell>
              <table:table-cell office:value-type="float" office:value="-3.427782">
                <text:p>-3.42778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630783">
                <text:p>-1.630783</text:p>
              </table:table-cell>
              <table:table-cell office:value-type="float" office:value="-3.27326">
                <text:p>-3.2732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562631">
                <text:p>-0.562631</text:p>
              </table:table-cell>
              <table:table-cell office:value-type="float" office:value="-3.033861">
                <text:p>-3.03386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056347">
                <text:p>-0.056347</text:p>
              </table:table-cell>
              <table:table-cell office:value-type="float" office:value="-2.72759">
                <text:p>-2.7275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2.402814">
                <text:p>-2.40281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2.125599">
                <text:p>-2.1255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1.841508">
                <text:p>-1.84150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-1.534448">
                <text:p>-1.5344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0.921581">
                <text:p>-0.92158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0.490073">
                <text:p>-0.49007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0.224691">
                <text:p>-0.22469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0.061993">
                <text:p>-0.06199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0.005626">
                <text:p>-0.00562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back_wheel_stats.A2:left_back_wheel_stats.A153 left_back_wheel_stats.G1:left_back_wheel_stats.G153" chart:data-source-has-labels="both" svg:x="0.674cm" svg:y="0.062cm" svg:width="27.894cm" svg:height="3.008cm">
          <chartooo:coordinate-region svg:x="1.521cm" svg:y="0.251cm" svg:width="27.047cm" svg:height="2.631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G2:left_back_wheel_stats.G153" chart:label-cell-address="left_back_wheel_stats.G1:left_back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back_wheel_stats.G1:lef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G2:left_back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7159">
                <text:p>0.371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126886">
                <text:p>0.1268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93cm" svg:height="3.134cm" xlink:href=".." xlink:type="simple" chart:class="chart:line" chart:style-name="ch1">
        <chart:legend chart:legend-position="end" svg:x="28.951cm" svg:y="0.803cm" style:legend-expansion="high" chart:style-name="ch2"/>
        <chart:plot-area chart:style-name="ch3" table:cell-range-address="left_back_wheel_stats.A2:left_back_wheel_stats.A153 left_back_wheel_stats.H1:left_back_wheel_stats.J153" chart:data-source-has-labels="both" svg:x="0.647cm" svg:y="0.062cm" svg:width="27.657cm" svg:height="3.01cm">
          <chartooo:coordinate-region svg:x="1.406cm" svg:y="0.25cm" svg:width="26.898cm" svg:height="2.634cm"/>
          <chart:axis chart:dimension="x" chart:name="primary-x" chart:style-name="ch4" chartooo:axis-type="auto">
            <chartooo:date-scale/>
            <chart:categories table:cell-range-address="left_back_wheel_stats.A2:left_back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back_wheel_stats.H2:left_back_wheel_stats.H153" chart:label-cell-address="left_back_wheel_stats.H1:left_back_wheel_stats.H1" chart:class="chart:line">
            <chart:data-point chart:repeated="152"/>
          </chart:series>
          <chart:series chart:style-name="ch7" chart:values-cell-range-address="left_back_wheel_stats.I2:left_back_wheel_stats.I153" chart:label-cell-address="left_back_wheel_stats.I1:left_back_wheel_stats.I1" chart:class="chart:line">
            <chart:data-point chart:repeated="152"/>
          </chart:series>
          <chart:series chart:style-name="ch8" chart:values-cell-range-address="left_back_wheel_stats.J2:left_back_wheel_stats.J153" chart:label-cell-address="left_back_wheel_stats.J1:left_back_wheel_stats.J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back_wheel_stats.H1:left_back_wheel_stats.H1</svg:desc>
                </draw:g>
              </table:table-cell>
              <table:table-cell office:value-type="string">
                <text:p>Ki*integral</text:p>
                <draw:g>
                  <svg:desc>left_back_wheel_stats.I1:left_back_wheel_stats.I1</svg:desc>
                </draw:g>
              </table:table-cell>
              <table:table-cell office:value-type="string">
                <text:p>Kd*derivative</text:p>
                <draw:g>
                  <svg:desc>left_back_wheel_stats.J1:left_back_wheel_stats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back_wheel_stats.A2:left_back_wheel_stats.A153</svg:desc>
                </draw:g>
              </table:table-cell>
              <table:table-cell office:value-type="float" office:value="0">
                <text:p>0</text:p>
                <draw:g>
                  <svg:desc>left_back_wheel_stats.H2:left_back_wheel_stats.H153</svg:desc>
                </draw:g>
              </table:table-cell>
              <table:table-cell office:value-type="float" office:value="0">
                <text:p>0</text:p>
                <draw:g>
                  <svg:desc>left_back_wheel_stats.I2:left_back_wheel_stats.I153</svg:desc>
                </draw:g>
              </table:table-cell>
              <table:table-cell office:value-type="float" office:value="0">
                <text:p>0</text:p>
                <draw:g>
                  <svg:desc>left_back_wheel_stats.J2:left_back_wheel_stats.J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6071">
                <text:p>-0.176071</text:p>
              </table:table-cell>
              <table:table-cell office:value-type="float" office:value="-17.470127">
                <text:p>-17.4701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3679">
                <text:p>0.953679</text:p>
              </table:table-cell>
              <table:table-cell office:value-type="float" office:value="-0.081666">
                <text:p>-0.081666</text:p>
              </table:table-cell>
              <table:table-cell office:value-type="float" office:value="27.351508">
                <text:p>27.3515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41405">
                <text:p>1.741405</text:p>
              </table:table-cell>
              <table:table-cell office:value-type="float" office:value="0.094216">
                <text:p>0.094216</text:p>
              </table:table-cell>
              <table:table-cell office:value-type="float" office:value="7.799279">
                <text:p>7.7992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966035">
                <text:p>-0.966035</text:p>
              </table:table-cell>
              <table:table-cell office:value-type="float" office:value="-0.002387">
                <text:p>-0.002387</text:p>
              </table:table-cell>
              <table:table-cell office:value-type="float" office:value="-27.074619">
                <text:p>-27.0746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6427">
                <text:p>0.046427</text:p>
              </table:table-cell>
              <table:table-cell office:value-type="float" office:value="0.002256">
                <text:p>0.002256</text:p>
              </table:table-cell>
              <table:table-cell office:value-type="float" office:value="10.124537">
                <text:p>10.1245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0817">
                <text:p>0.670817</text:p>
              </table:table-cell>
              <table:table-cell office:value-type="float" office:value="0.069284">
                <text:p>0.069284</text:p>
              </table:table-cell>
              <table:table-cell office:value-type="float" office:value="6.248898">
                <text:p>6.248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415321">
                <text:p>-1.415321</text:p>
              </table:table-cell>
              <table:table-cell office:value-type="float" office:value="-0.072294">
                <text:p>-0.072294</text:p>
              </table:table-cell>
              <table:table-cell office:value-type="float" office:value="-20.854686">
                <text:p>-20.854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5352">
                <text:p>0.045352</text:p>
              </table:table-cell>
              <table:table-cell office:value-type="float" office:value="-0.067801">
                <text:p>-0.067801</text:p>
              </table:table-cell>
              <table:table-cell office:value-type="float" office:value="14.744439">
                <text:p>14.7444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28668">
                <text:p>0.728668</text:p>
              </table:table-cell>
              <table:table-cell office:value-type="float" office:value="0.006049">
                <text:p>0.006049</text:p>
              </table:table-cell>
              <table:table-cell office:value-type="float" office:value="6.742149">
                <text:p>6.7421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584846">
                <text:p>-1.584846</text:p>
              </table:table-cell>
              <table:table-cell office:value-type="float" office:value="-0.151979">
                <text:p>-0.151979</text:p>
              </table:table-cell>
              <table:table-cell office:value-type="float" office:value="-23.201929">
                <text:p>-23.2019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116491">
                <text:p>-0.116491</text:p>
              </table:table-cell>
              <table:table-cell office:value-type="float" office:value="0.012438">
                <text:p>0.012438</text:p>
              </table:table-cell>
              <table:table-cell office:value-type="float" office:value="14.678282">
                <text:p>14.678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1664">
                <text:p>0.441664</text:p>
              </table:table-cell>
              <table:table-cell office:value-type="float" office:value="-0.037618">
                <text:p>-0.037618</text:p>
              </table:table-cell>
              <table:table-cell office:value-type="float" office:value="5.558582">
                <text:p>5.5585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528373">
                <text:p>-1.528373</text:p>
              </table:table-cell>
              <table:table-cell office:value-type="float" office:value="-0.365531">
                <text:p>-0.365531</text:p>
              </table:table-cell>
              <table:table-cell office:value-type="float" office:value="-19.804736">
                <text:p>-19.8047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234804">
                <text:p>-0.234804</text:p>
              </table:table-cell>
              <table:table-cell office:value-type="float" office:value="-0.292336">
                <text:p>-0.292336</text:p>
              </table:table-cell>
              <table:table-cell office:value-type="float" office:value="12.975795">
                <text:p>12.9757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6356">
                <text:p>0.556356</text:p>
              </table:table-cell>
              <table:table-cell office:value-type="float" office:value="-0.241295">
                <text:p>-0.241295</text:p>
              </table:table-cell>
              <table:table-cell office:value-type="float" office:value="7.904727">
                <text:p>7.9047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415267">
                <text:p>-1.415267</text:p>
              </table:table-cell>
              <table:table-cell office:value-type="float" office:value="-0.449691">
                <text:p>-0.449691</text:p>
              </table:table-cell>
              <table:table-cell office:value-type="float" office:value="-19.738313">
                <text:p>-19.7383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180068">
                <text:p>-0.180068</text:p>
              </table:table-cell>
              <table:table-cell office:value-type="float" office:value="-0.326012">
                <text:p>-0.326012</text:p>
              </table:table-cell>
              <table:table-cell office:value-type="float" office:value="12.427046">
                <text:p>12.427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96475">
                <text:p>0.896475</text:p>
              </table:table-cell>
              <table:table-cell office:value-type="float" office:value="-0.239707">
                <text:p>-0.239707</text:p>
              </table:table-cell>
              <table:table-cell office:value-type="float" office:value="10.62905">
                <text:p>10.62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07626">
                <text:p>-1.07626</text:p>
              </table:table-cell>
              <table:table-cell office:value-type="float" office:value="-0.420817">
                <text:p>-0.420817</text:p>
              </table:table-cell>
              <table:table-cell office:value-type="float" office:value="-19.794666">
                <text:p>-19.7946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2688">
                <text:p>0.052688</text:p>
              </table:table-cell>
              <table:table-cell office:value-type="float" office:value="-0.257585">
                <text:p>-0.257585</text:p>
              </table:table-cell>
              <table:table-cell office:value-type="float" office:value="11.429942">
                <text:p>11.4299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063446">
                <text:p>1.063446</text:p>
              </table:table-cell>
              <table:table-cell office:value-type="float" office:value="-0.139255">
                <text:p>-0.139255</text:p>
              </table:table-cell>
              <table:table-cell office:value-type="float" office:value="10.076147">
                <text:p>10.0761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247443">
                <text:p>-1.247443</text:p>
              </table:table-cell>
              <table:table-cell office:value-type="float" office:value="-0.309159">
                <text:p>-0.309159</text:p>
              </table:table-cell>
              <table:table-cell office:value-type="float" office:value="-22.959697">
                <text:p>-22.9596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04486">
                <text:p>0.104486</text:p>
              </table:table-cell>
              <table:table-cell office:value-type="float" office:value="-0.146795">
                <text:p>-0.146795</text:p>
              </table:table-cell>
              <table:table-cell office:value-type="float" office:value="13.67212">
                <text:p>13.672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89591">
                <text:p>0.389591</text:p>
              </table:table-cell>
              <table:table-cell office:value-type="float" office:value="-0.083888">
                <text:p>-0.083888</text:p>
              </table:table-cell>
              <table:table-cell office:value-type="float" office:value="2.812043">
                <text:p>2.8120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584883">
                <text:p>-1.584883</text:p>
              </table:table-cell>
              <table:table-cell office:value-type="float" office:value="-0.298062">
                <text:p>-0.298062</text:p>
              </table:table-cell>
              <table:table-cell office:value-type="float" office:value="-19.744567">
                <text:p>-19.7445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61999">
                <text:p>-0.061999</text:p>
              </table:table-cell>
              <table:table-cell office:value-type="float" office:value="-0.16278">
                <text:p>-0.16278</text:p>
              </table:table-cell>
              <table:table-cell office:value-type="float" office:value="15.511441">
                <text:p>15.51144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32179">
                <text:p>0.332179</text:p>
              </table:table-cell>
              <table:table-cell office:value-type="float" office:value="-0.111512">
                <text:p>-0.111512</text:p>
              </table:table-cell>
              <table:table-cell office:value-type="float" office:value="3.923767">
                <text:p>3.923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585092">
                <text:p>-1.585092</text:p>
              </table:table-cell>
              <table:table-cell office:value-type="float" office:value="-0.362829">
                <text:p>-0.362829</text:p>
              </table:table-cell>
              <table:table-cell office:value-type="float" office:value="-18.932632">
                <text:p>-18.9326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002855">
                <text:p>-0.002855</text:p>
              </table:table-cell>
              <table:table-cell office:value-type="float" office:value="-0.255856">
                <text:p>-0.255856</text:p>
              </table:table-cell>
              <table:table-cell office:value-type="float" office:value="15.74663">
                <text:p>15.746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3086">
                <text:p>0.53086</text:p>
              </table:table-cell>
              <table:table-cell office:value-type="float" office:value="-0.208093">
                <text:p>-0.208093</text:p>
              </table:table-cell>
              <table:table-cell office:value-type="float" office:value="5.349123">
                <text:p>5.3491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640248">
                <text:p>-1.640248</text:p>
              </table:table-cell>
              <table:table-cell office:value-type="float" office:value="-0.477985">
                <text:p>-0.477985</text:p>
              </table:table-cell>
              <table:table-cell office:value-type="float" office:value="-21.818675">
                <text:p>-21.8186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289545">
                <text:p>-0.289545</text:p>
              </table:table-cell>
              <table:table-cell office:value-type="float" office:value="-0.381662">
                <text:p>-0.381662</text:p>
              </table:table-cell>
              <table:table-cell office:value-type="float" office:value="13.37897">
                <text:p>13.378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3578">
                <text:p>0.333578</text:p>
              </table:table-cell>
              <table:table-cell office:value-type="float" office:value="-0.358754">
                <text:p>-0.358754</text:p>
              </table:table-cell>
              <table:table-cell office:value-type="float" office:value="6.253495">
                <text:p>6.2534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528323">
                <text:p>-1.528323</text:p>
              </table:table-cell>
              <table:table-cell office:value-type="float" office:value="-0.550435">
                <text:p>-0.550435</text:p>
              </table:table-cell>
              <table:table-cell office:value-type="float" office:value="-18.698691">
                <text:p>-18.6986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119575">
                <text:p>-0.119575</text:p>
              </table:table-cell>
              <table:table-cell office:value-type="float" office:value="-0.403782">
                <text:p>-0.403782</text:p>
              </table:table-cell>
              <table:table-cell office:value-type="float" office:value="14.231049">
                <text:p>14.2310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67934">
                <text:p>0.267934</text:p>
              </table:table-cell>
              <table:table-cell office:value-type="float" office:value="-0.370408">
                <text:p>-0.370408</text:p>
              </table:table-cell>
              <table:table-cell office:value-type="float" office:value="3.805003">
                <text:p>3.8050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640777">
                <text:p>-1.640777</text:p>
              </table:table-cell>
              <table:table-cell office:value-type="float" office:value="-0.566685">
                <text:p>-0.566685</text:p>
              </table:table-cell>
              <table:table-cell office:value-type="float" office:value="-19.224353">
                <text:p>-19.224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0481">
                <text:p>0.050481</text:p>
              </table:table-cell>
              <table:table-cell office:value-type="float" office:value="-0.401177">
                <text:p>-0.401177</text:p>
              </table:table-cell>
              <table:table-cell office:value-type="float" office:value="17.113671">
                <text:p>17.1136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233018">
                <text:p>1.233018</text:p>
              </table:table-cell>
              <table:table-cell office:value-type="float" office:value="-0.27528">
                <text:p>-0.27528</text:p>
              </table:table-cell>
              <table:table-cell office:value-type="float" office:value="11.608067">
                <text:p>11.6080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570372">
                <text:p>-0.570372</text:p>
              </table:table-cell>
              <table:table-cell office:value-type="float" office:value="-0.384927">
                <text:p>-0.384927</text:p>
              </table:table-cell>
              <table:table-cell office:value-type="float" office:value="-18.147664">
                <text:p>-18.14766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01891">
                <text:p>0.601891</text:p>
              </table:table-cell>
              <table:table-cell office:value-type="float" office:value="-0.162354">
                <text:p>-0.162354</text:p>
              </table:table-cell>
              <table:table-cell office:value-type="float" office:value="11.886932">
                <text:p>11.88693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250201">
                <text:p>1.250201</text:p>
              </table:table-cell>
              <table:table-cell office:value-type="float" office:value="-0.006513">
                <text:p>-0.006513</text:p>
              </table:table-cell>
              <table:table-cell office:value-type="float" office:value="6.401726">
                <text:p>6.4017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303907">
                <text:p>-1.303907</text:p>
              </table:table-cell>
              <table:table-cell office:value-type="float" office:value="-0.169961">
                <text:p>-0.169961</text:p>
              </table:table-cell>
              <table:table-cell office:value-type="float" office:value="-25.576665">
                <text:p>-25.5766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76068">
                <text:p>-0.176068</text:p>
              </table:table-cell>
              <table:table-cell office:value-type="float" office:value="-0.035329">
                <text:p>-0.035329</text:p>
              </table:table-cell>
              <table:table-cell office:value-type="float" office:value="11.315606">
                <text:p>11.31560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225509">
                <text:p>1.225509</text:p>
              </table:table-cell>
              <table:table-cell office:value-type="float" office:value="0.100438">
                <text:p>0.100438</text:p>
              </table:table-cell>
              <table:table-cell office:value-type="float" office:value="13.859849">
                <text:p>13.8598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301723">
                <text:p>-1.301723</text:p>
              </table:table-cell>
              <table:table-cell office:value-type="float" office:value="-0.057354">
                <text:p>-0.057354</text:p>
              </table:table-cell>
              <table:table-cell office:value-type="float" office:value="-25.20804">
                <text:p>-25.208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174031">
                <text:p>-0.174031</text:p>
              </table:table-cell>
              <table:table-cell office:value-type="float" office:value="0.088332">
                <text:p>0.088332</text:p>
              </table:table-cell>
              <table:table-cell office:value-type="float" office:value="11.396135">
                <text:p>11.3961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7052">
                <text:p>0.947052</text:p>
              </table:table-cell>
              <table:table-cell office:value-type="float" office:value="0.178873">
                <text:p>0.178873</text:p>
              </table:table-cell>
              <table:table-cell office:value-type="float" office:value="11.114044">
                <text:p>11.1140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190535">
                <text:p>-1.190535</text:p>
              </table:table-cell>
              <table:table-cell office:value-type="float" office:value="-0.064855">
                <text:p>-0.064855</text:p>
              </table:table-cell>
              <table:table-cell office:value-type="float" office:value="-21.545205">
                <text:p>-21.54520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01432">
                <text:p>0.101432</text:p>
              </table:table-cell>
              <table:table-cell office:value-type="float" office:value="0.00182">
                <text:p>0.00182</text:p>
              </table:table-cell>
              <table:table-cell office:value-type="float" office:value="13.110542">
                <text:p>13.1105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21371">
                <text:p>0.621371</text:p>
              </table:table-cell>
              <table:table-cell office:value-type="float" office:value="0.005524">
                <text:p>0.005524</text:p>
              </table:table-cell>
              <table:table-cell office:value-type="float" office:value="5.12322">
                <text:p>5.123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584882">
                <text:p>-1.584882</text:p>
              </table:table-cell>
              <table:table-cell office:value-type="float" office:value="-0.279883">
                <text:p>-0.279883</text:p>
              </table:table-cell>
              <table:table-cell office:value-type="float" office:value="-22.019605">
                <text:p>-22.01960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123307">
                <text:p>-0.123307</text:p>
              </table:table-cell>
              <table:table-cell office:value-type="float" office:value="-0.161866">
                <text:p>-0.161866</text:p>
              </table:table-cell>
              <table:table-cell office:value-type="float" office:value="14.780822">
                <text:p>14.7808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46895">
                <text:p>0.446895</text:p>
              </table:table-cell>
              <table:table-cell office:value-type="float" office:value="-0.098891">
                <text:p>-0.098891</text:p>
              </table:table-cell>
              <table:table-cell office:value-type="float" office:value="5.609528">
                <text:p>5.6095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30266">
                <text:p>-1.30266</text:p>
              </table:table-cell>
              <table:table-cell office:value-type="float" office:value="-0.352966">
                <text:p>-0.352966</text:p>
              </table:table-cell>
              <table:table-cell office:value-type="float" office:value="-17.511803">
                <text:p>-17.51180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124005">
                <text:p>-0.124005</text:p>
              </table:table-cell>
              <table:table-cell office:value-type="float" office:value="-0.234594">
                <text:p>-0.234594</text:p>
              </table:table-cell>
              <table:table-cell office:value-type="float" office:value="12.046162">
                <text:p>12.0461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36622">
                <text:p>0.736622</text:p>
              </table:table-cell>
              <table:table-cell office:value-type="float" office:value="-0.142155">
                <text:p>-0.142155</text:p>
              </table:table-cell>
              <table:table-cell office:value-type="float" office:value="8.428262">
                <text:p>8.4282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361321">
                <text:p>-1.361321</text:p>
              </table:table-cell>
              <table:table-cell office:value-type="float" office:value="-0.372912">
                <text:p>-0.372912</text:p>
              </table:table-cell>
              <table:table-cell office:value-type="float" office:value="-21.119888">
                <text:p>-21.1198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00695">
                <text:p>-0.00695</text:p>
              </table:table-cell>
              <table:table-cell office:value-type="float" office:value="-0.255481">
                <text:p>-0.255481</text:p>
              </table:table-cell>
              <table:table-cell office:value-type="float" office:value="13.706829">
                <text:p>13.70682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34649">
                <text:p>0.734649</text:p>
              </table:table-cell>
              <table:table-cell office:value-type="float" office:value="-0.190744">
                <text:p>-0.190744</text:p>
              </table:table-cell>
              <table:table-cell office:value-type="float" office:value="7.290161">
                <text:p>7.2901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306994">
                <text:p>-1.306994</text:p>
              </table:table-cell>
              <table:table-cell office:value-type="float" office:value="-0.384172">
                <text:p>-0.384172</text:p>
              </table:table-cell>
              <table:table-cell office:value-type="float" office:value="-20.468429">
                <text:p>-20.4684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222664">
                <text:p>-0.222664</text:p>
              </table:table-cell>
              <table:table-cell office:value-type="float" office:value="-0.247683">
                <text:p>-0.247683</text:p>
              </table:table-cell>
              <table:table-cell office:value-type="float" office:value="10.823164">
                <text:p>10.8231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35044">
                <text:p>0.335044</text:p>
              </table:table-cell>
              <table:table-cell office:value-type="float" office:value="-0.202164">
                <text:p>-0.202164</text:p>
              </table:table-cell>
              <table:table-cell office:value-type="float" office:value="5.606901">
                <text:p>5.6069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641067">
                <text:p>-1.641067</text:p>
              </table:table-cell>
              <table:table-cell office:value-type="float" office:value="-0.411975">
                <text:p>-0.411975</text:p>
              </table:table-cell>
              <table:table-cell office:value-type="float" office:value="-19.727588">
                <text:p>-19.72758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46706">
                <text:p>-0.346706</text:p>
              </table:table-cell>
              <table:table-cell office:value-type="float" office:value="-0.316109">
                <text:p>-0.316109</text:p>
              </table:table-cell>
              <table:table-cell office:value-type="float" office:value="13.091789">
                <text:p>13.09178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7175">
                <text:p>0.27175</text:p>
              </table:table-cell>
              <table:table-cell office:value-type="float" office:value="-0.276509">
                <text:p>-0.276509</text:p>
              </table:table-cell>
              <table:table-cell office:value-type="float" office:value="6.119096">
                <text:p>6.1190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640845">
                <text:p>-1.640845</text:p>
              </table:table-cell>
              <table:table-cell office:value-type="float" office:value="-0.515479">
                <text:p>-0.515479</text:p>
              </table:table-cell>
              <table:table-cell office:value-type="float" office:value="-19.164859">
                <text:p>-19.1648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292974">
                <text:p>-0.292974</text:p>
              </table:table-cell>
              <table:table-cell office:value-type="float" office:value="-0.409398">
                <text:p>-0.409398</text:p>
              </table:table-cell>
              <table:table-cell office:value-type="float" office:value="13.548887">
                <text:p>13.5488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62773">
                <text:p>0.562773</text:p>
              </table:table-cell>
              <table:table-cell office:value-type="float" office:value="-0.351868">
                <text:p>-0.351868</text:p>
              </table:table-cell>
              <table:table-cell office:value-type="float" office:value="8.472339">
                <text:p>8.47233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472283">
                <text:p>-1.472283</text:p>
              </table:table-cell>
              <table:table-cell office:value-type="float" office:value="-0.573303">
                <text:p>-0.573303</text:p>
              </table:table-cell>
              <table:table-cell office:value-type="float" office:value="-20.423675">
                <text:p>-20.4236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172717">
                <text:p>-0.172717</text:p>
              </table:table-cell>
              <table:table-cell office:value-type="float" office:value="-0.460533">
                <text:p>-0.460533</text:p>
              </table:table-cell>
              <table:table-cell office:value-type="float" office:value="12.754589">
                <text:p>12.75458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.423357">
                <text:p>2.423357</text:p>
              </table:table-cell>
              <table:table-cell office:value-type="float" office:value="-0.198093">
                <text:p>-0.198093</text:p>
              </table:table-cell>
              <table:table-cell office:value-type="float" office:value="26.198874">
                <text:p>26.1988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618683">
                <text:p>-0.618683</text:p>
              </table:table-cell>
              <table:table-cell office:value-type="float" office:value="-0.292872">
                <text:p>-0.292872</text:p>
              </table:table-cell>
              <table:table-cell office:value-type="float" office:value="-30.625609">
                <text:p>-30.6256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45458">
                <text:p>-0.845458</text:p>
              </table:table-cell>
              <table:table-cell office:value-type="float" office:value="-0.212897">
                <text:p>-0.212897</text:p>
              </table:table-cell>
              <table:table-cell office:value-type="float" office:value="-2.271402">
                <text:p>-2.2714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338328">
                <text:p>-0.338328</text:p>
              </table:table-cell>
              <table:table-cell office:value-type="float" office:value="-0.212346">
                <text:p>-0.212346</text:p>
              </table:table-cell>
              <table:table-cell office:value-type="float" office:value="5.087164">
                <text:p>5.08716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239812">
                <text:p>-0.239812</text:p>
              </table:table-cell>
              <table:table-cell office:value-type="float" office:value="3.382746">
                <text:p>3.3827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07606">
                <text:p>-0.07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.261086">
                <text:p>0.261086</text:p>
              </table:table-cell>
              <table:table-cell office:value-type="float" office:value="30.73848">
                <text:p>30.738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69049">
                <text:p>0.369049</text:p>
              </table:table-cell>
              <table:table-cell office:value-type="float" office:value="0.240576">
                <text:p>0.240576</text:p>
              </table:table-cell>
              <table:table-cell office:value-type="float" office:value="-27.50508">
                <text:p>-27.505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.944429">
                <text:p>-1.944429</text:p>
              </table:table-cell>
              <table:table-cell office:value-type="float" office:value="0.192811">
                <text:p>0.192811</text:p>
              </table:table-cell>
              <table:table-cell office:value-type="float" office:value="-23.131996">
                <text:p>-23.13199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2.443483">
                <text:p>-2.443483</text:p>
              </table:table-cell>
              <table:table-cell office:value-type="float" office:value="-0.03552">
                <text:p>-0.03552</text:p>
              </table:table-cell>
              <table:table-cell office:value-type="float" office:value="-4.95846">
                <text:p>-4.958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829283">
                <text:p>-1.829283</text:p>
              </table:table-cell>
              <table:table-cell office:value-type="float" office:value="-0.457764">
                <text:p>-0.457764</text:p>
              </table:table-cell>
              <table:table-cell office:value-type="float" office:value="6.169572">
                <text:p>6.16957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3.680519">
                <text:p>-3.680519</text:p>
              </table:table-cell>
              <table:table-cell office:value-type="float" office:value="-0.764278">
                <text:p>-0.764278</text:p>
              </table:table-cell>
              <table:table-cell office:value-type="float" office:value="-18.516619">
                <text:p>-18.51661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3.91533">
                <text:p>-3.91533</text:p>
              </table:table-cell>
              <table:table-cell office:value-type="float" office:value="-1.070441">
                <text:p>-1.070441</text:p>
              </table:table-cell>
              <table:table-cell office:value-type="float" office:value="-2.353875">
                <text:p>-2.35387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3.511913">
                <text:p>-3.511913</text:p>
              </table:table-cell>
              <table:table-cell office:value-type="float" office:value="-1.387972">
                <text:p>-1.387972</text:p>
              </table:table-cell>
              <table:table-cell office:value-type="float" office:value="4.033396">
                <text:p>4.03339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2.222341">
                <text:p>-2.222341</text:p>
              </table:table-cell>
              <table:table-cell office:value-type="float" office:value="-1.610493">
                <text:p>-1.610493</text:p>
              </table:table-cell>
              <table:table-cell office:value-type="float" office:value="12.879118">
                <text:p>12.87911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2.56234">
                <text:p>-2.56234</text:p>
              </table:table-cell>
              <table:table-cell office:value-type="float" office:value="-1.866896">
                <text:p>-1.866896</text:p>
              </table:table-cell>
              <table:table-cell office:value-type="float" office:value="-3.397751">
                <text:p>-3.3977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3.341623">
                <text:p>-3.341623</text:p>
              </table:table-cell>
              <table:table-cell office:value-type="float" office:value="-2.50976">
                <text:p>-2.50976</text:p>
              </table:table-cell>
              <table:table-cell office:value-type="float" office:value="-7.776499">
                <text:p>-7.7764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3.01213">
                <text:p>-3.01213</text:p>
              </table:table-cell>
              <table:table-cell office:value-type="float" office:value="-2.846373">
                <text:p>-2.846373</text:p>
              </table:table-cell>
              <table:table-cell office:value-type="float" office:value="3.305165">
                <text:p>3.3051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654335">
                <text:p>-1.654335</text:p>
              </table:table-cell>
              <table:table-cell office:value-type="float" office:value="-2.819459">
                <text:p>-2.819459</text:p>
              </table:table-cell>
              <table:table-cell office:value-type="float" office:value="13.406228">
                <text:p>13.40622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3.513813">
                <text:p>-3.513813</text:p>
              </table:table-cell>
              <table:table-cell office:value-type="float" office:value="-2.921162">
                <text:p>-2.921162</text:p>
              </table:table-cell>
              <table:table-cell office:value-type="float" office:value="-18.79533">
                <text:p>-18.795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2.451441">
                <text:p>-2.451441</text:p>
              </table:table-cell>
              <table:table-cell office:value-type="float" office:value="-2.98456">
                <text:p>-2.98456</text:p>
              </table:table-cell>
              <table:table-cell office:value-type="float" office:value="10.60792">
                <text:p>10.6079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4.644225">
                <text:p>-4.644225</text:p>
              </table:table-cell>
              <table:table-cell office:value-type="float" office:value="-3.079905">
                <text:p>-3.079905</text:p>
              </table:table-cell>
              <table:table-cell office:value-type="float" office:value="-21.980374">
                <text:p>-21.98037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3.009082">
                <text:p>-3.009082</text:p>
              </table:table-cell>
              <table:table-cell office:value-type="float" office:value="-2.990178">
                <text:p>-2.990178</text:p>
              </table:table-cell>
              <table:table-cell office:value-type="float" office:value="16.354846">
                <text:p>16.35484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4.804488">
                <text:p>-4.804488</text:p>
              </table:table-cell>
              <table:table-cell office:value-type="float" office:value="-3.118982">
                <text:p>-3.118982</text:p>
              </table:table-cell>
              <table:table-cell office:value-type="float" office:value="-17.96847">
                <text:p>-17.9684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2.958226">
                <text:p>-2.958226</text:p>
              </table:table-cell>
              <table:table-cell office:value-type="float" office:value="-3.193317">
                <text:p>-3.193317</text:p>
              </table:table-cell>
              <table:table-cell office:value-type="float" office:value="18.39837">
                <text:p>18.3983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4.642458">
                <text:p>-4.642458</text:p>
              </table:table-cell>
              <table:table-cell office:value-type="float" office:value="-3.400134">
                <text:p>-3.400134</text:p>
              </table:table-cell>
              <table:table-cell office:value-type="float" office:value="-16.879645">
                <text:p>-16.879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2.841282">
                <text:p>-2.841282</text:p>
              </table:table-cell>
              <table:table-cell office:value-type="float" office:value="-3.349205">
                <text:p>-3.349205</text:p>
              </table:table-cell>
              <table:table-cell office:value-type="float" office:value="18.02403">
                <text:p>18.024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4.413842">
                <text:p>-4.413842</text:p>
              </table:table-cell>
              <table:table-cell office:value-type="float" office:value="-3.488536">
                <text:p>-3.488536</text:p>
              </table:table-cell>
              <table:table-cell office:value-type="float" office:value="-15.789053">
                <text:p>-15.78905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2.897403">
                <text:p>-2.897403</text:p>
              </table:table-cell>
              <table:table-cell office:value-type="float" office:value="-3.611465">
                <text:p>-3.611465</text:p>
              </table:table-cell>
              <table:table-cell office:value-type="float" office:value="15.125678">
                <text:p>15.12567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4.813396">
                <text:p>-4.813396</text:p>
              </table:table-cell>
              <table:table-cell office:value-type="float" office:value="-3.746453">
                <text:p>-3.746453</text:p>
              </table:table-cell>
              <table:table-cell office:value-type="float" office:value="-19.109101">
                <text:p>-19.10910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6.080409">
                <text:p>-6.080409</text:p>
              </table:table-cell>
              <table:table-cell office:value-type="float" office:value="-4.106576">
                <text:p>-4.106576</text:p>
              </table:table-cell>
              <table:table-cell office:value-type="float" office:value="-12.720515">
                <text:p>-12.7205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4.68232">
                <text:p>-4.68232</text:p>
              </table:table-cell>
              <table:table-cell office:value-type="float" office:value="-4.119319">
                <text:p>-4.119319</text:p>
              </table:table-cell>
              <table:table-cell office:value-type="float" office:value="13.751106">
                <text:p>13.75110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2.480359">
                <text:p>-2.480359</text:p>
              </table:table-cell>
              <table:table-cell office:value-type="float" office:value="-4.065846">
                <text:p>-4.065846</text:p>
              </table:table-cell>
              <table:table-cell office:value-type="float" office:value="22.078751">
                <text:p>22.07875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237146">
                <text:p>-1.237146</text:p>
              </table:table-cell>
              <table:table-cell office:value-type="float" office:value="-3.70959">
                <text:p>-3.70959</text:p>
              </table:table-cell>
              <table:table-cell office:value-type="float" office:value="12.422808">
                <text:p>12.42280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450105">
                <text:p>-0.450105</text:p>
              </table:table-cell>
              <table:table-cell office:value-type="float" office:value="-3.457705">
                <text:p>-3.457705</text:p>
              </table:table-cell>
              <table:table-cell office:value-type="float" office:value="7.877351">
                <text:p>7.87735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056347">
                <text:p>-0.056347</text:p>
              </table:table-cell>
              <table:table-cell office:value-type="float" office:value="-3.000146">
                <text:p>-3.000146</text:p>
              </table:table-cell>
              <table:table-cell office:value-type="float" office:value="3.919825">
                <text:p>3.9198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2.716211">
                <text:p>-2.716211</text:p>
              </table:table-cell>
              <table:table-cell office:value-type="float" office:value="0.565794">
                <text:p>0.56579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2.2766">
                <text:p>-2.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1.986118">
                <text:p>-1.986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-1.503498">
                <text:p>-1.503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0.897866">
                <text:p>-0.89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0.42181">
                <text:p>-0.4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0.174438">
                <text:p>-0.17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0.050631">
                <text:p>-0.05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0.00566">
                <text:p>-0.0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left_front_wheel_stats.A2:left_front_wheel_stats.A153 left_front_wheel_stats.D1:left_front_wheel_stats.F153" chart:data-source-has-labels="both" svg:x="0.73cm" svg:y="0.136cm" svg:width="27.604cm" svg:height="6.561cm">
          <chartooo:coordinate-region svg:x="1.489cm" svg:y="0.324cm" svg:width="26.845cm" svg:height="6.185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D2:left_front_wheel_stats.D153" chart:label-cell-address="left_front_wheel_stats.D1:left_front_wheel_stats.D1" chart:class="chart:line">
            <chart:data-point chart:repeated="152"/>
          </chart:series>
          <chart:series chart:style-name="ch7" chart:values-cell-range-address="left_front_wheel_stats.E2:left_front_wheel_stats.E153" chart:label-cell-address="left_front_wheel_stats.E1:left_front_wheel_stats.E1" chart:class="chart:line">
            <chart:data-point chart:repeated="152"/>
          </chart:series>
          <chart:series chart:style-name="ch8" chart:values-cell-range-address="left_front_wheel_stats.F2:left_front_wheel_stats.F153" chart:label-cell-address="left_front_wheel_stats.F1:left_front_wheel_stats.F1" chart:class="chart:line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left_front_wheel_stats.D1:left_front_wheel_stats.D1</svg:desc>
                </draw:g>
              </table:table-cell>
              <table:table-cell office:value-type="string">
                <text:p>angular_vel_encoder_left_back_wheel</text:p>
                <draw:g>
                  <svg:desc>left_front_wheel_stats.E1:left_front_wheel_stats.E1</svg:desc>
                </draw:g>
              </table:table-cell>
              <table:table-cell office:value-type="string">
                <text:p>angular_vel_control_left_back_wheel</text:p>
                <draw:g>
                  <svg:desc>left_front_wheel_stats.F1:left_front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D2:left_front_wheel_stats.D153</svg:desc>
                </draw:g>
              </table:table-cell>
              <table:table-cell office:value-type="float" office:value="0">
                <text:p>0</text:p>
                <draw:g>
                  <svg:desc>left_front_wheel_stats.E2:left_front_wheel_stats.E153</svg:desc>
                </draw:g>
              </table:table-cell>
              <table:table-cell office:value-type="float" office:value="0">
                <text:p>0</text:p>
                <draw:g>
                  <svg:desc>left_front_wheel_stats.F2:left_front_wheel_stats.F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0">
                <text:p>0</text:p>
              </table:table-cell>
              <table:table-cell office:value-type="float" office:value="-21.159272">
                <text:p>-21.1592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199864">
                <text:p>-2.19986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424126">
                <text:p>-2.42412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089">
                <text:p>-0.225089</text:p>
              </table:table-cell>
              <table:table-cell office:value-type="float" office:value="-25.485894">
                <text:p>-25.4858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6395">
                <text:p>-0.95639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6076">
                <text:p>-1.46607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842">
                <text:p>-0.112842</text:p>
              </table:table-cell>
              <table:table-cell office:value-type="float" office:value="-17.407676">
                <text:p>-17.4076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0724">
                <text:p>-1.18072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10519">
                <text:p>-1.410519</text:p>
              </table:table-cell>
              <table:table-cell office:value-type="float" office:value="-0.410418">
                <text:p>-0.4104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67">
                <text:p>-0.112667</text:p>
              </table:table-cell>
              <table:table-cell office:value-type="float" office:value="-17.153354">
                <text:p>-17.1533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42132">
                <text:p>-1.242132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63673">
                <text:p>-1.463673</text:p>
              </table:table-cell>
              <table:table-cell office:value-type="float" office:value="-0.531198">
                <text:p>-0.5311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737">
                <text:p>-0.112737</text:p>
              </table:table-cell>
              <table:table-cell office:value-type="float" office:value="-17.896423">
                <text:p>-17.8964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5216">
                <text:p>-1.12521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866">
                <text:p>-1.40866</text:p>
              </table:table-cell>
              <table:table-cell office:value-type="float" office:value="-0.053744">
                <text:p>-0.0537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86">
                <text:p>-0.11286</text:p>
              </table:table-cell>
              <table:table-cell office:value-type="float" office:value="-17.290042">
                <text:p>-17.2900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2746">
                <text:p>-1.29274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04474">
                <text:p>-1.80447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5862">
                <text:p>-0.225862</text:p>
              </table:table-cell>
              <table:table-cell office:value-type="float" office:value="-19.991481">
                <text:p>-19.9914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263">
                <text:p>-1.0726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59413">
                <text:p>-1.85941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3869">
                <text:p>-0.393869</text:p>
              </table:table-cell>
              <table:table-cell office:value-type="float" office:value="-18.497974">
                <text:p>-18.4979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8888">
                <text:p>-1.23888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61405">
                <text:p>-1.86140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21">
                <text:p>-0.056321</text:p>
              </table:table-cell>
              <table:table-cell office:value-type="float" office:value="-22.254757">
                <text:p>-22.2547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4293">
                <text:p>-1.18429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6718">
                <text:p>-1.296718</text:p>
              </table:table-cell>
              <table:table-cell office:value-type="float" office:value="-1.743419">
                <text:p>-1.743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51">
                <text:p>-0.056251</text:p>
              </table:table-cell>
              <table:table-cell office:value-type="float" office:value="-16.530019">
                <text:p>-16.5300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6156">
                <text:p>-1.18615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48838">
                <text:p>-1.448838</text:p>
              </table:table-cell>
              <table:table-cell office:value-type="float" office:value="-0.124289">
                <text:p>-0.12428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7196">
                <text:p>-0.227196</text:p>
              </table:table-cell>
              <table:table-cell office:value-type="float" office:value="-16.417101">
                <text:p>-16.4171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024">
                <text:p>-1.23902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79672">
                <text:p>-1.579672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81">
                <text:p>-0.056381</text:p>
              </table:table-cell>
              <table:table-cell office:value-type="float" office:value="-19.669016">
                <text:p>-19.6690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438">
                <text:p>-1.18343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28656">
                <text:p>-1.62865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535">
                <text:p>-0.056535</text:p>
              </table:table-cell>
              <table:table-cell office:value-type="float" office:value="-20.171286">
                <text:p>-20.1712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7705">
                <text:p>-1.12770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47034">
                <text:p>-1.74703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068">
                <text:p>-0.169068</text:p>
              </table:table-cell>
              <table:table-cell office:value-type="float" office:value="-20.031116">
                <text:p>-20.0311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953513">
                <text:p>-0.95351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530364">
                <text:p>-1.530364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242">
                <text:p>-0.056242</text:p>
              </table:table-cell>
              <table:table-cell office:value-type="float" office:value="-19.109406">
                <text:p>-19.1094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83333">
                <text:p>-1.18333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2928">
                <text:p>-1.292928</text:p>
              </table:table-cell>
              <table:table-cell office:value-type="float" office:value="-1.906281">
                <text:p>-1.9062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69546">
                <text:p>-0.169546</text:p>
              </table:table-cell>
              <table:table-cell office:value-type="float" office:value="-15.483383">
                <text:p>-15.4833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72018">
                <text:p>-1.07201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6718">
                <text:p>-1.40671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662">
                <text:p>-0.112662</text:p>
              </table:table-cell>
              <table:table-cell office:value-type="float" office:value="-17.414607">
                <text:p>-17.41460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3072">
                <text:p>-1.293072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640031">
                <text:p>-1.640031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22">
                <text:p>-0.056322</text:p>
              </table:table-cell>
              <table:table-cell office:value-type="float" office:value="-20.183738">
                <text:p>-20.18373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93186">
                <text:p>-1.29318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918595">
                <text:p>-1.91859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12797">
                <text:p>-0.112797</text:p>
              </table:table-cell>
              <table:table-cell office:value-type="float" office:value="-22.309983">
                <text:p>-22.3099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405035">
                <text:p>-1.40503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81125">
                <text:p>-1.8112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392525">
                <text:p>-0.392525</text:p>
              </table:table-cell>
              <table:table-cell office:value-type="float" office:value="-18.123984">
                <text:p>-18.1239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239733">
                <text:p>-1.239733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753846">
                <text:p>-1.753846</text:p>
              </table:table-cell>
              <table:table-cell office:value-type="float" office:value="-2.092599">
                <text:p>-2.092599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223426">
                <text:p>-0.223426</text:p>
              </table:table-cell>
              <table:table-cell office:value-type="float" office:value="-22.598352">
                <text:p>-22.5983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04341">
                <text:p>-1.304341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750151">
                <text:p>-1.750151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9">
                <text:p>-0.05639</text:p>
              </table:table-cell>
              <table:table-cell office:value-type="float" office:value="-21.076547">
                <text:p>-21.07654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069426">
                <text:p>-1.069426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0398">
                <text:p>-1.35039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5">
                <text:p>-0.0565</text:p>
              </table:table-cell>
              <table:table-cell office:value-type="float" office:value="-17.214385">
                <text:p>-17.2143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79935">
                <text:p>-1.179935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35607">
                <text:p>-1.35607</text:p>
              </table:table-cell>
              <table:table-cell office:value-type="float" office:value="-1.116332">
                <text:p>-1.1163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056313">
                <text:p>-0.056313</text:p>
              </table:table-cell>
              <table:table-cell office:value-type="float" office:value="-17.40616">
                <text:p>-17.406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1.753846">
                <text:p>-1.753846</text:p>
              </table:table-cell>
              <table:table-cell office:value-type="float" office:value="-1.129378">
                <text:p>-1.129378</text:p>
              </table:table-cell>
              <table:table-cell office:value-type="float" office:value="-1.753846">
                <text:p>-1.7538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-1.690714">
                <text:p>-1.690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449952">
                <text:p>0.4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901822">
                <text:p>0.90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507493">
                <text:p>0.50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56329">
                <text:p>0.056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6.902681">
                <text:p>36.90268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2.93353">
                <text:p>2.9335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5.077772">
                <text:p>5.07777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5.745729">
                <text:p>5.745729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5.075386">
                <text:p>5.075386</text:p>
              </table:table-cell>
              <table:table-cell office:value-type="float" office:value="7.270149">
                <text:p>7.2701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6.870066">
                <text:p>6.87006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6.935863">
                <text:p>6.93586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6.701466">
                <text:p>6.701466</text:p>
              </table:table-cell>
              <table:table-cell office:value-type="float" office:value="0.314869">
                <text:p>0.31486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4.566387">
                <text:p>4.566387</text:p>
              </table:table-cell>
              <table:table-cell office:value-type="float" office:value="21.29291">
                <text:p>21.292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6.42876">
                <text:p>6.4287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6.193334">
                <text:p>6.19333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6.201814">
                <text:p>6.20181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5.688775">
                <text:p>5.688775</text:p>
              </table:table-cell>
              <table:table-cell office:value-type="float" office:value="2.569254">
                <text:p>2.56925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4.675479">
                <text:p>4.675479</text:p>
              </table:table-cell>
              <table:table-cell office:value-type="float" office:value="8.857891">
                <text:p>8.8578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7.559192">
                <text:p>7.55919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5.917668">
                <text:p>5.917668</text:p>
              </table:table-cell>
              <table:table-cell office:value-type="float" office:value="13.674299">
                <text:p>13.6742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7.945617">
                <text:p>7.945617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5.911058">
                <text:p>5.911058</text:p>
              </table:table-cell>
              <table:table-cell office:value-type="float" office:value="17.569651">
                <text:p>17.56965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7.840054">
                <text:p>7.84005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5.97266">
                <text:p>5.97266</text:p>
              </table:table-cell>
              <table:table-cell office:value-type="float" office:value="15.584644">
                <text:p>15.5846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7.60912">
                <text:p>7.6091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6.19537">
                <text:p>6.19537</text:p>
              </table:table-cell>
              <table:table-cell office:value-type="float" office:value="10.694104">
                <text:p>10.69410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7.608812">
                <text:p>7.608812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6.424974">
                <text:p>6.424974</text:p>
              </table:table-cell>
              <table:table-cell office:value-type="float" office:value="7.712432">
                <text:p>7.71243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7.600511">
                <text:p>7.60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.738734">
                <text:p>4.73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.311243">
                <text:p>2.31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.405848">
                <text:p>1.405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562631">
                <text:p>0.56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56347">
                <text:p>0.05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56338">
                <text:p>0.05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left_front_wheel_stats.A2:left_front_wheel_stats.A153 left_front_wheel_stats.G1:left_front_wheel_stats.G153" chart:data-source-has-labels="both" svg:x="0.674cm" svg:y="0.062cm" svg:width="27.894cm" svg:height="3.008cm">
          <chartooo:coordinate-region svg:x="1.521cm" svg:y="0.251cm" svg:width="27.047cm" svg:height="2.631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G2:left_front_wheel_stats.G153" chart:label-cell-address="left_front_wheel_stats.G1:left_front_wheel_stats.G1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left_front_wheel_stats.G1:left_front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G2:left_front_wheel_stats.G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110469">
                <text:p>-0.1104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12799">
                <text:p>-0.127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03842">
                <text:p>-0.3038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327468">
                <text:p>-0.3274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212873">
                <text:p>-0.21287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305355">
                <text:p>-0.3053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23643">
                <text:p>0.4236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93cm" svg:height="3.132cm" xlink:href=".." xlink:type="simple" chart:class="chart:line" chart:style-name="ch1">
        <chart:legend chart:legend-position="end" svg:x="28.951cm" svg:y="1.04cm" style:legend-expansion="high" chart:style-name="ch2"/>
        <chart:plot-area chart:style-name="ch3" table:cell-range-address="left_front_wheel_stats.A2:left_front_wheel_stats.A153 left_front_wheel_stats.H1:left_front_wheel_stats.I153" chart:data-source-has-labels="both" svg:x="0.647cm" svg:y="0.062cm" svg:width="27.657cm" svg:height="3.008cm">
          <chartooo:coordinate-region svg:x="1.406cm" svg:y="0.159cm" svg:width="26.898cm" svg:height="2.632cm"/>
          <chart:axis chart:dimension="x" chart:name="primary-x" chart:style-name="ch4" chartooo:axis-type="auto">
            <chartooo:date-scale/>
            <chart:categories table:cell-range-address="left_front_wheel_stats.A2:left_front_wheel_stats.A1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ft_front_wheel_stats.H2:left_front_wheel_stats.H153" chart:label-cell-address="left_front_wheel_stats.H1:left_front_wheel_stats.H1" chart:class="chart:line">
            <chart:data-point chart:repeated="152"/>
          </chart:series>
          <chart:series chart:style-name="ch7" chart:values-cell-range-address="left_front_wheel_stats.I2:left_front_wheel_stats.I153" chart:label-cell-address="left_front_wheel_stats.I1:left_front_wheel_stats.I1" chart:class="chart:line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left_front_wheel_stats.H1:left_front_wheel_stats.H1</svg:desc>
                </draw:g>
              </table:table-cell>
              <table:table-cell office:value-type="string">
                <text:p>Ki*integral</text:p>
                <draw:g>
                  <svg:desc>left_front_wheel_stats.I1:left_front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eft_front_wheel_stats.A2:left_front_wheel_stats.A153</svg:desc>
                </draw:g>
              </table:table-cell>
              <table:table-cell office:value-type="float" office:value="0">
                <text:p>0</text:p>
                <draw:g>
                  <svg:desc>left_front_wheel_stats.H2:left_front_wheel_stats.H153</svg:desc>
                </draw:g>
              </table:table-cell>
              <table:table-cell office:value-type="float" office:value="0">
                <text:p>0</text:p>
                <draw:g>
                  <svg:desc>left_front_wheel_stats.I2:left_front_wheel_stats.I1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.753846">
                <text:p>-1.753846</text:p>
              </table:table-cell>
              <table:table-cell office:value-type="float" office:value="-0.176016">
                <text:p>-0.1760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6018">
                <text:p>0.446018</text:p>
              </table:table-cell>
              <table:table-cell office:value-type="float" office:value="-0.131828">
                <text:p>-0.1318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7028">
                <text:p>0.67028</text:p>
              </table:table-cell>
              <table:table-cell office:value-type="float" office:value="-0.06419">
                <text:p>-0.064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.528757">
                <text:p>-1.528757</text:p>
              </table:table-cell>
              <table:table-cell office:value-type="float" office:value="-0.217095">
                <text:p>-0.2170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797451">
                <text:p>-0.797451</text:p>
              </table:table-cell>
              <table:table-cell office:value-type="float" office:value="-0.296884">
                <text:p>-0.2968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287771">
                <text:p>-0.287771</text:p>
              </table:table-cell>
              <table:table-cell office:value-type="float" office:value="-0.325612">
                <text:p>-0.3256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.641004">
                <text:p>-1.641004</text:p>
              </table:table-cell>
              <table:table-cell office:value-type="float" office:value="-0.489825">
                <text:p>-0.489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573122">
                <text:p>-0.573122</text:p>
              </table:table-cell>
              <table:table-cell office:value-type="float" office:value="-0.546609">
                <text:p>-0.5466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343327">
                <text:p>-0.343327</text:p>
              </table:table-cell>
              <table:table-cell office:value-type="float" office:value="-0.581393">
                <text:p>-0.5813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.641179">
                <text:p>-1.641179</text:p>
              </table:table-cell>
              <table:table-cell office:value-type="float" office:value="-0.745073">
                <text:p>-0.7450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11715">
                <text:p>-0.511715</text:p>
              </table:table-cell>
              <table:table-cell office:value-type="float" office:value="-0.620245">
                <text:p>-0.6202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290173">
                <text:p>-0.290173</text:p>
              </table:table-cell>
              <table:table-cell office:value-type="float" office:value="-0.693569">
                <text:p>-0.6935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.64111">
                <text:p>-1.64111</text:p>
              </table:table-cell>
              <table:table-cell office:value-type="float" office:value="-0.9245">
                <text:p>-0.92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2863">
                <text:p>-0.62863</text:p>
              </table:table-cell>
              <table:table-cell office:value-type="float" office:value="-0.834303">
                <text:p>-0.8343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345186">
                <text:p>-0.345186</text:p>
              </table:table-cell>
              <table:table-cell office:value-type="float" office:value="-0.789034">
                <text:p>-0.7890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.640986">
                <text:p>-1.640986</text:p>
              </table:table-cell>
              <table:table-cell office:value-type="float" office:value="-0.924241">
                <text:p>-0.9242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611">
                <text:p>-0.4611</text:p>
              </table:table-cell>
              <table:table-cell office:value-type="float" office:value="-0.805893">
                <text:p>-0.8058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0628">
                <text:p>0.050628</text:p>
              </table:table-cell>
              <table:table-cell office:value-type="float" office:value="-0.743983">
                <text:p>-0.7439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.527984">
                <text:p>-1.527984</text:p>
              </table:table-cell>
              <table:table-cell office:value-type="float" office:value="-0.861399">
                <text:p>-0.8613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81217">
                <text:p>-0.681217</text:p>
              </table:table-cell>
              <table:table-cell office:value-type="float" office:value="-0.765053">
                <text:p>-0.7650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05567">
                <text:p>0.105567</text:p>
              </table:table-cell>
              <table:table-cell office:value-type="float" office:value="-0.703274">
                <text:p>-0.7032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359977">
                <text:p>-1.359977</text:p>
              </table:table-cell>
              <table:table-cell office:value-type="float" office:value="-0.810903">
                <text:p>-0.8109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14958">
                <text:p>-0.514958</text:p>
              </table:table-cell>
              <table:table-cell office:value-type="float" office:value="-0.698564">
                <text:p>-0.6985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07559">
                <text:p>0.107559</text:p>
              </table:table-cell>
              <table:table-cell office:value-type="float" office:value="-0.624962">
                <text:p>-0.6249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697525">
                <text:p>-1.697525</text:p>
              </table:table-cell>
              <table:table-cell office:value-type="float" office:value="-0.760267">
                <text:p>-0.7602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69553">
                <text:p>-0.569553</text:p>
              </table:table-cell>
              <table:table-cell office:value-type="float" office:value="-0.652288">
                <text:p>-0.6522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457128">
                <text:p>-0.457128</text:p>
              </table:table-cell>
              <table:table-cell office:value-type="float" office:value="-0.652314">
                <text:p>-0.6523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.697595">
                <text:p>-1.697595</text:p>
              </table:table-cell>
              <table:table-cell office:value-type="float" office:value="-0.829354">
                <text:p>-0.8293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567691">
                <text:p>-0.567691</text:p>
              </table:table-cell>
              <table:table-cell office:value-type="float" office:value="-0.734179">
                <text:p>-0.7341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305008">
                <text:p>-0.305008</text:p>
              </table:table-cell>
              <table:table-cell office:value-type="float" office:value="-0.697287">
                <text:p>-0.6972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52665">
                <text:p>-1.52665</text:p>
              </table:table-cell>
              <table:table-cell office:value-type="float" office:value="-0.859793">
                <text:p>-0.85979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514822">
                <text:p>-0.514822</text:p>
              </table:table-cell>
              <table:table-cell office:value-type="float" office:value="-0.774981">
                <text:p>-0.7749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174174">
                <text:p>-0.174174</text:p>
              </table:table-cell>
              <table:table-cell office:value-type="float" office:value="-0.741383">
                <text:p>-0.7413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.697465">
                <text:p>-1.697465</text:p>
              </table:table-cell>
              <table:table-cell office:value-type="float" office:value="-0.92132">
                <text:p>-0.921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70408">
                <text:p>-0.570408</text:p>
              </table:table-cell>
              <table:table-cell office:value-type="float" office:value="-0.808001">
                <text:p>-0.8080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12519">
                <text:p>-0.12519</text:p>
              </table:table-cell>
              <table:table-cell office:value-type="float" office:value="-0.764785">
                <text:p>-0.7647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.697311">
                <text:p>-1.697311</text:p>
              </table:table-cell>
              <table:table-cell office:value-type="float" office:value="-0.88743">
                <text:p>-0.887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626142">
                <text:p>-0.626142</text:p>
              </table:table-cell>
              <table:table-cell office:value-type="float" office:value="-0.777427">
                <text:p>-0.77742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006812">
                <text:p>-0.006812</text:p>
              </table:table-cell>
              <table:table-cell office:value-type="float" office:value="-0.721094">
                <text:p>-0.72109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.584778">
                <text:p>-1.584778</text:p>
              </table:table-cell>
              <table:table-cell office:value-type="float" office:value="-0.848486">
                <text:p>-0.84848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800333">
                <text:p>-0.800333</text:p>
              </table:table-cell>
              <table:table-cell office:value-type="float" office:value="-0.775579">
                <text:p>-0.77557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223482">
                <text:p>-0.223482</text:p>
              </table:table-cell>
              <table:table-cell office:value-type="float" office:value="-0.746236">
                <text:p>-0.7462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.697604">
                <text:p>-1.697604</text:p>
              </table:table-cell>
              <table:table-cell office:value-type="float" office:value="-0.898428">
                <text:p>-0.8984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70513">
                <text:p>-0.570513</text:p>
              </table:table-cell>
              <table:table-cell office:value-type="float" office:value="-0.786292">
                <text:p>-0.7862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460918">
                <text:p>-0.460918</text:p>
              </table:table-cell>
              <table:table-cell office:value-type="float" office:value="-0.77635">
                <text:p>-0.776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1.5843">
                <text:p>-1.5843</text:p>
              </table:table-cell>
              <table:table-cell office:value-type="float" office:value="-0.922192">
                <text:p>-0.92219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681828">
                <text:p>-0.681828</text:p>
              </table:table-cell>
              <table:table-cell office:value-type="float" office:value="-0.821248">
                <text:p>-0.8212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347128">
                <text:p>-0.347128</text:p>
              </table:table-cell>
              <table:table-cell office:value-type="float" office:value="-0.794348">
                <text:p>-0.7943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1.641184">
                <text:p>-1.641184</text:p>
              </table:table-cell>
              <table:table-cell office:value-type="float" office:value="-0.956232">
                <text:p>-0.9562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460774">
                <text:p>-0.460774</text:p>
              </table:table-cell>
              <table:table-cell office:value-type="float" office:value="-0.843915">
                <text:p>-0.8439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113815">
                <text:p>-0.113815</text:p>
              </table:table-cell>
              <table:table-cell office:value-type="float" office:value="-0.776452">
                <text:p>-0.7764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1.697525">
                <text:p>-1.697525</text:p>
              </table:table-cell>
              <table:table-cell office:value-type="float" office:value="-0.923901">
                <text:p>-0.9239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46066">
                <text:p>-0.46066</text:p>
              </table:table-cell>
              <table:table-cell office:value-type="float" office:value="-0.799948">
                <text:p>-0.7999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64748">
                <text:p>0.164748</text:p>
              </table:table-cell>
              <table:table-cell office:value-type="float" office:value="-0.726314">
                <text:p>-0.7263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1.64105">
                <text:p>-1.64105</text:p>
              </table:table-cell>
              <table:table-cell office:value-type="float" office:value="-0.843733">
                <text:p>-0.8437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48811">
                <text:p>-0.348811</text:p>
              </table:table-cell>
              <table:table-cell office:value-type="float" office:value="-0.719312">
                <text:p>-0.7193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57403">
                <text:p>0.057403</text:p>
              </table:table-cell>
              <table:table-cell office:value-type="float" office:value="-0.64587">
                <text:p>-0.645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361321">
                <text:p>-1.361321</text:p>
              </table:table-cell>
              <table:table-cell office:value-type="float" office:value="-0.746272">
                <text:p>-0.7462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514113">
                <text:p>-0.514113</text:p>
              </table:table-cell>
              <table:table-cell office:value-type="float" office:value="-0.634495">
                <text:p>-0.6344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38753">
                <text:p>0.338753</text:p>
              </table:table-cell>
              <table:table-cell office:value-type="float" office:value="-0.554754">
                <text:p>-0.554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.53042">
                <text:p>-1.53042</text:p>
              </table:table-cell>
              <table:table-cell office:value-type="float" office:value="-0.696866">
                <text:p>-0.6968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449505">
                <text:p>-0.449505</text:p>
              </table:table-cell>
              <table:table-cell office:value-type="float" office:value="-0.571838">
                <text:p>-0.5718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003695">
                <text:p>-0.003695</text:p>
              </table:table-cell>
              <table:table-cell office:value-type="float" office:value="-0.526609">
                <text:p>-0.52660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1.697456">
                <text:p>-1.697456</text:p>
              </table:table-cell>
              <table:table-cell office:value-type="float" office:value="-0.713341">
                <text:p>-0.71334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68442">
                <text:p>-0.68442</text:p>
              </table:table-cell>
              <table:table-cell office:value-type="float" office:value="-0.617084">
                <text:p>-0.61708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403448">
                <text:p>-0.403448</text:p>
              </table:table-cell>
              <table:table-cell office:value-type="float" office:value="-0.623669">
                <text:p>-0.6236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1.697346">
                <text:p>-1.697346</text:p>
              </table:table-cell>
              <table:table-cell office:value-type="float" office:value="-0.798923">
                <text:p>-0.7989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73911">
                <text:p>-0.573911</text:p>
              </table:table-cell>
              <table:table-cell office:value-type="float" office:value="-0.720634">
                <text:p>-0.72063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397776">
                <text:p>-0.397776</text:p>
              </table:table-cell>
              <table:table-cell office:value-type="float" office:value="-0.709979">
                <text:p>-0.70997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.697534">
                <text:p>-1.697534</text:p>
              </table:table-cell>
              <table:table-cell office:value-type="float" office:value="-0.913385">
                <text:p>-0.91338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24468">
                <text:p>-0.624468</text:p>
              </table:table-cell>
              <table:table-cell office:value-type="float" office:value="-0.823275">
                <text:p>-0.8232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690714">
                <text:p>1.690714</text:p>
              </table:table-cell>
              <table:table-cell office:value-type="float" office:value="-0.610525">
                <text:p>-0.6105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49952">
                <text:p>-0.449952</text:p>
              </table:table-cell>
              <table:table-cell office:value-type="float" office:value="-0.654854">
                <text:p>-0.65485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901822">
                <text:p>-0.901822</text:p>
              </table:table-cell>
              <table:table-cell office:value-type="float" office:value="-0.57488">
                <text:p>-0.5748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507493">
                <text:p>-0.507493</text:p>
              </table:table-cell>
              <table:table-cell office:value-type="float" office:value="-0.557763">
                <text:p>-0.55776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056329">
                <text:p>-0.056329</text:p>
              </table:table-cell>
              <table:table-cell office:value-type="float" office:value="-0.52265">
                <text:p>-0.52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353247">
                <text:p>-0.3532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.011893">
                <text:p>0.01189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43393">
                <text:p>0.143393</text:p>
              </table:table-cell>
              <table:table-cell office:value-type="float" office:value="0.066165">
                <text:p>0.06616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2.000849">
                <text:p>-2.000849</text:p>
              </table:table-cell>
              <table:table-cell office:value-type="float" office:value="0.035295">
                <text:p>0.03529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2.668806">
                <text:p>-2.668806</text:p>
              </table:table-cell>
              <table:table-cell office:value-type="float" office:value="-0.169458">
                <text:p>-0.1694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998462">
                <text:p>-1.998462</text:p>
              </table:table-cell>
              <table:table-cell office:value-type="float" office:value="-0.536294">
                <text:p>-0.53629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3.793143">
                <text:p>-3.793143</text:p>
              </table:table-cell>
              <table:table-cell office:value-type="float" office:value="-0.870949">
                <text:p>-0.87094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3.85894">
                <text:p>-3.85894</text:p>
              </table:table-cell>
              <table:table-cell office:value-type="float" office:value="-1.165351">
                <text:p>-1.1653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3.624543">
                <text:p>-3.624543</text:p>
              </table:table-cell>
              <table:table-cell office:value-type="float" office:value="-1.477771">
                <text:p>-1.4777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489464">
                <text:p>-1.489464</text:p>
              </table:table-cell>
              <table:table-cell office:value-type="float" office:value="-1.621252">
                <text:p>-1.62125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3.351837">
                <text:p>-3.351837</text:p>
              </table:table-cell>
              <table:table-cell office:value-type="float" office:value="-1.95653">
                <text:p>-1.956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3.116411">
                <text:p>-3.116411</text:p>
              </table:table-cell>
              <table:table-cell office:value-type="float" office:value="-2.576997">
                <text:p>-2.57699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3.124891">
                <text:p>-3.124891</text:p>
              </table:table-cell>
              <table:table-cell office:value-type="float" office:value="-2.902686">
                <text:p>-2.90268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2.611852">
                <text:p>-2.611852</text:p>
              </table:table-cell>
              <table:table-cell office:value-type="float" office:value="-2.966874">
                <text:p>-2.96687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598556">
                <text:p>-1.598556</text:p>
              </table:table-cell>
              <table:table-cell office:value-type="float" office:value="-2.856818">
                <text:p>-2.8568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4.482269">
                <text:p>-4.482269</text:p>
              </table:table-cell>
              <table:table-cell office:value-type="float" office:value="-3.10656">
                <text:p>-3.1065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2.840745">
                <text:p>-2.840745</text:p>
              </table:table-cell>
              <table:table-cell office:value-type="float" office:value="-3.010703">
                <text:p>-3.0107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4.868694">
                <text:p>-4.868694</text:p>
              </table:table-cell>
              <table:table-cell office:value-type="float" office:value="-3.112984">
                <text:p>-3.1129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2.834135">
                <text:p>-2.834135</text:p>
              </table:table-cell>
              <table:table-cell office:value-type="float" office:value="-3.033167">
                <text:p>-3.03316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4.76313">
                <text:p>-4.76313</text:p>
              </table:table-cell>
              <table:table-cell office:value-type="float" office:value="-3.362018">
                <text:p>-3.36201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2.895737">
                <text:p>-2.895737</text:p>
              </table:table-cell>
              <table:table-cell office:value-type="float" office:value="-3.315616">
                <text:p>-3.3156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.532197">
                <text:p>-4.532197</text:p>
              </table:table-cell>
              <table:table-cell office:value-type="float" office:value="-3.456271">
                <text:p>-3.45627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3.118447">
                <text:p>-3.118447</text:p>
              </table:table-cell>
              <table:table-cell office:value-type="float" office:value="-3.455379">
                <text:p>-3.45537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4.531889">
                <text:p>-4.531889</text:p>
              </table:table-cell>
              <table:table-cell office:value-type="float" office:value="-3.645238">
                <text:p>-3.6452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3.348051">
                <text:p>-3.348051</text:p>
              </table:table-cell>
              <table:table-cell office:value-type="float" office:value="-3.822713">
                <text:p>-3.8227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7.600511">
                <text:p>-7.600511</text:p>
              </table:table-cell>
              <table:table-cell office:value-type="float" office:value="-4.131101">
                <text:p>-4.13110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4.738734">
                <text:p>-4.738734</text:p>
              </table:table-cell>
              <table:table-cell office:value-type="float" office:value="-4.328938">
                <text:p>-4.32893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2.311243">
                <text:p>-2.311243</text:p>
              </table:table-cell>
              <table:table-cell office:value-type="float" office:value="-4.072797">
                <text:p>-4.07279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405848">
                <text:p>-1.405848</text:p>
              </table:table-cell>
              <table:table-cell office:value-type="float" office:value="-3.930236">
                <text:p>-3.93023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562631">
                <text:p>-0.562631</text:p>
              </table:table-cell>
              <table:table-cell office:value-type="float" office:value="-3.508492">
                <text:p>-3.50849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056347">
                <text:p>-0.056347</text:p>
              </table:table-cell>
              <table:table-cell office:value-type="float" office:value="-3.225275">
                <text:p>-3.2252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56338">
                <text:p>-0.056338</text:p>
              </table:table-cell>
              <table:table-cell office:value-type="float" office:value="-2.777781">
                <text:p>-2.77778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2.467112">
                <text:p>-2.4671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2.013012">
                <text:p>-2.01301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-1.677297">
                <text:p>-1.67729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0.920049">
                <text:p>-0.9200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0.438718">
                <text:p>-0.43871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0.208146">
                <text:p>-0.20814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0.067494">
                <text:p>-0.06749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0.011271">
                <text:p>-0.01127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-0.005613">
                <text:p>-0.0056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04cm" svg:height="6.833cm" xlink:href=".." xlink:type="simple" chart:class="chart:line" chart:style-name="ch1">
        <chart:legend chart:legend-position="end" svg:x="29.064cm" svg:y="2.652cm" style:legend-expansion="high" chart:style-name="ch2"/>
        <chart:plot-area chart:style-name="ch3" table:cell-range-address="right_back_wheel_stats.A2:right_back_wheel_stats.A155 right_back_wheel_stats.D1:right_back_wheel_stats.F155" chart:data-source-has-labels="both" svg:x="0.73cm" svg:y="0.136cm" svg:width="27.604cm" svg:height="6.561cm">
          <chartooo:coordinate-region svg:x="1.379cm" svg:y="0.26cm" svg:width="26.955cm" svg:height="5.436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D2:right_back_wheel_stats.D155" chart:label-cell-address="right_back_wheel_stats.D1:right_back_wheel_stats.D1" chart:class="chart:line">
            <chart:data-point chart:repeated="154"/>
          </chart:series>
          <chart:series chart:style-name="ch7" chart:values-cell-range-address="right_back_wheel_stats.E2:right_back_wheel_stats.E155" chart:label-cell-address="right_back_wheel_stats.E1:right_back_wheel_stats.E1" chart:class="chart:line">
            <chart:data-point chart:repeated="154"/>
          </chart:series>
          <chart:series chart:style-name="ch8" chart:values-cell-range-address="right_back_wheel_stats.F2:right_back_wheel_stats.F155" chart:label-cell-address="right_back_wheel_stats.F1:right_back_wheel_stats.F1" chart:class="chart:line"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ar_vel_target_left_back_wheel</text:p>
                <draw:g>
                  <svg:desc>right_back_wheel_stats.D1:right_back_wheel_stats.D1</svg:desc>
                </draw:g>
              </table:table-cell>
              <table:table-cell office:value-type="string">
                <text:p>angular_vel_encoder_left_back_wheel</text:p>
                <draw:g>
                  <svg:desc>right_back_wheel_stats.E1:right_back_wheel_stats.E1</svg:desc>
                </draw:g>
              </table:table-cell>
              <table:table-cell office:value-type="string">
                <text:p>angular_vel_control_left_back_wheel</text:p>
                <draw:g>
                  <svg:desc>right_back_wheel_stats.F1:right_back_wheel_stats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D2:right_back_wheel_stats.D155</svg:desc>
                </draw:g>
              </table:table-cell>
              <table:table-cell office:value-type="float" office:value="0">
                <text:p>0</text:p>
                <draw:g>
                  <svg:desc>right_back_wheel_stats.E2:right_back_wheel_stats.E155</svg:desc>
                </draw:g>
              </table:table-cell>
              <table:table-cell office:value-type="float" office:value="0">
                <text:p>0</text:p>
                <draw:g>
                  <svg:desc>right_back_wheel_stats.F2:right_back_wheel_stats.F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">
                <text:p>0</text:p>
              </table:table-cell>
              <table:table-cell office:value-type="float" office:value="21.254612">
                <text:p>21.2546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53846">
                <text:p>1.753846</text:p>
              </table:table-cell>
              <table:table-cell office:value-type="float" office:value="2.594711">
                <text:p>2.59471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53846">
                <text:p>1.753846</text:p>
              </table:table-cell>
              <table:table-cell office:value-type="float" office:value="3.326126">
                <text:p>3.32612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53846">
                <text:p>1.753846</text:p>
              </table:table-cell>
              <table:table-cell office:value-type="float" office:value="1.0129">
                <text:p>1.0129</text:p>
              </table:table-cell>
              <table:table-cell office:value-type="float" office:value="25.592862">
                <text:p>25.5928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53846">
                <text:p>1.753846</text:p>
              </table:table-cell>
              <table:table-cell office:value-type="float" office:value="1.91279">
                <text:p>1.9127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3846">
                <text:p>1.753846</text:p>
              </table:table-cell>
              <table:table-cell office:value-type="float" office:value="2.199113">
                <text:p>2.19911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53846">
                <text:p>1.753846</text:p>
              </table:table-cell>
              <table:table-cell office:value-type="float" office:value="0.564209">
                <text:p>0.564209</text:p>
              </table:table-cell>
              <table:table-cell office:value-type="float" office:value="19.305386">
                <text:p>19.3053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3846">
                <text:p>1.753846</text:p>
              </table:table-cell>
              <table:table-cell office:value-type="float" office:value="1.461849">
                <text:p>1.46184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53846">
                <text:p>1.753846</text:p>
              </table:table-cell>
              <table:table-cell office:value-type="float" office:value="2.20041">
                <text:p>2.2004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667">
                <text:p>0.619667</text:p>
              </table:table-cell>
              <table:table-cell office:value-type="float" office:value="18.847754">
                <text:p>18.8477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753846">
                <text:p>1.753846</text:p>
              </table:table-cell>
              <table:table-cell office:value-type="float" office:value="1.580895">
                <text:p>1.58089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53846">
                <text:p>1.753846</text:p>
              </table:table-cell>
              <table:table-cell office:value-type="float" office:value="2.3081">
                <text:p>2.308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53846">
                <text:p>1.753846</text:p>
              </table:table-cell>
              <table:table-cell office:value-type="float" office:value="0.507315">
                <text:p>0.507315</text:p>
              </table:table-cell>
              <table:table-cell office:value-type="float" office:value="21.436064">
                <text:p>21.4360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53846">
                <text:p>1.753846</text:p>
              </table:table-cell>
              <table:table-cell office:value-type="float" office:value="1.800346">
                <text:p>1.80034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53846">
                <text:p>1.753846</text:p>
              </table:table-cell>
              <table:table-cell office:value-type="float" office:value="2.704627">
                <text:p>2.70462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53846">
                <text:p>1.753846</text:p>
              </table:table-cell>
              <table:table-cell office:value-type="float" office:value="0.846449">
                <text:p>0.846449</text:p>
              </table:table-cell>
              <table:table-cell office:value-type="float" office:value="21.553458">
                <text:p>21.5534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53846">
                <text:p>1.753846</text:p>
              </table:table-cell>
              <table:table-cell office:value-type="float" office:value="1.686191">
                <text:p>1.68619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53846">
                <text:p>1.753846</text:p>
              </table:table-cell>
              <table:table-cell office:value-type="float" office:value="2.706711">
                <text:p>2.70671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53846">
                <text:p>1.753846</text:p>
              </table:table-cell>
              <table:table-cell office:value-type="float" office:value="1.12931">
                <text:p>1.12931</text:p>
              </table:table-cell>
              <table:table-cell office:value-type="float" office:value="18.322134">
                <text:p>18.3221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3846">
                <text:p>1.753846</text:p>
              </table:table-cell>
              <table:table-cell office:value-type="float" office:value="2.201713">
                <text:p>2.20171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53846">
                <text:p>1.753846</text:p>
              </table:table-cell>
              <table:table-cell office:value-type="float" office:value="3.155368">
                <text:p>3.15536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753846">
                <text:p>1.753846</text:p>
              </table:table-cell>
              <table:table-cell office:value-type="float" office:value="1.237873">
                <text:p>1.237873</text:p>
              </table:table-cell>
              <table:table-cell office:value-type="float" office:value="21.416934">
                <text:p>21.4169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53846">
                <text:p>1.753846</text:p>
              </table:table-cell>
              <table:table-cell office:value-type="float" office:value="1.970958">
                <text:p>1.97095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753846">
                <text:p>1.753846</text:p>
              </table:table-cell>
              <table:table-cell office:value-type="float" office:value="2.369061">
                <text:p>2.36906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753846">
                <text:p>1.753846</text:p>
              </table:table-cell>
              <table:table-cell office:value-type="float" office:value="0.450568">
                <text:p>0.450568</text:p>
              </table:table-cell>
              <table:table-cell office:value-type="float" office:value="22.124357">
                <text:p>22.1243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753846">
                <text:p>1.753846</text:p>
              </table:table-cell>
              <table:table-cell office:value-type="float" office:value="1.579058">
                <text:p>1.57905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753846">
                <text:p>1.753846</text:p>
              </table:table-cell>
              <table:table-cell office:value-type="float" office:value="2.36792">
                <text:p>2.3679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753846">
                <text:p>1.753846</text:p>
              </table:table-cell>
              <table:table-cell office:value-type="float" office:value="0.393759">
                <text:p>0.393759</text:p>
              </table:table-cell>
              <table:table-cell office:value-type="float" office:value="22.760523">
                <text:p>22.76052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753846">
                <text:p>1.753846</text:p>
              </table:table-cell>
              <table:table-cell office:value-type="float" office:value="1.638024">
                <text:p>1.63802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53846">
                <text:p>1.753846</text:p>
              </table:table-cell>
              <table:table-cell office:value-type="float" office:value="2.284706">
                <text:p>2.28470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753846">
                <text:p>1.753846</text:p>
              </table:table-cell>
              <table:table-cell office:value-type="float" office:value="0.567991">
                <text:p>0.567991</text:p>
              </table:table-cell>
              <table:table-cell office:value-type="float" office:value="20.45061">
                <text:p>20.45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753846">
                <text:p>1.753846</text:p>
              </table:table-cell>
              <table:table-cell office:value-type="float" office:value="1.745897">
                <text:p>1.74589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753846">
                <text:p>1.753846</text:p>
              </table:table-cell>
              <table:table-cell office:value-type="float" office:value="2.482342">
                <text:p>2.48234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753846">
                <text:p>1.753846</text:p>
              </table:table-cell>
              <table:table-cell office:value-type="float" office:value="0.394666">
                <text:p>0.394666</text:p>
              </table:table-cell>
              <table:table-cell office:value-type="float" office:value="24.409637">
                <text:p>24.4096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753846">
                <text:p>1.753846</text:p>
              </table:table-cell>
              <table:table-cell office:value-type="float" office:value="1.408854">
                <text:p>1.40885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753846">
                <text:p>1.753846</text:p>
              </table:table-cell>
              <table:table-cell office:value-type="float" office:value="2.414904">
                <text:p>2.41490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753846">
                <text:p>1.753846</text:p>
              </table:table-cell>
              <table:table-cell office:value-type="float" office:value="0.508812">
                <text:p>0.508812</text:p>
              </table:table-cell>
              <table:table-cell office:value-type="float" office:value="22.416139">
                <text:p>22.4161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753846">
                <text:p>1.753846</text:p>
              </table:table-cell>
              <table:table-cell office:value-type="float" office:value="1.747942">
                <text:p>1.74794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753846">
                <text:p>1.753846</text:p>
              </table:table-cell>
              <table:table-cell office:value-type="float" office:value="2.366949">
                <text:p>2.36694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753846">
                <text:p>1.753846</text:p>
              </table:table-cell>
              <table:table-cell office:value-type="float" office:value="0.619915">
                <text:p>0.619915</text:p>
              </table:table-cell>
              <table:table-cell office:value-type="float" office:value="20.631122">
                <text:p>20.6311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753846">
                <text:p>1.753846</text:p>
              </table:table-cell>
              <table:table-cell office:value-type="float" office:value="1.68267">
                <text:p>1.6826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753846">
                <text:p>1.753846</text:p>
              </table:table-cell>
              <table:table-cell office:value-type="float" office:value="2.267206">
                <text:p>2.26720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753846">
                <text:p>1.753846</text:p>
              </table:table-cell>
              <table:table-cell office:value-type="float" office:value="0.562423">
                <text:p>0.562423</text:p>
              </table:table-cell>
              <table:table-cell office:value-type="float" office:value="20.368472">
                <text:p>20.3684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753846">
                <text:p>1.753846</text:p>
              </table:table-cell>
              <table:table-cell office:value-type="float" office:value="1.577778">
                <text:p>1.57777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753846">
                <text:p>1.753846</text:p>
              </table:table-cell>
              <table:table-cell office:value-type="float" office:value="2.304784">
                <text:p>2.30478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753846">
                <text:p>1.753846</text:p>
              </table:table-cell>
              <table:table-cell office:value-type="float" office:value="0.565153">
                <text:p>0.565153</text:p>
              </table:table-cell>
              <table:table-cell office:value-type="float" office:value="20.609975">
                <text:p>20.6099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753846">
                <text:p>1.753846</text:p>
              </table:table-cell>
              <table:table-cell office:value-type="float" office:value="1.523394">
                <text:p>1.52339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53846">
                <text:p>1.753846</text:p>
              </table:table-cell>
              <table:table-cell office:value-type="float" office:value="2.307017">
                <text:p>2.30701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753846">
                <text:p>1.753846</text:p>
              </table:table-cell>
              <table:table-cell office:value-type="float" office:value="0.732304">
                <text:p>0.732304</text:p>
              </table:table-cell>
              <table:table-cell office:value-type="float" office:value="18.87137">
                <text:p>18.8713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753846">
                <text:p>1.753846</text:p>
              </table:table-cell>
              <table:table-cell office:value-type="float" office:value="1.967719">
                <text:p>1.96771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753846">
                <text:p>1.753846</text:p>
              </table:table-cell>
              <table:table-cell office:value-type="float" office:value="2.544876">
                <text:p>2.54487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753846">
                <text:p>1.753846</text:p>
              </table:table-cell>
              <table:table-cell office:value-type="float" office:value="0.506894">
                <text:p>0.506894</text:p>
              </table:table-cell>
              <table:table-cell office:value-type="float" office:value="23.743611">
                <text:p>23.7436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753846">
                <text:p>1.753846</text:p>
              </table:table-cell>
              <table:table-cell office:value-type="float" office:value="1.799215">
                <text:p>1.79921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753846">
                <text:p>1.753846</text:p>
              </table:table-cell>
              <table:table-cell office:value-type="float" office:value="2.539316">
                <text:p>2.53931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753846">
                <text:p>1.753846</text:p>
              </table:table-cell>
              <table:table-cell office:value-type="float" office:value="0.563983">
                <text:p>0.563983</text:p>
              </table:table-cell>
              <table:table-cell office:value-type="float" office:value="22.942972">
                <text:p>22.9429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753846">
                <text:p>1.753846</text:p>
              </table:table-cell>
              <table:table-cell office:value-type="float" office:value="1.57364">
                <text:p>1.57364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753846">
                <text:p>1.753846</text:p>
              </table:table-cell>
              <table:table-cell office:value-type="float" office:value="2.773476">
                <text:p>2.77347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3846">
                <text:p>1.753846</text:p>
              </table:table-cell>
              <table:table-cell office:value-type="float" office:value="0.8972">
                <text:p>0.8972</text:p>
              </table:table-cell>
              <table:table-cell office:value-type="float" office:value="21.475047">
                <text:p>21.4750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753846">
                <text:p>1.753846</text:p>
              </table:table-cell>
              <table:table-cell office:value-type="float" office:value="1.972302">
                <text:p>1.972302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753846">
                <text:p>1.753846</text:p>
              </table:table-cell>
              <table:table-cell office:value-type="float" office:value="2.884393">
                <text:p>2.88439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753846">
                <text:p>1.753846</text:p>
              </table:table-cell>
              <table:table-cell office:value-type="float" office:value="0.781991">
                <text:p>0.781991</text:p>
              </table:table-cell>
              <table:table-cell office:value-type="float" office:value="23.831819">
                <text:p>23.8318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753846">
                <text:p>1.753846</text:p>
              </table:table-cell>
              <table:table-cell office:value-type="float" office:value="1.758025">
                <text:p>1.758025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753846">
                <text:p>1.753846</text:p>
              </table:table-cell>
              <table:table-cell office:value-type="float" office:value="2.427629">
                <text:p>2.427629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753846">
                <text:p>1.753846</text:p>
              </table:table-cell>
              <table:table-cell office:value-type="float" office:value="0.394728">
                <text:p>0.394728</text:p>
              </table:table-cell>
              <table:table-cell office:value-type="float" office:value="23.623563">
                <text:p>23.62356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753846">
                <text:p>1.753846</text:p>
              </table:table-cell>
              <table:table-cell office:value-type="float" office:value="1.519711">
                <text:p>1.519711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753846">
                <text:p>1.753846</text:p>
              </table:table-cell>
              <table:table-cell office:value-type="float" office:value="2.250663">
                <text:p>2.250663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753846">
                <text:p>1.753846</text:p>
              </table:table-cell>
              <table:table-cell office:value-type="float" office:value="0.508504">
                <text:p>0.508504</text:p>
              </table:table-cell>
              <table:table-cell office:value-type="float" office:value="20.638864">
                <text:p>20.6388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3846">
                <text:p>1.753846</text:p>
              </table:table-cell>
              <table:table-cell office:value-type="float" office:value="1.573247">
                <text:p>1.573247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753846">
                <text:p>1.753846</text:p>
              </table:table-cell>
              <table:table-cell office:value-type="float" office:value="2.260116">
                <text:p>2.260116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753846">
                <text:p>1.753846</text:p>
              </table:table-cell>
              <table:table-cell office:value-type="float" office:value="0.506813">
                <text:p>0.506813</text:p>
              </table:table-cell>
              <table:table-cell office:value-type="float" office:value="20.878773">
                <text:p>20.87877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753846">
                <text:p>1.753846</text:p>
              </table:table-cell>
              <table:table-cell office:value-type="float" office:value="1.637598">
                <text:p>1.637598</text:p>
              </table:table-cell>
              <table:table-cell office:value-type="float" office:value="1.753846">
                <text:p>1.75384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.536071">
                <text:p>2.53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18683">
                <text:p>0.618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73273">
                <text:p>0.7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169164">
                <text:p>0.16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0">
                <text:p>0</text:p>
              </table:table-cell>
              <table:table-cell office:value-type="float" office:value="36.892224">
                <text:p>36.89222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076923">
                <text:p>3.076923</text:p>
              </table:table-cell>
              <table:table-cell office:value-type="float" office:value="2.425803">
                <text:p>2.42580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076923">
                <text:p>3.076923</text:p>
              </table:table-cell>
              <table:table-cell office:value-type="float" office:value="4.513575">
                <text:p>4.513575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076923">
                <text:p>3.076923</text:p>
              </table:table-cell>
              <table:table-cell office:value-type="float" office:value="5.576737">
                <text:p>5.576737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076923">
                <text:p>3.076923</text:p>
              </table:table-cell>
              <table:table-cell office:value-type="float" office:value="4.849813">
                <text:p>4.849813</text:p>
              </table:table-cell>
              <table:table-cell office:value-type="float" office:value="8.225091">
                <text:p>8.2250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076923">
                <text:p>3.076923</text:p>
              </table:table-cell>
              <table:table-cell office:value-type="float" office:value="6.70113">
                <text:p>6.7011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076923">
                <text:p>3.076923</text:p>
              </table:table-cell>
              <table:table-cell office:value-type="float" office:value="6.879475">
                <text:p>6.879475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076923">
                <text:p>3.076923</text:p>
              </table:table-cell>
              <table:table-cell office:value-type="float" office:value="6.701466">
                <text:p>6.70146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076923">
                <text:p>3.076923</text:p>
              </table:table-cell>
              <table:table-cell office:value-type="float" office:value="5.863015">
                <text:p>5.863015</text:p>
              </table:table-cell>
              <table:table-cell office:value-type="float" office:value="7.098337">
                <text:p>7.09833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076923">
                <text:p>3.076923</text:p>
              </table:table-cell>
              <table:table-cell office:value-type="float" office:value="5.808441">
                <text:p>5.808441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076923">
                <text:p>3.076923</text:p>
              </table:table-cell>
              <table:table-cell office:value-type="float" office:value="5.911819">
                <text:p>5.911819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.076923">
                <text:p>3.076923</text:p>
              </table:table-cell>
              <table:table-cell office:value-type="float" office:value="5.976293">
                <text:p>5.976293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.076923">
                <text:p>3.076923</text:p>
              </table:table-cell>
              <table:table-cell office:value-type="float" office:value="5.519801">
                <text:p>5.519801</text:p>
              </table:table-cell>
              <table:table-cell office:value-type="float" office:value="2.268841">
                <text:p>2.26884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.076923">
                <text:p>3.076923</text:p>
              </table:table-cell>
              <table:table-cell office:value-type="float" office:value="5.464115">
                <text:p>5.464115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.076923">
                <text:p>3.076923</text:p>
              </table:table-cell>
              <table:table-cell office:value-type="float" office:value="5.584776">
                <text:p>5.58477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.076923">
                <text:p>3.076923</text:p>
              </table:table-cell>
              <table:table-cell office:value-type="float" office:value="6.31218">
                <text:p>6.31218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.076923">
                <text:p>3.076923</text:p>
              </table:table-cell>
              <table:table-cell office:value-type="float" office:value="6.367764">
                <text:p>6.367764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.076923">
                <text:p>3.076923</text:p>
              </table:table-cell>
              <table:table-cell office:value-type="float" office:value="6.586607">
                <text:p>6.586607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.076923">
                <text:p>3.076923</text:p>
              </table:table-cell>
              <table:table-cell office:value-type="float" office:value="6.542778">
                <text:p>6.542778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.076923">
                <text:p>3.076923</text:p>
              </table:table-cell>
              <table:table-cell office:value-type="float" office:value="6.141697">
                <text:p>6.141697</text:p>
              </table:table-cell>
              <table:table-cell office:value-type="float" office:value="1.062914">
                <text:p>1.0629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76923">
                <text:p>3.076923</text:p>
              </table:table-cell>
              <table:table-cell office:value-type="float" office:value="5.185474">
                <text:p>5.185474</text:p>
              </table:table-cell>
              <table:table-cell office:value-type="float" office:value="7.60142">
                <text:p>7.6014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.076923">
                <text:p>3.076923</text:p>
              </table:table-cell>
              <table:table-cell office:value-type="float" office:value="7.152836">
                <text:p>7.152836</text:p>
              </table:table-cell>
              <table:table-cell office:value-type="float" office:value="3.076923">
                <text:p>3.07692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.076923">
                <text:p>3.076923</text:p>
              </table:table-cell>
              <table:table-cell office:value-type="float" office:value="6.425219">
                <text:p>6.425219</text:p>
              </table:table-cell>
              <table:table-cell office:value-type="float" office:value="3.909379">
                <text:p>3.90937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.076923">
                <text:p>3.076923</text:p>
              </table:table-cell>
              <table:table-cell office:value-type="float" office:value="5.974099">
                <text:p>5.974099</text:p>
              </table:table-cell>
              <table:table-cell office:value-type="float" office:value="1.534013">
                <text:p>1.5340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5.404808">
                <text:p>5.40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4.231012">
                <text:p>4.23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.705846">
                <text:p>2.705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.630783">
                <text:p>1.63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787683">
                <text:p>0.7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56347">
                <text:p>0.056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44cm" svg:height="3.132cm" xlink:href=".." xlink:type="simple" chart:class="chart:line" chart:style-name="ch1">
        <chart:legend chart:legend-position="end" svg:x="29.242cm" svg:y="1.278cm" style:legend-expansion="high" chart:style-name="ch2"/>
        <chart:plot-area chart:style-name="ch3" table:cell-range-address="right_back_wheel_stats.A2:right_back_wheel_stats.A155 right_back_wheel_stats.G1:right_back_wheel_stats.G155" chart:data-source-has-labels="both" svg:x="0.674cm" svg:y="0.062cm" svg:width="27.894cm" svg:height="3.008cm">
          <chartooo:coordinate-region svg:x="1.411cm" svg:y="0.186cm" svg:width="27.024cm" svg:height="1.883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G2:right_back_wheel_stats.G155" chart:label-cell-address="right_back_wheel_stats.G1:right_back_wheel_stats.G1" chart:class="chart:line">
            <chart:data-point chart:repeated="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back_motorcmd</text:p>
                <draw:g>
                  <svg:desc>right_back_wheel_stats.G1:right_back_wheel_stats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G2:right_back_wheel_stats.G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05355">
                <text:p>0.3053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80063">
                <text:p>0.3800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05124">
                <text:p>0.2051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97288">
                <text:p>0.49728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18049">
                <text:p>0.61804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73464">
                <text:p>0.27346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3cm" svg:height="3.132cm" xlink:href=".." xlink:type="simple" chart:class="chart:line" chart:style-name="ch1">
        <chart:legend chart:legend-position="end" svg:x="29.281cm" svg:y="1.04cm" style:legend-expansion="high" chart:style-name="ch2"/>
        <chart:plot-area chart:style-name="ch3" table:cell-range-address="right_back_wheel_stats.A2:right_back_wheel_stats.A155 right_back_wheel_stats.H1:right_back_wheel_stats.I155" chart:data-source-has-labels="both" svg:x="0.654cm" svg:y="0.062cm" svg:width="27.973cm" svg:height="3.008cm">
          <chartooo:coordinate-region svg:x="1.214cm" svg:y="0.25cm" svg:width="27.281cm" svg:height="2.632cm"/>
          <chart:axis chart:dimension="x" chart:name="primary-x" chart:style-name="ch4" chartooo:axis-type="auto">
            <chartooo:date-scale/>
            <chart:categories table:cell-range-address="right_back_wheel_stats.A2:right_back_wheel_stats.A1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ght_back_wheel_stats.H2:right_back_wheel_stats.H155" chart:label-cell-address="right_back_wheel_stats.H1:right_back_wheel_stats.H1" chart:class="chart:line">
            <chart:data-point chart:repeated="154"/>
          </chart:series>
          <chart:series chart:style-name="ch7" chart:values-cell-range-address="right_back_wheel_stats.I2:right_back_wheel_stats.I155" chart:label-cell-address="right_back_wheel_stats.I1:right_back_wheel_stats.I1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*error_curr</text:p>
                <draw:g>
                  <svg:desc>right_back_wheel_stats.H1:right_back_wheel_stats.H1</svg:desc>
                </draw:g>
              </table:table-cell>
              <table:table-cell office:value-type="string">
                <text:p>Ki*integral</text:p>
                <draw:g>
                  <svg:desc>right_back_wheel_stats.I1:right_back_wheel_stats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ight_back_wheel_stats.A2:right_back_wheel_stats.A155</svg:desc>
                </draw:g>
              </table:table-cell>
              <table:table-cell office:value-type="float" office:value="0">
                <text:p>0</text:p>
                <draw:g>
                  <svg:desc>right_back_wheel_stats.H2:right_back_wheel_stats.H155</svg:desc>
                </draw:g>
              </table:table-cell>
              <table:table-cell office:value-type="float" office:value="0">
                <text:p>0</text:p>
                <draw:g>
                  <svg:desc>right_back_wheel_stats.I2:right_back_wheel_stats.I15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3846">
                <text:p>1.753846</text:p>
              </table:table-cell>
              <table:table-cell office:value-type="float" office:value="0.175051">
                <text:p>0.1750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840865">
                <text:p>-0.840865</text:p>
              </table:table-cell>
              <table:table-cell office:value-type="float" office:value="0.091199">
                <text:p>0.091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.57228">
                <text:p>-1.57228</text:p>
              </table:table-cell>
              <table:table-cell office:value-type="float" office:value="-0.066659">
                <text:p>-0.0666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40947">
                <text:p>0.740947</text:p>
              </table:table-cell>
              <table:table-cell office:value-type="float" office:value="0.007569">
                <text:p>0.0075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158944">
                <text:p>-0.158944</text:p>
              </table:table-cell>
              <table:table-cell office:value-type="float" office:value="-0.008292">
                <text:p>-0.0082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445267">
                <text:p>-0.445267</text:p>
              </table:table-cell>
              <table:table-cell office:value-type="float" office:value="-0.052704">
                <text:p>-0.0527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89637">
                <text:p>1.189637</text:p>
              </table:table-cell>
              <table:table-cell office:value-type="float" office:value="0.066653">
                <text:p>0.0666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1998">
                <text:p>0.291998</text:p>
              </table:table-cell>
              <table:table-cell office:value-type="float" office:value="0.09575">
                <text:p>0.095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46564">
                <text:p>-0.446564</text:p>
              </table:table-cell>
              <table:table-cell office:value-type="float" office:value="0.050943">
                <text:p>0.0509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34179">
                <text:p>1.134179</text:p>
              </table:table-cell>
              <table:table-cell office:value-type="float" office:value="0.164448">
                <text:p>0.1644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2951">
                <text:p>0.172951</text:p>
              </table:table-cell>
              <table:table-cell office:value-type="float" office:value="0.006707">
                <text:p>0.0067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54254">
                <text:p>-0.554254</text:p>
              </table:table-cell>
              <table:table-cell office:value-type="float" office:value="0.034831">
                <text:p>0.0348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246532">
                <text:p>1.246532</text:p>
              </table:table-cell>
              <table:table-cell office:value-type="float" office:value="0.316577">
                <text:p>0.3165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465">
                <text:p>-0.0465</text:p>
              </table:table-cell>
              <table:table-cell office:value-type="float" office:value="0.237686">
                <text:p>0.2376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95078">
                <text:p>-0.95078</text:p>
              </table:table-cell>
              <table:table-cell office:value-type="float" office:value="0.15881">
                <text:p>0.158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7397">
                <text:p>0.907397</text:p>
              </table:table-cell>
              <table:table-cell office:value-type="float" office:value="0.293881">
                <text:p>0.2938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655">
                <text:p>0.067655</text:p>
              </table:table-cell>
              <table:table-cell office:value-type="float" office:value="0.181284">
                <text:p>0.1812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952865">
                <text:p>-0.952865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24536">
                <text:p>0.624536</text:p>
              </table:table-cell>
              <table:table-cell office:value-type="float" office:value="0.163938">
                <text:p>0.1639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47867">
                <text:p>-0.447867</text:p>
              </table:table-cell>
              <table:table-cell office:value-type="float" office:value="0.005909">
                <text:p>0.0059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.401521">
                <text:p>-1.401521</text:p>
              </table:table-cell>
              <table:table-cell office:value-type="float" office:value="-0.152375">
                <text:p>-0.1523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15973">
                <text:p>0.515973</text:p>
              </table:table-cell>
              <table:table-cell office:value-type="float" office:value="-0.045096">
                <text:p>-0.0450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217112">
                <text:p>-0.217112</text:p>
              </table:table-cell>
              <table:table-cell office:value-type="float" office:value="-0.190572">
                <text:p>-0.1905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615215">
                <text:p>-0.615215</text:p>
              </table:table-cell>
              <table:table-cell office:value-type="float" office:value="-0.247816">
                <text:p>-0.2478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303278">
                <text:p>1.303278</text:p>
              </table:table-cell>
              <table:table-cell office:value-type="float" office:value="-0.022098">
                <text:p>-0.0220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74788">
                <text:p>0.174788</text:p>
              </table:table-cell>
              <table:table-cell office:value-type="float" office:value="-0.095492">
                <text:p>-0.0954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614074">
                <text:p>-0.614074</text:p>
              </table:table-cell>
              <table:table-cell office:value-type="float" office:value="-0.163787">
                <text:p>-0.1637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360087">
                <text:p>1.360087</text:p>
              </table:table-cell>
              <table:table-cell office:value-type="float" office:value="0.068846">
                <text:p>0.0688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15822">
                <text:p>0.115822</text:p>
              </table:table-cell>
              <table:table-cell office:value-type="float" office:value="0.017992">
                <text:p>0.0179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3086">
                <text:p>-0.53086</text:p>
              </table:table-cell>
              <table:table-cell office:value-type="float" office:value="0.009345">
                <text:p>0.0093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185856">
                <text:p>1.185856</text:p>
              </table:table-cell>
              <table:table-cell office:value-type="float" office:value="0.268385">
                <text:p>0.268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7949">
                <text:p>0.007949</text:p>
              </table:table-cell>
              <table:table-cell office:value-type="float" office:value="0.21763">
                <text:p>0.2176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28496">
                <text:p>-0.728496</text:p>
              </table:table-cell>
              <table:table-cell office:value-type="float" office:value="0.16612">
                <text:p>0.166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359181">
                <text:p>1.359181</text:p>
              </table:table-cell>
              <table:table-cell office:value-type="float" office:value="0.363579">
                <text:p>0.36357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44992">
                <text:p>0.344992</text:p>
              </table:table-cell>
              <table:table-cell office:value-type="float" office:value="0.266937">
                <text:p>0.2669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661058">
                <text:p>-0.661058</text:p>
              </table:table-cell>
              <table:table-cell office:value-type="float" office:value="0.183367">
                <text:p>0.1833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245034">
                <text:p>1.245034</text:p>
              </table:table-cell>
              <table:table-cell office:value-type="float" office:value="0.369492">
                <text:p>0.3694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904">
                <text:p>0.005904</text:p>
              </table:table-cell>
              <table:table-cell office:value-type="float" office:value="0.232932">
                <text:p>0.2329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613103">
                <text:p>-0.613103</text:p>
              </table:table-cell>
              <table:table-cell office:value-type="float" office:value="0.159728">
                <text:p>0.1597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33931">
                <text:p>1.133931</text:p>
              </table:table-cell>
              <table:table-cell office:value-type="float" office:value="0.326641">
                <text:p>0.32664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71177">
                <text:p>0.071177</text:p>
              </table:table-cell>
              <table:table-cell office:value-type="float" office:value="0.21565">
                <text:p>0.215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51336">
                <text:p>-0.51336</text:p>
              </table:table-cell>
              <table:table-cell office:value-type="float" office:value="0.163323">
                <text:p>0.1633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191423">
                <text:p>1.191423</text:p>
              </table:table-cell>
              <table:table-cell office:value-type="float" office:value="0.355424">
                <text:p>0.3554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76068">
                <text:p>0.176068</text:p>
              </table:table-cell>
              <table:table-cell office:value-type="float" office:value="0.237552">
                <text:p>0.2375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50938">
                <text:p>-0.550938</text:p>
              </table:table-cell>
              <table:table-cell office:value-type="float" office:value="0.148117">
                <text:p>0.1481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188693">
                <text:p>1.188693</text:p>
              </table:table-cell>
              <table:table-cell office:value-type="float" office:value="0.333721">
                <text:p>0.3337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0453">
                <text:p>0.230453</text:p>
              </table:table-cell>
              <table:table-cell office:value-type="float" office:value="0.232026">
                <text:p>0.2320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553171">
                <text:p>-0.553171</text:p>
              </table:table-cell>
              <table:table-cell office:value-type="float" office:value="0.176131">
                <text:p>0.17613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021542">
                <text:p>1.021542</text:p>
              </table:table-cell>
              <table:table-cell office:value-type="float" office:value="0.339855">
                <text:p>0.33985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213873">
                <text:p>-0.213873</text:p>
              </table:table-cell>
              <table:table-cell office:value-type="float" office:value="0.204848">
                <text:p>0.2048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79103">
                <text:p>-0.79103</text:p>
              </table:table-cell>
              <table:table-cell office:value-type="float" office:value="0.118036">
                <text:p>0.1180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246952">
                <text:p>1.246952</text:p>
              </table:table-cell>
              <table:table-cell office:value-type="float" office:value="0.293841">
                <text:p>0.2938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045369">
                <text:p>-0.045369</text:p>
              </table:table-cell>
              <table:table-cell office:value-type="float" office:value="0.170307">
                <text:p>0.1703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78547">
                <text:p>-0.78547</text:p>
              </table:table-cell>
              <table:table-cell office:value-type="float" office:value="0.073416">
                <text:p>0.07341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189863">
                <text:p>1.189863</text:p>
              </table:table-cell>
              <table:table-cell office:value-type="float" office:value="0.247509">
                <text:p>0.2475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0206">
                <text:p>0.180206</text:p>
              </table:table-cell>
              <table:table-cell office:value-type="float" office:value="0.146043">
                <text:p>0.1460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1.01963">
                <text:p>-1.01963</text:p>
              </table:table-cell>
              <table:table-cell office:value-type="float" office:value="0.020772">
                <text:p>0.0207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56646">
                <text:p>0.856646</text:p>
              </table:table-cell>
              <table:table-cell office:value-type="float" office:value="0.16202">
                <text:p>0.162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218456">
                <text:p>-0.218456</text:p>
              </table:table-cell>
              <table:table-cell office:value-type="float" office:value="0.038268">
                <text:p>0.0382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130547">
                <text:p>-1.130547</text:p>
              </table:table-cell>
              <table:table-cell office:value-type="float" office:value="-0.05406">
                <text:p>-0.054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71855">
                <text:p>0.971855</text:p>
              </table:table-cell>
              <table:table-cell office:value-type="float" office:value="0.123052">
                <text:p>0.1230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004178">
                <text:p>-0.004178</text:p>
              </table:table-cell>
              <table:table-cell office:value-type="float" office:value="-0.00164">
                <text:p>-0.001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673783">
                <text:p>-0.673783</text:p>
              </table:table-cell>
              <table:table-cell office:value-type="float" office:value="-0.064461">
                <text:p>-0.06446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359118">
                <text:p>1.359118</text:p>
              </table:table-cell>
              <table:table-cell office:value-type="float" office:value="0.150452">
                <text:p>0.15045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34135">
                <text:p>0.234135</text:p>
              </table:table-cell>
              <table:table-cell office:value-type="float" office:value="0.054852">
                <text:p>0.05485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496817">
                <text:p>-0.496817</text:p>
              </table:table-cell>
              <table:table-cell office:value-type="float" office:value="-0.012799">
                <text:p>-0.0127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245342">
                <text:p>1.245342</text:p>
              </table:table-cell>
              <table:table-cell office:value-type="float" office:value="0.214083">
                <text:p>0.2140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80599">
                <text:p>0.180599</text:p>
              </table:table-cell>
              <table:table-cell office:value-type="float" office:value="0.146184">
                <text:p>0.1461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0627">
                <text:p>-0.50627</text:p>
              </table:table-cell>
              <table:table-cell office:value-type="float" office:value="0.117167">
                <text:p>0.1171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247033">
                <text:p>1.247033</text:p>
              </table:table-cell>
              <table:table-cell office:value-type="float" office:value="0.355539">
                <text:p>0.35553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16248">
                <text:p>0.116248</text:p>
              </table:table-cell>
              <table:table-cell office:value-type="float" office:value="0.269925">
                <text:p>0.2699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2.536071">
                <text:p>-2.536071</text:p>
              </table:table-cell>
              <table:table-cell office:value-type="float" office:value="0.019168">
                <text:p>0.01916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618683">
                <text:p>-0.618683</text:p>
              </table:table-cell>
              <table:table-cell office:value-type="float" office:value="0.024856">
                <text:p>0.02485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73273">
                <text:p>-0.73273</text:p>
              </table:table-cell>
              <table:table-cell office:value-type="float" office:value="-0.184177">
                <text:p>-0.18417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169164">
                <text:p>-0.169164</text:p>
              </table:table-cell>
              <table:table-cell office:value-type="float" office:value="-0.224509">
                <text:p>-0.2245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0.174691">
                <text:p>-0.17469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.299196">
                <text:p>-0.2991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076923">
                <text:p>3.076923</text:p>
              </table:table-cell>
              <table:table-cell office:value-type="float" office:value="-0.00933">
                <text:p>-0.009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5112">
                <text:p>0.65112</text:p>
              </table:table-cell>
              <table:table-cell office:value-type="float" office:value="0.10604">
                <text:p>0.1060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1.436652">
                <text:p>-1.436652</text:p>
              </table:table-cell>
              <table:table-cell office:value-type="float" office:value="-0.162093">
                <text:p>-0.16209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2.499814">
                <text:p>-2.499814</text:p>
              </table:table-cell>
              <table:table-cell office:value-type="float" office:value="-0.424081">
                <text:p>-0.4240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77289">
                <text:p>-1.77289</text:p>
              </table:table-cell>
              <table:table-cell office:value-type="float" office:value="-0.350147">
                <text:p>-0.35014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3.624207">
                <text:p>-3.624207</text:p>
              </table:table-cell>
              <table:table-cell office:value-type="float" office:value="-0.65085">
                <text:p>-0.650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3.802552">
                <text:p>-3.802552</text:p>
              </table:table-cell>
              <table:table-cell office:value-type="float" office:value="-0.957345">
                <text:p>-0.95734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3.624543">
                <text:p>-3.624543</text:p>
              </table:table-cell>
              <table:table-cell office:value-type="float" office:value="-1.303233">
                <text:p>-1.3032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2.786092">
                <text:p>-2.786092</text:p>
              </table:table-cell>
              <table:table-cell office:value-type="float" office:value="-1.581686">
                <text:p>-1.58168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2.731518">
                <text:p>-2.731518</text:p>
              </table:table-cell>
              <table:table-cell office:value-type="float" office:value="-1.855343">
                <text:p>-1.8553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2.834895">
                <text:p>-2.834895</text:p>
              </table:table-cell>
              <table:table-cell office:value-type="float" office:value="-2.44654">
                <text:p>-2.4465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2.89937">
                <text:p>-2.89937</text:p>
              </table:table-cell>
              <table:table-cell office:value-type="float" office:value="-2.801778">
                <text:p>-2.80177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2.442878">
                <text:p>-2.442878</text:p>
              </table:table-cell>
              <table:table-cell office:value-type="float" office:value="-2.904112">
                <text:p>-2.90411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2.387192">
                <text:p>-2.387192</text:p>
              </table:table-cell>
              <table:table-cell office:value-type="float" office:value="-2.890715">
                <text:p>-2.8907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2.507853">
                <text:p>-2.507853</text:p>
              </table:table-cell>
              <table:table-cell office:value-type="float" office:value="-2.964193">
                <text:p>-2.96419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3.235256">
                <text:p>-3.235256</text:p>
              </table:table-cell>
              <table:table-cell office:value-type="float" office:value="-2.925505">
                <text:p>-2.92550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3.290841">
                <text:p>-3.290841</text:p>
              </table:table-cell>
              <table:table-cell office:value-type="float" office:value="-2.874497">
                <text:p>-2.87449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3.509684">
                <text:p>-3.509684</text:p>
              </table:table-cell>
              <table:table-cell office:value-type="float" office:value="-2.862656">
                <text:p>-2.8626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3.465855">
                <text:p>-3.465855</text:p>
              </table:table-cell>
              <table:table-cell office:value-type="float" office:value="-2.93068">
                <text:p>-2.9306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3.064774">
                <text:p>-3.064774</text:p>
              </table:table-cell>
              <table:table-cell office:value-type="float" office:value="-2.963256">
                <text:p>-2.9632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2.108551">
                <text:p>-2.108551</text:p>
              </table:table-cell>
              <table:table-cell office:value-type="float" office:value="-2.891653">
                <text:p>-2.89165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4.075913">
                <text:p>-4.075913</text:p>
              </table:table-cell>
              <table:table-cell office:value-type="float" office:value="-3.00743">
                <text:p>-3.0074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3.348296">
                <text:p>-3.348296</text:p>
              </table:table-cell>
              <table:table-cell office:value-type="float" office:value="-3.096521">
                <text:p>-3.09652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2.897176">
                <text:p>-2.897176</text:p>
              </table:table-cell>
              <table:table-cell office:value-type="float" office:value="-3.149865">
                <text:p>-3.14986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5.404808">
                <text:p>-5.404808</text:p>
              </table:table-cell>
              <table:table-cell office:value-type="float" office:value="-3.438929">
                <text:p>-3.4389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4.231012">
                <text:p>-4.231012</text:p>
              </table:table-cell>
              <table:table-cell office:value-type="float" office:value="-3.543269">
                <text:p>-3.54326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2.705846">
                <text:p>-2.705846</text:p>
              </table:table-cell>
              <table:table-cell office:value-type="float" office:value="-3.484365">
                <text:p>-3.48436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1.630783">
                <text:p>-1.630783</text:p>
              </table:table-cell>
              <table:table-cell office:value-type="float" office:value="-3.296126">
                <text:p>-3.29612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787683">
                <text:p>-0.787683</text:p>
              </table:table-cell>
              <table:table-cell office:value-type="float" office:value="-3.028515">
                <text:p>-3.02851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056347">
                <text:p>-0.056347</text:p>
              </table:table-cell>
              <table:table-cell office:value-type="float" office:value="-2.727912">
                <text:p>-2.7279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-2.516226">
                <text:p>-2.5162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2.109906">
                <text:p>-2.10990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1.775127">
                <text:p>-1.77512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-1.484954">
                <text:p>-1.4849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0.945171">
                <text:p>-0.94517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0.517153">
                <text:p>-0.51715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0.247239">
                <text:p>-0.24723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-0.084496">
                <text:p>-0.08449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-0.005629">
                <text:p>-0.00562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